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1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61"/>
    <style:style style:name="ce8" style:family="table-cell" style:parent-style-name="Default" style:data-style-name="N190">
      <style:table-cell-properties style:glyph-orientation-vertical="0" fo:border-bottom="0.74pt solid #eeeeec" style:diagonal-bl-tr="none" style:diagonal-tl-br="none" style:text-align-source="fix" style:repeat-content="false" fo:wrap-option="no-wrap" fo:border-left="none" style:direction="ltr" fo:padding="0.71mm" fo:border-right="0.74pt solid #eeeee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90">
      <style:table-cell-properties style:glyph-orientation-vertical="0" fo:border-bottom="2.49pt double-thin #eeeeec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eeeee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KL " table:style-name="ta1">
        <table:shapes>
          <draw:frame draw:z-index="0" draw:style-name="gr1" draw:text-style-name="P1" svg:width="159.93mm" svg:height="90.04mm" svg:x="472.88mm" svg:y="0mm">
            <loext:p draw:notify-on-update-of-ranges="'AKL '.G2:'AKL '.G82 'AKL '.M1:'AKL '.M1 'AKL '.M2:'AKL '.M82 'AKL '.G2:'AKL '.G82 'AKL '.H1:'AKL '.H1 'AKL '.H2:'AKL '.H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5mm" svg:x="470.65mm" svg:y="91.9mm">
            <loext:p draw:notify-on-update-of-ranges="'AKL '.G2:'AKL '.G82 'AKL '.O1:'AKL '.O1 'AKL '.O2:'AKL 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1mm" svg:height="90.04mm" svg:x="470.09mm" svg:y="185.4mm">
            <loext:p draw:notify-on-update-of-ranges="'AKL '.G2:'AKL '.G82 'AKL '.I1:'AKL '.I1 'AKL '.I2:'AKL '.I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QDL</text:p>
          </table:table-cell>
          <table:table-cell table:number-columns-repeated="2"/>
          <table:table-cell office:value-type="string" calcext:value-type="string">
            <text:p>OFFSET: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Mit QDL</text:p>
          </table:table-cell>
          <table:table-cell office:value-type="string" calcext:value-type="string">
            <text:p>D QDL</text:p>
          </table:table-cell>
          <table:table-cell/>
          <table:table-cell office:value-type="string" calcext:value-type="string">
            <text:p>PHI Ref</text:p>
          </table:table-cell>
          <table:table-cell office:value-type="string" calcext:value-type="string">
            <text:p>D REF</text:p>
          </table:table-cell>
          <table:table-cell office:value-type="string" calcext:value-type="string">
            <text:p>Referenz</text:p>
          </table:table-cell>
          <table:table-cell/>
          <table:table-cell office:value-type="string" calcext:value-type="string">
            <text:p>Korrekturfaktoren</text:p>
          </table:table-cell>
          <table:table-cell office:value-type="string" calcext:value-type="string">
            <text:p>Reales Ph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00465" calcext:value-type="float">
            <text:p>0.000465</text:p>
          </table:table-cell>
          <table:table-cell table:number-columns-repeated="3"/>
          <table:table-cell table:formula="of:=OFFSET([.$A$82]; (ROW()-2)*5;0)" office:value-type="float" office:value="380" calcext:value-type="float">
            <text:p>380</text:p>
          </table:table-cell>
          <table:table-cell table:formula="of:=OFFSET([.$B$82]; (ROW()-2)*5;0)" office:value-type="float" office:value="0.044703" calcext:value-type="float">
            <text:p>0.044703</text:p>
          </table:table-cell>
          <table:table-cell table:formula="of:=OFFSET([.$C$82]; (ROW()-2)*5;0)" office:value-type="float" office:value="17.190132" calcext:value-type="float">
            <text:p>17.190132</text:p>
          </table:table-cell>
          <table:table-cell/>
          <table:table-cell table:style-name="ce1" office:value-type="float" office:value="810.896" calcext:value-type="float">
            <text:p>810.896</text:p>
          </table:table-cell>
          <table:table-cell table:style-name="ce1" office:value-type="float" office:value="0.29583881" calcext:value-type="float">
            <text:p>0.296</text:p>
          </table:table-cell>
          <table:table-cell table:style-name="ce4" office:value-type="float" office:value="0.08367697" calcext:value-type="float">
            <text:p>0.084</text:p>
          </table:table-cell>
          <table:table-cell/>
          <table:table-cell table:formula="of:=[.M2]/[.H2]" office:value-type="float" office:value="1.87184238194305" calcext:value-type="float">
            <text:p>1.87184238194305</text:p>
          </table:table-cell>
          <table:table-cell table:formula="of:=[.K2]*[.O2]*[.I2]/[.L2]" office:value-type="float" office:value="88197.9516694232" calcext:value-type="float">
            <text:p>88197.95166942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08314" calcext:value-type="float">
            <text:p>0.008314</text:p>
          </table:table-cell>
          <table:table-cell table:number-columns-repeated="3"/>
          <table:table-cell table:formula="of:=OFFSET([.$A$82]; (ROW()-2)*5;0)" office:value-type="float" office:value="385" calcext:value-type="float">
            <text:p>385</text:p>
          </table:table-cell>
          <table:table-cell table:formula="of:=OFFSET([.$B$82]; (ROW()-2)*5;0)" office:value-type="float" office:value="0.057575" calcext:value-type="float">
            <text:p>0.057575</text:p>
          </table:table-cell>
          <table:table-cell table:formula="of:=OFFSET([.$C$82]; (ROW()-2)*5;0)" office:value-type="float" office:value="17.987131" calcext:value-type="float">
            <text:p>17.987131</text:p>
          </table:table-cell>
          <table:table-cell/>
          <table:table-cell table:style-name="ce2" office:value-type="float" office:value="905.977" calcext:value-type="float">
            <text:p>905.977</text:p>
          </table:table-cell>
          <table:table-cell table:style-name="ce2" office:value-type="float" office:value="0.37256338" calcext:value-type="float">
            <text:p>0.373</text:p>
          </table:table-cell>
          <table:table-cell table:style-name="ce5" office:value-type="float" office:value="0.10619877" calcext:value-type="float">
            <text:p>0.106</text:p>
          </table:table-cell>
          <table:table-cell/>
          <table:table-cell table:formula="of:=[.M3]/[.H3]" office:value-type="float" office:value="1.84452922275293" calcext:value-type="float">
            <text:p>1.84452922275293</text:p>
          </table:table-cell>
          <table:table-cell table:formula="of:=[.K3]*[.O3]*[.I3]/[.L3]" office:value-type="float" office:value="80679.7316744416" calcext:value-type="float">
            <text:p>80679.73167444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-0.018929" calcext:value-type="float">
            <text:p>-0.018929</text:p>
          </table:table-cell>
          <table:table-cell table:number-columns-repeated="3"/>
          <table:table-cell table:formula="of:=OFFSET([.$A$82]; (ROW()-2)*5;0)" office:value-type="float" office:value="390" calcext:value-type="float">
            <text:p>390</text:p>
          </table:table-cell>
          <table:table-cell table:formula="of:=OFFSET([.$B$82]; (ROW()-2)*5;0)" office:value-type="float" office:value="0.068387" calcext:value-type="float">
            <text:p>0.068387</text:p>
          </table:table-cell>
          <table:table-cell table:formula="of:=OFFSET([.$C$82]; (ROW()-2)*5;0)" office:value-type="float" office:value="18.845312" calcext:value-type="float">
            <text:p>18.845312</text:p>
          </table:table-cell>
          <table:table-cell/>
          <table:table-cell table:style-name="ce2" office:value-type="float" office:value="1005.381" calcext:value-type="float">
            <text:p>1005.381</text:p>
          </table:table-cell>
          <table:table-cell table:style-name="ce2" office:value-type="float" office:value="0.44716985" calcext:value-type="float">
            <text:p>0.447</text:p>
          </table:table-cell>
          <table:table-cell table:style-name="ce5" office:value-type="float" office:value="0.12789302" calcext:value-type="float">
            <text:p>0.128</text:p>
          </table:table-cell>
          <table:table-cell/>
          <table:table-cell table:formula="of:=[.M4]/[.H4]" office:value-type="float" office:value="1.87013642943834" calcext:value-type="float">
            <text:p>1.87013642943834</text:p>
          </table:table-cell>
          <table:table-cell table:formula="of:=[.K4]*[.O4]*[.I4]/[.L4]" office:value-type="float" office:value="79238.2328925372" calcext:value-type="float">
            <text:p>79238.23289253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22859" calcext:value-type="float">
            <text:p>0.022859</text:p>
          </table:table-cell>
          <table:table-cell table:number-columns-repeated="3"/>
          <table:table-cell table:formula="of:=OFFSET([.$A$82]; (ROW()-2)*5;0)" office:value-type="float" office:value="395" calcext:value-type="float">
            <text:p>395</text:p>
          </table:table-cell>
          <table:table-cell table:formula="of:=OFFSET([.$B$82]; (ROW()-2)*5;0)" office:value-type="float" office:value="0.082084" calcext:value-type="float">
            <text:p>0.082084</text:p>
          </table:table-cell>
          <table:table-cell table:formula="of:=OFFSET([.$C$82]; (ROW()-2)*5;0)" office:value-type="float" office:value="23.322887" calcext:value-type="float">
            <text:p>23.322887</text:p>
          </table:table-cell>
          <table:table-cell/>
          <table:table-cell table:style-name="ce2" office:value-type="float" office:value="1115.52" calcext:value-type="float">
            <text:p>1115.520</text:p>
          </table:table-cell>
          <table:table-cell table:style-name="ce2" office:value-type="float" office:value="0.54209191" calcext:value-type="float">
            <text:p>0.542</text:p>
          </table:table-cell>
          <table:table-cell table:style-name="ce5" office:value-type="float" office:value="0.15646505" calcext:value-type="float">
            <text:p>0.156</text:p>
          </table:table-cell>
          <table:table-cell/>
          <table:table-cell table:formula="of:=[.M5]/[.H5]" office:value-type="float" office:value="1.90615771648555" calcext:value-type="float">
            <text:p>1.90615771648555</text:p>
          </table:table-cell>
          <table:table-cell table:formula="of:=[.K5]*[.O5]*[.I5]/[.L5]" office:value-type="float" office:value="91484.0904677356" calcext:value-type="float">
            <text:p>91484.09046773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19223" calcext:value-type="float">
            <text:p>0.019223</text:p>
          </table:table-cell>
          <table:table-cell table:number-columns-repeated="3"/>
          <table:table-cell table:formula="of:=OFFSET([.$A$82]; (ROW()-2)*5;0)" office:value-type="float" office:value="400" calcext:value-type="float">
            <text:p>400</text:p>
          </table:table-cell>
          <table:table-cell table:formula="of:=OFFSET([.$B$82]; (ROW()-2)*5;0)" office:value-type="float" office:value="0.110375" calcext:value-type="float">
            <text:p>0.110375</text:p>
          </table:table-cell>
          <table:table-cell table:formula="of:=OFFSET([.$C$82]; (ROW()-2)*5;0)" office:value-type="float" office:value="33.492584" calcext:value-type="float">
            <text:p>33.492584</text:p>
          </table:table-cell>
          <table:table-cell/>
          <table:table-cell table:style-name="ce2" office:value-type="float" office:value="1225.781" calcext:value-type="float">
            <text:p>1225.781</text:p>
          </table:table-cell>
          <table:table-cell table:style-name="ce2" office:value-type="float" office:value="0.71285781" calcext:value-type="float">
            <text:p>0.713</text:p>
          </table:table-cell>
          <table:table-cell table:style-name="ce5" office:value-type="float" office:value="0.20600272" calcext:value-type="float">
            <text:p>0.206</text:p>
          </table:table-cell>
          <table:table-cell/>
          <table:table-cell table:formula="of:=[.M6]/[.H6]" office:value-type="float" office:value="1.86638930917327" calcext:value-type="float">
            <text:p>1.86638930917327</text:p>
          </table:table-cell>
          <table:table-cell table:formula="of:=[.K6]*[.O6]*[.I6]/[.L6]" office:value-type="float" office:value="107488.218922141" calcext:value-type="float">
            <text:p>107488.2189221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-0.014081" calcext:value-type="float">
            <text:p>-0.014081</text:p>
          </table:table-cell>
          <table:table-cell table:number-columns-repeated="3"/>
          <table:table-cell table:formula="of:=OFFSET([.$A$82]; (ROW()-2)*5;0)" office:value-type="float" office:value="405" calcext:value-type="float">
            <text:p>405</text:p>
          </table:table-cell>
          <table:table-cell table:formula="of:=OFFSET([.$B$82]; (ROW()-2)*5;0)" office:value-type="float" office:value="0.144605" calcext:value-type="float">
            <text:p>0.144605</text:p>
          </table:table-cell>
          <table:table-cell table:formula="of:=OFFSET([.$C$82]; (ROW()-2)*5;0)" office:value-type="float" office:value="77.693794" calcext:value-type="float">
            <text:p>77.693794</text:p>
          </table:table-cell>
          <table:table-cell/>
          <table:table-cell table:style-name="ce2" office:value-type="float" office:value="1358.344" calcext:value-type="float">
            <text:p>1358.344</text:p>
          </table:table-cell>
          <table:table-cell table:style-name="ce2" office:value-type="float" office:value="0.91832183" calcext:value-type="float">
            <text:p>0.918</text:p>
          </table:table-cell>
          <table:table-cell table:style-name="ce5" office:value-type="float" office:value="0.27040492" calcext:value-type="float">
            <text:p>0.270</text:p>
          </table:table-cell>
          <table:table-cell/>
          <table:table-cell table:formula="of:=[.M7]/[.H7]" office:value-type="float" office:value="1.86995553404101" calcext:value-type="float">
            <text:p>1.86995553404101</text:p>
          </table:table-cell>
          <table:table-cell table:formula="of:=[.K7]*[.O7]*[.I7]/[.L7]" office:value-type="float" office:value="214898.047522792" calcext:value-type="float">
            <text:p>214898.0475227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49526" calcext:value-type="float">
            <text:p>0.049526</text:p>
          </table:table-cell>
          <table:table-cell table:number-columns-repeated="3"/>
          <table:table-cell table:formula="of:=OFFSET([.$A$82]; (ROW()-2)*5;0)" office:value-type="float" office:value="410" calcext:value-type="float">
            <text:p>410</text:p>
          </table:table-cell>
          <table:table-cell table:formula="of:=OFFSET([.$B$82]; (ROW()-2)*5;0)" office:value-type="float" office:value="0.170181" calcext:value-type="float">
            <text:p>0.170181</text:p>
          </table:table-cell>
          <table:table-cell table:formula="of:=OFFSET([.$C$82]; (ROW()-2)*5;0)" office:value-type="float" office:value="83.496223" calcext:value-type="float">
            <text:p>83.496223</text:p>
          </table:table-cell>
          <table:table-cell/>
          <table:table-cell table:style-name="ce2" office:value-type="float" office:value="1480.241" calcext:value-type="float">
            <text:p>1480.241</text:p>
          </table:table-cell>
          <table:table-cell table:style-name="ce2" office:value-type="float" office:value="1.14336183" calcext:value-type="float">
            <text:p>1.143</text:p>
          </table:table-cell>
          <table:table-cell table:style-name="ce5" office:value-type="float" office:value="0.33882559" calcext:value-type="float">
            <text:p>0.339</text:p>
          </table:table-cell>
          <table:table-cell/>
          <table:table-cell table:formula="of:=[.M8]/[.H8]" office:value-type="float" office:value="1.99097190638203" calcext:value-type="float">
            <text:p>1.99097190638203</text:p>
          </table:table-cell>
          <table:table-cell table:formula="of:=[.K8]*[.O8]*[.I8]/[.L8]" office:value-type="float" office:value="215219.045967483" calcext:value-type="float">
            <text:p>215219.0459674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39253" calcext:value-type="float">
            <text:p>0.039253</text:p>
          </table:table-cell>
          <table:table-cell table:number-columns-repeated="3"/>
          <table:table-cell table:formula="of:=OFFSET([.$A$82]; (ROW()-2)*5;0)" office:value-type="float" office:value="415" calcext:value-type="float">
            <text:p>415</text:p>
          </table:table-cell>
          <table:table-cell table:formula="of:=OFFSET([.$B$82]; (ROW()-2)*5;0)" office:value-type="float" office:value="0.19932" calcext:value-type="float">
            <text:p>0.19932</text:p>
          </table:table-cell>
          <table:table-cell table:formula="of:=OFFSET([.$C$82]; (ROW()-2)*5;0)" office:value-type="float" office:value="68.182281" calcext:value-type="float">
            <text:p>68.182281</text:p>
          </table:table-cell>
          <table:table-cell/>
          <table:table-cell table:style-name="ce2" office:value-type="float" office:value="1615.892" calcext:value-type="float">
            <text:p>1615.892</text:p>
          </table:table-cell>
          <table:table-cell table:style-name="ce2" office:value-type="float" office:value="1.37148003" calcext:value-type="float">
            <text:p>1.371</text:p>
          </table:table-cell>
          <table:table-cell table:style-name="ce5" office:value-type="float" office:value="0.4119598" calcext:value-type="float">
            <text:p>0.412</text:p>
          </table:table-cell>
          <table:table-cell/>
          <table:table-cell table:formula="of:=[.M9]/[.H9]" office:value-type="float" office:value="2.06682620911098" calcext:value-type="float">
            <text:p>2.06682620911098</text:p>
          </table:table-cell>
          <table:table-cell table:formula="of:=[.K9]*[.O9]*[.I9]/[.L9]" office:value-type="float" office:value="166034.496276534" calcext:value-type="float">
            <text:p>166034.4962765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63495" calcext:value-type="float">
            <text:p>0.063495</text:p>
          </table:table-cell>
          <table:table-cell table:number-columns-repeated="3"/>
          <table:table-cell table:formula="of:=OFFSET([.$A$82]; (ROW()-2)*5;0)" office:value-type="float" office:value="420" calcext:value-type="float">
            <text:p>420</text:p>
          </table:table-cell>
          <table:table-cell table:formula="of:=OFFSET([.$B$82]; (ROW()-2)*5;0)" office:value-type="float" office:value="0.242738" calcext:value-type="float">
            <text:p>0.242738</text:p>
          </table:table-cell>
          <table:table-cell table:formula="of:=OFFSET([.$C$82]; (ROW()-2)*5;0)" office:value-type="float" office:value="66.382286" calcext:value-type="float">
            <text:p>66.382286</text:p>
          </table:table-cell>
          <table:table-cell/>
          <table:table-cell table:style-name="ce2" office:value-type="float" office:value="1749.518" calcext:value-type="float">
            <text:p>1749.518</text:p>
          </table:table-cell>
          <table:table-cell table:style-name="ce2" office:value-type="float" office:value="1.61654368" calcext:value-type="float">
            <text:p>1.617</text:p>
          </table:table-cell>
          <table:table-cell table:style-name="ce5" office:value-type="float" office:value="0.4945721" calcext:value-type="float">
            <text:p>0.495</text:p>
          </table:table-cell>
          <table:table-cell/>
          <table:table-cell table:formula="of:=[.M10]/[.H10]" office:value-type="float" office:value="2.03747291318211" calcext:value-type="float">
            <text:p>2.03747291318211</text:p>
          </table:table-cell>
          <table:table-cell table:formula="of:=[.K10]*[.O10]*[.I10]/[.L10]" office:value-type="float" office:value="146377.733729622" calcext:value-type="float">
            <text:p>146377.7337296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81041" calcext:value-type="float">
            <text:p>0.081041</text:p>
          </table:table-cell>
          <table:table-cell table:number-columns-repeated="3"/>
          <table:table-cell table:formula="of:=OFFSET([.$A$82]; (ROW()-2)*5;0)" office:value-type="float" office:value="425" calcext:value-type="float">
            <text:p>425</text:p>
          </table:table-cell>
          <table:table-cell table:formula="of:=OFFSET([.$B$82]; (ROW()-2)*5;0)" office:value-type="float" office:value="0.294326" calcext:value-type="float">
            <text:p>0.294326</text:p>
          </table:table-cell>
          <table:table-cell table:formula="of:=OFFSET([.$C$82]; (ROW()-2)*5;0)" office:value-type="float" office:value="78.89138" calcext:value-type="float">
            <text:p>78.89138</text:p>
          </table:table-cell>
          <table:table-cell/>
          <table:table-cell table:style-name="ce2" office:value-type="float" office:value="1890.761" calcext:value-type="float">
            <text:p>1890.761</text:p>
          </table:table-cell>
          <table:table-cell table:style-name="ce2" office:value-type="float" office:value="1.89750686" calcext:value-type="float">
            <text:p>1.898</text:p>
          </table:table-cell>
          <table:table-cell table:style-name="ce5" office:value-type="float" office:value="0.58556572" calcext:value-type="float">
            <text:p>0.586</text:p>
          </table:table-cell>
          <table:table-cell/>
          <table:table-cell table:formula="of:=[.M11]/[.H11]" office:value-type="float" office:value="1.9895140762284" calcext:value-type="float">
            <text:p>1.9895140762284</text:p>
          </table:table-cell>
          <table:table-cell table:formula="of:=[.K11]*[.O11]*[.I11]/[.L11]" office:value-type="float" office:value="156397.515706321" calcext:value-type="float">
            <text:p>156397.5157063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41677" calcext:value-type="float">
            <text:p>0.041677</text:p>
          </table:table-cell>
          <table:table-cell table:number-columns-repeated="3"/>
          <table:table-cell table:formula="of:=OFFSET([.$A$82]; (ROW()-2)*5;0)" office:value-type="float" office:value="430" calcext:value-type="float">
            <text:p>430</text:p>
          </table:table-cell>
          <table:table-cell table:formula="of:=OFFSET([.$B$82]; (ROW()-2)*5;0)" office:value-type="float" office:value="0.314181" calcext:value-type="float">
            <text:p>0.314181</text:p>
          </table:table-cell>
          <table:table-cell table:formula="of:=OFFSET([.$C$82]; (ROW()-2)*5;0)" office:value-type="float" office:value="90.015007" calcext:value-type="float">
            <text:p>90.015007</text:p>
          </table:table-cell>
          <table:table-cell/>
          <table:table-cell table:style-name="ce2" office:value-type="float" office:value="2034.314" calcext:value-type="float">
            <text:p>2034.314</text:p>
          </table:table-cell>
          <table:table-cell table:style-name="ce2" office:value-type="float" office:value="2.03604337" calcext:value-type="float">
            <text:p>2.036</text:p>
          </table:table-cell>
          <table:table-cell table:style-name="ce5" office:value-type="float" office:value="0.63759351" calcext:value-type="float">
            <text:p>0.638</text:p>
          </table:table-cell>
          <table:table-cell/>
          <table:table-cell table:formula="of:=[.M12]/[.H12]" office:value-type="float" office:value="2.02938277617042" calcext:value-type="float">
            <text:p>2.02938277617042</text:p>
          </table:table-cell>
          <table:table-cell table:formula="of:=[.K12]*[.O12]*[.I12]/[.L12]" office:value-type="float" office:value="182519.744797341" calcext:value-type="float">
            <text:p>182519.744797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59223" calcext:value-type="float">
            <text:p>0.059223</text:p>
          </table:table-cell>
          <table:table-cell table:number-columns-repeated="3"/>
          <table:table-cell table:formula="of:=OFFSET([.$A$82]; (ROW()-2)*5;0)" office:value-type="float" office:value="435" calcext:value-type="float">
            <text:p>435</text:p>
          </table:table-cell>
          <table:table-cell table:formula="of:=OFFSET([.$B$82]; (ROW()-2)*5;0)" office:value-type="float" office:value="0.331611" calcext:value-type="float">
            <text:p>0.331611</text:p>
          </table:table-cell>
          <table:table-cell table:formula="of:=OFFSET([.$C$82]; (ROW()-2)*5;0)" office:value-type="float" office:value="107.034409" calcext:value-type="float">
            <text:p>107.034409</text:p>
          </table:table-cell>
          <table:table-cell/>
          <table:table-cell table:style-name="ce2" office:value-type="float" office:value="2187.975" calcext:value-type="float">
            <text:p>2187.975</text:p>
          </table:table-cell>
          <table:table-cell table:style-name="ce2" office:value-type="float" office:value="2.18591152" calcext:value-type="float">
            <text:p>2.186</text:p>
          </table:table-cell>
          <table:table-cell table:style-name="ce5" office:value-type="float" office:value="0.69022876" calcext:value-type="float">
            <text:p>0.690</text:p>
          </table:table-cell>
          <table:table-cell/>
          <table:table-cell table:formula="of:=[.M13]/[.H13]" office:value-type="float" office:value="2.08144108609184" calcext:value-type="float">
            <text:p>2.08144108609184</text:p>
          </table:table-cell>
          <table:table-cell table:formula="of:=[.K13]*[.O13]*[.I13]/[.L13]" office:value-type="float" office:value="222996.124242173" calcext:value-type="float">
            <text:p>222996.1242421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.02892" calcext:value-type="float">
            <text:p>0.02892</text:p>
          </table:table-cell>
          <table:table-cell table:number-columns-repeated="3"/>
          <table:table-cell table:formula="of:=OFFSET([.$A$82]; (ROW()-2)*5;0)" office:value-type="float" office:value="440" calcext:value-type="float">
            <text:p>440</text:p>
          </table:table-cell>
          <table:table-cell table:formula="of:=OFFSET([.$B$82]; (ROW()-2)*5;0)" office:value-type="float" office:value="0.358205" calcext:value-type="float">
            <text:p>0.358205</text:p>
          </table:table-cell>
          <table:table-cell table:formula="of:=OFFSET([.$C$82]; (ROW()-2)*5;0)" office:value-type="float" office:value="129.274399" calcext:value-type="float">
            <text:p>129.274399</text:p>
          </table:table-cell>
          <table:table-cell/>
          <table:table-cell table:style-name="ce2" office:value-type="float" office:value="2344.563" calcext:value-type="float">
            <text:p>2344.563</text:p>
          </table:table-cell>
          <table:table-cell table:style-name="ce2" office:value-type="float" office:value="2.34902367" calcext:value-type="float">
            <text:p>2.349</text:p>
          </table:table-cell>
          <table:table-cell table:style-name="ce5" office:value-type="float" office:value="0.75597909" calcext:value-type="float">
            <text:p>0.756</text:p>
          </table:table-cell>
          <table:table-cell/>
          <table:table-cell table:formula="of:=[.M14]/[.H14]" office:value-type="float" office:value="2.11046492930026" calcext:value-type="float">
            <text:p>2.11046492930026</text:p>
          </table:table-cell>
          <table:table-cell table:formula="of:=[.K14]*[.O14]*[.I14]/[.L14]" office:value-type="float" office:value="272310.997541275" calcext:value-type="float">
            <text:p>272310.9975412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21071" calcext:value-type="float">
            <text:p>0.021071</text:p>
          </table:table-cell>
          <table:table-cell table:number-columns-repeated="3"/>
          <table:table-cell table:formula="of:=OFFSET([.$A$82]; (ROW()-2)*5;0)" office:value-type="float" office:value="445" calcext:value-type="float">
            <text:p>445</text:p>
          </table:table-cell>
          <table:table-cell table:formula="of:=OFFSET([.$B$82]; (ROW()-2)*5;0)" office:value-type="float" office:value="0.41166" calcext:value-type="float">
            <text:p>0.41166</text:p>
          </table:table-cell>
          <table:table-cell table:formula="of:=OFFSET([.$C$82]; (ROW()-2)*5;0)" office:value-type="float" office:value="94.68589" calcext:value-type="float">
            <text:p>94.68589</text:p>
          </table:table-cell>
          <table:table-cell/>
          <table:table-cell table:style-name="ce2" office:value-type="float" office:value="2517.036" calcext:value-type="float">
            <text:p>2517.036</text:p>
          </table:table-cell>
          <table:table-cell table:style-name="ce2" office:value-type="float" office:value="2.58107047" calcext:value-type="float">
            <text:p>2.581</text:p>
          </table:table-cell>
          <table:table-cell table:style-name="ce5" office:value-type="float" office:value="0.84545298" calcext:value-type="float">
            <text:p>0.845</text:p>
          </table:table-cell>
          <table:table-cell/>
          <table:table-cell table:formula="of:=[.M15]/[.H15]" office:value-type="float" office:value="2.05376519457805" calcext:value-type="float">
            <text:p>2.05376519457805</text:p>
          </table:table-cell>
          <table:table-cell table:formula="of:=[.K15]*[.O15]*[.I15]/[.L15]" office:value-type="float" office:value="189638.110830922" calcext:value-type="float">
            <text:p>189638.1108309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89526" calcext:value-type="float">
            <text:p>0.089526</text:p>
          </table:table-cell>
          <table:table-cell table:number-columns-repeated="3"/>
          <table:table-cell table:formula="of:=OFFSET([.$A$82]; (ROW()-2)*5;0)" office:value-type="float" office:value="450" calcext:value-type="float">
            <text:p>450</text:p>
          </table:table-cell>
          <table:table-cell table:formula="of:=OFFSET([.$B$82]; (ROW()-2)*5;0)" office:value-type="float" office:value="0.476072" calcext:value-type="float">
            <text:p>0.476072</text:p>
          </table:table-cell>
          <table:table-cell table:formula="of:=OFFSET([.$C$82]; (ROW()-2)*5;0)" office:value-type="float" office:value="79.471344" calcext:value-type="float">
            <text:p>79.471344</text:p>
          </table:table-cell>
          <table:table-cell/>
          <table:table-cell table:style-name="ce2" office:value-type="float" office:value="2690.834" calcext:value-type="float">
            <text:p>2690.834</text:p>
          </table:table-cell>
          <table:table-cell table:style-name="ce2" office:value-type="float" office:value="2.87896042" calcext:value-type="float">
            <text:p>2.879</text:p>
          </table:table-cell>
          <table:table-cell table:style-name="ce5" office:value-type="float" office:value="0.95366788" calcext:value-type="float">
            <text:p>0.954</text:p>
          </table:table-cell>
          <table:table-cell/>
          <table:table-cell table:formula="of:=[.M16]/[.H16]" office:value-type="float" office:value="2.00320094439497" calcext:value-type="float">
            <text:p>2.00320094439497</text:p>
          </table:table-cell>
          <table:table-cell table:formula="of:=[.K16]*[.O16]*[.I16]/[.L16]" office:value-type="float" office:value="148794.297178093" calcext:value-type="float">
            <text:p>148794.2971780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116193" calcext:value-type="float">
            <text:p>0.116193</text:p>
          </table:table-cell>
          <table:table-cell table:number-columns-repeated="3"/>
          <table:table-cell table:formula="of:=OFFSET([.$A$82]; (ROW()-2)*5;0)" office:value-type="float" office:value="455" calcext:value-type="float">
            <text:p>455</text:p>
          </table:table-cell>
          <table:table-cell table:formula="of:=OFFSET([.$B$82]; (ROW()-2)*5;0)" office:value-type="float" office:value="0.519345" calcext:value-type="float">
            <text:p>0.519345</text:p>
          </table:table-cell>
          <table:table-cell table:formula="of:=OFFSET([.$C$82]; (ROW()-2)*5;0)" office:value-type="float" office:value="64.762253" calcext:value-type="float">
            <text:p>64.762253</text:p>
          </table:table-cell>
          <table:table-cell/>
          <table:table-cell table:style-name="ce2" office:value-type="float" office:value="2861.218" calcext:value-type="float">
            <text:p>2861.218</text:p>
          </table:table-cell>
          <table:table-cell table:style-name="ce2" office:value-type="float" office:value="3.07082476" calcext:value-type="float">
            <text:p>3.071</text:p>
          </table:table-cell>
          <table:table-cell table:style-name="ce5" office:value-type="float" office:value="1.03373184" calcext:value-type="float">
            <text:p>1.034</text:p>
          </table:table-cell>
          <table:table-cell/>
          <table:table-cell table:formula="of:=[.M17]/[.H17]" office:value-type="float" office:value="1.99045305143979" calcext:value-type="float">
            <text:p>1.99045305143979</text:p>
          </table:table-cell>
          <table:table-cell table:formula="of:=[.K17]*[.O17]*[.I17]/[.L17]" office:value-type="float" office:value="120107.410073305" calcext:value-type="float">
            <text:p>120107.4100733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127737" calcext:value-type="float">
            <text:p>0.127737</text:p>
          </table:table-cell>
          <table:table-cell table:number-columns-repeated="3"/>
          <table:table-cell table:formula="of:=OFFSET([.$A$82]; (ROW()-2)*5;0)" office:value-type="float" office:value="460" calcext:value-type="float">
            <text:p>460</text:p>
          </table:table-cell>
          <table:table-cell table:formula="of:=OFFSET([.$B$82]; (ROW()-2)*5;0)" office:value-type="float" office:value="0.546497" calcext:value-type="float">
            <text:p>0.546497</text:p>
          </table:table-cell>
          <table:table-cell table:formula="of:=OFFSET([.$C$82]; (ROW()-2)*5;0)" office:value-type="float" office:value="55.900433" calcext:value-type="float">
            <text:p>55.900433</text:p>
          </table:table-cell>
          <table:table-cell/>
          <table:table-cell table:style-name="ce2" office:value-type="float" office:value="3032.007" calcext:value-type="float">
            <text:p>3032.007</text:p>
          </table:table-cell>
          <table:table-cell table:style-name="ce2" office:value-type="float" office:value="3.21447524" calcext:value-type="float">
            <text:p>3.214</text:p>
          </table:table-cell>
          <table:table-cell table:style-name="ce5" office:value-type="float" office:value="1.09582672" calcext:value-type="float">
            <text:p>1.096</text:p>
          </table:table-cell>
          <table:table-cell/>
          <table:table-cell table:formula="of:=[.M18]/[.H18]" office:value-type="float" office:value="2.00518341363265" calcext:value-type="float">
            <text:p>2.00518341363265</text:p>
          </table:table-cell>
          <table:table-cell table:formula="of:=[.K18]*[.O18]*[.I18]/[.L18]" office:value-type="float" office:value="105727.847419327" calcext:value-type="float">
            <text:p>105727.8474193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16589" calcext:value-type="float">
            <text:p>0.16589</text:p>
          </table:table-cell>
          <table:table-cell table:number-columns-repeated="3"/>
          <table:table-cell table:formula="of:=OFFSET([.$A$82]; (ROW()-2)*5;0)" office:value-type="float" office:value="465" calcext:value-type="float">
            <text:p>465</text:p>
          </table:table-cell>
          <table:table-cell table:formula="of:=OFFSET([.$B$82]; (ROW()-2)*5;0)" office:value-type="float" office:value="0.573188" calcext:value-type="float">
            <text:p>0.573188</text:p>
          </table:table-cell>
          <table:table-cell table:formula="of:=OFFSET([.$C$82]; (ROW()-2)*5;0)" office:value-type="float" office:value="46.958618" calcext:value-type="float">
            <text:p>46.958618</text:p>
          </table:table-cell>
          <table:table-cell/>
          <table:table-cell table:style-name="ce2" office:value-type="float" office:value="3214.846" calcext:value-type="float">
            <text:p>3214.846</text:p>
          </table:table-cell>
          <table:table-cell table:style-name="ce2" office:value-type="float" office:value="3.44535829" calcext:value-type="float">
            <text:p>3.445</text:p>
          </table:table-cell>
          <table:table-cell table:style-name="ce5" office:value-type="float" office:value="1.19270204" calcext:value-type="float">
            <text:p>1.193</text:p>
          </table:table-cell>
          <table:table-cell/>
          <table:table-cell table:formula="of:=[.M19]/[.H19]" office:value-type="float" office:value="2.08082171992435" calcext:value-type="float">
            <text:p>2.08082171992435</text:p>
          </table:table-cell>
          <table:table-cell table:formula="of:=[.K19]*[.O19]*[.I19]/[.L19]" office:value-type="float" office:value="91175.0398033897" calcext:value-type="float">
            <text:p>91175.03980338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16895" calcext:value-type="float">
            <text:p>0.16895</text:p>
          </table:table-cell>
          <table:table-cell table:number-columns-repeated="3"/>
          <table:table-cell table:formula="of:=OFFSET([.$A$82]; (ROW()-2)*5;0)" office:value-type="float" office:value="470" calcext:value-type="float">
            <text:p>470</text:p>
          </table:table-cell>
          <table:table-cell table:formula="of:=OFFSET([.$B$82]; (ROW()-2)*5;0)" office:value-type="float" office:value="0.640921" calcext:value-type="float">
            <text:p>0.640921</text:p>
          </table:table-cell>
          <table:table-cell table:formula="of:=OFFSET([.$C$82]; (ROW()-2)*5;0)" office:value-type="float" office:value="49.890739" calcext:value-type="float">
            <text:p>49.890739</text:p>
          </table:table-cell>
          <table:table-cell/>
          <table:table-cell table:style-name="ce2" office:value-type="float" office:value="3396.338" calcext:value-type="float">
            <text:p>3396.338</text:p>
          </table:table-cell>
          <table:table-cell table:style-name="ce2" office:value-type="float" office:value="3.89012515" calcext:value-type="float">
            <text:p>3.890</text:p>
          </table:table-cell>
          <table:table-cell table:style-name="ce5" office:value-type="float" office:value="1.3630705" calcext:value-type="float">
            <text:p>1.363</text:p>
          </table:table-cell>
          <table:table-cell/>
          <table:table-cell table:formula="of:=[.M20]/[.H20]" office:value-type="float" office:value="2.12673714857213" calcext:value-type="float">
            <text:p>2.12673714857213</text:p>
          </table:table-cell>
          <table:table-cell table:formula="of:=[.K20]*[.O20]*[.I20]/[.L20]" office:value-type="float" office:value="92636.27535695" calcext:value-type="float">
            <text:p>92636.2753569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158041" calcext:value-type="float">
            <text:p>0.158041</text:p>
          </table:table-cell>
          <table:table-cell table:number-columns-repeated="3"/>
          <table:table-cell table:formula="of:=OFFSET([.$A$82]; (ROW()-2)*5;0)" office:value-type="float" office:value="475" calcext:value-type="float">
            <text:p>475</text:p>
          </table:table-cell>
          <table:table-cell table:formula="of:=OFFSET([.$B$82]; (ROW()-2)*5;0)" office:value-type="float" office:value="0.768823" calcext:value-type="float">
            <text:p>0.768823</text:p>
          </table:table-cell>
          <table:table-cell table:formula="of:=OFFSET([.$C$82]; (ROW()-2)*5;0)" office:value-type="float" office:value="57.353188" calcext:value-type="float">
            <text:p>57.353188</text:p>
          </table:table-cell>
          <table:table-cell/>
          <table:table-cell table:style-name="ce2" office:value-type="float" office:value="3595.443" calcext:value-type="float">
            <text:p>3595.443</text:p>
          </table:table-cell>
          <table:table-cell table:style-name="ce2" office:value-type="float" office:value="4.58444193" calcext:value-type="float">
            <text:p>4.584</text:p>
          </table:table-cell>
          <table:table-cell table:style-name="ce5" office:value-type="float" office:value="1.63062246" calcext:value-type="float">
            <text:p>1.631</text:p>
          </table:table-cell>
          <table:table-cell/>
          <table:table-cell table:formula="of:=[.M21]/[.H21]" office:value-type="float" office:value="2.12093350485092" calcext:value-type="float">
            <text:p>2.12093350485092</text:p>
          </table:table-cell>
          <table:table-cell table:formula="of:=[.K21]*[.O21]*[.I21]/[.L21]" office:value-type="float" office:value="95400.4774554981" calcext:value-type="float">
            <text:p>95400.47745549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211951" calcext:value-type="float">
            <text:p>0.211951</text:p>
          </table:table-cell>
          <table:table-cell table:number-columns-repeated="3"/>
          <table:table-cell table:formula="of:=OFFSET([.$A$82]; (ROW()-2)*5;0)" office:value-type="float" office:value="480" calcext:value-type="float">
            <text:p>480</text:p>
          </table:table-cell>
          <table:table-cell table:formula="of:=OFFSET([.$B$82]; (ROW()-2)*5;0)" office:value-type="float" office:value="0.936702" calcext:value-type="float">
            <text:p>0.936702</text:p>
          </table:table-cell>
          <table:table-cell table:formula="of:=OFFSET([.$C$82]; (ROW()-2)*5;0)" office:value-type="float" office:value="59.661072" calcext:value-type="float">
            <text:p>59.661072</text:p>
          </table:table-cell>
          <table:table-cell/>
          <table:table-cell table:style-name="ce2" office:value-type="float" office:value="3794.096" calcext:value-type="float">
            <text:p>3794.096</text:p>
          </table:table-cell>
          <table:table-cell table:style-name="ce2" office:value-type="float" office:value="5.47451711" calcext:value-type="float">
            <text:p>5.475</text:p>
          </table:table-cell>
          <table:table-cell table:style-name="ce5" office:value-type="float" office:value="1.97756275" calcext:value-type="float">
            <text:p>1.978</text:p>
          </table:table-cell>
          <table:table-cell/>
          <table:table-cell table:formula="of:=[.M22]/[.H22]" office:value-type="float" office:value="2.1111973178236" calcext:value-type="float">
            <text:p>2.1111973178236</text:p>
          </table:table-cell>
          <table:table-cell table:formula="of:=[.K22]*[.O22]*[.I22]/[.L22]" office:value-type="float" office:value="87293.5943268565" calcext:value-type="float">
            <text:p>87293.59432685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221071" calcext:value-type="float">
            <text:p>0.221071</text:p>
          </table:table-cell>
          <table:table-cell table:number-columns-repeated="3"/>
          <table:table-cell table:formula="of:=OFFSET([.$A$82]; (ROW()-2)*5;0)" office:value-type="float" office:value="485" calcext:value-type="float">
            <text:p>485</text:p>
          </table:table-cell>
          <table:table-cell table:formula="of:=OFFSET([.$B$82]; (ROW()-2)*5;0)" office:value-type="float" office:value="1.112944" calcext:value-type="float">
            <text:p>1.112944</text:p>
          </table:table-cell>
          <table:table-cell table:formula="of:=OFFSET([.$C$82]; (ROW()-2)*5;0)" office:value-type="float" office:value="72.058647" calcext:value-type="float">
            <text:p>72.058647</text:p>
          </table:table-cell>
          <table:table-cell/>
          <table:table-cell table:style-name="ce2" office:value-type="float" office:value="3994.588" calcext:value-type="float">
            <text:p>3994.588</text:p>
          </table:table-cell>
          <table:table-cell table:style-name="ce2" office:value-type="float" office:value="6.4731824" calcext:value-type="float">
            <text:p>6.473</text:p>
          </table:table-cell>
          <table:table-cell table:style-name="ce5" office:value-type="float" office:value="2.36432973" calcext:value-type="float">
            <text:p>2.364</text:p>
          </table:table-cell>
          <table:table-cell/>
          <table:table-cell table:formula="of:=[.M23]/[.H23]" office:value-type="float" office:value="2.12439235936399" calcext:value-type="float">
            <text:p>2.12439235936399</text:p>
          </table:table-cell>
          <table:table-cell table:formula="of:=[.K23]*[.O23]*[.I23]/[.L23]" office:value-type="float" office:value="94465.8817199944" calcext:value-type="float">
            <text:p>94465.88171999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25195" calcext:value-type="float">
            <text:p>0.25195</text:p>
          </table:table-cell>
          <table:table-cell table:number-columns-repeated="3"/>
          <table:table-cell table:formula="of:=OFFSET([.$A$82]; (ROW()-2)*5;0)" office:value-type="float" office:value="490" calcext:value-type="float">
            <text:p>490</text:p>
          </table:table-cell>
          <table:table-cell table:formula="of:=OFFSET([.$B$82]; (ROW()-2)*5;0)" office:value-type="float" office:value="1.227902" calcext:value-type="float">
            <text:p>1.227902</text:p>
          </table:table-cell>
          <table:table-cell table:formula="of:=OFFSET([.$C$82]; (ROW()-2)*5;0)" office:value-type="float" office:value="73.446533" calcext:value-type="float">
            <text:p>73.446533</text:p>
          </table:table-cell>
          <table:table-cell/>
          <table:table-cell table:style-name="ce2" office:value-type="float" office:value="4193.333" calcext:value-type="float">
            <text:p>4193.333</text:p>
          </table:table-cell>
          <table:table-cell table:style-name="ce2" office:value-type="float" office:value="7.24298791" calcext:value-type="float">
            <text:p>7.243</text:p>
          </table:table-cell>
          <table:table-cell table:style-name="ce5" office:value-type="float" office:value="2.67909659" calcext:value-type="float">
            <text:p>2.679</text:p>
          </table:table-cell>
          <table:table-cell/>
          <table:table-cell table:formula="of:=[.M24]/[.H24]" office:value-type="float" office:value="2.18184886904655" calcext:value-type="float">
            <text:p>2.18184886904655</text:p>
          </table:table-cell>
          <table:table-cell table:formula="of:=[.K24]*[.O24]*[.I24]/[.L24]" office:value-type="float" office:value="92776.4085124037" calcext:value-type="float">
            <text:p>92776.40851240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287102" calcext:value-type="float">
            <text:p>0.287102</text:p>
          </table:table-cell>
          <table:table-cell table:number-columns-repeated="3"/>
          <table:table-cell table:formula="of:=OFFSET([.$A$82]; (ROW()-2)*5;0)" office:value-type="float" office:value="495" calcext:value-type="float">
            <text:p>495</text:p>
          </table:table-cell>
          <table:table-cell table:formula="of:=OFFSET([.$B$82]; (ROW()-2)*5;0)" office:value-type="float" office:value="1.29166" calcext:value-type="float">
            <text:p>1.29166</text:p>
          </table:table-cell>
          <table:table-cell table:formula="of:=OFFSET([.$C$82]; (ROW()-2)*5;0)" office:value-type="float" office:value="57.04953" calcext:value-type="float">
            <text:p>57.04953</text:p>
          </table:table-cell>
          <table:table-cell/>
          <table:table-cell table:style-name="ce2" office:value-type="float" office:value="4410.142" calcext:value-type="float">
            <text:p>4410.142</text:p>
          </table:table-cell>
          <table:table-cell table:style-name="ce2" office:value-type="float" office:value="7.68100752" calcext:value-type="float">
            <text:p>7.681</text:p>
          </table:table-cell>
          <table:table-cell table:style-name="ce5" office:value-type="float" office:value="2.88331947" calcext:value-type="float">
            <text:p>2.883</text:p>
          </table:table-cell>
          <table:table-cell/>
          <table:table-cell table:formula="of:=[.M25]/[.H25]" office:value-type="float" office:value="2.23225885294892" calcext:value-type="float">
            <text:p>2.23225885294892</text:p>
          </table:table-cell>
          <table:table-cell table:formula="of:=[.K25]*[.O25]*[.I25]/[.L25]" office:value-type="float" office:value="73119.1287446016" calcext:value-type="float">
            <text:p>73119.12874460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31804" calcext:value-type="float">
            <text:p>0.31804</text:p>
          </table:table-cell>
          <table:table-cell table:number-columns-repeated="3"/>
          <table:table-cell table:formula="of:=OFFSET([.$A$82]; (ROW()-2)*5;0)" office:value-type="float" office:value="500" calcext:value-type="float">
            <text:p>500</text:p>
          </table:table-cell>
          <table:table-cell table:formula="of:=OFFSET([.$B$82]; (ROW()-2)*5;0)" office:value-type="float" office:value="1.319151" calcext:value-type="float">
            <text:p>1.319151</text:p>
          </table:table-cell>
          <table:table-cell table:formula="of:=OFFSET([.$C$82]; (ROW()-2)*5;0)" office:value-type="float" office:value="48.603462" calcext:value-type="float">
            <text:p>48.603462</text:p>
          </table:table-cell>
          <table:table-cell/>
          <table:table-cell table:style-name="ce2" office:value-type="float" office:value="4624.403" calcext:value-type="float">
            <text:p>4624.403</text:p>
          </table:table-cell>
          <table:table-cell table:style-name="ce2" office:value-type="float" office:value="7.90827759" calcext:value-type="float">
            <text:p>7.908</text:p>
          </table:table-cell>
          <table:table-cell table:style-name="ce5" office:value-type="float" office:value="3.00540207" calcext:value-type="float">
            <text:p>3.005</text:p>
          </table:table-cell>
          <table:table-cell/>
          <table:table-cell table:formula="of:=[.M26]/[.H26]" office:value-type="float" office:value="2.27828510155395" calcext:value-type="float">
            <text:p>2.27828510155395</text:p>
          </table:table-cell>
          <table:table-cell table:formula="of:=[.K26]*[.O26]*[.I26]/[.L26]" office:value-type="float" office:value="64751.3823177368" calcext:value-type="float">
            <text:p>64751.382317736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394981" calcext:value-type="float">
            <text:p>0.394981</text:p>
          </table:table-cell>
          <table:table-cell table:number-columns-repeated="3"/>
          <table:table-cell table:formula="of:=OFFSET([.$A$82]; (ROW()-2)*5;0)" office:value-type="float" office:value="505" calcext:value-type="float">
            <text:p>505</text:p>
          </table:table-cell>
          <table:table-cell table:formula="of:=OFFSET([.$B$82]; (ROW()-2)*5;0)" office:value-type="float" office:value="1.346618" calcext:value-type="float">
            <text:p>1.346618</text:p>
          </table:table-cell>
          <table:table-cell table:formula="of:=OFFSET([.$C$82]; (ROW()-2)*5;0)" office:value-type="float" office:value="41.86771" calcext:value-type="float">
            <text:p>41.86771</text:p>
          </table:table-cell>
          <table:table-cell/>
          <table:table-cell table:style-name="ce2" office:value-type="float" office:value="4844.251" calcext:value-type="float">
            <text:p>4844.251</text:p>
          </table:table-cell>
          <table:table-cell table:style-name="ce2" office:value-type="float" office:value="8.0454976" calcext:value-type="float">
            <text:p>8.045</text:p>
          </table:table-cell>
          <table:table-cell table:style-name="ce5" office:value-type="float" office:value="3.08663717" calcext:value-type="float">
            <text:p>3.087</text:p>
          </table:table-cell>
          <table:table-cell/>
          <table:table-cell table:formula="of:=[.M27]/[.H27]" office:value-type="float" office:value="2.29214013922285" calcext:value-type="float">
            <text:p>2.29214013922285</text:p>
          </table:table-cell>
          <table:table-cell table:formula="of:=[.K27]*[.O27]*[.I27]/[.L27]" office:value-type="float" office:value="57782.203803902" calcext:value-type="float">
            <text:p>57782.2038039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412586" calcext:value-type="float">
            <text:p>0.412586</text:p>
          </table:table-cell>
          <table:table-cell table:number-columns-repeated="3"/>
          <table:table-cell table:formula="of:=OFFSET([.$A$82]; (ROW()-2)*5;0)" office:value-type="float" office:value="510" calcext:value-type="float">
            <text:p>510</text:p>
          </table:table-cell>
          <table:table-cell table:formula="of:=OFFSET([.$B$82]; (ROW()-2)*5;0)" office:value-type="float" office:value="1.435611" calcext:value-type="float">
            <text:p>1.435611</text:p>
          </table:table-cell>
          <table:table-cell table:formula="of:=OFFSET([.$C$82]; (ROW()-2)*5;0)" office:value-type="float" office:value="39.850159" calcext:value-type="float">
            <text:p>39.850159</text:p>
          </table:table-cell>
          <table:table-cell/>
          <table:table-cell table:style-name="ce2" office:value-type="float" office:value="5062.954" calcext:value-type="float">
            <text:p>5062.954</text:p>
          </table:table-cell>
          <table:table-cell table:style-name="ce2" office:value-type="float" office:value="8.40015784" calcext:value-type="float">
            <text:p>8.400</text:p>
          </table:table-cell>
          <table:table-cell table:style-name="ce5" office:value-type="float" office:value="3.26251678" calcext:value-type="float">
            <text:p>3.263</text:p>
          </table:table-cell>
          <table:table-cell/>
          <table:table-cell table:formula="of:=[.M28]/[.H28]" office:value-type="float" office:value="2.27256323614127" calcext:value-type="float">
            <text:p>2.27256323614127</text:p>
          </table:table-cell>
          <table:table-cell table:formula="of:=[.K28]*[.O28]*[.I28]/[.L28]" office:value-type="float" office:value="54583.6495893023" calcext:value-type="float">
            <text:p>54583.64958930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424707" calcext:value-type="float">
            <text:p>0.424707</text:p>
          </table:table-cell>
          <table:table-cell table:number-columns-repeated="3"/>
          <table:table-cell table:formula="of:=OFFSET([.$A$82]; (ROW()-2)*5;0)" office:value-type="float" office:value="515" calcext:value-type="float">
            <text:p>515</text:p>
          </table:table-cell>
          <table:table-cell table:formula="of:=OFFSET([.$B$82]; (ROW()-2)*5;0)" office:value-type="float" office:value="1.618884" calcext:value-type="float">
            <text:p>1.618884</text:p>
          </table:table-cell>
          <table:table-cell table:formula="of:=OFFSET([.$C$82]; (ROW()-2)*5;0)" office:value-type="float" office:value="41.60289" calcext:value-type="float">
            <text:p>41.60289</text:p>
          </table:table-cell>
          <table:table-cell/>
          <table:table-cell table:style-name="ce2" office:value-type="float" office:value="5277.815" calcext:value-type="float">
            <text:p>5277.815</text:p>
          </table:table-cell>
          <table:table-cell table:style-name="ce2" office:value-type="float" office:value="9.1925104" calcext:value-type="float">
            <text:p>9.193</text:p>
          </table:table-cell>
          <table:table-cell table:style-name="ce5" office:value-type="float" office:value="3.61826645" calcext:value-type="float">
            <text:p>3.618</text:p>
          </table:table-cell>
          <table:table-cell/>
          <table:table-cell table:formula="of:=[.M29]/[.H29]" office:value-type="float" office:value="2.23503750114276" calcext:value-type="float">
            <text:p>2.23503750114276</text:p>
          </table:table-cell>
          <table:table-cell table:formula="of:=[.K29]*[.O29]*[.I29]/[.L29]" office:value-type="float" office:value="53386.1187530513" calcext:value-type="float">
            <text:p>53386.11875305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431344" calcext:value-type="float">
            <text:p>0.431344</text:p>
          </table:table-cell>
          <table:table-cell table:number-columns-repeated="3"/>
          <table:table-cell table:formula="of:=OFFSET([.$A$82]; (ROW()-2)*5;0)" office:value-type="float" office:value="520" calcext:value-type="float">
            <text:p>520</text:p>
          </table:table-cell>
          <table:table-cell table:formula="of:=OFFSET([.$B$82]; (ROW()-2)*5;0)" office:value-type="float" office:value="1.875176" calcext:value-type="float">
            <text:p>1.875176</text:p>
          </table:table-cell>
          <table:table-cell table:formula="of:=OFFSET([.$C$82]; (ROW()-2)*5;0)" office:value-type="float" office:value="44.539227" calcext:value-type="float">
            <text:p>44.539227</text:p>
          </table:table-cell>
          <table:table-cell/>
          <table:table-cell table:style-name="ce2" office:value-type="float" office:value="5493.997" calcext:value-type="float">
            <text:p>5493.997</text:p>
          </table:table-cell>
          <table:table-cell table:style-name="ce2" office:value-type="float" office:value="10.2614515" calcext:value-type="float">
            <text:p>10.261</text:p>
          </table:table-cell>
          <table:table-cell table:style-name="ce5" office:value-type="float" office:value="4.07975319" calcext:value-type="float">
            <text:p>4.080</text:p>
          </table:table-cell>
          <table:table-cell/>
          <table:table-cell table:formula="of:=[.M30]/[.H30]" office:value-type="float" office:value="2.17566414565886" calcext:value-type="float">
            <text:p>2.17566414565886</text:p>
          </table:table-cell>
          <table:table-cell table:formula="of:=[.K30]*[.O30]*[.I30]/[.L30]" office:value-type="float" office:value="51881.6943999767" calcext:value-type="float">
            <text:p>51881.694399976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16828" calcext:value-type="float">
            <text:p>0.516828</text:p>
          </table:table-cell>
          <table:table-cell table:number-columns-repeated="3"/>
          <table:table-cell table:formula="of:=OFFSET([.$A$82]; (ROW()-2)*5;0)" office:value-type="float" office:value="525" calcext:value-type="float">
            <text:p>525</text:p>
          </table:table-cell>
          <table:table-cell table:formula="of:=OFFSET([.$B$82]; (ROW()-2)*5;0)" office:value-type="float" office:value="2.053794" calcext:value-type="float">
            <text:p>2.053794</text:p>
          </table:table-cell>
          <table:table-cell table:formula="of:=OFFSET([.$C$82]; (ROW()-2)*5;0)" office:value-type="float" office:value="45.727104" calcext:value-type="float">
            <text:p>45.727104</text:p>
          </table:table-cell>
          <table:table-cell/>
          <table:table-cell table:style-name="ce2" office:value-type="float" office:value="5715.639" calcext:value-type="float">
            <text:p>5715.639</text:p>
          </table:table-cell>
          <table:table-cell table:style-name="ce2" office:value-type="float" office:value="11.023041" calcext:value-type="float">
            <text:p>11.023</text:p>
          </table:table-cell>
          <table:table-cell table:style-name="ce5" office:value-type="float" office:value="4.43169867" calcext:value-type="float">
            <text:p>4.432</text:p>
          </table:table-cell>
          <table:table-cell/>
          <table:table-cell table:formula="of:=[.M31]/[.H31]" office:value-type="float" office:value="2.15781070058633" calcext:value-type="float">
            <text:p>2.15781070058633</text:p>
          </table:table-cell>
          <table:table-cell table:formula="of:=[.K31]*[.O31]*[.I31]/[.L31]" office:value-type="float" office:value="51162.3410032709" calcext:value-type="float">
            <text:p>51162.34100327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596193" calcext:value-type="float">
            <text:p>0.596193</text:p>
          </table:table-cell>
          <table:table-cell table:number-columns-repeated="3"/>
          <table:table-cell table:formula="of:=OFFSET([.$A$82]; (ROW()-2)*5;0)" office:value-type="float" office:value="530" calcext:value-type="float">
            <text:p>530</text:p>
          </table:table-cell>
          <table:table-cell table:formula="of:=OFFSET([.$B$82]; (ROW()-2)*5;0)" office:value-type="float" office:value="2.117769" calcext:value-type="float">
            <text:p>2.117769</text:p>
          </table:table-cell>
          <table:table-cell table:formula="of:=OFFSET([.$C$82]; (ROW()-2)*5;0)" office:value-type="float" office:value="47.394405" calcext:value-type="float">
            <text:p>47.394405</text:p>
          </table:table-cell>
          <table:table-cell/>
          <table:table-cell table:style-name="ce2" office:value-type="float" office:value="5936.067" calcext:value-type="float">
            <text:p>5936.067</text:p>
          </table:table-cell>
          <table:table-cell table:style-name="ce2" office:value-type="float" office:value="11.2389693" calcext:value-type="float">
            <text:p>11.239</text:p>
          </table:table-cell>
          <table:table-cell table:style-name="ce5" office:value-type="float" office:value="4.57514894" calcext:value-type="float">
            <text:p>4.575</text:p>
          </table:table-cell>
          <table:table-cell/>
          <table:table-cell table:formula="of:=[.M32]/[.H32]" office:value-type="float" office:value="2.16036259856481" calcext:value-type="float">
            <text:p>2.16036259856481</text:p>
          </table:table-cell>
          <table:table-cell table:formula="of:=[.K32]*[.O32]*[.I32]/[.L32]" office:value-type="float" office:value="54078.6740411087" calcext:value-type="float">
            <text:p>54078.67404110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0.684678" calcext:value-type="float">
            <text:p>0.684678</text:p>
          </table:table-cell>
          <table:table-cell table:number-columns-repeated="3"/>
          <table:table-cell table:formula="of:=OFFSET([.$A$82]; (ROW()-2)*5;0)" office:value-type="float" office:value="535" calcext:value-type="float">
            <text:p>535</text:p>
          </table:table-cell>
          <table:table-cell table:formula="of:=OFFSET([.$B$82]; (ROW()-2)*5;0)" office:value-type="float" office:value="2.10235" calcext:value-type="float">
            <text:p>2.10235</text:p>
          </table:table-cell>
          <table:table-cell table:formula="of:=OFFSET([.$C$82]; (ROW()-2)*5;0)" office:value-type="float" office:value="57.619858" calcext:value-type="float">
            <text:p>57.619858</text:p>
          </table:table-cell>
          <table:table-cell/>
          <table:table-cell table:style-name="ce2" office:value-type="float" office:value="6170.85" calcext:value-type="float">
            <text:p>6170.850</text:p>
          </table:table-cell>
          <table:table-cell table:style-name="ce2" office:value-type="float" office:value="11.1695781" calcext:value-type="float">
            <text:p>11.170</text:p>
          </table:table-cell>
          <table:table-cell table:style-name="ce5" office:value-type="float" office:value="4.59225491" calcext:value-type="float">
            <text:p>4.592</text:p>
          </table:table-cell>
          <table:table-cell/>
          <table:table-cell table:formula="of:=[.M33]/[.H33]" office:value-type="float" office:value="2.18434366780032" calcext:value-type="float">
            <text:p>2.18434366780032</text:p>
          </table:table-cell>
          <table:table-cell table:formula="of:=[.K33]*[.O33]*[.I33]/[.L33]" office:value-type="float" office:value="69534.6658922421" calcext:value-type="float">
            <text:p>69534.66589224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825919" calcext:value-type="float">
            <text:p>0.825919</text:p>
          </table:table-cell>
          <table:table-cell table:number-columns-repeated="3"/>
          <table:table-cell table:formula="of:=OFFSET([.$A$82]; (ROW()-2)*5;0)" office:value-type="float" office:value="540" calcext:value-type="float">
            <text:p>540</text:p>
          </table:table-cell>
          <table:table-cell table:formula="of:=OFFSET([.$B$82]; (ROW()-2)*5;0)" office:value-type="float" office:value="2.079418" calcext:value-type="float">
            <text:p>2.079418</text:p>
          </table:table-cell>
          <table:table-cell table:formula="of:=OFFSET([.$C$82]; (ROW()-2)*5;0)" office:value-type="float" office:value="74.272552" calcext:value-type="float">
            <text:p>74.272552</text:p>
          </table:table-cell>
          <table:table-cell/>
          <table:table-cell table:style-name="ce2" office:value-type="float" office:value="6409.772" calcext:value-type="float">
            <text:p>6409.772</text:p>
          </table:table-cell>
          <table:table-cell table:style-name="ce2" office:value-type="float" office:value="11.0384183" calcext:value-type="float">
            <text:p>11.038</text:p>
          </table:table-cell>
          <table:table-cell table:style-name="ce5" office:value-type="float" office:value="4.59068502" calcext:value-type="float">
            <text:p>4.591</text:p>
          </table:table-cell>
          <table:table-cell/>
          <table:table-cell table:formula="of:=[.M34]/[.H34]" office:value-type="float" office:value="2.20767783100848" calcext:value-type="float">
            <text:p>2.20767783100848</text:p>
          </table:table-cell>
          <table:table-cell table:formula="of:=[.K34]*[.O34]*[.I34]/[.L34]" office:value-type="float" office:value="95213.7734401264" calcext:value-type="float">
            <text:p>95213.77344012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091" calcext:value-type="float">
            <text:p>0.005091</text:p>
          </table:table-cell>
          <table:table-cell office:value-type="float" office:value="0.929526" calcext:value-type="float">
            <text:p>0.929526</text:p>
          </table:table-cell>
          <table:table-cell table:number-columns-repeated="3"/>
          <table:table-cell table:formula="of:=OFFSET([.$A$82]; (ROW()-2)*5;0)" office:value-type="float" office:value="545" calcext:value-type="float">
            <text:p>545</text:p>
          </table:table-cell>
          <table:table-cell table:formula="of:=OFFSET([.$B$82]; (ROW()-2)*5;0)" office:value-type="float" office:value="2.076121" calcext:value-type="float">
            <text:p>2.076121</text:p>
          </table:table-cell>
          <table:table-cell table:formula="of:=OFFSET([.$C$82]; (ROW()-2)*5;0)" office:value-type="float" office:value="122.242249" calcext:value-type="float">
            <text:p>122.242249</text:p>
          </table:table-cell>
          <table:table-cell/>
          <table:table-cell table:style-name="ce2" office:value-type="float" office:value="6632.497" calcext:value-type="float">
            <text:p>6632.497</text:p>
          </table:table-cell>
          <table:table-cell table:style-name="ce2" office:value-type="float" office:value="10.9261395" calcext:value-type="float">
            <text:p>10.926</text:p>
          </table:table-cell>
          <table:table-cell table:style-name="ce5" office:value-type="float" office:value="4.59223968" calcext:value-type="float">
            <text:p>4.592</text:p>
          </table:table-cell>
          <table:table-cell/>
          <table:table-cell table:formula="of:=[.M35]/[.H35]" office:value-type="float" office:value="2.21193258003748" calcext:value-type="float">
            <text:p>2.21193258003748</text:p>
          </table:table-cell>
          <table:table-cell table:formula="of:=[.K35]*[.O35]*[.I35]/[.L35]" office:value-type="float" office:value="164135.883814026" calcext:value-type="float">
            <text:p>164135.8838140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1.076828" calcext:value-type="float">
            <text:p>1.076828</text:p>
          </table:table-cell>
          <table:table-cell table:number-columns-repeated="3"/>
          <table:table-cell table:formula="of:=OFFSET([.$A$82]; (ROW()-2)*5;0)" office:value-type="float" office:value="550" calcext:value-type="float">
            <text:p>550</text:p>
          </table:table-cell>
          <table:table-cell table:formula="of:=OFFSET([.$B$82]; (ROW()-2)*5;0)" office:value-type="float" office:value="2.098254" calcext:value-type="float">
            <text:p>2.098254</text:p>
          </table:table-cell>
          <table:table-cell table:formula="of:=OFFSET([.$C$82]; (ROW()-2)*5;0)" office:value-type="float" office:value="179.951996" calcext:value-type="float">
            <text:p>179.951996</text:p>
          </table:table-cell>
          <table:table-cell/>
          <table:table-cell table:style-name="ce2" office:value-type="float" office:value="6852.84" calcext:value-type="float">
            <text:p>6852.840</text:p>
          </table:table-cell>
          <table:table-cell table:style-name="ce2" office:value-type="float" office:value="10.8409536" calcext:value-type="float">
            <text:p>10.841</text:p>
          </table:table-cell>
          <table:table-cell table:style-name="ce5" office:value-type="float" office:value="4.60653709" calcext:value-type="float">
            <text:p>4.607</text:p>
          </table:table-cell>
          <table:table-cell/>
          <table:table-cell table:formula="of:=[.M36]/[.H36]" office:value-type="float" office:value="2.19541442075173" calcext:value-type="float">
            <text:p>2.19541442075173</text:p>
          </table:table-cell>
          <table:table-cell table:formula="of:=[.K36]*[.O36]*[.I36]/[.L36]" office:value-type="float" office:value="249733.202890845" calcext:value-type="float">
            <text:p>249733.2028908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1.172586" calcext:value-type="float">
            <text:p>1.172586</text:p>
          </table:table-cell>
          <table:table-cell table:number-columns-repeated="3"/>
          <table:table-cell table:formula="of:=OFFSET([.$A$82]; (ROW()-2)*5;0)" office:value-type="float" office:value="555" calcext:value-type="float">
            <text:p>555</text:p>
          </table:table-cell>
          <table:table-cell table:formula="of:=OFFSET([.$B$82]; (ROW()-2)*5;0)" office:value-type="float" office:value="2.149308" calcext:value-type="float">
            <text:p>2.149308</text:p>
          </table:table-cell>
          <table:table-cell table:formula="of:=OFFSET([.$C$82]; (ROW()-2)*5;0)" office:value-type="float" office:value="128.505905" calcext:value-type="float">
            <text:p>128.505905</text:p>
          </table:table-cell>
          <table:table-cell/>
          <table:table-cell table:style-name="ce2" office:value-type="float" office:value="7089.738" calcext:value-type="float">
            <text:p>7089.738</text:p>
          </table:table-cell>
          <table:table-cell table:style-name="ce2" office:value-type="float" office:value="10.8636233" calcext:value-type="float">
            <text:p>10.864</text:p>
          </table:table-cell>
          <table:table-cell table:style-name="ce5" office:value-type="float" office:value="4.66119292" calcext:value-type="float">
            <text:p>4.661</text:p>
          </table:table-cell>
          <table:table-cell/>
          <table:table-cell table:formula="of:=[.M37]/[.H37]" office:value-type="float" office:value="2.16869472406933" calcext:value-type="float">
            <text:p>2.16869472406933</text:p>
          </table:table-cell>
          <table:table-cell table:formula="of:=[.K37]*[.O37]*[.I37]/[.L37]" office:value-type="float" office:value="181876.670699081" calcext:value-type="float">
            <text:p>181876.6706990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1.242254" calcext:value-type="float">
            <text:p>1.242254</text:p>
          </table:table-cell>
          <table:table-cell table:number-columns-repeated="3"/>
          <table:table-cell table:formula="of:=OFFSET([.$A$82]; (ROW()-2)*5;0)" office:value-type="float" office:value="560" calcext:value-type="float">
            <text:p>560</text:p>
          </table:table-cell>
          <table:table-cell table:formula="of:=OFFSET([.$B$82]; (ROW()-2)*5;0)" office:value-type="float" office:value="2.224048" calcext:value-type="float">
            <text:p>2.224048</text:p>
          </table:table-cell>
          <table:table-cell table:formula="of:=OFFSET([.$C$82]; (ROW()-2)*5;0)" office:value-type="float" office:value="85.118614" calcext:value-type="float">
            <text:p>85.118614</text:p>
          </table:table-cell>
          <table:table-cell/>
          <table:table-cell table:style-name="ce2" office:value-type="float" office:value="7324.727" calcext:value-type="float">
            <text:p>7324.727</text:p>
          </table:table-cell>
          <table:table-cell table:style-name="ce2" office:value-type="float" office:value="10.8950686" calcext:value-type="float">
            <text:p>10.895</text:p>
          </table:table-cell>
          <table:table-cell table:style-name="ce5" office:value-type="float" office:value="4.72394581" calcext:value-type="float">
            <text:p>4.724</text:p>
          </table:table-cell>
          <table:table-cell/>
          <table:table-cell table:formula="of:=[.M38]/[.H38]" office:value-type="float" office:value="2.12403051103214" calcext:value-type="float">
            <text:p>2.12403051103214</text:p>
          </table:table-cell>
          <table:table-cell table:formula="of:=[.K38]*[.O38]*[.I38]/[.L38]" office:value-type="float" office:value="121547.706338394" calcext:value-type="float">
            <text:p>121547.7063383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.25501" calcext:value-type="float">
            <text:p>1.25501</text:p>
          </table:table-cell>
          <table:table-cell table:number-columns-repeated="3"/>
          <table:table-cell table:formula="of:=OFFSET([.$A$82]; (ROW()-2)*5;0)" office:value-type="float" office:value="565" calcext:value-type="float">
            <text:p>565</text:p>
          </table:table-cell>
          <table:table-cell table:formula="of:=OFFSET([.$B$82]; (ROW()-2)*5;0)" office:value-type="float" office:value="2.259854" calcext:value-type="float">
            <text:p>2.259854</text:p>
          </table:table-cell>
          <table:table-cell table:formula="of:=OFFSET([.$C$82]; (ROW()-2)*5;0)" office:value-type="float" office:value="67.924675" calcext:value-type="float">
            <text:p>67.924675</text:p>
          </table:table-cell>
          <table:table-cell/>
          <table:table-cell table:style-name="ce2" office:value-type="float" office:value="7564.527" calcext:value-type="float">
            <text:p>7564.527</text:p>
          </table:table-cell>
          <table:table-cell table:style-name="ce2" office:value-type="float" office:value="10.8402907" calcext:value-type="float">
            <text:p>10.840</text:p>
          </table:table-cell>
          <table:table-cell table:style-name="ce5" office:value-type="float" office:value="4.74523085" calcext:value-type="float">
            <text:p>4.745</text:p>
          </table:table-cell>
          <table:table-cell/>
          <table:table-cell table:formula="of:=[.M39]/[.H39]" office:value-type="float" office:value="2.09979531863563" calcext:value-type="float">
            <text:p>2.09979531863563</text:p>
          </table:table-cell>
          <table:table-cell table:formula="of:=[.K39]*[.O39]*[.I39]/[.L39]" office:value-type="float" office:value="99528.0238038972" calcext:value-type="float">
            <text:p>99528.02380389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1.316193" calcext:value-type="float">
            <text:p>1.316193</text:p>
          </table:table-cell>
          <table:table-cell table:number-columns-repeated="3"/>
          <table:table-cell table:formula="of:=OFFSET([.$A$82]; (ROW()-2)*5;0)" office:value-type="float" office:value="570" calcext:value-type="float">
            <text:p>570</text:p>
          </table:table-cell>
          <table:table-cell table:formula="of:=OFFSET([.$B$82]; (ROW()-2)*5;0)" office:value-type="float" office:value="2.254375" calcext:value-type="float">
            <text:p>2.254375</text:p>
          </table:table-cell>
          <table:table-cell table:formula="of:=OFFSET([.$C$82]; (ROW()-2)*5;0)" office:value-type="float" office:value="64.848946" calcext:value-type="float">
            <text:p>64.848946</text:p>
          </table:table-cell>
          <table:table-cell/>
          <table:table-cell table:style-name="ce2" office:value-type="float" office:value="7803.392" calcext:value-type="float">
            <text:p>7803.392</text:p>
          </table:table-cell>
          <table:table-cell table:style-name="ce2" office:value-type="float" office:value="10.6741204" calcext:value-type="float">
            <text:p>10.674</text:p>
          </table:table-cell>
          <table:table-cell table:style-name="ce5" office:value-type="float" office:value="4.72017946" calcext:value-type="float">
            <text:p>4.720</text:p>
          </table:table-cell>
          <table:table-cell/>
          <table:table-cell table:formula="of:=[.M40]/[.H40]" office:value-type="float" office:value="2.09378628666482" calcext:value-type="float">
            <text:p>2.09378628666482</text:p>
          </table:table-cell>
          <table:table-cell table:formula="of:=[.K40]*[.O40]*[.I40]/[.L40]" office:value-type="float" office:value="99262.8178659319" calcext:value-type="float">
            <text:p>99262.81786593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1.340435" calcext:value-type="float">
            <text:p>1.340435</text:p>
          </table:table-cell>
          <table:table-cell table:number-columns-repeated="3"/>
          <table:table-cell table:formula="of:=OFFSET([.$A$82]; (ROW()-2)*5;0)" office:value-type="float" office:value="575" calcext:value-type="float">
            <text:p>575</text:p>
          </table:table-cell>
          <table:table-cell table:formula="of:=OFFSET([.$B$82]; (ROW()-2)*5;0)" office:value-type="float" office:value="2.210958" calcext:value-type="float">
            <text:p>2.210958</text:p>
          </table:table-cell>
          <table:table-cell table:formula="of:=OFFSET([.$C$82]; (ROW()-2)*5;0)" office:value-type="float" office:value="92.147705" calcext:value-type="float">
            <text:p>92.147705</text:p>
          </table:table-cell>
          <table:table-cell/>
          <table:table-cell table:style-name="ce2" office:value-type="float" office:value="8045.021" calcext:value-type="float">
            <text:p>8045.021</text:p>
          </table:table-cell>
          <table:table-cell table:style-name="ce2" office:value-type="float" office:value="10.4221647" calcext:value-type="float">
            <text:p>10.422</text:p>
          </table:table-cell>
          <table:table-cell table:style-name="ce5" office:value-type="float" office:value="4.65976221" calcext:value-type="float">
            <text:p>4.660</text:p>
          </table:table-cell>
          <table:table-cell/>
          <table:table-cell table:formula="of:=[.M41]/[.H41]" office:value-type="float" office:value="2.10757608692702" calcext:value-type="float">
            <text:p>2.10757608692702</text:p>
          </table:table-cell>
          <table:table-cell table:formula="of:=[.K41]*[.O41]*[.I41]/[.L41]" office:value-type="float" office:value="149912.220062928" calcext:value-type="float">
            <text:p>149912.2200629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1.41501" calcext:value-type="float">
            <text:p>1.41501</text:p>
          </table:table-cell>
          <table:table-cell table:number-columns-repeated="3"/>
          <table:table-cell table:formula="of:=OFFSET([.$A$82]; (ROW()-2)*5;0)" office:value-type="float" office:value="580" calcext:value-type="float">
            <text:p>580</text:p>
          </table:table-cell>
          <table:table-cell table:formula="of:=OFFSET([.$B$82]; (ROW()-2)*5;0)" office:value-type="float" office:value="2.153211" calcext:value-type="float">
            <text:p>2.153211</text:p>
          </table:table-cell>
          <table:table-cell table:formula="of:=OFFSET([.$C$82]; (ROW()-2)*5;0)" office:value-type="float" office:value="86.784698" calcext:value-type="float">
            <text:p>86.784698</text:p>
          </table:table-cell>
          <table:table-cell/>
          <table:table-cell table:style-name="ce2" office:value-type="float" office:value="8289.582" calcext:value-type="float">
            <text:p>8289.582</text:p>
          </table:table-cell>
          <table:table-cell table:style-name="ce2" office:value-type="float" office:value="10.1318523" calcext:value-type="float">
            <text:p>10.132</text:p>
          </table:table-cell>
          <table:table-cell table:style-name="ce5" office:value-type="float" office:value="4.57519848" calcext:value-type="float">
            <text:p>4.575</text:p>
          </table:table-cell>
          <table:table-cell/>
          <table:table-cell table:formula="of:=[.M42]/[.H42]" office:value-type="float" office:value="2.12482589026343" calcext:value-type="float">
            <text:p>2.12482589026343</text:p>
          </table:table-cell>
          <table:table-cell table:formula="of:=[.K42]*[.O42]*[.I42]/[.L42]" office:value-type="float" office:value="150872.56982078" calcext:value-type="float">
            <text:p>150872.569820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1.540436" calcext:value-type="float">
            <text:p>1.540436</text:p>
          </table:table-cell>
          <table:table-cell table:number-columns-repeated="3"/>
          <table:table-cell table:formula="of:=OFFSET([.$A$82]; (ROW()-2)*5;0)" office:value-type="float" office:value="585" calcext:value-type="float">
            <text:p>585</text:p>
          </table:table-cell>
          <table:table-cell table:formula="of:=OFFSET([.$B$82]; (ROW()-2)*5;0)" office:value-type="float" office:value="2.104799" calcext:value-type="float">
            <text:p>2.104799</text:p>
          </table:table-cell>
          <table:table-cell table:formula="of:=OFFSET([.$C$82]; (ROW()-2)*5;0)" office:value-type="float" office:value="64.572594" calcext:value-type="float">
            <text:p>64.572594</text:p>
          </table:table-cell>
          <table:table-cell/>
          <table:table-cell table:style-name="ce2" office:value-type="float" office:value="8513.845" calcext:value-type="float">
            <text:p>8513.845</text:p>
          </table:table-cell>
          <table:table-cell table:style-name="ce2" office:value-type="float" office:value="9.88165887" calcext:value-type="float">
            <text:p>9.882</text:p>
          </table:table-cell>
          <table:table-cell table:style-name="ce5" office:value-type="float" office:value="4.50612884" calcext:value-type="float">
            <text:p>4.506</text:p>
          </table:table-cell>
          <table:table-cell/>
          <table:table-cell table:formula="of:=[.M43]/[.H43]" office:value-type="float" office:value="2.14088321022577" calcext:value-type="float">
            <text:p>2.14088321022577</text:p>
          </table:table-cell>
          <table:table-cell table:formula="of:=[.K43]*[.O43]*[.I43]/[.L43]" office:value-type="float" office:value="119106.946628861" calcext:value-type="float">
            <text:p>119106.9466288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1.59198" calcext:value-type="float">
            <text:p>1.59198</text:p>
          </table:table-cell>
          <table:table-cell table:number-columns-repeated="3"/>
          <table:table-cell table:formula="of:=OFFSET([.$A$82]; (ROW()-2)*5;0)" office:value-type="float" office:value="590" calcext:value-type="float">
            <text:p>590</text:p>
          </table:table-cell>
          <table:table-cell table:formula="of:=OFFSET([.$B$82]; (ROW()-2)*5;0)" office:value-type="float" office:value="2.071636" calcext:value-type="float">
            <text:p>2.071636</text:p>
          </table:table-cell>
          <table:table-cell table:formula="of:=OFFSET([.$C$82]; (ROW()-2)*5;0)" office:value-type="float" office:value="47.868919" calcext:value-type="float">
            <text:p>47.868919</text:p>
          </table:table-cell>
          <table:table-cell/>
          <table:table-cell table:style-name="ce2" office:value-type="float" office:value="8737.641" calcext:value-type="float">
            <text:p>8737.641</text:p>
          </table:table-cell>
          <table:table-cell table:style-name="ce2" office:value-type="float" office:value="9.65634164" calcext:value-type="float">
            <text:p>9.656</text:p>
          </table:table-cell>
          <table:table-cell table:style-name="ce5" office:value-type="float" office:value="4.44426797" calcext:value-type="float">
            <text:p>4.444</text:p>
          </table:table-cell>
          <table:table-cell/>
          <table:table-cell table:formula="of:=[.M44]/[.H44]" office:value-type="float" office:value="2.14529384988483" calcext:value-type="float">
            <text:p>2.14529384988483</text:p>
          </table:table-cell>
          <table:table-cell table:formula="of:=[.K44]*[.O44]*[.I44]/[.L44]" office:value-type="float" office:value="92922.7346474239" calcext:value-type="float">
            <text:p>92922.73464742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8242" calcext:value-type="float">
            <text:p>0.008242</text:p>
          </table:table-cell>
          <table:table-cell office:value-type="float" office:value="1.659859" calcext:value-type="float">
            <text:p>1.659859</text:p>
          </table:table-cell>
          <table:table-cell table:number-columns-repeated="3"/>
          <table:table-cell table:formula="of:=OFFSET([.$A$82]; (ROW()-2)*5;0)" office:value-type="float" office:value="595" calcext:value-type="float">
            <text:p>595</text:p>
          </table:table-cell>
          <table:table-cell table:formula="of:=OFFSET([.$B$82]; (ROW()-2)*5;0)" office:value-type="float" office:value="2.058641" calcext:value-type="float">
            <text:p>2.058641</text:p>
          </table:table-cell>
          <table:table-cell table:formula="of:=OFFSET([.$C$82]; (ROW()-2)*5;0)" office:value-type="float" office:value="38.18713" calcext:value-type="float">
            <text:p>38.18713</text:p>
          </table:table-cell>
          <table:table-cell/>
          <table:table-cell table:style-name="ce2" office:value-type="float" office:value="8967.311" calcext:value-type="float">
            <text:p>8967.311</text:p>
          </table:table-cell>
          <table:table-cell table:style-name="ce2" office:value-type="float" office:value="9.50549653" calcext:value-type="float">
            <text:p>9.505</text:p>
          </table:table-cell>
          <table:table-cell table:style-name="ce5" office:value-type="float" office:value="4.41374319" calcext:value-type="float">
            <text:p>4.414</text:p>
          </table:table-cell>
          <table:table-cell/>
          <table:table-cell table:formula="of:=[.M45]/[.H45]" office:value-type="float" office:value="2.14400820249864" calcext:value-type="float">
            <text:p>2.14400820249864</text:p>
          </table:table-cell>
          <table:table-cell table:formula="of:=[.K45]*[.O45]*[.I45]/[.L45]" office:value-type="float" office:value="77237.9763369705" calcext:value-type="float">
            <text:p>77237.97633697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854" calcext:value-type="float">
            <text:p>0.007854</text:p>
          </table:table-cell>
          <table:table-cell office:value-type="float" office:value="1.775587" calcext:value-type="float">
            <text:p>1.775587</text:p>
          </table:table-cell>
          <table:table-cell table:number-columns-repeated="3"/>
          <table:table-cell table:formula="of:=OFFSET([.$A$82]; (ROW()-2)*5;0)" office:value-type="float" office:value="600" calcext:value-type="float">
            <text:p>600</text:p>
          </table:table-cell>
          <table:table-cell table:formula="of:=OFFSET([.$B$82]; (ROW()-2)*5;0)" office:value-type="float" office:value="2.0592" calcext:value-type="float">
            <text:p>2.0592</text:p>
          </table:table-cell>
          <table:table-cell table:formula="of:=OFFSET([.$C$82]; (ROW()-2)*5;0)" office:value-type="float" office:value="31.085892" calcext:value-type="float">
            <text:p>31.085892</text:p>
          </table:table-cell>
          <table:table-cell/>
          <table:table-cell table:style-name="ce2" office:value-type="float" office:value="9197.97" calcext:value-type="float">
            <text:p>9197.970</text:p>
          </table:table-cell>
          <table:table-cell table:style-name="ce2" office:value-type="float" office:value="9.36858889" calcext:value-type="float">
            <text:p>9.369</text:p>
          </table:table-cell>
          <table:table-cell table:style-name="ce5" office:value-type="float" office:value="4.39499565" calcext:value-type="float">
            <text:p>4.395</text:p>
          </table:table-cell>
          <table:table-cell/>
          <table:table-cell table:formula="of:=[.M46]/[.H46]" office:value-type="float" office:value="2.13432189685315" calcext:value-type="float">
            <text:p>2.13432189685315</text:p>
          </table:table-cell>
          <table:table-cell table:formula="of:=[.K46]*[.O46]*[.I46]/[.L46]" office:value-type="float" office:value="65138.9960592148" calcext:value-type="float">
            <text:p>65138.99605921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1.86107" calcext:value-type="float">
            <text:p>1.86107</text:p>
          </table:table-cell>
          <table:table-cell table:number-columns-repeated="3"/>
          <table:table-cell table:formula="of:=OFFSET([.$A$82]; (ROW()-2)*5;0)" office:value-type="float" office:value="605" calcext:value-type="float">
            <text:p>605</text:p>
          </table:table-cell>
          <table:table-cell table:formula="of:=OFFSET([.$B$82]; (ROW()-2)*5;0)" office:value-type="float" office:value="2.061503" calcext:value-type="float">
            <text:p>2.061503</text:p>
          </table:table-cell>
          <table:table-cell table:formula="of:=OFFSET([.$C$82]; (ROW()-2)*5;0)" office:value-type="float" office:value="26.501646" calcext:value-type="float">
            <text:p>26.501646</text:p>
          </table:table-cell>
          <table:table-cell/>
          <table:table-cell table:style-name="ce2" office:value-type="float" office:value="9418.959" calcext:value-type="float">
            <text:p>9418.959</text:p>
          </table:table-cell>
          <table:table-cell table:style-name="ce2" office:value-type="float" office:value="9.19679942" calcext:value-type="float">
            <text:p>9.197</text:p>
          </table:table-cell>
          <table:table-cell table:style-name="ce5" office:value-type="float" office:value="4.35229917" calcext:value-type="float">
            <text:p>4.352</text:p>
          </table:table-cell>
          <table:table-cell/>
          <table:table-cell table:formula="of:=[.M47]/[.H47]" office:value-type="float" office:value="2.11122621213745" calcext:value-type="float">
            <text:p>2.11122621213745</text:p>
          </table:table-cell>
          <table:table-cell table:formula="of:=[.K47]*[.O47]*[.I47]/[.L47]" office:value-type="float" office:value="57302.5316251191" calcext:value-type="float">
            <text:p>57302.53162511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1.970738" calcext:value-type="float">
            <text:p>1.970738</text:p>
          </table:table-cell>
          <table:table-cell table:number-columns-repeated="3"/>
          <table:table-cell table:formula="of:=OFFSET([.$A$82]; (ROW()-2)*5;0)" office:value-type="float" office:value="610" calcext:value-type="float">
            <text:p>610</text:p>
          </table:table-cell>
          <table:table-cell table:formula="of:=OFFSET([.$B$82]; (ROW()-2)*5;0)" office:value-type="float" office:value="1.998908" calcext:value-type="float">
            <text:p>1.998908</text:p>
          </table:table-cell>
          <table:table-cell table:formula="of:=OFFSET([.$C$82]; (ROW()-2)*5;0)" office:value-type="float" office:value="22.582285" calcext:value-type="float">
            <text:p>22.582285</text:p>
          </table:table-cell>
          <table:table-cell/>
          <table:table-cell table:style-name="ce2" office:value-type="float" office:value="9642.723" calcext:value-type="float">
            <text:p>9642.723</text:p>
          </table:table-cell>
          <table:table-cell table:style-name="ce2" office:value-type="float" office:value="8.78840208" calcext:value-type="float">
            <text:p>8.788</text:p>
          </table:table-cell>
          <table:table-cell table:style-name="ce5" office:value-type="float" office:value="4.20051942" calcext:value-type="float">
            <text:p>4.201</text:p>
          </table:table-cell>
          <table:table-cell/>
          <table:table-cell table:formula="of:=[.M48]/[.H48]" office:value-type="float" office:value="2.10140707826473" calcext:value-type="float">
            <text:p>2.10140707826473</text:p>
          </table:table-cell>
          <table:table-cell table:formula="of:=[.K48]*[.O48]*[.I48]/[.L48]" office:value-type="float" office:value="52067.634546872" calcext:value-type="float">
            <text:p>52067.6345468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2.042253" calcext:value-type="float">
            <text:p>2.042253</text:p>
          </table:table-cell>
          <table:table-cell table:number-columns-repeated="3"/>
          <table:table-cell table:formula="of:=OFFSET([.$A$82]; (ROW()-2)*5;0)" office:value-type="float" office:value="615" calcext:value-type="float">
            <text:p>615</text:p>
          </table:table-cell>
          <table:table-cell table:formula="of:=OFFSET([.$B$82]; (ROW()-2)*5;0)" office:value-type="float" office:value="1.976339" calcext:value-type="float">
            <text:p>1.976339</text:p>
          </table:table-cell>
          <table:table-cell table:formula="of:=OFFSET([.$C$82]; (ROW()-2)*5;0)" office:value-type="float" office:value="20.163464" calcext:value-type="float">
            <text:p>20.163464</text:p>
          </table:table-cell>
          <table:table-cell/>
          <table:table-cell table:style-name="ce2" office:value-type="float" office:value="9854.272" calcext:value-type="float">
            <text:p>9854.272</text:p>
          </table:table-cell>
          <table:table-cell table:style-name="ce2" office:value-type="float" office:value="8.55171537" calcext:value-type="float">
            <text:p>8.552</text:p>
          </table:table-cell>
          <table:table-cell table:style-name="ce5" office:value-type="float" office:value="4.125599" calcext:value-type="float">
            <text:p>4.126</text:p>
          </table:table-cell>
          <table:table-cell/>
          <table:table-cell table:formula="of:=[.M49]/[.H49]" office:value-type="float" office:value="2.08749561689568" calcext:value-type="float">
            <text:p>2.08749561689568</text:p>
          </table:table-cell>
          <table:table-cell table:formula="of:=[.K49]*[.O49]*[.I49]/[.L49]" office:value-type="float" office:value="48502.2654779763" calcext:value-type="float">
            <text:p>48502.26547797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2.144707" calcext:value-type="float">
            <text:p>2.144707</text:p>
          </table:table-cell>
          <table:table-cell table:number-columns-repeated="3"/>
          <table:table-cell table:formula="of:=OFFSET([.$A$82]; (ROW()-2)*5;0)" office:value-type="float" office:value="620" calcext:value-type="float">
            <text:p>620</text:p>
          </table:table-cell>
          <table:table-cell table:formula="of:=OFFSET([.$B$82]; (ROW()-2)*5;0)" office:value-type="float" office:value="2.061478" calcext:value-type="float">
            <text:p>2.061478</text:p>
          </table:table-cell>
          <table:table-cell table:formula="of:=OFFSET([.$C$82]; (ROW()-2)*5;0)" office:value-type="float" office:value="19.325314" calcext:value-type="float">
            <text:p>19.325314</text:p>
          </table:table-cell>
          <table:table-cell/>
          <table:table-cell table:style-name="ce2" office:value-type="float" office:value="10067.46" calcext:value-type="float">
            <text:p>10067.460</text:p>
          </table:table-cell>
          <table:table-cell table:style-name="ce2" office:value-type="float" office:value="8.87338344" calcext:value-type="float">
            <text:p>8.873</text:p>
          </table:table-cell>
          <table:table-cell table:style-name="ce5" office:value-type="float" office:value="4.31188259" calcext:value-type="float">
            <text:p>4.312</text:p>
          </table:table-cell>
          <table:table-cell/>
          <table:table-cell table:formula="of:=[.M50]/[.H50]" office:value-type="float" office:value="2.09164618298134" calcext:value-type="float">
            <text:p>2.09164618298134</text:p>
          </table:table-cell>
          <table:table-cell table:formula="of:=[.K50]*[.O50]*[.I50]/[.L50]" office:value-type="float" office:value="45861.2032899641" calcext:value-type="float">
            <text:p>45861.20328996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2.210738" calcext:value-type="float">
            <text:p>2.210738</text:p>
          </table:table-cell>
          <table:table-cell table:number-columns-repeated="3"/>
          <table:table-cell table:formula="of:=OFFSET([.$A$82]; (ROW()-2)*5;0)" office:value-type="float" office:value="625" calcext:value-type="float">
            <text:p>625</text:p>
          </table:table-cell>
          <table:table-cell table:formula="of:=OFFSET([.$B$82]; (ROW()-2)*5;0)" office:value-type="float" office:value="2.166133" calcext:value-type="float">
            <text:p>2.166133</text:p>
          </table:table-cell>
          <table:table-cell table:formula="of:=OFFSET([.$C$82]; (ROW()-2)*5;0)" office:value-type="float" office:value="18.976797" calcext:value-type="float">
            <text:p>18.976797</text:p>
          </table:table-cell>
          <table:table-cell/>
          <table:table-cell table:style-name="ce2" office:value-type="float" office:value="10287.6" calcext:value-type="float">
            <text:p>10287.600</text:p>
          </table:table-cell>
          <table:table-cell table:style-name="ce2" office:value-type="float" office:value="9.3975405" calcext:value-type="float">
            <text:p>9.398</text:p>
          </table:table-cell>
          <table:table-cell table:style-name="ce5" office:value-type="float" office:value="4.60672729" calcext:value-type="float">
            <text:p>4.607</text:p>
          </table:table-cell>
          <table:table-cell/>
          <table:table-cell table:formula="of:=[.M51]/[.H51]" office:value-type="float" office:value="2.12670565011474" calcext:value-type="float">
            <text:p>2.12670565011474</text:p>
          </table:table-cell>
          <table:table-cell table:formula="of:=[.K51]*[.O51]*[.I51]/[.L51]" office:value-type="float" office:value="44180.4525842402" calcext:value-type="float">
            <text:p>44180.45258424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2.372586" calcext:value-type="float">
            <text:p>2.372586</text:p>
          </table:table-cell>
          <table:table-cell table:number-columns-repeated="3"/>
          <table:table-cell table:formula="of:=OFFSET([.$A$82]; (ROW()-2)*5;0)" office:value-type="float" office:value="630" calcext:value-type="float">
            <text:p>630</text:p>
          </table:table-cell>
          <table:table-cell table:formula="of:=OFFSET([.$B$82]; (ROW()-2)*5;0)" office:value-type="float" office:value="2.163418" calcext:value-type="float">
            <text:p>2.163418</text:p>
          </table:table-cell>
          <table:table-cell table:formula="of:=OFFSET([.$C$82]; (ROW()-2)*5;0)" office:value-type="float" office:value="17.909557" calcext:value-type="float">
            <text:p>17.909557</text:p>
          </table:table-cell>
          <table:table-cell/>
          <table:table-cell table:style-name="ce2" office:value-type="float" office:value="10511.83" calcext:value-type="float">
            <text:p>10511.830</text:p>
          </table:table-cell>
          <table:table-cell table:style-name="ce2" office:value-type="float" office:value="9.41618514" calcext:value-type="float">
            <text:p>9.416</text:p>
          </table:table-cell>
          <table:table-cell table:style-name="ce5" office:value-type="float" office:value="4.66065854" calcext:value-type="float">
            <text:p>4.661</text:p>
          </table:table-cell>
          <table:table-cell/>
          <table:table-cell table:formula="of:=[.M52]/[.H52]" office:value-type="float" office:value="2.15430330153489" calcext:value-type="float">
            <text:p>2.15430330153489</text:p>
          </table:table-cell>
          <table:table-cell table:formula="of:=[.K52]*[.O52]*[.I52]/[.L52]" office:value-type="float" office:value="43071.9992190599" calcext:value-type="float">
            <text:p>43071.99921905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2.484101" calcext:value-type="float">
            <text:p>2.484101</text:p>
          </table:table-cell>
          <table:table-cell table:number-columns-repeated="3"/>
          <table:table-cell table:formula="of:=OFFSET([.$A$82]; (ROW()-2)*5;0)" office:value-type="float" office:value="635" calcext:value-type="float">
            <text:p>635</text:p>
          </table:table-cell>
          <table:table-cell table:formula="of:=OFFSET([.$B$82]; (ROW()-2)*5;0)" office:value-type="float" office:value="2.091879" calcext:value-type="float">
            <text:p>2.091879</text:p>
          </table:table-cell>
          <table:table-cell table:formula="of:=OFFSET([.$C$82]; (ROW()-2)*5;0)" office:value-type="float" office:value="16.358616" calcext:value-type="float">
            <text:p>16.358616</text:p>
          </table:table-cell>
          <table:table-cell/>
          <table:table-cell table:style-name="ce2" office:value-type="float" office:value="10728.55" calcext:value-type="float">
            <text:p>10728.550</text:p>
          </table:table-cell>
          <table:table-cell table:style-name="ce2" office:value-type="float" office:value="9.10509247" calcext:value-type="float">
            <text:p>9.105</text:p>
          </table:table-cell>
          <table:table-cell table:style-name="ce5" office:value-type="float" office:value="4.54020228" calcext:value-type="float">
            <text:p>4.540</text:p>
          </table:table-cell>
          <table:table-cell/>
          <table:table-cell table:formula="of:=[.M53]/[.H53]" office:value-type="float" office:value="2.17039431056959" calcext:value-type="float">
            <text:p>2.17039431056959</text:p>
          </table:table-cell>
          <table:table-cell table:formula="of:=[.K53]*[.O53]*[.I53]/[.L53]" office:value-type="float" office:value="41835.2018772116" calcext:value-type="float">
            <text:p>41835.20187721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2.678617" calcext:value-type="float">
            <text:p>2.678617</text:p>
          </table:table-cell>
          <table:table-cell table:number-columns-repeated="3"/>
          <table:table-cell table:formula="of:=OFFSET([.$A$82]; (ROW()-2)*5;0)" office:value-type="float" office:value="640" calcext:value-type="float">
            <text:p>640</text:p>
          </table:table-cell>
          <table:table-cell table:formula="of:=OFFSET([.$B$82]; (ROW()-2)*5;0)" office:value-type="float" office:value="2.008314" calcext:value-type="float">
            <text:p>2.008314</text:p>
          </table:table-cell>
          <table:table-cell table:formula="of:=OFFSET([.$C$82]; (ROW()-2)*5;0)" office:value-type="float" office:value="14.827132" calcext:value-type="float">
            <text:p>14.827132</text:p>
          </table:table-cell>
          <table:table-cell/>
          <table:table-cell table:style-name="ce2" office:value-type="float" office:value="10944.64" calcext:value-type="float">
            <text:p>10944.640</text:p>
          </table:table-cell>
          <table:table-cell table:style-name="ce2" office:value-type="float" office:value="8.7056797" calcext:value-type="float">
            <text:p>8.706</text:p>
          </table:table-cell>
          <table:table-cell table:style-name="ce5" office:value-type="float" office:value="4.3762948" calcext:value-type="float">
            <text:p>4.376</text:p>
          </table:table-cell>
          <table:table-cell/>
          <table:table-cell table:formula="of:=[.M54]/[.H54]" office:value-type="float" office:value="2.17908892732909" calcext:value-type="float">
            <text:p>2.17908892732909</text:p>
          </table:table-cell>
          <table:table-cell table:formula="of:=[.K54]*[.O54]*[.I54]/[.L54]" office:value-type="float" office:value="40619.1568469407" calcext:value-type="float">
            <text:p>40619.15684694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3.00895" calcext:value-type="float">
            <text:p>3.00895</text:p>
          </table:table-cell>
          <table:table-cell table:number-columns-repeated="3"/>
          <table:table-cell table:formula="of:=OFFSET([.$A$82]; (ROW()-2)*5;0)" office:value-type="float" office:value="645" calcext:value-type="float">
            <text:p>645</text:p>
          </table:table-cell>
          <table:table-cell table:formula="of:=OFFSET([.$B$82]; (ROW()-2)*5;0)" office:value-type="float" office:value="1.930618" calcext:value-type="float">
            <text:p>1.930618</text:p>
          </table:table-cell>
          <table:table-cell table:formula="of:=OFFSET([.$C$82]; (ROW()-2)*5;0)" office:value-type="float" office:value="13.561042" calcext:value-type="float">
            <text:p>13.561042</text:p>
          </table:table-cell>
          <table:table-cell/>
          <table:table-cell table:style-name="ce2" office:value-type="float" office:value="11156.34" calcext:value-type="float">
            <text:p>11156.340</text:p>
          </table:table-cell>
          <table:table-cell table:style-name="ce2" office:value-type="float" office:value="8.33920554" calcext:value-type="float">
            <text:p>8.339</text:p>
          </table:table-cell>
          <table:table-cell table:style-name="ce5" office:value-type="float" office:value="4.22849282" calcext:value-type="float">
            <text:p>4.228</text:p>
          </table:table-cell>
          <table:table-cell/>
          <table:table-cell table:formula="of:=[.M55]/[.H55]" office:value-type="float" office:value="2.19022759551605" calcext:value-type="float">
            <text:p>2.19022759551605</text:p>
          </table:table-cell>
          <table:table-cell table:formula="of:=[.K55]*[.O55]*[.I55]/[.L55]" office:value-type="float" office:value="39735.562988589" calcext:value-type="float">
            <text:p>39735.5629885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3.274981" calcext:value-type="float">
            <text:p>3.274981</text:p>
          </table:table-cell>
          <table:table-cell table:number-columns-repeated="3"/>
          <table:table-cell table:formula="of:=OFFSET([.$A$82]; (ROW()-2)*5;0)" office:value-type="float" office:value="650" calcext:value-type="float">
            <text:p>650</text:p>
          </table:table-cell>
          <table:table-cell table:formula="of:=OFFSET([.$B$82]; (ROW()-2)*5;0)" office:value-type="float" office:value="1.881987" calcext:value-type="float">
            <text:p>1.881987</text:p>
          </table:table-cell>
          <table:table-cell table:formula="of:=OFFSET([.$C$82]; (ROW()-2)*5;0)" office:value-type="float" office:value="12.522889" calcext:value-type="float">
            <text:p>12.522889</text:p>
          </table:table-cell>
          <table:table-cell/>
          <table:table-cell table:style-name="ce2" office:value-type="float" office:value="11364.19" calcext:value-type="float">
            <text:p>11364.190</text:p>
          </table:table-cell>
          <table:table-cell table:style-name="ce2" office:value-type="float" office:value="8.00069057" calcext:value-type="float">
            <text:p>8.001</text:p>
          </table:table-cell>
          <table:table-cell table:style-name="ce5" office:value-type="float" office:value="4.08954738" calcext:value-type="float">
            <text:p>4.090</text:p>
          </table:table-cell>
          <table:table-cell/>
          <table:table-cell table:formula="of:=[.M56]/[.H56]" office:value-type="float" office:value="2.17299448933494" calcext:value-type="float">
            <text:p>2.17299448933494</text:p>
          </table:table-cell>
          <table:table-cell table:formula="of:=[.K56]*[.O56]*[.I56]/[.L56]" office:value-type="float" office:value="38652.1955458932" calcext:value-type="float">
            <text:p>38652.19554589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3.437406" calcext:value-type="float">
            <text:p>3.437406</text:p>
          </table:table-cell>
          <table:table-cell table:number-columns-repeated="3"/>
          <table:table-cell table:formula="of:=OFFSET([.$A$82]; (ROW()-2)*5;0)" office:value-type="float" office:value="655" calcext:value-type="float">
            <text:p>655</text:p>
          </table:table-cell>
          <table:table-cell table:formula="of:=OFFSET([.$B$82]; (ROW()-2)*5;0)" office:value-type="float" office:value="1.842473" calcext:value-type="float">
            <text:p>1.842473</text:p>
          </table:table-cell>
          <table:table-cell table:formula="of:=OFFSET([.$C$82]; (ROW()-2)*5;0)" office:value-type="float" office:value="11.545283" calcext:value-type="float">
            <text:p>11.545283</text:p>
          </table:table-cell>
          <table:table-cell/>
          <table:table-cell table:style-name="ce2" office:value-type="float" office:value="11562.93" calcext:value-type="float">
            <text:p>11562.930</text:p>
          </table:table-cell>
          <table:table-cell table:style-name="ce2" office:value-type="float" office:value="7.67873397" calcext:value-type="float">
            <text:p>7.679</text:p>
          </table:table-cell>
          <table:table-cell table:style-name="ce5" office:value-type="float" office:value="3.95747821" calcext:value-type="float">
            <text:p>3.957</text:p>
          </table:table-cell>
          <table:table-cell/>
          <table:table-cell table:formula="of:=[.M57]/[.H57]" office:value-type="float" office:value="2.14791652849187" calcext:value-type="float">
            <text:p>2.14791652849187</text:p>
          </table:table-cell>
          <table:table-cell table:formula="of:=[.K57]*[.O57]*[.I57]/[.L57]" office:value-type="float" office:value="37342.2306975753" calcext:value-type="float">
            <text:p>37342.23069757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3.738647" calcext:value-type="float">
            <text:p>3.738647</text:p>
          </table:table-cell>
          <table:table-cell table:number-columns-repeated="3"/>
          <table:table-cell table:formula="of:=OFFSET([.$A$82]; (ROW()-2)*5;0)" office:value-type="float" office:value="660" calcext:value-type="float">
            <text:p>660</text:p>
          </table:table-cell>
          <table:table-cell table:formula="of:=OFFSET([.$B$82]; (ROW()-2)*5;0)" office:value-type="float" office:value="1.805018" calcext:value-type="float">
            <text:p>1.805018</text:p>
          </table:table-cell>
          <table:table-cell table:formula="of:=OFFSET([.$C$82]; (ROW()-2)*5;0)" office:value-type="float" office:value="10.678617" calcext:value-type="float">
            <text:p>10.678617</text:p>
          </table:table-cell>
          <table:table-cell/>
          <table:table-cell table:style-name="ce2" office:value-type="float" office:value="11763.34" calcext:value-type="float">
            <text:p>11763.340</text:p>
          </table:table-cell>
          <table:table-cell table:style-name="ce2" office:value-type="float" office:value="7.42156476" calcext:value-type="float">
            <text:p>7.422</text:p>
          </table:table-cell>
          <table:table-cell table:style-name="ce5" office:value-type="float" office:value="3.85269891" calcext:value-type="float">
            <text:p>3.853</text:p>
          </table:table-cell>
          <table:table-cell/>
          <table:table-cell table:formula="of:=[.M58]/[.H58]" office:value-type="float" office:value="2.13443794466316" calcext:value-type="float">
            <text:p>2.13443794466316</text:p>
          </table:table-cell>
          <table:table-cell table:formula="of:=[.K58]*[.O58]*[.I58]/[.L58]" office:value-type="float" office:value="36127.1507765103" calcext:value-type="float">
            <text:p>36127.15077651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.039829" calcext:value-type="float">
            <text:p>4.039829</text:p>
          </table:table-cell>
          <table:table-cell table:number-columns-repeated="3"/>
          <table:table-cell table:formula="of:=OFFSET([.$A$82]; (ROW()-2)*5;0)" office:value-type="float" office:value="665" calcext:value-type="float">
            <text:p>665</text:p>
          </table:table-cell>
          <table:table-cell table:formula="of:=OFFSET([.$B$82]; (ROW()-2)*5;0)" office:value-type="float" office:value="1.776945" calcext:value-type="float">
            <text:p>1.776945</text:p>
          </table:table-cell>
          <table:table-cell table:formula="of:=OFFSET([.$C$82]; (ROW()-2)*5;0)" office:value-type="float" office:value="9.993192" calcext:value-type="float">
            <text:p>9.993192</text:p>
          </table:table-cell>
          <table:table-cell/>
          <table:table-cell table:style-name="ce2" office:value-type="float" office:value="11944.01" calcext:value-type="float">
            <text:p>11944.010</text:p>
          </table:table-cell>
          <table:table-cell table:style-name="ce2" office:value-type="float" office:value="7.14535127" calcext:value-type="float">
            <text:p>7.145</text:p>
          </table:table-cell>
          <table:table-cell table:style-name="ce5" office:value-type="float" office:value="3.73753814" calcext:value-type="float">
            <text:p>3.738</text:p>
          </table:table-cell>
          <table:table-cell/>
          <table:table-cell table:formula="of:=[.M59]/[.H59]" office:value-type="float" office:value="2.10335049199609" calcext:value-type="float">
            <text:p>2.10335049199609</text:p>
          </table:table-cell>
          <table:table-cell table:formula="of:=[.K59]*[.O59]*[.I59]/[.L59]" office:value-type="float" office:value="35135.201902011" calcext:value-type="float">
            <text:p>35135.2019020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4.425919" calcext:value-type="float">
            <text:p>4.425919</text:p>
          </table:table-cell>
          <table:table-cell table:number-columns-repeated="3"/>
          <table:table-cell table:formula="of:=OFFSET([.$A$82]; (ROW()-2)*5;0)" office:value-type="float" office:value="670" calcext:value-type="float">
            <text:p>670</text:p>
          </table:table-cell>
          <table:table-cell table:formula="of:=OFFSET([.$B$82]; (ROW()-2)*5;0)" office:value-type="float" office:value="1.737697" calcext:value-type="float">
            <text:p>1.737697</text:p>
          </table:table-cell>
          <table:table-cell table:formula="of:=OFFSET([.$C$82]; (ROW()-2)*5;0)" office:value-type="float" office:value="9.359828" calcext:value-type="float">
            <text:p>9.359828</text:p>
          </table:table-cell>
          <table:table-cell/>
          <table:table-cell table:style-name="ce2" office:value-type="float" office:value="12128.03" calcext:value-type="float">
            <text:p>12128.030</text:p>
          </table:table-cell>
          <table:table-cell table:style-name="ce2" office:value-type="float" office:value="6.85345194" calcext:value-type="float">
            <text:p>6.853</text:p>
          </table:table-cell>
          <table:table-cell table:style-name="ce5" office:value-type="float" office:value="3.61478257" calcext:value-type="float">
            <text:p>3.615</text:p>
          </table:table-cell>
          <table:table-cell/>
          <table:table-cell table:formula="of:=[.M60]/[.H60]" office:value-type="float" office:value="2.08021454258136" calcext:value-type="float">
            <text:p>2.08021454258136</text:p>
          </table:table-cell>
          <table:table-cell table:formula="of:=[.K60]*[.O60]*[.I60]/[.L60]" office:value-type="float" office:value="34455.3675552009" calcext:value-type="float">
            <text:p>34455.367555200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4.808949" calcext:value-type="float">
            <text:p>4.808949</text:p>
          </table:table-cell>
          <table:table-cell table:number-columns-repeated="3"/>
          <table:table-cell table:formula="of:=OFFSET([.$A$82]; (ROW()-2)*5;0)" office:value-type="float" office:value="675" calcext:value-type="float">
            <text:p>675</text:p>
          </table:table-cell>
          <table:table-cell table:formula="of:=OFFSET([.$B$82]; (ROW()-2)*5;0)" office:value-type="float" office:value="1.697284" calcext:value-type="float">
            <text:p>1.697284</text:p>
          </table:table-cell>
          <table:table-cell table:formula="of:=OFFSET([.$C$82]; (ROW()-2)*5;0)" office:value-type="float" office:value="8.567737" calcext:value-type="float">
            <text:p>8.567737</text:p>
          </table:table-cell>
          <table:table-cell/>
          <table:table-cell table:style-name="ce2" office:value-type="float" office:value="12326.04" calcext:value-type="float">
            <text:p>12326.040</text:p>
          </table:table-cell>
          <table:table-cell table:style-name="ce2" office:value-type="float" office:value="6.58960562" calcext:value-type="float">
            <text:p>6.590</text:p>
          </table:table-cell>
          <table:table-cell table:style-name="ce5" office:value-type="float" office:value="3.49870287" calcext:value-type="float">
            <text:p>3.499</text:p>
          </table:table-cell>
          <table:table-cell/>
          <table:table-cell table:formula="of:=[.M61]/[.H61]" office:value-type="float" office:value="2.06135382764464" calcext:value-type="float">
            <text:p>2.06135382764464</text:p>
          </table:table-cell>
          <table:table-cell table:formula="of:=[.K61]*[.O61]*[.I61]/[.L61]" office:value-type="float" office:value="33035.6472482839" calcext:value-type="float">
            <text:p>33035.64724828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5.50286" calcext:value-type="float">
            <text:p>5.50286</text:p>
          </table:table-cell>
          <table:table-cell table:number-columns-repeated="3"/>
          <table:table-cell table:formula="of:=OFFSET([.$A$82]; (ROW()-2)*5;0)" office:value-type="float" office:value="680" calcext:value-type="float">
            <text:p>680</text:p>
          </table:table-cell>
          <table:table-cell table:formula="of:=OFFSET([.$B$82]; (ROW()-2)*5;0)" office:value-type="float" office:value="1.618569" calcext:value-type="float">
            <text:p>1.618569</text:p>
          </table:table-cell>
          <table:table-cell table:formula="of:=OFFSET([.$C$82]; (ROW()-2)*5;0)" office:value-type="float" office:value="7.806525" calcext:value-type="float">
            <text:p>7.806525</text:p>
          </table:table-cell>
          <table:table-cell/>
          <table:table-cell table:style-name="ce2" office:value-type="float" office:value="12513.91" calcext:value-type="float">
            <text:p>12513.910</text:p>
          </table:table-cell>
          <table:table-cell table:style-name="ce2" office:value-type="float" office:value="6.25517385" calcext:value-type="float">
            <text:p>6.255</text:p>
          </table:table-cell>
          <table:table-cell table:style-name="ce5" office:value-type="float" office:value="3.34823773" calcext:value-type="float">
            <text:p>3.348</text:p>
          </table:table-cell>
          <table:table-cell/>
          <table:table-cell table:formula="of:=[.M62]/[.H62]" office:value-type="float" office:value="2.06864071287662" calcext:value-type="float">
            <text:p>2.06864071287662</text:p>
          </table:table-cell>
          <table:table-cell table:formula="of:=[.K62]*[.O62]*[.I62]/[.L62]" office:value-type="float" office:value="32306.9876226062" calcext:value-type="float">
            <text:p>32306.98762260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17793" calcext:value-type="float">
            <text:p>0.017793</text:p>
          </table:table-cell>
          <table:table-cell office:value-type="float" office:value="6.521677" calcext:value-type="float">
            <text:p>6.521677</text:p>
          </table:table-cell>
          <table:table-cell table:number-columns-repeated="3"/>
          <table:table-cell table:formula="of:=OFFSET([.$A$82]; (ROW()-2)*5;0)" office:value-type="float" office:value="685" calcext:value-type="float">
            <text:p>685</text:p>
          </table:table-cell>
          <table:table-cell table:formula="of:=OFFSET([.$B$82]; (ROW()-2)*5;0)" office:value-type="float" office:value="1.539054" calcext:value-type="float">
            <text:p>1.539054</text:p>
          </table:table-cell>
          <table:table-cell table:formula="of:=OFFSET([.$C$82]; (ROW()-2)*5;0)" office:value-type="float" office:value="6.971951" calcext:value-type="float">
            <text:p>6.971951</text:p>
          </table:table-cell>
          <table:table-cell/>
          <table:table-cell table:style-name="ce2" office:value-type="float" office:value="12682.96" calcext:value-type="float">
            <text:p>12682.960</text:p>
          </table:table-cell>
          <table:table-cell table:style-name="ce2" office:value-type="float" office:value="5.93208253" calcext:value-type="float">
            <text:p>5.932</text:p>
          </table:table-cell>
          <table:table-cell table:style-name="ce5" office:value-type="float" office:value="3.20134307" calcext:value-type="float">
            <text:p>3.201</text:p>
          </table:table-cell>
          <table:table-cell/>
          <table:table-cell table:formula="of:=[.M63]/[.H63]" office:value-type="float" office:value="2.08007195978829" calcext:value-type="float">
            <text:p>2.08007195978829</text:p>
          </table:table-cell>
          <table:table-cell table:formula="of:=[.K63]*[.O63]*[.I63]/[.L63]" office:value-type="float" office:value="31006.0272214123" calcext:value-type="float">
            <text:p>31006.02722141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8.163466" calcext:value-type="float">
            <text:p>8.163466</text:p>
          </table:table-cell>
          <table:table-cell table:number-columns-repeated="3"/>
          <table:table-cell table:formula="of:=OFFSET([.$A$82]; (ROW()-2)*5;0)" office:value-type="float" office:value="690" calcext:value-type="float">
            <text:p>690</text:p>
          </table:table-cell>
          <table:table-cell table:formula="of:=OFFSET([.$B$82]; (ROW()-2)*5;0)" office:value-type="float" office:value="1.461357" calcext:value-type="float">
            <text:p>1.461357</text:p>
          </table:table-cell>
          <table:table-cell table:formula="of:=OFFSET([.$C$82]; (ROW()-2)*5;0)" office:value-type="float" office:value="6.223495" calcext:value-type="float">
            <text:p>6.223495</text:p>
          </table:table-cell>
          <table:table-cell/>
          <table:table-cell table:style-name="ce2" office:value-type="float" office:value="12849.17" calcext:value-type="float">
            <text:p>12849.170</text:p>
          </table:table-cell>
          <table:table-cell table:style-name="ce2" office:value-type="float" office:value="5.62399683" calcext:value-type="float">
            <text:p>5.624</text:p>
          </table:table-cell>
          <table:table-cell table:style-name="ce5" office:value-type="float" office:value="3.05271369" calcext:value-type="float">
            <text:p>3.053</text:p>
          </table:table-cell>
          <table:table-cell/>
          <table:table-cell table:formula="of:=[.M64]/[.H64]" office:value-type="float" office:value="2.08895820117877" calcext:value-type="float">
            <text:p>2.08895820117877</text:p>
          </table:table-cell>
          <table:table-cell table:formula="of:=[.K64]*[.O64]*[.I64]/[.L64]" office:value-type="float" office:value="29702.5751185897" calcext:value-type="float">
            <text:p>29702.575118589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19127" calcext:value-type="float">
            <text:p>0.019127</text:p>
          </table:table-cell>
          <table:table-cell office:value-type="float" office:value="9.358616" calcext:value-type="float">
            <text:p>9.358616</text:p>
          </table:table-cell>
          <table:table-cell table:number-columns-repeated="3"/>
          <table:table-cell table:formula="of:=OFFSET([.$A$82]; (ROW()-2)*5;0)" office:value-type="float" office:value="695" calcext:value-type="float">
            <text:p>695</text:p>
          </table:table-cell>
          <table:table-cell table:formula="of:=OFFSET([.$B$82]; (ROW()-2)*5;0)" office:value-type="float" office:value="1.379151" calcext:value-type="float">
            <text:p>1.379151</text:p>
          </table:table-cell>
          <table:table-cell table:formula="of:=OFFSET([.$C$82]; (ROW()-2)*5;0)" office:value-type="float" office:value="5.628344" calcext:value-type="float">
            <text:p>5.628344</text:p>
          </table:table-cell>
          <table:table-cell/>
          <table:table-cell table:style-name="ce2" office:value-type="float" office:value="13005.72" calcext:value-type="float">
            <text:p>13005.720</text:p>
          </table:table-cell>
          <table:table-cell table:style-name="ce2" office:value-type="float" office:value="5.35050088" calcext:value-type="float">
            <text:p>5.351</text:p>
          </table:table-cell>
          <table:table-cell table:style-name="ce5" office:value-type="float" office:value="2.92647056" calcext:value-type="float">
            <text:p>2.926</text:p>
          </table:table-cell>
          <table:table-cell/>
          <table:table-cell table:formula="of:=[.M65]/[.H65]" office:value-type="float" office:value="2.12193629269021" calcext:value-type="float">
            <text:p>2.12193629269021</text:p>
          </table:table-cell>
          <table:table-cell table:formula="of:=[.K65]*[.O65]*[.I65]/[.L65]" office:value-type="float" office:value="29030.394273185" calcext:value-type="float">
            <text:p>29030.3942731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0872" calcext:value-type="float">
            <text:p>0.020872</text:p>
          </table:table-cell>
          <table:table-cell office:value-type="float" office:value="10.566525" calcext:value-type="float">
            <text:p>10.566525</text:p>
          </table:table-cell>
          <table:table-cell table:number-columns-repeated="3"/>
          <table:table-cell table:formula="of:=OFFSET([.$A$82]; (ROW()-2)*5;0)" office:value-type="float" office:value="700" calcext:value-type="float">
            <text:p>700</text:p>
          </table:table-cell>
          <table:table-cell table:formula="of:=OFFSET([.$B$82]; (ROW()-2)*5;0)" office:value-type="float" office:value="1.299563" calcext:value-type="float">
            <text:p>1.299563</text:p>
          </table:table-cell>
          <table:table-cell table:formula="of:=OFFSET([.$C$82]; (ROW()-2)*5;0)" office:value-type="float" office:value="4.88589" calcext:value-type="float">
            <text:p>4.88589</text:p>
          </table:table-cell>
          <table:table-cell/>
          <table:table-cell table:style-name="ce2" office:value-type="float" office:value="13160.82" calcext:value-type="float">
            <text:p>13160.820</text:p>
          </table:table-cell>
          <table:table-cell table:style-name="ce2" office:value-type="float" office:value="5.05615795" calcext:value-type="float">
            <text:p>5.056</text:p>
          </table:table-cell>
          <table:table-cell table:style-name="ce5" office:value-type="float" office:value="2.78671314" calcext:value-type="float">
            <text:p>2.787</text:p>
          </table:table-cell>
          <table:table-cell/>
          <table:table-cell table:formula="of:=[.M66]/[.H66]" office:value-type="float" office:value="2.14434632257151" calcext:value-type="float">
            <text:p>2.14434632257151</text:p>
          </table:table-cell>
          <table:table-cell table:formula="of:=[.K66]*[.O66]*[.I66]/[.L66]" office:value-type="float" office:value="27270.9915867052" calcext:value-type="float">
            <text:p>27270.99158670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2109" calcext:value-type="float">
            <text:p>0.022109</text:p>
          </table:table-cell>
          <table:table-cell office:value-type="float" office:value="11.538011" calcext:value-type="float">
            <text:p>11.538011</text:p>
          </table:table-cell>
          <table:table-cell table:number-columns-repeated="3"/>
          <table:table-cell table:formula="of:=OFFSET([.$A$82]; (ROW()-2)*5;0)" office:value-type="float" office:value="705" calcext:value-type="float">
            <text:p>705</text:p>
          </table:table-cell>
          <table:table-cell table:formula="of:=OFFSET([.$B$82]; (ROW()-2)*5;0)" office:value-type="float" office:value="1.250811" calcext:value-type="float">
            <text:p>1.250811</text:p>
          </table:table-cell>
          <table:table-cell table:formula="of:=OFFSET([.$C$82]; (ROW()-2)*5;0)" office:value-type="float" office:value="4.280465" calcext:value-type="float">
            <text:p>4.280465</text:p>
          </table:table-cell>
          <table:table-cell/>
          <table:table-cell table:style-name="ce2" office:value-type="float" office:value="13312.25" calcext:value-type="float">
            <text:p>13312.250</text:p>
          </table:table-cell>
          <table:table-cell table:style-name="ce2" office:value-type="float" office:value="4.84535009" calcext:value-type="float">
            <text:p>4.845</text:p>
          </table:table-cell>
          <table:table-cell table:style-name="ce5" office:value-type="float" office:value="2.68351163" calcext:value-type="float">
            <text:p>2.684</text:p>
          </table:table-cell>
          <table:table-cell/>
          <table:table-cell table:formula="of:=[.M67]/[.H67]" office:value-type="float" office:value="2.14541735721864" calcext:value-type="float">
            <text:p>2.14541735721864</text:p>
          </table:table-cell>
          <table:table-cell table:formula="of:=[.K67]*[.O67]*[.I67]/[.L67]" office:value-type="float" office:value="25230.6851224515" calcext:value-type="float">
            <text:p>25230.68512245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12.49501" calcext:value-type="float">
            <text:p>12.49501</text:p>
          </table:table-cell>
          <table:table-cell table:number-columns-repeated="3"/>
          <table:table-cell table:formula="of:=OFFSET([.$A$82]; (ROW()-2)*5;0)" office:value-type="float" office:value="710" calcext:value-type="float">
            <text:p>710</text:p>
          </table:table-cell>
          <table:table-cell table:formula="of:=OFFSET([.$B$82]; (ROW()-2)*5;0)" office:value-type="float" office:value="1.185017" calcext:value-type="float">
            <text:p>1.185017</text:p>
          </table:table-cell>
          <table:table-cell table:formula="of:=OFFSET([.$C$82]; (ROW()-2)*5;0)" office:value-type="float" office:value="3.667131" calcext:value-type="float">
            <text:p>3.667131</text:p>
          </table:table-cell>
          <table:table-cell/>
          <table:table-cell table:style-name="ce2" office:value-type="float" office:value="13470.13" calcext:value-type="float">
            <text:p>13470.130</text:p>
          </table:table-cell>
          <table:table-cell table:style-name="ce2" office:value-type="float" office:value="4.56785188" calcext:value-type="float">
            <text:p>4.568</text:p>
          </table:table-cell>
          <table:table-cell table:style-name="ce5" office:value-type="float" office:value="2.55646031" calcext:value-type="float">
            <text:p>2.556</text:p>
          </table:table-cell>
          <table:table-cell/>
          <table:table-cell table:formula="of:=[.M68]/[.H68]" office:value-type="float" office:value="2.15731952368616" calcext:value-type="float">
            <text:p>2.15731952368616</text:p>
          </table:table-cell>
          <table:table-cell table:formula="of:=[.K68]*[.O68]*[.I68]/[.L68]" office:value-type="float" office:value="23329.2443872681" calcext:value-type="float">
            <text:p>23329.24438726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13.797406" calcext:value-type="float">
            <text:p>13.797406</text:p>
          </table:table-cell>
          <table:table-cell table:number-columns-repeated="3"/>
          <table:table-cell table:formula="of:=OFFSET([.$A$82]; (ROW()-2)*5;0)" office:value-type="float" office:value="715" calcext:value-type="float">
            <text:p>715</text:p>
          </table:table-cell>
          <table:table-cell table:formula="of:=OFFSET([.$B$82]; (ROW()-2)*5;0)" office:value-type="float" office:value="1.153357" calcext:value-type="float">
            <text:p>1.153357</text:p>
          </table:table-cell>
          <table:table-cell table:formula="of:=OFFSET([.$C$82]; (ROW()-2)*5;0)" office:value-type="float" office:value="3.30286" calcext:value-type="float">
            <text:p>3.30286</text:p>
          </table:table-cell>
          <table:table-cell/>
          <table:table-cell table:style-name="ce2" office:value-type="float" office:value="13641.8" calcext:value-type="float">
            <text:p>13641.800</text:p>
          </table:table-cell>
          <table:table-cell table:style-name="ce2" office:value-type="float" office:value="4.4158281" calcext:value-type="float">
            <text:p>4.416</text:p>
          </table:table-cell>
          <table:table-cell table:style-name="ce5" office:value-type="float" office:value="2.48331931" calcext:value-type="float">
            <text:p>2.483</text:p>
          </table:table-cell>
          <table:table-cell/>
          <table:table-cell table:formula="of:=[.M69]/[.H69]" office:value-type="float" office:value="2.15312284921321" calcext:value-type="float">
            <text:p>2.15312284921321</text:p>
          </table:table-cell>
          <table:table-cell table:formula="of:=[.K69]*[.O69]*[.I69]/[.L69]" office:value-type="float" office:value="21969.4150925809" calcext:value-type="float">
            <text:p>21969.41509258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4339" calcext:value-type="float">
            <text:p>0.024339</text:p>
          </table:table-cell>
          <table:table-cell office:value-type="float" office:value="15.072556" calcext:value-type="float">
            <text:p>15.072556</text:p>
          </table:table-cell>
          <table:table-cell table:number-columns-repeated="3"/>
          <table:table-cell table:formula="of:=OFFSET([.$A$82]; (ROW()-2)*5;0)" office:value-type="float" office:value="720" calcext:value-type="float">
            <text:p>720</text:p>
          </table:table-cell>
          <table:table-cell table:formula="of:=OFFSET([.$B$82]; (ROW()-2)*5;0)" office:value-type="float" office:value="1.093794" calcext:value-type="float">
            <text:p>1.093794</text:p>
          </table:table-cell>
          <table:table-cell table:formula="of:=OFFSET([.$C$82]; (ROW()-2)*5;0)" office:value-type="float" office:value="2.727102" calcext:value-type="float">
            <text:p>2.727102</text:p>
          </table:table-cell>
          <table:table-cell/>
          <table:table-cell table:style-name="ce2" office:value-type="float" office:value="13817.11" calcext:value-type="float">
            <text:p>13817.110</text:p>
          </table:table-cell>
          <table:table-cell table:style-name="ce2" office:value-type="float" office:value="4.14499392" calcext:value-type="float">
            <text:p>4.145</text:p>
          </table:table-cell>
          <table:table-cell table:style-name="ce5" office:value-type="float" office:value="2.34377646" calcext:value-type="float">
            <text:p>2.344</text:p>
          </table:table-cell>
          <table:table-cell/>
          <table:table-cell table:formula="of:=[.M70]/[.H70]" office:value-type="float" office:value="2.14279513327007" calcext:value-type="float">
            <text:p>2.14279513327007</text:p>
          </table:table-cell>
          <table:table-cell table:formula="of:=[.K70]*[.O70]*[.I70]/[.L70]" office:value-type="float" office:value="19479.389895997" calcext:value-type="float">
            <text:p>19479.38989599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16.856222" calcext:value-type="float">
            <text:p>16.856222</text:p>
          </table:table-cell>
          <table:table-cell table:number-columns-repeated="3"/>
          <table:table-cell table:formula="of:=OFFSET([.$A$82]; (ROW()-2)*5;0)" office:value-type="float" office:value="725" calcext:value-type="float">
            <text:p>725</text:p>
          </table:table-cell>
          <table:table-cell table:formula="of:=OFFSET([.$B$82]; (ROW()-2)*5;0)" office:value-type="float" office:value="1.042109" calcext:value-type="float">
            <text:p>1.042109</text:p>
          </table:table-cell>
          <table:table-cell table:formula="of:=OFFSET([.$C$82]; (ROW()-2)*5;0)" office:value-type="float" office:value="2.170738" calcext:value-type="float">
            <text:p>2.170738</text:p>
          </table:table-cell>
          <table:table-cell/>
          <table:table-cell table:style-name="ce2" office:value-type="float" office:value="13957.2" calcext:value-type="float">
            <text:p>13957.200</text:p>
          </table:table-cell>
          <table:table-cell table:style-name="ce2" office:value-type="float" office:value="3.90605444" calcext:value-type="float">
            <text:p>3.906</text:p>
          </table:table-cell>
          <table:table-cell table:style-name="ce5" office:value-type="float" office:value="2.22331806" calcext:value-type="float">
            <text:p>2.223</text:p>
          </table:table-cell>
          <table:table-cell/>
          <table:table-cell table:formula="of:=[.M71]/[.H71]" office:value-type="float" office:value="2.13347937691739" calcext:value-type="float">
            <text:p>2.13347937691739</text:p>
          </table:table-cell>
          <table:table-cell table:formula="of:=[.K71]*[.O71]*[.I71]/[.L71]" office:value-type="float" office:value="16548.3945892287" calcext:value-type="float">
            <text:p>16548.39458922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7127" calcext:value-type="float">
            <text:p>0.027127</text:p>
          </table:table-cell>
          <table:table-cell office:value-type="float" office:value="17.93195" calcext:value-type="float">
            <text:p>17.93195</text:p>
          </table:table-cell>
          <table:table-cell table:number-columns-repeated="3"/>
          <table:table-cell table:formula="of:=OFFSET([.$A$82]; (ROW()-2)*5;0)" office:value-type="float" office:value="730" calcext:value-type="float">
            <text:p>730</text:p>
          </table:table-cell>
          <table:table-cell table:formula="of:=OFFSET([.$B$82]; (ROW()-2)*5;0)" office:value-type="float" office:value="1.013454" calcext:value-type="float">
            <text:p>1.013454</text:p>
          </table:table-cell>
          <table:table-cell table:formula="of:=OFFSET([.$C$82]; (ROW()-2)*5;0)" office:value-type="float" office:value="1.833192" calcext:value-type="float">
            <text:p>1.833192</text:p>
          </table:table-cell>
          <table:table-cell/>
          <table:table-cell table:style-name="ce2" office:value-type="float" office:value="14099.71" calcext:value-type="float">
            <text:p>14099.710</text:p>
          </table:table-cell>
          <table:table-cell table:style-name="ce2" office:value-type="float" office:value="3.73264161" calcext:value-type="float">
            <text:p>3.733</text:p>
          </table:table-cell>
          <table:table-cell table:style-name="ce5" office:value-type="float" office:value="2.13372498" calcext:value-type="float">
            <text:p>2.134</text:p>
          </table:table-cell>
          <table:table-cell/>
          <table:table-cell table:formula="of:=[.M72]/[.H72]" office:value-type="float" office:value="2.10539894262591" calcext:value-type="float">
            <text:p>2.10539894262591</text:p>
          </table:table-cell>
          <table:table-cell table:formula="of:=[.K72]*[.O72]*[.I72]/[.L72]" office:value-type="float" office:value="14579.2855113466" calcext:value-type="float">
            <text:p>14579.28551134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18.235615" calcext:value-type="float">
            <text:p>18.235615</text:p>
          </table:table-cell>
          <table:table-cell table:number-columns-repeated="3"/>
          <table:table-cell table:formula="of:=OFFSET([.$A$82]; (ROW()-2)*5;0)" office:value-type="float" office:value="735" calcext:value-type="float">
            <text:p>735</text:p>
          </table:table-cell>
          <table:table-cell table:formula="of:=OFFSET([.$B$82]; (ROW()-2)*5;0)" office:value-type="float" office:value="0.992605" calcext:value-type="float">
            <text:p>0.992605</text:p>
          </table:table-cell>
          <table:table-cell table:formula="of:=OFFSET([.$C$82]; (ROW()-2)*5;0)" office:value-type="float" office:value="1.423495" calcext:value-type="float">
            <text:p>1.423495</text:p>
          </table:table-cell>
          <table:table-cell/>
          <table:table-cell table:style-name="ce2" office:value-type="float" office:value="14222.78" calcext:value-type="float">
            <text:p>14222.780</text:p>
          </table:table-cell>
          <table:table-cell table:style-name="ce2" office:value-type="float" office:value="3.57637601" calcext:value-type="float">
            <text:p>3.576</text:p>
          </table:table-cell>
          <table:table-cell table:style-name="ce5" office:value-type="float" office:value="2.06191741" calcext:value-type="float">
            <text:p>2.062</text:p>
          </table:table-cell>
          <table:table-cell/>
          <table:table-cell table:formula="of:=[.M73]/[.H73]" office:value-type="float" office:value="2.07727888737212" calcext:value-type="float">
            <text:p>2.07727888737212</text:p>
          </table:table-cell>
          <table:table-cell table:formula="of:=[.K73]*[.O73]*[.I73]/[.L73]" office:value-type="float" office:value="11759.5870827502" calcext:value-type="float">
            <text:p>11759.58708275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526" calcext:value-type="float">
            <text:p>0.029526</text:p>
          </table:table-cell>
          <table:table-cell office:value-type="float" office:value="18.212585" calcext:value-type="float">
            <text:p>18.212585</text:p>
          </table:table-cell>
          <table:table-cell table:number-columns-repeated="3"/>
          <table:table-cell table:formula="of:=OFFSET([.$A$82]; (ROW()-2)*5;0)" office:value-type="float" office:value="740" calcext:value-type="float">
            <text:p>740</text:p>
          </table:table-cell>
          <table:table-cell table:formula="of:=OFFSET([.$B$82]; (ROW()-2)*5;0)" office:value-type="float" office:value="0.965551" calcext:value-type="float">
            <text:p>0.965551</text:p>
          </table:table-cell>
          <table:table-cell table:formula="of:=OFFSET([.$C$82]; (ROW()-2)*5;0)" office:value-type="float" office:value="1.087737" calcext:value-type="float">
            <text:p>1.087737</text:p>
          </table:table-cell>
          <table:table-cell/>
          <table:table-cell table:style-name="ce2" office:value-type="float" office:value="14343.94" calcext:value-type="float">
            <text:p>14343.940</text:p>
          </table:table-cell>
          <table:table-cell table:style-name="ce2" office:value-type="float" office:value="3.42757301" calcext:value-type="float">
            <text:p>3.428</text:p>
          </table:table-cell>
          <table:table-cell table:style-name="ce5" office:value-type="float" office:value="1.98549287" calcext:value-type="float">
            <text:p>1.985</text:p>
          </table:table-cell>
          <table:table-cell/>
          <table:table-cell table:formula="of:=[.M74]/[.H74]" office:value-type="float" office:value="2.05633143148316" calcext:value-type="float">
            <text:p>2.05633143148316</text:p>
          </table:table-cell>
          <table:table-cell table:formula="of:=[.K74]*[.O74]*[.I74]/[.L74]" office:value-type="float" office:value="9360.49382191298" calcext:value-type="float">
            <text:p>9360.4938219129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04" calcext:value-type="float">
            <text:p>0.0304</text:p>
          </table:table-cell>
          <table:table-cell office:value-type="float" office:value="17.974375" calcext:value-type="float">
            <text:p>17.974375</text:p>
          </table:table-cell>
          <table:table-cell table:number-columns-repeated="3"/>
          <table:table-cell table:formula="of:=OFFSET([.$A$82]; (ROW()-2)*5;0)" office:value-type="float" office:value="745" calcext:value-type="float">
            <text:p>745</text:p>
          </table:table-cell>
          <table:table-cell table:formula="of:=OFFSET([.$B$82]; (ROW()-2)*5;0)" office:value-type="float" office:value="0.933212" calcext:value-type="float">
            <text:p>0.933212</text:p>
          </table:table-cell>
          <table:table-cell table:formula="of:=OFFSET([.$C$82]; (ROW()-2)*5;0)" office:value-type="float" office:value="0.954981" calcext:value-type="float">
            <text:p>0.954981</text:p>
          </table:table-cell>
          <table:table-cell/>
          <table:table-cell table:style-name="ce2" office:value-type="float" office:value="14460.97" calcext:value-type="float">
            <text:p>14460.970</text:p>
          </table:table-cell>
          <table:table-cell table:style-name="ce2" office:value-type="float" office:value="3.25097882" calcext:value-type="float">
            <text:p>3.251</text:p>
          </table:table-cell>
          <table:table-cell table:style-name="ce5" office:value-type="float" office:value="1.89574622" calcext:value-type="float">
            <text:p>1.896</text:p>
          </table:table-cell>
          <table:table-cell/>
          <table:table-cell table:formula="of:=[.M75]/[.H75]" office:value-type="float" office:value="2.03142074898308" calcext:value-type="float">
            <text:p>2.03142074898308</text:p>
          </table:table-cell>
          <table:table-cell table:formula="of:=[.K75]*[.O75]*[.I75]/[.L75]" office:value-type="float" office:value="8629.34634731556" calcext:value-type="float">
            <text:p>8629.346347315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1926" calcext:value-type="float">
            <text:p>0.031926</text:p>
          </table:table-cell>
          <table:table-cell office:value-type="float" office:value="17.657434" calcext:value-type="float">
            <text:p>17.657434</text:p>
          </table:table-cell>
          <table:table-cell table:number-columns-repeated="3"/>
          <table:table-cell table:formula="of:=OFFSET([.$A$82]; (ROW()-2)*5;0)" office:value-type="float" office:value="750" calcext:value-type="float">
            <text:p>750</text:p>
          </table:table-cell>
          <table:table-cell table:formula="of:=OFFSET([.$B$82]; (ROW()-2)*5;0)" office:value-type="float" office:value="0.888169" calcext:value-type="float">
            <text:p>0.888169</text:p>
          </table:table-cell>
          <table:table-cell table:formula="of:=OFFSET([.$C$82]; (ROW()-2)*5;0)" office:value-type="float" office:value="0.774375" calcext:value-type="float">
            <text:p>0.774375</text:p>
          </table:table-cell>
          <table:table-cell/>
          <table:table-cell table:style-name="ce2" office:value-type="float" office:value="14575.28" calcext:value-type="float">
            <text:p>14575.280</text:p>
          </table:table-cell>
          <table:table-cell table:style-name="ce2" office:value-type="float" office:value="3.03961976" calcext:value-type="float">
            <text:p>3.040</text:p>
          </table:table-cell>
          <table:table-cell table:style-name="ce5" office:value-type="float" office:value="1.78296747" calcext:value-type="float">
            <text:p>1.783</text:p>
          </table:table-cell>
          <table:table-cell/>
          <table:table-cell table:formula="of:=[.M76]/[.H76]" office:value-type="float" office:value="2.00746419881802" calcext:value-type="float">
            <text:p>2.00746419881802</text:p>
          </table:table-cell>
          <table:table-cell table:formula="of:=[.K76]*[.O76]*[.I76]/[.L76]" office:value-type="float" office:value="7454.12686585923" calcext:value-type="float">
            <text:p>7454.126865859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3212" calcext:value-type="float">
            <text:p>0.033212</text:p>
          </table:table-cell>
          <table:table-cell office:value-type="float" office:value="17.312555" calcext:value-type="float">
            <text:p>17.312555</text:p>
          </table:table-cell>
          <table:table-cell table:number-columns-repeated="3"/>
          <table:table-cell table:formula="of:=OFFSET([.$A$82]; (ROW()-2)*5;0)" office:value-type="float" office:value="755" calcext:value-type="float">
            <text:p>755</text:p>
          </table:table-cell>
          <table:table-cell table:formula="of:=OFFSET([.$B$82]; (ROW()-2)*5;0)" office:value-type="float" office:value="0.867491" calcext:value-type="float">
            <text:p>0.867491</text:p>
          </table:table-cell>
          <table:table-cell table:formula="of:=OFFSET([.$C$82]; (ROW()-2)*5;0)" office:value-type="float" office:value="0.660435" calcext:value-type="float">
            <text:p>0.660435</text:p>
          </table:table-cell>
          <table:table-cell/>
          <table:table-cell table:style-name="ce2" office:value-type="float" office:value="14730.63" calcext:value-type="float">
            <text:p>14730.630</text:p>
          </table:table-cell>
          <table:table-cell table:style-name="ce2" office:value-type="float" office:value="2.94954591" calcext:value-type="float">
            <text:p>2.950</text:p>
          </table:table-cell>
          <table:table-cell table:style-name="ce5" office:value-type="float" office:value="1.7367058" calcext:value-type="float">
            <text:p>1.737</text:p>
          </table:table-cell>
          <table:table-cell/>
          <table:table-cell table:formula="of:=[.M77]/[.H77]" office:value-type="float" office:value="2.00198710995273" calcext:value-type="float">
            <text:p>2.00198710995273</text:p>
          </table:table-cell>
          <table:table-cell table:formula="of:=[.K77]*[.O77]*[.I77]/[.L77]" office:value-type="float" office:value="6603.24663091265" calcext:value-type="float">
            <text:p>6603.2466309126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17.093798" calcext:value-type="float">
            <text:p>17.093798</text:p>
          </table:table-cell>
          <table:table-cell table:number-columns-repeated="3"/>
          <table:table-cell table:formula="of:=OFFSET([.$A$82]; (ROW()-2)*5;0)" office:value-type="float" office:value="760" calcext:value-type="float">
            <text:p>760</text:p>
          </table:table-cell>
          <table:table-cell table:formula="of:=OFFSET([.$B$82]; (ROW()-2)*5;0)" office:value-type="float" office:value="0.874254" calcext:value-type="float">
            <text:p>0.874254</text:p>
          </table:table-cell>
          <table:table-cell table:formula="of:=OFFSET([.$C$82]; (ROW()-2)*5;0)" office:value-type="float" office:value="0.674981" calcext:value-type="float">
            <text:p>0.674981</text:p>
          </table:table-cell>
          <table:table-cell/>
          <table:table-cell table:style-name="ce2" office:value-type="float" office:value="14879.16" calcext:value-type="float">
            <text:p>14879.160</text:p>
          </table:table-cell>
          <table:table-cell table:style-name="ce2" office:value-type="float" office:value="2.93947287" calcext:value-type="float">
            <text:p>2.939</text:p>
          </table:table-cell>
          <table:table-cell table:style-name="ce5" office:value-type="float" office:value="1.74190657" calcext:value-type="float">
            <text:p>1.742</text:p>
          </table:table-cell>
          <table:table-cell/>
          <table:table-cell table:formula="of:=[.M78]/[.H78]" office:value-type="float" office:value="1.99244907086499" calcext:value-type="float">
            <text:p>1.99244907086499</text:p>
          </table:table-cell>
          <table:table-cell table:formula="of:=[.K78]*[.O78]*[.I78]/[.L78]" office:value-type="float" office:value="6807.5013312652" calcext:value-type="float">
            <text:p>6807.50133126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16.982283" calcext:value-type="float">
            <text:p>16.982283</text:p>
          </table:table-cell>
          <table:table-cell table:number-columns-repeated="3"/>
          <table:table-cell table:formula="of:=OFFSET([.$A$82]; (ROW()-2)*5;0)" office:value-type="float" office:value="765" calcext:value-type="float">
            <text:p>765</text:p>
          </table:table-cell>
          <table:table-cell table:formula="of:=OFFSET([.$B$82]; (ROW()-2)*5;0)" office:value-type="float" office:value="0.889018" calcext:value-type="float">
            <text:p>0.889018</text:p>
          </table:table-cell>
          <table:table-cell table:formula="of:=OFFSET([.$C$82]; (ROW()-2)*5;0)" office:value-type="float" office:value="0.712557" calcext:value-type="float">
            <text:p>0.712557</text:p>
          </table:table-cell>
          <table:table-cell/>
          <table:table-cell table:style-name="ce2" office:value-type="float" office:value="14978.68" calcext:value-type="float">
            <text:p>14978.680</text:p>
          </table:table-cell>
          <table:table-cell table:style-name="ce2" office:value-type="float" office:value="2.97782279" calcext:value-type="float">
            <text:p>2.978</text:p>
          </table:table-cell>
          <table:table-cell table:style-name="ce5" office:value-type="float" office:value="1.7804633" calcext:value-type="float">
            <text:p>1.780</text:p>
          </table:table-cell>
          <table:table-cell/>
          <table:table-cell table:formula="of:=[.M79]/[.H79]" office:value-type="float" office:value="2.00273031592161" calcext:value-type="float">
            <text:p>2.00273031592161</text:p>
          </table:table-cell>
          <table:table-cell table:formula="of:=[.K79]*[.O79]*[.I79]/[.L79]" office:value-type="float" office:value="7178.22019125938" calcext:value-type="float">
            <text:p>7178.220191259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8376" calcext:value-type="float">
            <text:p>0.038376</text:p>
          </table:table-cell>
          <table:table-cell office:value-type="float" office:value="16.928312" calcext:value-type="float">
            <text:p>16.928312</text:p>
          </table:table-cell>
          <table:table-cell table:number-columns-repeated="3"/>
          <table:table-cell table:formula="of:=OFFSET([.$A$82]; (ROW()-2)*5;0)" office:value-type="float" office:value="770" calcext:value-type="float">
            <text:p>770</text:p>
          </table:table-cell>
          <table:table-cell table:formula="of:=OFFSET([.$B$82]; (ROW()-2)*5;0)" office:value-type="float" office:value="0.847709" calcext:value-type="float">
            <text:p>0.847709</text:p>
          </table:table-cell>
          <table:table-cell table:formula="of:=OFFSET([.$C$82]; (ROW()-2)*5;0)" office:value-type="float" office:value="0.569526" calcext:value-type="float">
            <text:p>0.569526</text:p>
          </table:table-cell>
          <table:table-cell/>
          <table:table-cell table:style-name="ce2" office:value-type="float" office:value="15071.27" calcext:value-type="float">
            <text:p>15071.270</text:p>
          </table:table-cell>
          <table:table-cell table:style-name="ce2" office:value-type="float" office:value="2.87216578" calcext:value-type="float">
            <text:p>2.872</text:p>
          </table:table-cell>
          <table:table-cell table:style-name="ce5" office:value-type="float" office:value="1.72260687" calcext:value-type="float">
            <text:p>1.723</text:p>
          </table:table-cell>
          <table:table-cell/>
          <table:table-cell table:formula="of:=[.M80]/[.H80]" office:value-type="float" office:value="2.03207335300203" calcext:value-type="float">
            <text:p>2.03207335300203</text:p>
          </table:table-cell>
          <table:table-cell table:formula="of:=[.K80]*[.O80]*[.I80]/[.L80]" office:value-type="float" office:value="6072.86018979419" calcext:value-type="float">
            <text:p>6072.860189794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41454" calcext:value-type="float">
            <text:p>0.041454</text:p>
          </table:table-cell>
          <table:table-cell office:value-type="float" office:value="17.031981" calcext:value-type="float">
            <text:p>17.031981</text:p>
          </table:table-cell>
          <table:table-cell table:number-columns-repeated="3"/>
          <table:table-cell table:formula="of:=OFFSET([.$A$82]; (ROW()-2)*5;0)" office:value-type="float" office:value="775" calcext:value-type="float">
            <text:p>775</text:p>
          </table:table-cell>
          <table:table-cell table:formula="of:=OFFSET([.$B$82]; (ROW()-2)*5;0)" office:value-type="float" office:value="0.781527" calcext:value-type="float">
            <text:p>0.781527</text:p>
          </table:table-cell>
          <table:table-cell table:formula="of:=OFFSET([.$C$82]; (ROW()-2)*5;0)" office:value-type="float" office:value="0.578011" calcext:value-type="float">
            <text:p>0.578011</text:p>
          </table:table-cell>
          <table:table-cell/>
          <table:table-cell table:style-name="ce2" office:value-type="float" office:value="15164.62" calcext:value-type="float">
            <text:p>15164.620</text:p>
          </table:table-cell>
          <table:table-cell table:style-name="ce2" office:value-type="float" office:value="2.66471442" calcext:value-type="float">
            <text:p>2.665</text:p>
          </table:table-cell>
          <table:table-cell table:style-name="ce5" office:value-type="float" office:value="1.60231999" calcext:value-type="float">
            <text:p>1.602</text:p>
          </table:table-cell>
          <table:table-cell/>
          <table:table-cell table:formula="of:=[.M81]/[.H81]" office:value-type="float" office:value="2.05024265316489" calcext:value-type="float">
            <text:p>2.05024265316489</text:p>
          </table:table-cell>
          <table:table-cell table:formula="of:=[.K81]*[.O81]*[.I81]/[.L81]" office:value-type="float" office:value="6744.07245941717" calcext:value-type="float">
            <text:p>6744.072459417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4703" calcext:value-type="float">
            <text:p>0.044703</text:p>
          </table:table-cell>
          <table:table-cell office:value-type="float" office:value="17.190132" calcext:value-type="float">
            <text:p>17.190132</text:p>
          </table:table-cell>
          <table:table-cell table:number-columns-repeated="3"/>
          <table:table-cell table:formula="of:=OFFSET([.$A$82]; (ROW()-2)*5;0)" office:value-type="float" office:value="780" calcext:value-type="float">
            <text:p>780</text:p>
          </table:table-cell>
          <table:table-cell table:formula="of:=OFFSET([.$B$82]; (ROW()-2)*5;0)" office:value-type="float" office:value="0.704751" calcext:value-type="float">
            <text:p>0.704751</text:p>
          </table:table-cell>
          <table:table-cell table:formula="of:=OFFSET([.$C$82]; (ROW()-2)*5;0)" office:value-type="float" office:value="0.434981" calcext:value-type="float">
            <text:p>0.434981</text:p>
          </table:table-cell>
          <table:table-cell/>
          <table:table-cell table:style-name="ce3" office:value-type="float" office:value="15254.46" calcext:value-type="float">
            <text:p>15254.460</text:p>
          </table:table-cell>
          <table:table-cell table:style-name="ce3" office:value-type="float" office:value="2.41699562" calcext:value-type="float">
            <text:p>2.417</text:p>
          </table:table-cell>
          <table:table-cell table:style-name="ce6" office:value-type="float" office:value="1.45847686" calcext:value-type="float">
            <text:p>1.458</text:p>
          </table:table-cell>
          <table:table-cell/>
          <table:table-cell table:formula="of:=[.M82]/[.H82]" office:value-type="float" office:value="2.06949243065991" calcext:value-type="float">
            <text:p>2.06949243065991</text:p>
          </table:table-cell>
          <table:table-cell table:formula="of:=[.K82]*[.O82]*[.I82]/[.L82]" office:value-type="float" office:value="5681.39656924753" calcext:value-type="float">
            <text:p>5681.396569247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17.34407" calcext:value-type="float">
            <text:p>17.34407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49745" calcext:value-type="float">
            <text:p>0.049745</text:p>
          </table:table-cell>
          <table:table-cell office:value-type="float" office:value="17.50592" calcext:value-type="float">
            <text:p>17.50592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17.694374" calcext:value-type="float">
            <text:p>17.69437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5587" calcext:value-type="float">
            <text:p>0.055587</text:p>
          </table:table-cell>
          <table:table-cell office:value-type="float" office:value="17.850159" calcext:value-type="float">
            <text:p>17.850159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17.987131" calcext:value-type="float">
            <text:p>17.987131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60872" calcext:value-type="float">
            <text:p>0.060872</text:p>
          </table:table-cell>
          <table:table-cell office:value-type="float" office:value="18.237404" calcext:value-type="float">
            <text:p>18.237404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18.327736" calcext:value-type="float">
            <text:p>18.327736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4824" calcext:value-type="float">
            <text:p>0.064824</text:p>
          </table:table-cell>
          <table:table-cell office:value-type="float" office:value="18.513767" calcext:value-type="float">
            <text:p>18.513767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66981" calcext:value-type="float">
            <text:p>0.066981</text:p>
          </table:table-cell>
          <table:table-cell office:value-type="float" office:value="18.70713" calcext:value-type="float">
            <text:p>18.70713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8387" calcext:value-type="float">
            <text:p>0.068387</text:p>
          </table:table-cell>
          <table:table-cell office:value-type="float" office:value="18.845312" calcext:value-type="float">
            <text:p>18.845312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71394" calcext:value-type="float">
            <text:p>0.071394</text:p>
          </table:table-cell>
          <table:table-cell office:value-type="float" office:value="19.438618" calcext:value-type="float">
            <text:p>19.438618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74181" calcext:value-type="float">
            <text:p>0.074181</text:p>
          </table:table-cell>
          <table:table-cell office:value-type="float" office:value="20.079254" calcext:value-type="float">
            <text:p>20.079254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768" calcext:value-type="float">
            <text:p>0.0768</text:p>
          </table:table-cell>
          <table:table-cell office:value-type="float" office:value="21.101648" calcext:value-type="float">
            <text:p>21.101648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80169" calcext:value-type="float">
            <text:p>0.080169</text:p>
          </table:table-cell>
          <table:table-cell office:value-type="float" office:value="22.314405" calcext:value-type="float">
            <text:p>22.314405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82084" calcext:value-type="float">
            <text:p>0.082084</text:p>
          </table:table-cell>
          <table:table-cell office:value-type="float" office:value="23.322887" calcext:value-type="float">
            <text:p>23.322887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86885" calcext:value-type="float">
            <text:p>0.086885</text:p>
          </table:table-cell>
          <table:table-cell office:value-type="float" office:value="25.130737" calcext:value-type="float">
            <text:p>25.130737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92557" calcext:value-type="float">
            <text:p>0.092557</text:p>
          </table:table-cell>
          <table:table-cell office:value-type="float" office:value="27.0938" calcext:value-type="float">
            <text:p>27.0938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98569" calcext:value-type="float">
            <text:p>0.098569</text:p>
          </table:table-cell>
          <table:table-cell office:value-type="float" office:value="29.237406" calcext:value-type="float">
            <text:p>29.237406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032" calcext:value-type="float">
            <text:p>0.1032</text:p>
          </table:table-cell>
          <table:table-cell office:value-type="float" office:value="30.845892" calcext:value-type="float">
            <text:p>30.845892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0375" calcext:value-type="float">
            <text:p>0.110375</text:p>
          </table:table-cell>
          <table:table-cell office:value-type="float" office:value="33.492584" calcext:value-type="float">
            <text:p>33.492584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16921" calcext:value-type="float">
            <text:p>0.116921</text:p>
          </table:table-cell>
          <table:table-cell office:value-type="float" office:value="36.849522" calcext:value-type="float">
            <text:p>36.849522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42.925308" calcext:value-type="float">
            <text:p>42.925308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33042" calcext:value-type="float">
            <text:p>0.133042</text:p>
          </table:table-cell>
          <table:table-cell office:value-type="float" office:value="53.822857" calcext:value-type="float">
            <text:p>53.822857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62.825283" calcext:value-type="float">
            <text:p>62.825283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44605" calcext:value-type="float">
            <text:p>0.144605</text:p>
          </table:table-cell>
          <table:table-cell office:value-type="float" office:value="77.693794" calcext:value-type="float">
            <text:p>77.693794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51539" calcext:value-type="float">
            <text:p>0.151539</text:p>
          </table:table-cell>
          <table:table-cell office:value-type="float" office:value="89.725883" calcext:value-type="float">
            <text:p>89.725883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55951" calcext:value-type="float">
            <text:p>0.155951</text:p>
          </table:table-cell>
          <table:table-cell office:value-type="float" office:value="94.394402" calcext:value-type="float">
            <text:p>94.394402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62957" calcext:value-type="float">
            <text:p>0.162957</text:p>
          </table:table-cell>
          <table:table-cell office:value-type="float" office:value="93.276192" calcext:value-type="float">
            <text:p>93.276192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65891" calcext:value-type="float">
            <text:p>0.165891</text:p>
          </table:table-cell>
          <table:table-cell office:value-type="float" office:value="89.655594" calcext:value-type="float">
            <text:p>89.655594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83.496223" calcext:value-type="float">
            <text:p>83.496223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75976" calcext:value-type="float">
            <text:p>0.175976</text:p>
          </table:table-cell>
          <table:table-cell office:value-type="float" office:value="78.186501" calcext:value-type="float">
            <text:p>78.186501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80896" calcext:value-type="float">
            <text:p>0.180896</text:p>
          </table:table-cell>
          <table:table-cell office:value-type="float" office:value="74.524094" calcext:value-type="float">
            <text:p>74.524094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87612" calcext:value-type="float">
            <text:p>0.187612</text:p>
          </table:table-cell>
          <table:table-cell office:value-type="float" office:value="71.815582" calcext:value-type="float">
            <text:p>71.815582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92072" calcext:value-type="float">
            <text:p>0.192072</text:p>
          </table:table-cell>
          <table:table-cell office:value-type="float" office:value="70.32589" calcext:value-type="float">
            <text:p>70.32589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9932" calcext:value-type="float">
            <text:p>0.19932</text:p>
          </table:table-cell>
          <table:table-cell office:value-type="float" office:value="68.182281" calcext:value-type="float">
            <text:p>68.182281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07418" calcext:value-type="float">
            <text:p>0.207418</text:p>
          </table:table-cell>
          <table:table-cell office:value-type="float" office:value="66.121048" calcext:value-type="float">
            <text:p>66.121048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1532" calcext:value-type="float">
            <text:p>0.21532</text:p>
          </table:table-cell>
          <table:table-cell office:value-type="float" office:value="64.890167" calcext:value-type="float">
            <text:p>64.890167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2526" calcext:value-type="float">
            <text:p>0.22526</text:p>
          </table:table-cell>
          <table:table-cell office:value-type="float" office:value="64.593773" calcext:value-type="float">
            <text:p>64.593773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32776" calcext:value-type="float">
            <text:p>0.232776</text:p>
          </table:table-cell>
          <table:table-cell office:value-type="float" office:value="64.996193" calcext:value-type="float">
            <text:p>64.996193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2738" calcext:value-type="float">
            <text:p>0.242738</text:p>
          </table:table-cell>
          <table:table-cell office:value-type="float" office:value="66.382286" calcext:value-type="float">
            <text:p>66.382286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4812" calcext:value-type="float">
            <text:p>0.254812</text:p>
          </table:table-cell>
          <table:table-cell office:value-type="float" office:value="68.769531" calcext:value-type="float">
            <text:p>68.769531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63732" calcext:value-type="float">
            <text:p>0.263732</text:p>
          </table:table-cell>
          <table:table-cell office:value-type="float" office:value="70.920471" calcext:value-type="float">
            <text:p>70.920471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6751" calcext:value-type="float">
            <text:p>0.276751</text:p>
          </table:table-cell>
          <table:table-cell office:value-type="float" office:value="74.050751" calcext:value-type="float">
            <text:p>74.050751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84873" calcext:value-type="float">
            <text:p>0.284873</text:p>
          </table:table-cell>
          <table:table-cell office:value-type="float" office:value="76.376793" calcext:value-type="float">
            <text:p>76.376793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94326" calcext:value-type="float">
            <text:p>0.294326</text:p>
          </table:table-cell>
          <table:table-cell office:value-type="float" office:value="78.89138" calcext:value-type="float">
            <text:p>78.89138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02424" calcext:value-type="float">
            <text:p>0.302424</text:p>
          </table:table-cell>
          <table:table-cell office:value-type="float" office:value="81.014381" calcext:value-type="float">
            <text:p>81.014381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05963" calcext:value-type="float">
            <text:p>0.305963</text:p>
          </table:table-cell>
          <table:table-cell office:value-type="float" office:value="82.713196" calcext:value-type="float">
            <text:p>82.713196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07588" calcext:value-type="float">
            <text:p>0.307588</text:p>
          </table:table-cell>
          <table:table-cell office:value-type="float" office:value="84.356201" calcext:value-type="float">
            <text:p>84.356201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11732" calcext:value-type="float">
            <text:p>0.311732</text:p>
          </table:table-cell>
          <table:table-cell office:value-type="float" office:value="87.456215" calcext:value-type="float">
            <text:p>87.456215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14181" calcext:value-type="float">
            <text:p>0.314181</text:p>
          </table:table-cell>
          <table:table-cell office:value-type="float" office:value="90.015007" calcext:value-type="float">
            <text:p>90.015007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16679" calcext:value-type="float">
            <text:p>0.316679</text:p>
          </table:table-cell>
          <table:table-cell office:value-type="float" office:value="92.845894" calcext:value-type="float">
            <text:p>92.845894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0896" calcext:value-type="float">
            <text:p>0.320896</text:p>
          </table:table-cell>
          <table:table-cell office:value-type="float" office:value="95.44532" calcext:value-type="float">
            <text:p>95.44532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3176" calcext:value-type="float">
            <text:p>0.323176</text:p>
          </table:table-cell>
          <table:table-cell office:value-type="float" office:value="98.178009" calcext:value-type="float">
            <text:p>98.178009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8726" calcext:value-type="float">
            <text:p>0.328726</text:p>
          </table:table-cell>
          <table:table-cell office:value-type="float" office:value="103.562889" calcext:value-type="float">
            <text:p>103.562889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107.034409" calcext:value-type="float">
            <text:p>107.034409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35733" calcext:value-type="float">
            <text:p>0.335733</text:p>
          </table:table-cell>
          <table:table-cell office:value-type="float" office:value="113.317413" calcext:value-type="float">
            <text:p>113.317413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41745" calcext:value-type="float">
            <text:p>0.341745</text:p>
          </table:table-cell>
          <table:table-cell office:value-type="float" office:value="120.66713" calcext:value-type="float">
            <text:p>120.66713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5939" calcext:value-type="float">
            <text:p>0.345939</text:p>
          </table:table-cell>
          <table:table-cell office:value-type="float" office:value="125.414375" calcext:value-type="float">
            <text:p>125.414375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51272" calcext:value-type="float">
            <text:p>0.351272</text:p>
          </table:table-cell>
          <table:table-cell office:value-type="float" office:value="128.693802" calcext:value-type="float">
            <text:p>128.693802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58205" calcext:value-type="float">
            <text:p>0.358205</text:p>
          </table:table-cell>
          <table:table-cell office:value-type="float" office:value="129.274399" calcext:value-type="float">
            <text:p>129.274399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67539" calcext:value-type="float">
            <text:p>0.367539</text:p>
          </table:table-cell>
          <table:table-cell office:value-type="float" office:value="124.913788" calcext:value-type="float">
            <text:p>124.913788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77478" calcext:value-type="float">
            <text:p>0.377478</text:p>
          </table:table-cell>
          <table:table-cell office:value-type="float" office:value="116.947144" calcext:value-type="float">
            <text:p>116.947144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89139" calcext:value-type="float">
            <text:p>0.389139</text:p>
          </table:table-cell>
          <table:table-cell office:value-type="float" office:value="108.471336" calcext:value-type="float">
            <text:p>108.471336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97987" calcext:value-type="float">
            <text:p>0.397987</text:p>
          </table:table-cell>
          <table:table-cell office:value-type="float" office:value="99.981071" calcext:value-type="float">
            <text:p>99.981071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1166" calcext:value-type="float">
            <text:p>0.41166</text:p>
          </table:table-cell>
          <table:table-cell office:value-type="float" office:value="94.68589" calcext:value-type="float">
            <text:p>94.68589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19297" calcext:value-type="float">
            <text:p>0.419297</text:p>
          </table:table-cell>
          <table:table-cell office:value-type="float" office:value="91.794983" calcext:value-type="float">
            <text:p>91.794983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29914" calcext:value-type="float">
            <text:p>0.429914</text:p>
          </table:table-cell>
          <table:table-cell office:value-type="float" office:value="87.673187" calcext:value-type="float">
            <text:p>87.673187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443224" calcext:value-type="float">
            <text:p>0.443224</text:p>
          </table:table-cell>
          <table:table-cell office:value-type="float" office:value="84.582855" calcext:value-type="float">
            <text:p>84.582855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60314" calcext:value-type="float">
            <text:p>0.460314</text:p>
          </table:table-cell>
          <table:table-cell office:value-type="float" office:value="82.229553" calcext:value-type="float">
            <text:p>82.229553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76072" calcext:value-type="float">
            <text:p>0.476072</text:p>
          </table:table-cell>
          <table:table-cell office:value-type="float" office:value="79.471344" calcext:value-type="float">
            <text:p>79.471344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92557" calcext:value-type="float">
            <text:p>0.492557</text:p>
          </table:table-cell>
          <table:table-cell office:value-type="float" office:value="76.920471" calcext:value-type="float">
            <text:p>76.92047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01187" calcext:value-type="float">
            <text:p>0.501187</text:p>
          </table:table-cell>
          <table:table-cell office:value-type="float" office:value="74.790771" calcext:value-type="float">
            <text:p>74.790771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08751" calcext:value-type="float">
            <text:p>0.508751</text:p>
          </table:table-cell>
          <table:table-cell office:value-type="float" office:value="70.901649" calcext:value-type="float">
            <text:p>70.901649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17138" calcext:value-type="float">
            <text:p>0.517138</text:p>
          </table:table-cell>
          <table:table-cell office:value-type="float" office:value="67.766525" calcext:value-type="float">
            <text:p>67.766525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19345" calcext:value-type="float">
            <text:p>0.519345</text:p>
          </table:table-cell>
          <table:table-cell office:value-type="float" office:value="64.762253" calcext:value-type="float">
            <text:p>64.762253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26593" calcext:value-type="float">
            <text:p>0.526593</text:p>
          </table:table-cell>
          <table:table-cell office:value-type="float" office:value="63.069561" calcext:value-type="float">
            <text:p>63.069561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32218" calcext:value-type="float">
            <text:p>0.532218</text:p>
          </table:table-cell>
          <table:table-cell office:value-type="float" office:value="61.613163" calcext:value-type="float">
            <text:p>61.613163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36703" calcext:value-type="float">
            <text:p>0.536703</text:p>
          </table:table-cell>
          <table:table-cell office:value-type="float" office:value="60.594982" calcext:value-type="float">
            <text:p>60.594982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4509" calcext:value-type="float">
            <text:p>0.54509</text:p>
          </table:table-cell>
          <table:table-cell office:value-type="float" office:value="58.800465" calcext:value-type="float">
            <text:p>58.800465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6497" calcext:value-type="float">
            <text:p>0.546497</text:p>
          </table:table-cell>
          <table:table-cell office:value-type="float" office:value="55.900433" calcext:value-type="float">
            <text:p>55.900433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549381" calcext:value-type="float">
            <text:p>0.549381</text:p>
          </table:table-cell>
          <table:table-cell office:value-type="float" office:value="53.138641" calcext:value-type="float">
            <text:p>53.138641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554715" calcext:value-type="float">
            <text:p>0.554715</text:p>
          </table:table-cell>
          <table:table-cell office:value-type="float" office:value="50.695587" calcext:value-type="float">
            <text:p>50.695587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59054" calcext:value-type="float">
            <text:p>0.559054</text:p>
          </table:table-cell>
          <table:table-cell office:value-type="float" office:value="48.67683" calcext:value-type="float">
            <text:p>48.67683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64314" calcext:value-type="float">
            <text:p>0.564314</text:p>
          </table:table-cell>
          <table:table-cell office:value-type="float" office:value="47.915619" calcext:value-type="float">
            <text:p>47.915619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73188" calcext:value-type="float">
            <text:p>0.573188</text:p>
          </table:table-cell>
          <table:table-cell office:value-type="float" office:value="46.958618" calcext:value-type="float">
            <text:p>46.958618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81745" calcext:value-type="float">
            <text:p>0.581745</text:p>
          </table:table-cell>
          <table:table-cell office:value-type="float" office:value="46.629555" calcext:value-type="float">
            <text:p>46.629555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95951" calcext:value-type="float">
            <text:p>0.595951</text:p>
          </table:table-cell>
          <table:table-cell office:value-type="float" office:value="47.096806" calcext:value-type="float">
            <text:p>47.096806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12242" calcext:value-type="float">
            <text:p>0.612242</text:p>
          </table:table-cell>
          <table:table-cell office:value-type="float" office:value="47.987133" calcext:value-type="float">
            <text:p>47.987133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25721" calcext:value-type="float">
            <text:p>0.625721</text:p>
          </table:table-cell>
          <table:table-cell office:value-type="float" office:value="48.853165" calcext:value-type="float">
            <text:p>48.853165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0921" calcext:value-type="float">
            <text:p>0.640921</text:p>
          </table:table-cell>
          <table:table-cell office:value-type="float" office:value="49.890739" calcext:value-type="float">
            <text:p>49.890739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61235" calcext:value-type="float">
            <text:p>0.661235</text:p>
          </table:table-cell>
          <table:table-cell office:value-type="float" office:value="51.360466" calcext:value-type="float">
            <text:p>51.360466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85503" calcext:value-type="float">
            <text:p>0.685503</text:p>
          </table:table-cell>
          <table:table-cell office:value-type="float" office:value="53.130737" calcext:value-type="float">
            <text:p>53.130737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12144" calcext:value-type="float">
            <text:p>0.712144</text:p>
          </table:table-cell>
          <table:table-cell office:value-type="float" office:value="55.040459" calcext:value-type="float">
            <text:p>55.040459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741212" calcext:value-type="float">
            <text:p>0.741212</text:p>
          </table:table-cell>
          <table:table-cell office:value-type="float" office:value="56.522259" calcext:value-type="float">
            <text:p>56.522259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57.353188" calcext:value-type="float">
            <text:p>57.353188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99515" calcext:value-type="float">
            <text:p>0.799515</text:p>
          </table:table-cell>
          <table:table-cell office:value-type="float" office:value="57.810738" calcext:value-type="float">
            <text:p>57.810738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824363" calcext:value-type="float">
            <text:p>0.824363</text:p>
          </table:table-cell>
          <table:table-cell office:value-type="float" office:value="58.114979" calcext:value-type="float">
            <text:p>58.114979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856969" calcext:value-type="float">
            <text:p>0.856969</text:p>
          </table:table-cell>
          <table:table-cell office:value-type="float" office:value="58.216225" calcext:value-type="float">
            <text:p>58.216225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58.724682" calcext:value-type="float">
            <text:p>58.724682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6702" calcext:value-type="float">
            <text:p>0.936702</text:p>
          </table:table-cell>
          <table:table-cell office:value-type="float" office:value="59.661072" calcext:value-type="float">
            <text:p>59.661072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70448" calcext:value-type="float">
            <text:p>0.970448</text:p>
          </table:table-cell>
          <table:table-cell office:value-type="float" office:value="61.021648" calcext:value-type="float">
            <text:p>61.021648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012169" calcext:value-type="float">
            <text:p>1.012169</text:p>
          </table:table-cell>
          <table:table-cell office:value-type="float" office:value="63.526524" calcext:value-type="float">
            <text:p>63.526524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039223" calcext:value-type="float">
            <text:p>1.039223</text:p>
          </table:table-cell>
          <table:table-cell office:value-type="float" office:value="65.491379" calcext:value-type="float">
            <text:p>65.491379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076363" calcext:value-type="float">
            <text:p>1.076363</text:p>
          </table:table-cell>
          <table:table-cell office:value-type="float" office:value="68.730736" calcext:value-type="float">
            <text:p>68.730736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12944" calcext:value-type="float">
            <text:p>1.112944</text:p>
          </table:table-cell>
          <table:table-cell office:value-type="float" office:value="72.058647" calcext:value-type="float">
            <text:p>72.058647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44169" calcext:value-type="float">
            <text:p>1.144169</text:p>
          </table:table-cell>
          <table:table-cell office:value-type="float" office:value="74.627701" calcext:value-type="float">
            <text:p>74.627701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75.931374" calcext:value-type="float">
            <text:p>75.931374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196897" calcext:value-type="float">
            <text:p>1.196897</text:p>
          </table:table-cell>
          <table:table-cell office:value-type="float" office:value="75.969521" calcext:value-type="float">
            <text:p>75.969521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21726" calcext:value-type="float">
            <text:p>1.21726</text:p>
          </table:table-cell>
          <table:table-cell office:value-type="float" office:value="74.759254" calcext:value-type="float">
            <text:p>74.759254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27902" calcext:value-type="float">
            <text:p>1.227902</text:p>
          </table:table-cell>
          <table:table-cell office:value-type="float" office:value="73.446533" calcext:value-type="float">
            <text:p>73.446533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45163" calcext:value-type="float">
            <text:p>1.245163</text:p>
          </table:table-cell>
          <table:table-cell office:value-type="float" office:value="71.009521" calcext:value-type="float">
            <text:p>71.00952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57526" calcext:value-type="float">
            <text:p>1.257526</text:p>
          </table:table-cell>
          <table:table-cell office:value-type="float" office:value="67.71804" calcext:value-type="float">
            <text:p>67.71804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7086" calcext:value-type="float">
            <text:p>1.27086</text:p>
          </table:table-cell>
          <table:table-cell office:value-type="float" office:value="63.878613" calcext:value-type="float">
            <text:p>63.878613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81623" calcext:value-type="float">
            <text:p>1.281623</text:p>
          </table:table-cell>
          <table:table-cell office:value-type="float" office:value="60.166523" calcext:value-type="float">
            <text:p>60.166523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29166" calcext:value-type="float">
            <text:p>1.29166</text:p>
          </table:table-cell>
          <table:table-cell office:value-type="float" office:value="57.04953" calcext:value-type="float">
            <text:p>57.04953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299272" calcext:value-type="float">
            <text:p>1.299272</text:p>
          </table:table-cell>
          <table:table-cell office:value-type="float" office:value="54.77137" calcext:value-type="float">
            <text:p>54.77137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303442" calcext:value-type="float">
            <text:p>1.303442</text:p>
          </table:table-cell>
          <table:table-cell office:value-type="float" office:value="53.12468" calcext:value-type="float">
            <text:p>53.12468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307442" calcext:value-type="float">
            <text:p>1.307442</text:p>
          </table:table-cell>
          <table:table-cell office:value-type="float" office:value="51.946495" calcext:value-type="float">
            <text:p>51.946495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10302" calcext:value-type="float">
            <text:p>1.310302</text:p>
          </table:table-cell>
          <table:table-cell office:value-type="float" office:value="50.279251" calcext:value-type="float">
            <text:p>50.279251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19151" calcext:value-type="float">
            <text:p>1.319151</text:p>
          </table:table-cell>
          <table:table-cell office:value-type="float" office:value="48.603462" calcext:value-type="float">
            <text:p>48.603462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22739" calcext:value-type="float">
            <text:p>1.322739</text:p>
          </table:table-cell>
          <table:table-cell office:value-type="float" office:value="46.795616" calcext:value-type="float">
            <text:p>46.795616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325939" calcext:value-type="float">
            <text:p>1.325939</text:p>
          </table:table-cell>
          <table:table-cell office:value-type="float" office:value="45.242252" calcext:value-type="float">
            <text:p>45.242252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328435" calcext:value-type="float">
            <text:p>1.328435</text:p>
          </table:table-cell>
          <table:table-cell office:value-type="float" office:value="43.768955" calcext:value-type="float">
            <text:p>43.768955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337212" calcext:value-type="float">
            <text:p>1.337212</text:p>
          </table:table-cell>
          <table:table-cell office:value-type="float" office:value="42.52589" calcext:value-type="float">
            <text:p>42.52589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46618" calcext:value-type="float">
            <text:p>1.346618</text:p>
          </table:table-cell>
          <table:table-cell office:value-type="float" office:value="41.86771" calcext:value-type="float">
            <text:p>41.86771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362084" calcext:value-type="float">
            <text:p>1.362084</text:p>
          </table:table-cell>
          <table:table-cell office:value-type="float" office:value="41.150772" calcext:value-type="float">
            <text:p>41.150772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379224" calcext:value-type="float">
            <text:p>1.379224</text:p>
          </table:table-cell>
          <table:table-cell office:value-type="float" office:value="40.593769" calcext:value-type="float">
            <text:p>40.593769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395175" calcext:value-type="float">
            <text:p>1.395175</text:p>
          </table:table-cell>
          <table:table-cell office:value-type="float" office:value="40.215012" calcext:value-type="float">
            <text:p>40.215012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13406" calcext:value-type="float">
            <text:p>1.413406</text:p>
          </table:table-cell>
          <table:table-cell office:value-type="float" office:value="40.008316" calcext:value-type="float">
            <text:p>40.008316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35611" calcext:value-type="float">
            <text:p>1.435611</text:p>
          </table:table-cell>
          <table:table-cell office:value-type="float" office:value="39.850159" calcext:value-type="float">
            <text:p>39.850159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66133" calcext:value-type="float">
            <text:p>1.466133</text:p>
          </table:table-cell>
          <table:table-cell office:value-type="float" office:value="40.015583" calcext:value-type="float">
            <text:p>40.015583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02375" calcext:value-type="float">
            <text:p>1.502375</text:p>
          </table:table-cell>
          <table:table-cell office:value-type="float" office:value="40.322887" calcext:value-type="float">
            <text:p>40.322887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528557" calcext:value-type="float">
            <text:p>1.528557</text:p>
          </table:table-cell>
          <table:table-cell office:value-type="float" office:value="40.617435" calcext:value-type="float">
            <text:p>40.617435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572121" calcext:value-type="float">
            <text:p>1.572121</text:p>
          </table:table-cell>
          <table:table-cell office:value-type="float" office:value="41.125893" calcext:value-type="float">
            <text:p>41.125893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618884" calcext:value-type="float">
            <text:p>1.618884</text:p>
          </table:table-cell>
          <table:table-cell office:value-type="float" office:value="41.60289" calcext:value-type="float">
            <text:p>41.60289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666303" calcext:value-type="float">
            <text:p>1.666303</text:p>
          </table:table-cell>
          <table:table-cell office:value-type="float" office:value="42.163464" calcext:value-type="float">
            <text:p>42.163464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17769" calcext:value-type="float">
            <text:p>1.717769</text:p>
          </table:table-cell>
          <table:table-cell office:value-type="float" office:value="42.695007" calcext:value-type="float">
            <text:p>42.695007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772048" calcext:value-type="float">
            <text:p>1.772048</text:p>
          </table:table-cell>
          <table:table-cell office:value-type="float" office:value="43.405888" calcext:value-type="float">
            <text:p>43.405888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824072" calcext:value-type="float">
            <text:p>1.824072</text:p>
          </table:table-cell>
          <table:table-cell office:value-type="float" office:value="43.950768" calcext:value-type="float">
            <text:p>43.950768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875176" calcext:value-type="float">
            <text:p>1.875176</text:p>
          </table:table-cell>
          <table:table-cell office:value-type="float" office:value="44.539227" calcext:value-type="float">
            <text:p>44.539227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22132" calcext:value-type="float">
            <text:p>1.922132</text:p>
          </table:table-cell>
          <table:table-cell office:value-type="float" office:value="44.966522" calcext:value-type="float">
            <text:p>44.966522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51417" calcext:value-type="float">
            <text:p>1.951417</text:p>
          </table:table-cell>
          <table:table-cell office:value-type="float" office:value="45.23077" calcext:value-type="float">
            <text:p>45.23077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91054" calcext:value-type="float">
            <text:p>1.991054</text:p>
          </table:table-cell>
          <table:table-cell office:value-type="float" office:value="45.521042" calcext:value-type="float">
            <text:p>45.521042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023393" calcext:value-type="float">
            <text:p>2.023393</text:p>
          </table:table-cell>
          <table:table-cell office:value-type="float" office:value="45.619858" calcext:value-type="float">
            <text:p>45.619858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053794" calcext:value-type="float">
            <text:p>2.053794</text:p>
          </table:table-cell>
          <table:table-cell office:value-type="float" office:value="45.727104" calcext:value-type="float">
            <text:p>45.727104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078254" calcext:value-type="float">
            <text:p>2.078254</text:p>
          </table:table-cell>
          <table:table-cell office:value-type="float" office:value="45.850163" calcext:value-type="float">
            <text:p>45.850163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096776" calcext:value-type="float">
            <text:p>2.096776</text:p>
          </table:table-cell>
          <table:table-cell office:value-type="float" office:value="45.862862" calcext:value-type="float">
            <text:p>45.862862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108944" calcext:value-type="float">
            <text:p>2.108944</text:p>
          </table:table-cell>
          <table:table-cell office:value-type="float" office:value="45.97501" calcext:value-type="float">
            <text:p>45.97501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115612" calcext:value-type="float">
            <text:p>2.115612</text:p>
          </table:table-cell>
          <table:table-cell office:value-type="float" office:value="46.476189" calcext:value-type="float">
            <text:p>46.476189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117769" calcext:value-type="float">
            <text:p>2.117769</text:p>
          </table:table-cell>
          <table:table-cell office:value-type="float" office:value="47.394405" calcext:value-type="float">
            <text:p>47.394405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117041" calcext:value-type="float">
            <text:p>2.117041</text:p>
          </table:table-cell>
          <table:table-cell office:value-type="float" office:value="48.53986" calcext:value-type="float">
            <text:p>48.53986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114133" calcext:value-type="float">
            <text:p>2.114133</text:p>
          </table:table-cell>
          <table:table-cell office:value-type="float" office:value="50.736801" calcext:value-type="float">
            <text:p>50.736801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110714" calcext:value-type="float">
            <text:p>2.110714</text:p>
          </table:table-cell>
          <table:table-cell office:value-type="float" office:value="53.128944" calcext:value-type="float">
            <text:p>53.128944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108121" calcext:value-type="float">
            <text:p>2.108121</text:p>
          </table:table-cell>
          <table:table-cell office:value-type="float" office:value="55.467712" calcext:value-type="float">
            <text:p>55.467712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10235" calcext:value-type="float">
            <text:p>2.10235</text:p>
          </table:table-cell>
          <table:table-cell office:value-type="float" office:value="57.619858" calcext:value-type="float">
            <text:p>57.619858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097915" calcext:value-type="float">
            <text:p>2.097915</text:p>
          </table:table-cell>
          <table:table-cell office:value-type="float" office:value="59.9865" calcext:value-type="float">
            <text:p>59.9865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093575" calcext:value-type="float">
            <text:p>2.093575</text:p>
          </table:table-cell>
          <table:table-cell office:value-type="float" office:value="63.142284" calcext:value-type="float">
            <text:p>63.142284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87078" calcext:value-type="float">
            <text:p>2.087078</text:p>
          </table:table-cell>
          <table:table-cell office:value-type="float" office:value="66.877411" calcext:value-type="float">
            <text:p>66.877411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084266" calcext:value-type="float">
            <text:p>2.084266</text:p>
          </table:table-cell>
          <table:table-cell office:value-type="float" office:value="70.708351" calcext:value-type="float">
            <text:p>70.708351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79418" calcext:value-type="float">
            <text:p>2.079418</text:p>
          </table:table-cell>
          <table:table-cell office:value-type="float" office:value="74.272552" calcext:value-type="float">
            <text:p>74.272552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079273" calcext:value-type="float">
            <text:p>2.079273</text:p>
          </table:table-cell>
          <table:table-cell office:value-type="float" office:value="76.494385" calcext:value-type="float">
            <text:p>76.494385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077648" calcext:value-type="float">
            <text:p>2.077648</text:p>
          </table:table-cell>
          <table:table-cell office:value-type="float" office:value="80.198044" calcext:value-type="float">
            <text:p>80.198044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076994" calcext:value-type="float">
            <text:p>2.076994</text:p>
          </table:table-cell>
          <table:table-cell office:value-type="float" office:value="86.536804" calcext:value-type="float">
            <text:p>86.536804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74617" calcext:value-type="float">
            <text:p>2.074617</text:p>
          </table:table-cell>
          <table:table-cell office:value-type="float" office:value="100.45137" calcext:value-type="float">
            <text:p>100.45137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076121" calcext:value-type="float">
            <text:p>2.076121</text:p>
          </table:table-cell>
          <table:table-cell office:value-type="float" office:value="122.242249" calcext:value-type="float">
            <text:p>122.242249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078447" calcext:value-type="float">
            <text:p>2.078447</text:p>
          </table:table-cell>
          <table:table-cell office:value-type="float" office:value="146.533783" calcext:value-type="float">
            <text:p>146.533783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084558" calcext:value-type="float">
            <text:p>2.084558</text:p>
          </table:table-cell>
          <table:table-cell office:value-type="float" office:value="167.830154" calcext:value-type="float">
            <text:p>167.830154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092387" calcext:value-type="float">
            <text:p>2.092387</text:p>
          </table:table-cell>
          <table:table-cell office:value-type="float" office:value="179.599243" calcext:value-type="float">
            <text:p>179.599243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097163" calcext:value-type="float">
            <text:p>2.097163</text:p>
          </table:table-cell>
          <table:table-cell office:value-type="float" office:value="183.028931" calcext:value-type="float">
            <text:p>183.028931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098254" calcext:value-type="float">
            <text:p>2.098254</text:p>
          </table:table-cell>
          <table:table-cell office:value-type="float" office:value="179.951996" calcext:value-type="float">
            <text:p>179.951996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103079" calcext:value-type="float">
            <text:p>2.103079</text:p>
          </table:table-cell>
          <table:table-cell office:value-type="float" office:value="172.607101" calcext:value-type="float">
            <text:p>172.607101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117139" calcext:value-type="float">
            <text:p>2.117139</text:p>
          </table:table-cell>
          <table:table-cell office:value-type="float" office:value="162.093796" calcext:value-type="float">
            <text:p>162.093796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120823" calcext:value-type="float">
            <text:p>2.120823</text:p>
          </table:table-cell>
          <table:table-cell office:value-type="float" office:value="153.804108" calcext:value-type="float">
            <text:p>153.804108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134982" calcext:value-type="float">
            <text:p>2.134982</text:p>
          </table:table-cell>
          <table:table-cell office:value-type="float" office:value="141.03862" calcext:value-type="float">
            <text:p>141.03862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149308" calcext:value-type="float">
            <text:p>2.149308</text:p>
          </table:table-cell>
          <table:table-cell office:value-type="float" office:value="128.505905" calcext:value-type="float">
            <text:p>128.505905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160751" calcext:value-type="float">
            <text:p>2.160751</text:p>
          </table:table-cell>
          <table:table-cell office:value-type="float" office:value="116.961044" calcext:value-type="float">
            <text:p>116.961044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18235" calcext:value-type="float">
            <text:p>2.18235</text:p>
          </table:table-cell>
          <table:table-cell office:value-type="float" office:value="106.913193" calcext:value-type="float">
            <text:p>106.913193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198012" calcext:value-type="float">
            <text:p>2.198012</text:p>
          </table:table-cell>
          <table:table-cell office:value-type="float" office:value="98.136803" calcext:value-type="float">
            <text:p>98.136803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211248" calcext:value-type="float">
            <text:p>2.211248</text:p>
          </table:table-cell>
          <table:table-cell office:value-type="float" office:value="90.871971" calcext:value-type="float">
            <text:p>90.871971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224048" calcext:value-type="float">
            <text:p>2.224048</text:p>
          </table:table-cell>
          <table:table-cell office:value-type="float" office:value="85.118614" calcext:value-type="float">
            <text:p>85.118614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232751" calcext:value-type="float">
            <text:p>2.232751</text:p>
          </table:table-cell>
          <table:table-cell office:value-type="float" office:value="80.524094" calcext:value-type="float">
            <text:p>80.524094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241842" calcext:value-type="float">
            <text:p>2.241842</text:p>
          </table:table-cell>
          <table:table-cell office:value-type="float" office:value="76.733162" calcext:value-type="float">
            <text:p>76.733162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251102" calcext:value-type="float">
            <text:p>2.251102</text:p>
          </table:table-cell>
          <table:table-cell office:value-type="float" office:value="73.241684" calcext:value-type="float">
            <text:p>73.241684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255661" calcext:value-type="float">
            <text:p>2.255661</text:p>
          </table:table-cell>
          <table:table-cell office:value-type="float" office:value="69.907707" calcext:value-type="float">
            <text:p>69.907707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259854" calcext:value-type="float">
            <text:p>2.259854</text:p>
          </table:table-cell>
          <table:table-cell office:value-type="float" office:value="67.924675" calcext:value-type="float">
            <text:p>67.924675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265841" calcext:value-type="float">
            <text:p>2.265841</text:p>
          </table:table-cell>
          <table:table-cell office:value-type="float" office:value="65.156837" calcext:value-type="float">
            <text:p>65.156837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263636" calcext:value-type="float">
            <text:p>2.263636</text:p>
          </table:table-cell>
          <table:table-cell office:value-type="float" office:value="62.881042" calcext:value-type="float">
            <text:p>62.881042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263927" calcext:value-type="float">
            <text:p>2.263927</text:p>
          </table:table-cell>
          <table:table-cell office:value-type="float" office:value="62.088947" calcext:value-type="float">
            <text:p>62.088947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258764" calcext:value-type="float">
            <text:p>2.258764</text:p>
          </table:table-cell>
          <table:table-cell office:value-type="float" office:value="62.548927" calcext:value-type="float">
            <text:p>62.548927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254375" calcext:value-type="float">
            <text:p>2.254375</text:p>
          </table:table-cell>
          <table:table-cell office:value-type="float" office:value="64.848946" calcext:value-type="float">
            <text:p>64.848946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248848" calcext:value-type="float">
            <text:p>2.248848</text:p>
          </table:table-cell>
          <table:table-cell office:value-type="float" office:value="69.048317" calcext:value-type="float">
            <text:p>69.048317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242181" calcext:value-type="float">
            <text:p>2.242181</text:p>
          </table:table-cell>
          <table:table-cell office:value-type="float" office:value="74.704712" calcext:value-type="float">
            <text:p>74.704712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231345" calcext:value-type="float">
            <text:p>2.231345</text:p>
          </table:table-cell>
          <table:table-cell office:value-type="float" office:value="81.102867" calcext:value-type="float">
            <text:p>81.102867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221526" calcext:value-type="float">
            <text:p>2.221526</text:p>
          </table:table-cell>
          <table:table-cell office:value-type="float" office:value="87.291374" calcext:value-type="float">
            <text:p>87.291374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210958" calcext:value-type="float">
            <text:p>2.210958</text:p>
          </table:table-cell>
          <table:table-cell office:value-type="float" office:value="92.147705" calcext:value-type="float">
            <text:p>92.147705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02351" calcext:value-type="float">
            <text:p>2.202351</text:p>
          </table:table-cell>
          <table:table-cell office:value-type="float" office:value="95.154404" calcext:value-type="float">
            <text:p>95.154404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192994" calcext:value-type="float">
            <text:p>2.192994</text:p>
          </table:table-cell>
          <table:table-cell office:value-type="float" office:value="95.94165" calcext:value-type="float">
            <text:p>95.94165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179854" calcext:value-type="float">
            <text:p>2.179854</text:p>
          </table:table-cell>
          <table:table-cell office:value-type="float" office:value="94.519264" calcext:value-type="float">
            <text:p>94.519264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165697" calcext:value-type="float">
            <text:p>2.165697</text:p>
          </table:table-cell>
          <table:table-cell office:value-type="float" office:value="91.313782" calcext:value-type="float">
            <text:p>91.313782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153211" calcext:value-type="float">
            <text:p>2.153211</text:p>
          </table:table-cell>
          <table:table-cell office:value-type="float" office:value="86.784698" calcext:value-type="float">
            <text:p>86.784698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142642" calcext:value-type="float">
            <text:p>2.142642</text:p>
          </table:table-cell>
          <table:table-cell office:value-type="float" office:value="83.422287" calcext:value-type="float">
            <text:p>83.422287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132436" calcext:value-type="float">
            <text:p>2.132436</text:p>
          </table:table-cell>
          <table:table-cell office:value-type="float" office:value="78.43013" calcext:value-type="float">
            <text:p>78.43013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122254" calcext:value-type="float">
            <text:p>2.122254</text:p>
          </table:table-cell>
          <table:table-cell office:value-type="float" office:value="73.524101" calcext:value-type="float">
            <text:p>73.524101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113745" calcext:value-type="float">
            <text:p>2.113745</text:p>
          </table:table-cell>
          <table:table-cell office:value-type="float" office:value="68.850739" calcext:value-type="float">
            <text:p>68.850739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104799" calcext:value-type="float">
            <text:p>2.104799</text:p>
          </table:table-cell>
          <table:table-cell office:value-type="float" office:value="64.572594" calcext:value-type="float">
            <text:p>64.572594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097576" calcext:value-type="float">
            <text:p>2.097576</text:p>
          </table:table-cell>
          <table:table-cell office:value-type="float" office:value="60.387703" calcext:value-type="float">
            <text:p>60.387703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092823" calcext:value-type="float">
            <text:p>2.092823</text:p>
          </table:table-cell>
          <table:table-cell office:value-type="float" office:value="56.739857" calcext:value-type="float">
            <text:p>56.739857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083224" calcext:value-type="float">
            <text:p>2.083224</text:p>
          </table:table-cell>
          <table:table-cell office:value-type="float" office:value="53.444683" calcext:value-type="float">
            <text:p>53.444683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77672" calcext:value-type="float">
            <text:p>2.077672</text:p>
          </table:table-cell>
          <table:table-cell office:value-type="float" office:value="50.455013" calcext:value-type="float">
            <text:p>50.455013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071636" calcext:value-type="float">
            <text:p>2.071636</text:p>
          </table:table-cell>
          <table:table-cell office:value-type="float" office:value="47.868919" calcext:value-type="float">
            <text:p>47.868919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064314" calcext:value-type="float">
            <text:p>2.064314</text:p>
          </table:table-cell>
          <table:table-cell office:value-type="float" office:value="45.424706" calcext:value-type="float">
            <text:p>45.424706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064169" calcext:value-type="float">
            <text:p>2.064169</text:p>
          </table:table-cell>
          <table:table-cell office:value-type="float" office:value="43.208313" calcext:value-type="float">
            <text:p>43.208313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059975" calcext:value-type="float">
            <text:p>2.059975</text:p>
          </table:table-cell>
          <table:table-cell office:value-type="float" office:value="41.361679" calcext:value-type="float">
            <text:p>41.361679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059515" calcext:value-type="float">
            <text:p>2.059515</text:p>
          </table:table-cell>
          <table:table-cell office:value-type="float" office:value="39.687103" calcext:value-type="float">
            <text:p>39.687103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58641" calcext:value-type="float">
            <text:p>2.058641</text:p>
          </table:table-cell>
          <table:table-cell office:value-type="float" office:value="38.18713" calcext:value-type="float">
            <text:p>38.18713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059733" calcext:value-type="float">
            <text:p>2.059733</text:p>
          </table:table-cell>
          <table:table-cell office:value-type="float" office:value="36.805889" calcext:value-type="float">
            <text:p>36.805889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061357" calcext:value-type="float">
            <text:p>2.061357</text:p>
          </table:table-cell>
          <table:table-cell office:value-type="float" office:value="35.270767" calcext:value-type="float">
            <text:p>35.270767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060145" calcext:value-type="float">
            <text:p>2.060145</text:p>
          </table:table-cell>
          <table:table-cell office:value-type="float" office:value="33.785286" calcext:value-type="float">
            <text:p>33.785286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060799" calcext:value-type="float">
            <text:p>2.060799</text:p>
          </table:table-cell>
          <table:table-cell office:value-type="float" office:value="32.390766" calcext:value-type="float">
            <text:p>32.390766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592" calcext:value-type="float">
            <text:p>2.0592</text:p>
          </table:table-cell>
          <table:table-cell office:value-type="float" office:value="31.085892" calcext:value-type="float">
            <text:p>31.085892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060969" calcext:value-type="float">
            <text:p>2.060969</text:p>
          </table:table-cell>
          <table:table-cell office:value-type="float" office:value="30.013798" calcext:value-type="float">
            <text:p>30.013798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062812" calcext:value-type="float">
            <text:p>2.062812</text:p>
          </table:table-cell>
          <table:table-cell office:value-type="float" office:value="28.985285" calcext:value-type="float">
            <text:p>28.985285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064266" calcext:value-type="float">
            <text:p>2.064266</text:p>
          </table:table-cell>
          <table:table-cell office:value-type="float" office:value="27.985918" calcext:value-type="float">
            <text:p>27.985918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06497" calcext:value-type="float">
            <text:p>2.06497</text:p>
          </table:table-cell>
          <table:table-cell office:value-type="float" office:value="27.093161" calcext:value-type="float">
            <text:p>27.093161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061503" calcext:value-type="float">
            <text:p>2.061503</text:p>
          </table:table-cell>
          <table:table-cell office:value-type="float" office:value="26.501646" calcext:value-type="float">
            <text:p>26.501646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056241" calcext:value-type="float">
            <text:p>2.056241</text:p>
          </table:table-cell>
          <table:table-cell office:value-type="float" office:value="25.731375" calcext:value-type="float">
            <text:p>25.731375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044824" calcext:value-type="float">
            <text:p>2.044824</text:p>
          </table:table-cell>
          <table:table-cell office:value-type="float" office:value="24.987709" calcext:value-type="float">
            <text:p>24.987709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033648" calcext:value-type="float">
            <text:p>2.033648</text:p>
          </table:table-cell>
          <table:table-cell office:value-type="float" office:value="24.190771" calcext:value-type="float">
            <text:p>24.190771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018569" calcext:value-type="float">
            <text:p>2.018569</text:p>
          </table:table-cell>
          <table:table-cell office:value-type="float" office:value="23.444679" calcext:value-type="float">
            <text:p>23.444679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98908" calcext:value-type="float">
            <text:p>1.998908</text:p>
          </table:table-cell>
          <table:table-cell office:value-type="float" office:value="22.582285" calcext:value-type="float">
            <text:p>22.582285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86933" calcext:value-type="float">
            <text:p>1.986933</text:p>
          </table:table-cell>
          <table:table-cell office:value-type="float" office:value="22.020435" calcext:value-type="float">
            <text:p>22.020435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7709" calcext:value-type="float">
            <text:p>1.97709</text:p>
          </table:table-cell>
          <table:table-cell office:value-type="float" office:value="21.476828" calcext:value-type="float">
            <text:p>21.476828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73552" calcext:value-type="float">
            <text:p>1.973552</text:p>
          </table:table-cell>
          <table:table-cell office:value-type="float" office:value="20.978012" calcext:value-type="float">
            <text:p>20.978012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75078" calcext:value-type="float">
            <text:p>1.975078</text:p>
          </table:table-cell>
          <table:table-cell office:value-type="float" office:value="20.593191" calcext:value-type="float">
            <text:p>20.593191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76339" calcext:value-type="float">
            <text:p>1.976339</text:p>
          </table:table-cell>
          <table:table-cell office:value-type="float" office:value="20.163464" calcext:value-type="float">
            <text:p>20.163464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83102" calcext:value-type="float">
            <text:p>1.983102</text:p>
          </table:table-cell>
          <table:table-cell office:value-type="float" office:value="19.796829" calcext:value-type="float">
            <text:p>19.796829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95321" calcext:value-type="float">
            <text:p>1.995321</text:p>
          </table:table-cell>
          <table:table-cell office:value-type="float" office:value="19.645887" calcext:value-type="float">
            <text:p>19.645887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11417" calcext:value-type="float">
            <text:p>2.011417</text:p>
          </table:table-cell>
          <table:table-cell office:value-type="float" office:value="19.440464" calcext:value-type="float">
            <text:p>19.440464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033576" calcext:value-type="float">
            <text:p>2.033576</text:p>
          </table:table-cell>
          <table:table-cell office:value-type="float" office:value="19.391344" calcext:value-type="float">
            <text:p>19.391344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061478" calcext:value-type="float">
            <text:p>2.061478</text:p>
          </table:table-cell>
          <table:table-cell office:value-type="float" office:value="19.325314" calcext:value-type="float">
            <text:p>19.325314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083684" calcext:value-type="float">
            <text:p>2.083684</text:p>
          </table:table-cell>
          <table:table-cell office:value-type="float" office:value="19.251949" calcext:value-type="float">
            <text:p>19.251949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06933" calcext:value-type="float">
            <text:p>2.106933</text:p>
          </table:table-cell>
          <table:table-cell office:value-type="float" office:value="19.172585" calcext:value-type="float">
            <text:p>19.172585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129624" calcext:value-type="float">
            <text:p>2.129624</text:p>
          </table:table-cell>
          <table:table-cell office:value-type="float" office:value="19.133162" calcext:value-type="float">
            <text:p>19.133162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150399" calcext:value-type="float">
            <text:p>2.150399</text:p>
          </table:table-cell>
          <table:table-cell office:value-type="float" office:value="19.074402" calcext:value-type="float">
            <text:p>19.074402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166133" calcext:value-type="float">
            <text:p>2.166133</text:p>
          </table:table-cell>
          <table:table-cell office:value-type="float" office:value="18.976797" calcext:value-type="float">
            <text:p>18.976797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179635" calcext:value-type="float">
            <text:p>2.179635</text:p>
          </table:table-cell>
          <table:table-cell office:value-type="float" office:value="18.868341" calcext:value-type="float">
            <text:p>18.868341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182909" calcext:value-type="float">
            <text:p>2.182909</text:p>
          </table:table-cell>
          <table:table-cell office:value-type="float" office:value="18.637405" calcext:value-type="float">
            <text:p>18.637405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179441" calcext:value-type="float">
            <text:p>2.179441</text:p>
          </table:table-cell>
          <table:table-cell office:value-type="float" office:value="18.446526" calcext:value-type="float">
            <text:p>18.446526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18.163467" calcext:value-type="float">
            <text:p>18.163467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163418" calcext:value-type="float">
            <text:p>2.163418</text:p>
          </table:table-cell>
          <table:table-cell office:value-type="float" office:value="17.909557" calcext:value-type="float">
            <text:p>17.909557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154667" calcext:value-type="float">
            <text:p>2.154667</text:p>
          </table:table-cell>
          <table:table-cell office:value-type="float" office:value="17.599829" calcext:value-type="float">
            <text:p>17.599829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140775" calcext:value-type="float">
            <text:p>2.140775</text:p>
          </table:table-cell>
          <table:table-cell office:value-type="float" office:value="17.307131" calcext:value-type="float">
            <text:p>17.307131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125527" calcext:value-type="float">
            <text:p>2.125527</text:p>
          </table:table-cell>
          <table:table-cell office:value-type="float" office:value="16.965889" calcext:value-type="float">
            <text:p>16.965889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109138" calcext:value-type="float">
            <text:p>2.109138</text:p>
          </table:table-cell>
          <table:table-cell office:value-type="float" office:value="16.682892" calcext:value-type="float">
            <text:p>16.682892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091879" calcext:value-type="float">
            <text:p>2.091879</text:p>
          </table:table-cell>
          <table:table-cell office:value-type="float" office:value="16.358616" calcext:value-type="float">
            <text:p>16.358616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07532" calcext:value-type="float">
            <text:p>2.07532</text:p>
          </table:table-cell>
          <table:table-cell office:value-type="float" office:value="16.046526" calcext:value-type="float">
            <text:p>16.046526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058836" calcext:value-type="float">
            <text:p>2.058836</text:p>
          </table:table-cell>
          <table:table-cell office:value-type="float" office:value="15.771952" calcext:value-type="float">
            <text:p>15.771952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041793" calcext:value-type="float">
            <text:p>2.041793</text:p>
          </table:table-cell>
          <table:table-cell office:value-type="float" office:value="15.447739" calcext:value-type="float">
            <text:p>15.447739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024339" calcext:value-type="float">
            <text:p>2.024339</text:p>
          </table:table-cell>
          <table:table-cell office:value-type="float" office:value="15.117405" calcext:value-type="float">
            <text:p>15.117405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08314" calcext:value-type="float">
            <text:p>2.008314</text:p>
          </table:table-cell>
          <table:table-cell office:value-type="float" office:value="14.827132" calcext:value-type="float">
            <text:p>14.827132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89309" calcext:value-type="float">
            <text:p>1.989309</text:p>
          </table:table-cell>
          <table:table-cell office:value-type="float" office:value="14.538011" calcext:value-type="float">
            <text:p>14.538011</text:p>
          </table:table-cell>
          <table:table-cell table:number-columns-repeated="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78326" calcext:value-type="float">
            <text:p>1.978326</text:p>
          </table:table-cell>
          <table:table-cell office:value-type="float" office:value="14.279253" calcext:value-type="float">
            <text:p>14.279253</text:p>
          </table:table-cell>
          <table:table-cell table:number-columns-repeated="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6126" calcext:value-type="float">
            <text:p>1.96126</text:p>
          </table:table-cell>
          <table:table-cell office:value-type="float" office:value="14.07377" calcext:value-type="float">
            <text:p>14.07377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44363" calcext:value-type="float">
            <text:p>1.944363</text:p>
          </table:table-cell>
          <table:table-cell office:value-type="float" office:value="13.810161" calcext:value-type="float">
            <text:p>13.810161</text:p>
          </table:table-cell>
          <table:table-cell table:number-columns-repeated="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30618" calcext:value-type="float">
            <text:p>1.930618</text:p>
          </table:table-cell>
          <table:table-cell office:value-type="float" office:value="13.561042" calcext:value-type="float">
            <text:p>13.561042</text:p>
          </table:table-cell>
          <table:table-cell table:number-columns-repeated="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15199" calcext:value-type="float">
            <text:p>1.915199</text:p>
          </table:table-cell>
          <table:table-cell office:value-type="float" office:value="13.314404" calcext:value-type="float">
            <text:p>13.314404</text:p>
          </table:table-cell>
          <table:table-cell table:number-columns-repeated="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03588" calcext:value-type="float">
            <text:p>1.903588</text:p>
          </table:table-cell>
          <table:table-cell office:value-type="float" office:value="13.033768" calcext:value-type="float">
            <text:p>13.033768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895902" calcext:value-type="float">
            <text:p>1.895902</text:p>
          </table:table-cell>
          <table:table-cell office:value-type="float" office:value="12.876828" calcext:value-type="float">
            <text:p>12.876828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886957" calcext:value-type="float">
            <text:p>1.886957</text:p>
          </table:table-cell>
          <table:table-cell office:value-type="float" office:value="12.627709" calcext:value-type="float">
            <text:p>12.627709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81987" calcext:value-type="float">
            <text:p>1.881987</text:p>
          </table:table-cell>
          <table:table-cell office:value-type="float" office:value="12.522889" calcext:value-type="float">
            <text:p>12.522889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870085" calcext:value-type="float">
            <text:p>1.870085</text:p>
          </table:table-cell>
          <table:table-cell office:value-type="float" office:value="12.254375" calcext:value-type="float">
            <text:p>12.254375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864484" calcext:value-type="float">
            <text:p>1.864484</text:p>
          </table:table-cell>
          <table:table-cell office:value-type="float" office:value="12.07198" calcext:value-type="float">
            <text:p>12.07198</text:p>
          </table:table-cell>
          <table:table-cell table:number-columns-repeated="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858036" calcext:value-type="float">
            <text:p>1.858036</text:p>
          </table:table-cell>
          <table:table-cell office:value-type="float" office:value="11.914981" calcext:value-type="float">
            <text:p>11.914981</text:p>
          </table:table-cell>
          <table:table-cell table:number-columns-repeated="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849623" calcext:value-type="float">
            <text:p>1.849623</text:p>
          </table:table-cell>
          <table:table-cell office:value-type="float" office:value="11.693798" calcext:value-type="float">
            <text:p>11.693798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842473" calcext:value-type="float">
            <text:p>1.842473</text:p>
          </table:table-cell>
          <table:table-cell office:value-type="float" office:value="11.545283" calcext:value-type="float">
            <text:p>11.545283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830738" calcext:value-type="float">
            <text:p>1.830738</text:p>
          </table:table-cell>
          <table:table-cell office:value-type="float" office:value="11.367737" calcext:value-type="float">
            <text:p>11.367737</text:p>
          </table:table-cell>
          <table:table-cell table:number-columns-repeated="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819223" calcext:value-type="float">
            <text:p>1.819223</text:p>
          </table:table-cell>
          <table:table-cell office:value-type="float" office:value="11.096223" calcext:value-type="float">
            <text:p>11.096223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815879" calcext:value-type="float">
            <text:p>1.815879</text:p>
          </table:table-cell>
          <table:table-cell office:value-type="float" office:value="10.985284" calcext:value-type="float">
            <text:p>10.985284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809308" calcext:value-type="float">
            <text:p>1.809308</text:p>
          </table:table-cell>
          <table:table-cell office:value-type="float" office:value="10.867131" calcext:value-type="float">
            <text:p>10.867131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805018" calcext:value-type="float">
            <text:p>1.805018</text:p>
          </table:table-cell>
          <table:table-cell office:value-type="float" office:value="10.678617" calcext:value-type="float">
            <text:p>10.678617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800945" calcext:value-type="float">
            <text:p>1.800945</text:p>
          </table:table-cell>
          <table:table-cell office:value-type="float" office:value="10.585919" calcext:value-type="float">
            <text:p>10.585919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795418" calcext:value-type="float">
            <text:p>1.795418</text:p>
          </table:table-cell>
          <table:table-cell office:value-type="float" office:value="10.433768" calcext:value-type="float">
            <text:p>10.433768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789575" calcext:value-type="float">
            <text:p>1.789575</text:p>
          </table:table-cell>
          <table:table-cell office:value-type="float" office:value="10.322888" calcext:value-type="float">
            <text:p>10.322888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83878" calcext:value-type="float">
            <text:p>1.783878</text:p>
          </table:table-cell>
          <table:table-cell office:value-type="float" office:value="10.146497" calcext:value-type="float">
            <text:p>10.146497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776945" calcext:value-type="float">
            <text:p>1.776945</text:p>
          </table:table-cell>
          <table:table-cell office:value-type="float" office:value="9.993192" calcext:value-type="float">
            <text:p>9.993192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770254" calcext:value-type="float">
            <text:p>1.770254</text:p>
          </table:table-cell>
          <table:table-cell office:value-type="float" office:value="9.864072" calcext:value-type="float">
            <text:p>9.864072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62811" calcext:value-type="float">
            <text:p>1.762811</text:p>
          </table:table-cell>
          <table:table-cell office:value-type="float" office:value="9.702282" calcext:value-type="float">
            <text:p>9.702282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75246" calcext:value-type="float">
            <text:p>1.75246</text:p>
          </table:table-cell>
          <table:table-cell office:value-type="float" office:value="9.642252" calcext:value-type="float">
            <text:p>9.642252</text:p>
          </table:table-cell>
          <table:table-cell table:number-columns-repeated="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745502" calcext:value-type="float">
            <text:p>1.745502</text:p>
          </table:table-cell>
          <table:table-cell office:value-type="float" office:value="9.492585" calcext:value-type="float">
            <text:p>9.492585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37697" calcext:value-type="float">
            <text:p>1.737697</text:p>
          </table:table-cell>
          <table:table-cell office:value-type="float" office:value="9.359828" calcext:value-type="float">
            <text:p>9.359828</text:p>
          </table:table-cell>
          <table:table-cell table:number-columns-repeated="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727102" calcext:value-type="float">
            <text:p>1.727102</text:p>
          </table:table-cell>
          <table:table-cell office:value-type="float" office:value="9.184706" calcext:value-type="float">
            <text:p>9.184706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719539" calcext:value-type="float">
            <text:p>1.719539</text:p>
          </table:table-cell>
          <table:table-cell office:value-type="float" office:value="9.031343" calcext:value-type="float">
            <text:p>9.031343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712144" calcext:value-type="float">
            <text:p>1.712144</text:p>
          </table:table-cell>
          <table:table-cell office:value-type="float" office:value="8.840465" calcext:value-type="float">
            <text:p>8.840465</text:p>
          </table:table-cell>
          <table:table-cell table:number-columns-repeated="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704048" calcext:value-type="float">
            <text:p>1.704048</text:p>
          </table:table-cell>
          <table:table-cell office:value-type="float" office:value="8.693161" calcext:value-type="float">
            <text:p>8.693161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697284" calcext:value-type="float">
            <text:p>1.697284</text:p>
          </table:table-cell>
          <table:table-cell office:value-type="float" office:value="8.567737" calcext:value-type="float">
            <text:p>8.567737</text:p>
          </table:table-cell>
          <table:table-cell table:number-columns-repeated="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683588" calcext:value-type="float">
            <text:p>1.683588</text:p>
          </table:table-cell>
          <table:table-cell office:value-type="float" office:value="8.450738" calcext:value-type="float">
            <text:p>8.450738</text:p>
          </table:table-cell>
          <table:table-cell table:number-columns-repeated="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670496" calcext:value-type="float">
            <text:p>1.670496</text:p>
          </table:table-cell>
          <table:table-cell office:value-type="float" office:value="8.326524" calcext:value-type="float">
            <text:p>8.326524</text:p>
          </table:table-cell>
          <table:table-cell table:number-columns-repeated="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651078" calcext:value-type="float">
            <text:p>1.651078</text:p>
          </table:table-cell>
          <table:table-cell office:value-type="float" office:value="8.18892" calcext:value-type="float">
            <text:p>8.18892</text:p>
          </table:table-cell>
          <table:table-cell table:number-columns-repeated="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633842" calcext:value-type="float">
            <text:p>1.633842</text:p>
          </table:table-cell>
          <table:table-cell office:value-type="float" office:value="7.97801" calcext:value-type="float">
            <text:p>7.97801</text:p>
          </table:table-cell>
          <table:table-cell table:number-columns-repeated="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618569" calcext:value-type="float">
            <text:p>1.618569</text:p>
          </table:table-cell>
          <table:table-cell office:value-type="float" office:value="7.806525" calcext:value-type="float">
            <text:p>7.806525</text:p>
          </table:table-cell>
          <table:table-cell table:number-columns-repeated="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604" calcext:value-type="float">
            <text:p>1.604</text:p>
          </table:table-cell>
          <table:table-cell office:value-type="float" office:value="7.628921" calcext:value-type="float">
            <text:p>7.628921</text:p>
          </table:table-cell>
          <table:table-cell table:number-columns-repeated="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591951" calcext:value-type="float">
            <text:p>1.591951</text:p>
          </table:table-cell>
          <table:table-cell office:value-type="float" office:value="7.430768" calcext:value-type="float">
            <text:p>7.430768</text:p>
          </table:table-cell>
          <table:table-cell table:number-columns-repeated="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573721" calcext:value-type="float">
            <text:p>1.573721</text:p>
          </table:table-cell>
          <table:table-cell office:value-type="float" office:value="7.250738" calcext:value-type="float">
            <text:p>7.250738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555514" calcext:value-type="float">
            <text:p>1.555514</text:p>
          </table:table-cell>
          <table:table-cell office:value-type="float" office:value="7.105919" calcext:value-type="float">
            <text:p>7.105919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539054" calcext:value-type="float">
            <text:p>1.539054</text:p>
          </table:table-cell>
          <table:table-cell office:value-type="float" office:value="6.971951" calcext:value-type="float">
            <text:p>6.971951</text:p>
          </table:table-cell>
          <table:table-cell table:number-columns-repeated="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21284" calcext:value-type="float">
            <text:p>1.521284</text:p>
          </table:table-cell>
          <table:table-cell office:value-type="float" office:value="6.856223" calcext:value-type="float">
            <text:p>6.856223</text:p>
          </table:table-cell>
          <table:table-cell table:number-columns-repeated="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08485" calcext:value-type="float">
            <text:p>1.508485</text:p>
          </table:table-cell>
          <table:table-cell office:value-type="float" office:value="6.687102" calcext:value-type="float">
            <text:p>6.687102</text:p>
          </table:table-cell>
          <table:table-cell table:number-columns-repeated="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92145" calcext:value-type="float">
            <text:p>1.492145</text:p>
          </table:table-cell>
          <table:table-cell office:value-type="float" office:value="6.505919" calcext:value-type="float">
            <text:p>6.505919</text:p>
          </table:table-cell>
          <table:table-cell table:number-columns-repeated="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224" calcext:value-type="float">
            <text:p>1.475224</text:p>
          </table:table-cell>
          <table:table-cell office:value-type="float" office:value="6.367101" calcext:value-type="float">
            <text:p>6.367101</text:p>
          </table:table-cell>
          <table:table-cell table:number-columns-repeated="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61357" calcext:value-type="float">
            <text:p>1.461357</text:p>
          </table:table-cell>
          <table:table-cell office:value-type="float" office:value="6.223495" calcext:value-type="float">
            <text:p>6.223495</text:p>
          </table:table-cell>
          <table:table-cell table:number-columns-repeated="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4206" calcext:value-type="float">
            <text:p>1.44206</text:p>
          </table:table-cell>
          <table:table-cell office:value-type="float" office:value="6.082254" calcext:value-type="float">
            <text:p>6.082254</text:p>
          </table:table-cell>
          <table:table-cell table:number-columns-repeated="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27272" calcext:value-type="float">
            <text:p>1.427272</text:p>
          </table:table-cell>
          <table:table-cell office:value-type="float" office:value="5.941071" calcext:value-type="float">
            <text:p>5.941071</text:p>
          </table:table-cell>
          <table:table-cell table:number-columns-repeated="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13357" calcext:value-type="float">
            <text:p>1.413357</text:p>
          </table:table-cell>
          <table:table-cell office:value-type="float" office:value="5.819224" calcext:value-type="float">
            <text:p>5.819224</text:p>
          </table:table-cell>
          <table:table-cell table:number-columns-repeated="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92" calcext:value-type="float">
            <text:p>1.392</text:p>
          </table:table-cell>
          <table:table-cell office:value-type="float" office:value="5.727102" calcext:value-type="float">
            <text:p>5.727102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379151" calcext:value-type="float">
            <text:p>1.379151</text:p>
          </table:table-cell>
          <table:table-cell office:value-type="float" office:value="5.628344" calcext:value-type="float">
            <text:p>5.628344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36543" calcext:value-type="float">
            <text:p>1.36543</text:p>
          </table:table-cell>
          <table:table-cell office:value-type="float" office:value="5.500435" calcext:value-type="float">
            <text:p>5.500435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348532" calcext:value-type="float">
            <text:p>1.348532</text:p>
          </table:table-cell>
          <table:table-cell office:value-type="float" office:value="5.333797" calcext:value-type="float">
            <text:p>5.333797</text:p>
          </table:table-cell>
          <table:table-cell table:number-columns-repeated="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329163" calcext:value-type="float">
            <text:p>1.329163</text:p>
          </table:table-cell>
          <table:table-cell office:value-type="float" office:value="5.146496" calcext:value-type="float">
            <text:p>5.146496</text:p>
          </table:table-cell>
          <table:table-cell table:number-columns-repeated="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316702" calcext:value-type="float">
            <text:p>1.316702</text:p>
          </table:table-cell>
          <table:table-cell office:value-type="float" office:value="5.027131" calcext:value-type="float">
            <text:p>5.027131</text:p>
          </table:table-cell>
          <table:table-cell table:number-columns-repeated="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299563" calcext:value-type="float">
            <text:p>1.299563</text:p>
          </table:table-cell>
          <table:table-cell office:value-type="float" office:value="4.88589" calcext:value-type="float">
            <text:p>4.88589</text:p>
          </table:table-cell>
          <table:table-cell table:number-columns-repeated="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90448" calcext:value-type="float">
            <text:p>1.290448</text:p>
          </table:table-cell>
          <table:table-cell office:value-type="float" office:value="4.821071" calcext:value-type="float">
            <text:p>4.821071</text:p>
          </table:table-cell>
          <table:table-cell table:number-columns-repeated="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28177" calcext:value-type="float">
            <text:p>1.28177</text:p>
          </table:table-cell>
          <table:table-cell office:value-type="float" office:value="4.688314" calcext:value-type="float">
            <text:p>4.688314</text:p>
          </table:table-cell>
          <table:table-cell table:number-columns-repeated="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269866" calcext:value-type="float">
            <text:p>1.269866</text:p>
          </table:table-cell>
          <table:table-cell office:value-type="float" office:value="4.584707" calcext:value-type="float">
            <text:p>4.584707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259394" calcext:value-type="float">
            <text:p>1.259394</text:p>
          </table:table-cell>
          <table:table-cell office:value-type="float" office:value="4.399829" calcext:value-type="float">
            <text:p>4.399829</text:p>
          </table:table-cell>
          <table:table-cell table:number-columns-repeated="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250811" calcext:value-type="float">
            <text:p>1.250811</text:p>
          </table:table-cell>
          <table:table-cell office:value-type="float" office:value="4.280465" calcext:value-type="float">
            <text:p>4.280465</text:p>
          </table:table-cell>
          <table:table-cell table:number-columns-repeated="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233745" calcext:value-type="float">
            <text:p>1.233745</text:p>
          </table:table-cell>
          <table:table-cell office:value-type="float" office:value="4.132586" calcext:value-type="float">
            <text:p>4.132586</text:p>
          </table:table-cell>
          <table:table-cell table:number-columns-repeated="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220775" calcext:value-type="float">
            <text:p>1.220775</text:p>
          </table:table-cell>
          <table:table-cell office:value-type="float" office:value="4.056799" calcext:value-type="float">
            <text:p>4.056799</text:p>
          </table:table-cell>
          <table:table-cell table:number-columns-repeated="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208048" calcext:value-type="float">
            <text:p>1.208048</text:p>
          </table:table-cell>
          <table:table-cell office:value-type="float" office:value="3.914404" calcext:value-type="float">
            <text:p>3.914404</text:p>
          </table:table-cell>
          <table:table-cell table:number-columns-repeated="1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92897" calcext:value-type="float">
            <text:p>1.192897</text:p>
          </table:table-cell>
          <table:table-cell office:value-type="float" office:value="3.76589" calcext:value-type="float">
            <text:p>3.76589</text:p>
          </table:table-cell>
          <table:table-cell table:number-columns-repeated="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185017" calcext:value-type="float">
            <text:p>1.185017</text:p>
          </table:table-cell>
          <table:table-cell office:value-type="float" office:value="3.667131" calcext:value-type="float">
            <text:p>3.667131</text:p>
          </table:table-cell>
          <table:table-cell table:number-columns-repeated="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75103" calcext:value-type="float">
            <text:p>1.175103</text:p>
          </table:table-cell>
          <table:table-cell office:value-type="float" office:value="3.562254" calcext:value-type="float">
            <text:p>3.562254</text:p>
          </table:table-cell>
          <table:table-cell table:number-columns-repeated="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70569" calcext:value-type="float">
            <text:p>1.170569</text:p>
          </table:table-cell>
          <table:table-cell office:value-type="float" office:value="3.487737" calcext:value-type="float">
            <text:p>3.487737</text:p>
          </table:table-cell>
          <table:table-cell table:number-columns-repeated="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164" calcext:value-type="float">
            <text:p>1.164</text:p>
          </table:table-cell>
          <table:table-cell office:value-type="float" office:value="3.442253" calcext:value-type="float">
            <text:p>3.442253</text:p>
          </table:table-cell>
          <table:table-cell table:number-columns-repeated="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159272" calcext:value-type="float">
            <text:p>1.159272</text:p>
          </table:table-cell>
          <table:table-cell office:value-type="float" office:value="3.353192" calcext:value-type="float">
            <text:p>3.353192</text:p>
          </table:table-cell>
          <table:table-cell table:number-columns-repeated="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53357" calcext:value-type="float">
            <text:p>1.153357</text:p>
          </table:table-cell>
          <table:table-cell office:value-type="float" office:value="3.30286" calcext:value-type="float">
            <text:p>3.30286</text:p>
          </table:table-cell>
          <table:table-cell table:number-columns-repeated="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142739" calcext:value-type="float">
            <text:p>1.142739</text:p>
          </table:table-cell>
          <table:table-cell office:value-type="float" office:value="3.130738" calcext:value-type="float">
            <text:p>3.130738</text:p>
          </table:table-cell>
          <table:table-cell table:number-columns-repeated="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133866" calcext:value-type="float">
            <text:p>1.133866</text:p>
          </table:table-cell>
          <table:table-cell office:value-type="float" office:value="3.017435" calcext:value-type="float">
            <text:p>3.017435</text:p>
          </table:table-cell>
          <table:table-cell table:number-columns-repeated="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115176" calcext:value-type="float">
            <text:p>1.115176</text:p>
          </table:table-cell>
          <table:table-cell office:value-type="float" office:value="2.888314" calcext:value-type="float">
            <text:p>2.888314</text:p>
          </table:table-cell>
          <table:table-cell table:number-columns-repeated="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102932" calcext:value-type="float">
            <text:p>1.102932</text:p>
          </table:table-cell>
          <table:table-cell office:value-type="float" office:value="2.773798" calcext:value-type="float">
            <text:p>2.773798</text:p>
          </table:table-cell>
          <table:table-cell table:number-columns-repeated="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93794" calcext:value-type="float">
            <text:p>1.093794</text:p>
          </table:table-cell>
          <table:table-cell office:value-type="float" office:value="2.727102" calcext:value-type="float">
            <text:p>2.727102</text:p>
          </table:table-cell>
          <table:table-cell table:number-columns-repeated="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8286" calcext:value-type="float">
            <text:p>1.08286</text:p>
          </table:table-cell>
          <table:table-cell office:value-type="float" office:value="2.645313" calcext:value-type="float">
            <text:p>2.645313</text:p>
          </table:table-cell>
          <table:table-cell table:number-columns-repeated="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2.511344" calcext:value-type="float">
            <text:p>2.511344</text:p>
          </table:table-cell>
          <table:table-cell table:number-columns-repeated="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2.410162" calcext:value-type="float">
            <text:p>2.410162</text:p>
          </table:table-cell>
          <table:table-cell table:number-columns-repeated="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51078" calcext:value-type="float">
            <text:p>1.051078</text:p>
          </table:table-cell>
          <table:table-cell office:value-type="float" office:value="2.251374" calcext:value-type="float">
            <text:p>2.251374</text:p>
          </table:table-cell>
          <table:table-cell table:number-columns-repeated="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042109" calcext:value-type="float">
            <text:p>1.042109</text:p>
          </table:table-cell>
          <table:table-cell office:value-type="float" office:value="2.170738" calcext:value-type="float">
            <text:p>2.170738</text:p>
          </table:table-cell>
          <table:table-cell table:number-columns-repeated="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34448" calcext:value-type="float">
            <text:p>1.034448</text:p>
          </table:table-cell>
          <table:table-cell office:value-type="float" office:value="2.103495" calcext:value-type="float">
            <text:p>2.103495</text:p>
          </table:table-cell>
          <table:table-cell table:number-columns-repeated="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27879" calcext:value-type="float">
            <text:p>1.027879</text:p>
          </table:table-cell>
          <table:table-cell office:value-type="float" office:value="1.996193" calcext:value-type="float">
            <text:p>1.996193</text:p>
          </table:table-cell>
          <table:table-cell table:number-columns-repeated="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22714" calcext:value-type="float">
            <text:p>1.022714</text:p>
          </table:table-cell>
          <table:table-cell office:value-type="float" office:value="1.961677" calcext:value-type="float">
            <text:p>1.961677</text:p>
          </table:table-cell>
          <table:table-cell table:number-columns-repeated="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016945" calcext:value-type="float">
            <text:p>1.016945</text:p>
          </table:table-cell>
          <table:table-cell office:value-type="float" office:value="1.884678" calcext:value-type="float">
            <text:p>1.884678</text:p>
          </table:table-cell>
          <table:table-cell table:number-columns-repeated="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013454" calcext:value-type="float">
            <text:p>1.013454</text:p>
          </table:table-cell>
          <table:table-cell office:value-type="float" office:value="1.833192" calcext:value-type="float">
            <text:p>1.833192</text:p>
          </table:table-cell>
          <table:table-cell table:number-columns-repeated="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010472" calcext:value-type="float">
            <text:p>1.010472</text:p>
          </table:table-cell>
          <table:table-cell office:value-type="float" office:value="1.74286" calcext:value-type="float">
            <text:p>1.74286</text:p>
          </table:table-cell>
          <table:table-cell table:number-columns-repeated="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009842" calcext:value-type="float">
            <text:p>1.009842</text:p>
          </table:table-cell>
          <table:table-cell office:value-type="float" office:value="1.618011" calcext:value-type="float">
            <text:p>1.618011</text:p>
          </table:table-cell>
          <table:table-cell table:number-columns-repeated="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003854" calcext:value-type="float">
            <text:p>1.003854</text:p>
          </table:table-cell>
          <table:table-cell office:value-type="float" office:value="1.56895" calcext:value-type="float">
            <text:p>1.56895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98909" calcext:value-type="float">
            <text:p>0.998909</text:p>
          </table:table-cell>
          <table:table-cell office:value-type="float" office:value="1.500436" calcext:value-type="float">
            <text:p>1.500436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92605" calcext:value-type="float">
            <text:p>0.992605</text:p>
          </table:table-cell>
          <table:table-cell office:value-type="float" office:value="1.423495" calcext:value-type="float">
            <text:p>1.423495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87588" calcext:value-type="float">
            <text:p>0.987588</text:p>
          </table:table-cell>
          <table:table-cell office:value-type="float" office:value="1.352557" calcext:value-type="float">
            <text:p>1.352557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84169" calcext:value-type="float">
            <text:p>0.984169</text:p>
          </table:table-cell>
          <table:table-cell office:value-type="float" office:value="1.239253" calcext:value-type="float">
            <text:p>1.239253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78618" calcext:value-type="float">
            <text:p>0.978618</text:p>
          </table:table-cell>
          <table:table-cell office:value-type="float" office:value="1.194981" calcext:value-type="float">
            <text:p>1.194981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7229" calcext:value-type="float">
            <text:p>0.97229</text:p>
          </table:table-cell>
          <table:table-cell office:value-type="float" office:value="1.116828" calcext:value-type="float">
            <text:p>1.116828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65551" calcext:value-type="float">
            <text:p>0.965551</text:p>
          </table:table-cell>
          <table:table-cell office:value-type="float" office:value="1.087737" calcext:value-type="float">
            <text:p>1.087737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60654" calcext:value-type="float">
            <text:p>0.960654</text:p>
          </table:table-cell>
          <table:table-cell office:value-type="float" office:value="1.066496" calcext:value-type="float">
            <text:p>1.066496</text:p>
          </table:table-cell>
          <table:table-cell table:number-columns-repeated="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56484" calcext:value-type="float">
            <text:p>0.956484</text:p>
          </table:table-cell>
          <table:table-cell office:value-type="float" office:value="1.047737" calcext:value-type="float">
            <text:p>1.047737</text:p>
          </table:table-cell>
          <table:table-cell table:number-columns-repeated="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50885" calcext:value-type="float">
            <text:p>0.950885</text:p>
          </table:table-cell>
          <table:table-cell office:value-type="float" office:value="1.015587" calcext:value-type="float">
            <text:p>1.015587</text:p>
          </table:table-cell>
          <table:table-cell table:number-columns-repeated="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41017" calcext:value-type="float">
            <text:p>0.941017</text:p>
          </table:table-cell>
          <table:table-cell office:value-type="float" office:value="0.985919" calcext:value-type="float">
            <text:p>0.985919</text:p>
          </table:table-cell>
          <table:table-cell table:number-columns-repeated="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33212" calcext:value-type="float">
            <text:p>0.933212</text:p>
          </table:table-cell>
          <table:table-cell office:value-type="float" office:value="0.954981" calcext:value-type="float">
            <text:p>0.954981</text:p>
          </table:table-cell>
          <table:table-cell table:number-columns-repeated="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1139" calcext:value-type="float">
            <text:p>0.921139</text:p>
          </table:table-cell>
          <table:table-cell office:value-type="float" office:value="0.856799" calcext:value-type="float">
            <text:p>0.856799</text:p>
          </table:table-cell>
          <table:table-cell table:number-columns-repeated="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12678" calcext:value-type="float">
            <text:p>0.912678</text:p>
          </table:table-cell>
          <table:table-cell office:value-type="float" office:value="0.834404" calcext:value-type="float">
            <text:p>0.834404</text:p>
          </table:table-cell>
          <table:table-cell table:number-columns-repeated="1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02278" calcext:value-type="float">
            <text:p>0.902278</text:p>
          </table:table-cell>
          <table:table-cell office:value-type="float" office:value="0.825284" calcext:value-type="float">
            <text:p>0.825284</text:p>
          </table:table-cell>
          <table:table-cell table:number-columns-repeated="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894641" calcext:value-type="float">
            <text:p>0.894641</text:p>
          </table:table-cell>
          <table:table-cell office:value-type="float" office:value="0.813798" calcext:value-type="float">
            <text:p>0.813798</text:p>
          </table:table-cell>
          <table:table-cell table:number-columns-repeated="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888169" calcext:value-type="float">
            <text:p>0.888169</text:p>
          </table:table-cell>
          <table:table-cell office:value-type="float" office:value="0.774375" calcext:value-type="float">
            <text:p>0.774375</text:p>
          </table:table-cell>
          <table:table-cell table:number-columns-repeated="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881187" calcext:value-type="float">
            <text:p>0.881187</text:p>
          </table:table-cell>
          <table:table-cell office:value-type="float" office:value="0.730162" calcext:value-type="float">
            <text:p>0.730162</text:p>
          </table:table-cell>
          <table:table-cell table:number-columns-repeated="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75757" calcext:value-type="float">
            <text:p>0.875757</text:p>
          </table:table-cell>
          <table:table-cell office:value-type="float" office:value="0.667708" calcext:value-type="float">
            <text:p>0.667708</text:p>
          </table:table-cell>
          <table:table-cell table:number-columns-repeated="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868557" calcext:value-type="float">
            <text:p>0.868557</text:p>
          </table:table-cell>
          <table:table-cell office:value-type="float" office:value="0.670132" calcext:value-type="float">
            <text:p>0.670132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868435" calcext:value-type="float">
            <text:p>0.868435</text:p>
          </table:table-cell>
          <table:table-cell office:value-type="float" office:value="0.662283" calcext:value-type="float">
            <text:p>0.662283</text:p>
          </table:table-cell>
          <table:table-cell table:number-columns-repeated="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867491" calcext:value-type="float">
            <text:p>0.867491</text:p>
          </table:table-cell>
          <table:table-cell office:value-type="float" office:value="0.660435" calcext:value-type="float">
            <text:p>0.660435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869478" calcext:value-type="float">
            <text:p>0.869478</text:p>
          </table:table-cell>
          <table:table-cell office:value-type="float" office:value="0.652586" calcext:value-type="float">
            <text:p>0.652586</text:p>
          </table:table-cell>
          <table:table-cell table:number-columns-repeated="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869285" calcext:value-type="float">
            <text:p>0.869285</text:p>
          </table:table-cell>
          <table:table-cell office:value-type="float" office:value="0.615587" calcext:value-type="float">
            <text:p>0.615587</text:p>
          </table:table-cell>
          <table:table-cell table:number-columns-repeated="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868872" calcext:value-type="float">
            <text:p>0.868872</text:p>
          </table:table-cell>
          <table:table-cell office:value-type="float" office:value="0.647737" calcext:value-type="float">
            <text:p>0.647737</text:p>
          </table:table-cell>
          <table:table-cell table:number-columns-repeated="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870302" calcext:value-type="float">
            <text:p>0.870302</text:p>
          </table:table-cell>
          <table:table-cell office:value-type="float" office:value="0.657434" calcext:value-type="float">
            <text:p>0.657434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874254" calcext:value-type="float">
            <text:p>0.874254</text:p>
          </table:table-cell>
          <table:table-cell office:value-type="float" office:value="0.674981" calcext:value-type="float">
            <text:p>0.674981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78447" calcext:value-type="float">
            <text:p>0.878447</text:p>
          </table:table-cell>
          <table:table-cell office:value-type="float" office:value="0.663495" calcext:value-type="float">
            <text:p>0.663495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883903" calcext:value-type="float">
            <text:p>0.883903</text:p>
          </table:table-cell>
          <table:table-cell office:value-type="float" office:value="0.659223" calcext:value-type="float">
            <text:p>0.659223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88926" calcext:value-type="float">
            <text:p>0.88926</text:p>
          </table:table-cell>
          <table:table-cell office:value-type="float" office:value="0.687737" calcext:value-type="float">
            <text:p>0.687737</text:p>
          </table:table-cell>
          <table:table-cell table:number-columns-repeated="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888629" calcext:value-type="float">
            <text:p>0.888629</text:p>
          </table:table-cell>
          <table:table-cell office:value-type="float" office:value="0.71198" calcext:value-type="float">
            <text:p>0.71198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889018" calcext:value-type="float">
            <text:p>0.889018</text:p>
          </table:table-cell>
          <table:table-cell office:value-type="float" office:value="0.712557" calcext:value-type="float">
            <text:p>0.712557</text:p>
          </table:table-cell>
          <table:table-cell table:number-columns-repeated="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887708" calcext:value-type="float">
            <text:p>0.887708</text:p>
          </table:table-cell>
          <table:table-cell office:value-type="float" office:value="0.692586" calcext:value-type="float">
            <text:p>0.692586</text:p>
          </table:table-cell>
          <table:table-cell table:number-columns-repeated="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882085" calcext:value-type="float">
            <text:p>0.882085</text:p>
          </table:table-cell>
          <table:table-cell office:value-type="float" office:value="0.693163" calcext:value-type="float">
            <text:p>0.693163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76145" calcext:value-type="float">
            <text:p>0.876145</text:p>
          </table:table-cell>
          <table:table-cell office:value-type="float" office:value="0.673192" calcext:value-type="float">
            <text:p>0.673192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865066" calcext:value-type="float">
            <text:p>0.865066</text:p>
          </table:table-cell>
          <table:table-cell office:value-type="float" office:value="0.653162" calcext:value-type="float">
            <text:p>0.653162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847709" calcext:value-type="float">
            <text:p>0.847709</text:p>
          </table:table-cell>
          <table:table-cell office:value-type="float" office:value="0.569526" calcext:value-type="float">
            <text:p>0.569526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83229" calcext:value-type="float">
            <text:p>0.83229</text:p>
          </table:table-cell>
          <table:table-cell office:value-type="float" office:value="0.530161" calcext:value-type="float">
            <text:p>0.530161</text:p>
          </table:table-cell>
          <table:table-cell table:number-columns-repeated="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817018" calcext:value-type="float">
            <text:p>0.817018</text:p>
          </table:table-cell>
          <table:table-cell office:value-type="float" office:value="0.529526" calcext:value-type="float">
            <text:p>0.529526</text:p>
          </table:table-cell>
          <table:table-cell table:number-columns-repeated="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806108" calcext:value-type="float">
            <text:p>0.806108</text:p>
          </table:table-cell>
          <table:table-cell office:value-type="float" office:value="0.589556" calcext:value-type="float">
            <text:p>0.589556</text:p>
          </table:table-cell>
          <table:table-cell table:number-columns-repeated="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98036" calcext:value-type="float">
            <text:p>0.798036</text:p>
          </table:table-cell>
          <table:table-cell office:value-type="float" office:value="0.602254" calcext:value-type="float">
            <text:p>0.602254</text:p>
          </table:table-cell>
          <table:table-cell table:number-columns-repeated="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81527" calcext:value-type="float">
            <text:p>0.781527</text:p>
          </table:table-cell>
          <table:table-cell office:value-type="float" office:value="0.578011" calcext:value-type="float">
            <text:p>0.578011</text:p>
          </table:table-cell>
          <table:table-cell table:number-columns-repeated="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68823" calcext:value-type="float">
            <text:p>0.768823</text:p>
          </table:table-cell>
          <table:table-cell office:value-type="float" office:value="0.554404" calcext:value-type="float">
            <text:p>0.554404</text:p>
          </table:table-cell>
          <table:table-cell table:number-columns-repeated="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753866" calcext:value-type="float">
            <text:p>0.753866</text:p>
          </table:table-cell>
          <table:table-cell office:value-type="float" office:value="0.54892" calcext:value-type="float">
            <text:p>0.54892</text:p>
          </table:table-cell>
          <table:table-cell table:number-columns-repeated="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37454" calcext:value-type="float">
            <text:p>0.737454</text:p>
          </table:table-cell>
          <table:table-cell office:value-type="float" office:value="0.526525" calcext:value-type="float">
            <text:p>0.526525</text:p>
          </table:table-cell>
          <table:table-cell table:number-columns-repeated="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723806" calcext:value-type="float">
            <text:p>0.723806</text:p>
          </table:table-cell>
          <table:table-cell office:value-type="float" office:value="0.504072" calcext:value-type="float">
            <text:p>0.504072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04751" calcext:value-type="float">
            <text:p>0.704751</text:p>
          </table:table-cell>
          <table:table-cell office:value-type="float" office:value="0.434981" calcext:value-type="float">
            <text:p>0.434981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91344" calcext:value-type="float">
            <text:p>0.691344</text:p>
          </table:table-cell>
          <table:table-cell office:value-type="float" office:value="0.394404" calcext:value-type="float">
            <text:p>0.394404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390132" calcext:value-type="float">
            <text:p>0.390132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5806" calcext:value-type="float">
            <text:p>0.65806</text:p>
          </table:table-cell>
          <table:table-cell office:value-type="float" office:value="0.387131" calcext:value-type="float">
            <text:p>0.387131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479" calcext:value-type="float">
            <text:p>0.649479</text:p>
          </table:table-cell>
          <table:table-cell office:value-type="float" office:value="0.416799" calcext:value-type="float">
            <text:p>0.416799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5515" calcext:value-type="float">
            <text:p>0.635515</text:p>
          </table:table-cell>
          <table:table-cell office:value-type="float" office:value="0.370738" calcext:value-type="float">
            <text:p>0.370738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2366" calcext:value-type="float">
            <text:p>0.62366</text:p>
          </table:table-cell>
          <table:table-cell office:value-type="float" office:value="0.341071" calcext:value-type="float">
            <text:p>0.341071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74375" calcext:value-type="float">
            <text:p>0.374375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597793" calcext:value-type="float">
            <text:p>0.597793</text:p>
          </table:table-cell>
          <table:table-cell office:value-type="float" office:value="0.393192" calcext:value-type="float">
            <text:p>0.393192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581526" calcext:value-type="float">
            <text:p>0.581526</text:p>
          </table:table-cell>
          <table:table-cell office:value-type="float" office:value="0.404101" calcext:value-type="float">
            <text:p>0.404101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71151" calcext:value-type="float">
            <text:p>0.571151</text:p>
          </table:table-cell>
          <table:table-cell office:value-type="float" office:value="0.414375" calcext:value-type="float">
            <text:p>0.414375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55966" calcext:value-type="float">
            <text:p>0.55966</text:p>
          </table:table-cell>
          <table:table-cell office:value-type="float" office:value="0.330162" calcext:value-type="float">
            <text:p>0.330162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549745" calcext:value-type="float">
            <text:p>0.549745</text:p>
          </table:table-cell>
          <table:table-cell office:value-type="float" office:value="0.322254" calcext:value-type="float">
            <text:p>0.322254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41187" calcext:value-type="float">
            <text:p>0.541187</text:p>
          </table:table-cell>
          <table:table-cell office:value-type="float" office:value="0.287737" calcext:value-type="float">
            <text:p>0.287737</text:p>
          </table:table-cell>
          <table:table-cell table:number-columns-repeated="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528557" calcext:value-type="float">
            <text:p>0.528557</text:p>
          </table:table-cell>
          <table:table-cell office:value-type="float" office:value="0.258646" calcext:value-type="float">
            <text:p>0.258646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278617" calcext:value-type="float">
            <text:p>0.278617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507005" calcext:value-type="float">
            <text:p>0.507005</text:p>
          </table:table-cell>
          <table:table-cell office:value-type="float" office:value="0.270768" calcext:value-type="float">
            <text:p>0.270768</text:p>
          </table:table-cell>
          <table:table-cell table:number-columns-repeated="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99491" calcext:value-type="float">
            <text:p>0.499491</text:p>
          </table:table-cell>
          <table:table-cell office:value-type="float" office:value="0.271345" calcext:value-type="float">
            <text:p>0.271345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258011" calcext:value-type="float">
            <text:p>0.258011</text:p>
          </table:table-cell>
          <table:table-cell table:number-columns-repeated="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77526" calcext:value-type="float">
            <text:p>0.477526</text:p>
          </table:table-cell>
          <table:table-cell office:value-type="float" office:value="0.222283" calcext:value-type="float">
            <text:p>0.222283</text:p>
          </table:table-cell>
          <table:table-cell table:number-columns-repeated="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7103" calcext:value-type="float">
            <text:p>0.47103</text:p>
          </table:table-cell>
          <table:table-cell office:value-type="float" office:value="0.201042" calcext:value-type="float">
            <text:p>0.201042</text:p>
          </table:table-cell>
          <table:table-cell table:number-columns-repeated="13"/>
        </table:table-row>
      </table:table>
      <table:table table:name="Dichroitische Spiegel" table:style-name="ta1">
        <table:shapes>
          <draw:frame draw:z-index="0" draw:style-name="gr1" draw:text-style-name="P1" svg:width="170.16mm" svg:height="107.04mm" svg:x="190.53mm" svg:y="6.64mm">
            <loext:p draw:notify-on-update-of-ranges="'Dichroitische Spiegel'.E3:'Dichroitische Spiegel'.E83 'Dichroitische Spiegel'.F2:'Dichroitische Spiegel'.F2 'Dichroitische Spiegel'.F3:'Dichroitische Spiegel'.F83 'Dichroitische Spiegel'.E3:'Dichroitische Spiegel'.E83 'Dichroitische Spiegel'.G2:'Dichroitische Spiegel'.G2 'Dichroitische Spiegel'.G3:'Dichroitische Spiegel'.G83 'Dichroitische Spiegel'.E3:'Dichroitische Spiegel'.E83 'Dichroitische Spiegel'.H2:'Dichroitische Spiegel'.H2 'Dichroitische Spiegel'.H3:'Dichroitische Spiegel'.H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3" table:default-cell-style-name="Default"/>
        <table:table-column table:style-name="co3" table:default-cell-style-name="ce7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p1</text:p>
          </table:table-cell>
          <table:table-cell table:style-name="Default" office:value-type="string" calcext:value-type="string">
            <text:p>Sp1+2</text:p>
          </table:table-cell>
          <table:table-cell table:style-name="Default"/>
          <table:table-cell office:value-type="string" calcext:value-type="string">
            <text:p>Wavelength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/>
        </table:table-row>
        <table:table-row table:style-name="ro1">
          <table:table-cell/>
          <table:table-cell office:value-type="float" office:value="50.275" calcext:value-type="float">
            <text:p>5.03E+01</text:p>
          </table:table-cell>
          <table:table-cell office:value-type="float" office:value="45.554" calcext:value-type="float">
            <text:p>4.56E+01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100-[.B3]" office:value-type="float" office:value="49.725" calcext:value-type="float">
            <text:p>49.725</text:p>
          </table:table-cell>
          <table:table-cell table:formula="of:=[.B3]-[.C3]" office:value-type="float" office:value="4.721" calcext:value-type="float">
            <text:p>4.721</text:p>
          </table:table-cell>
          <table:table-cell table:formula="of:=[.C3]*1" office:value-type="float" office:value="45.554" calcext:value-type="float">
            <text:p>4.56E+01</text:p>
          </table:table-cell>
          <table:table-cell table:style-name="ce7"/>
        </table:table-row>
        <table:table-row table:style-name="ro1">
          <table:table-cell/>
          <table:table-cell office:value-type="float" office:value="65.394" calcext:value-type="float">
            <text:p>6.54E+01</text:p>
          </table:table-cell>
          <table:table-cell office:value-type="float" office:value="48.594" calcext:value-type="float">
            <text:p>4.86E+0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100-[.B4]" office:value-type="float" office:value="34.606" calcext:value-type="float">
            <text:p>34.606</text:p>
          </table:table-cell>
          <table:table-cell table:formula="of:=[.B4]-[.C4]" office:value-type="float" office:value="16.8" calcext:value-type="float">
            <text:p>16.8</text:p>
          </table:table-cell>
          <table:table-cell table:formula="of:=[.C4]*1" office:value-type="float" office:value="48.594" calcext:value-type="float">
            <text:p>4.86E+01</text:p>
          </table:table-cell>
          <table:table-cell table:style-name="ce7"/>
        </table:table-row>
        <table:table-row table:style-name="ro1">
          <table:table-cell/>
          <table:table-cell office:value-type="float" office:value="50.905" calcext:value-type="float">
            <text:p>5.09E+01</text:p>
          </table:table-cell>
          <table:table-cell office:value-type="float" office:value="43.594" calcext:value-type="float">
            <text:p>4.36E+01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100-[.B5]" office:value-type="float" office:value="49.095" calcext:value-type="float">
            <text:p>49.095</text:p>
          </table:table-cell>
          <table:table-cell table:formula="of:=[.B5]-[.C5]" office:value-type="float" office:value="7.311" calcext:value-type="float">
            <text:p>7.311</text:p>
          </table:table-cell>
          <table:table-cell table:formula="of:=[.C5]*1" office:value-type="float" office:value="43.594" calcext:value-type="float">
            <text:p>4.36E+01</text:p>
          </table:table-cell>
          <table:table-cell table:style-name="ce7"/>
        </table:table-row>
        <table:table-row table:style-name="ro1">
          <table:table-cell/>
          <table:table-cell office:value-type="float" office:value="50.273" calcext:value-type="float">
            <text:p>5.03E+01</text:p>
          </table:table-cell>
          <table:table-cell office:value-type="float" office:value="31.656" calcext:value-type="float">
            <text:p>3.17E+0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100-[.B6]" office:value-type="float" office:value="49.727" calcext:value-type="float">
            <text:p>49.727</text:p>
          </table:table-cell>
          <table:table-cell table:formula="of:=[.B6]-[.C6]" office:value-type="float" office:value="18.617" calcext:value-type="float">
            <text:p>18.617</text:p>
          </table:table-cell>
          <table:table-cell table:formula="of:=[.C6]*1" office:value-type="float" office:value="31.656" calcext:value-type="float">
            <text:p>3.17E+01</text:p>
          </table:table-cell>
          <table:table-cell table:style-name="ce7"/>
        </table:table-row>
        <table:table-row table:style-name="ro1">
          <table:table-cell/>
          <table:table-cell office:value-type="float" office:value="27.63" calcext:value-type="float">
            <text:p>2.76E+01</text:p>
          </table:table-cell>
          <table:table-cell office:value-type="float" office:value="9.4205" calcext:value-type="float">
            <text:p>9.42E+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-[.B7]" office:value-type="float" office:value="72.37" calcext:value-type="float">
            <text:p>72.37</text:p>
          </table:table-cell>
          <table:table-cell table:formula="of:=[.B7]-[.C7]" office:value-type="float" office:value="18.2095" calcext:value-type="float">
            <text:p>18.2095</text:p>
          </table:table-cell>
          <table:table-cell table:formula="of:=[.C7]*1" office:value-type="float" office:value="9.4205" calcext:value-type="float">
            <text:p>9.42E+00</text:p>
          </table:table-cell>
          <table:table-cell table:style-name="ce7"/>
        </table:table-row>
        <table:table-row table:style-name="ro1">
          <table:table-cell/>
          <table:table-cell office:value-type="float" office:value="29.556" calcext:value-type="float">
            <text:p>2.96E+01</text:p>
          </table:table-cell>
          <table:table-cell office:value-type="float" office:value="11.519" calcext:value-type="float">
            <text:p>1.15E+01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100-[.B8]" office:value-type="float" office:value="70.444" calcext:value-type="float">
            <text:p>70.444</text:p>
          </table:table-cell>
          <table:table-cell table:formula="of:=[.B8]-[.C8]" office:value-type="float" office:value="18.037" calcext:value-type="float">
            <text:p>18.037</text:p>
          </table:table-cell>
          <table:table-cell table:formula="of:=[.C8]*1" office:value-type="float" office:value="11.519" calcext:value-type="float">
            <text:p>1.15E+01</text:p>
          </table:table-cell>
          <table:table-cell table:style-name="ce7"/>
        </table:table-row>
        <table:table-row table:style-name="ro1">
          <table:table-cell/>
          <table:table-cell office:value-type="float" office:value="27.075" calcext:value-type="float">
            <text:p>2.71E+01</text:p>
          </table:table-cell>
          <table:table-cell office:value-type="float" office:value="7.5353" calcext:value-type="float">
            <text:p>7.54E+0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100-[.B9]" office:value-type="float" office:value="72.925" calcext:value-type="float">
            <text:p>72.925</text:p>
          </table:table-cell>
          <table:table-cell table:formula="of:=[.B9]-[.C9]" office:value-type="float" office:value="19.5397" calcext:value-type="float">
            <text:p>19.5397</text:p>
          </table:table-cell>
          <table:table-cell table:formula="of:=[.C9]*1" office:value-type="float" office:value="7.5353" calcext:value-type="float">
            <text:p>7.54E+00</text:p>
          </table:table-cell>
          <table:table-cell table:style-name="ce7"/>
        </table:table-row>
        <table:table-row table:style-name="ro1">
          <table:table-cell/>
          <table:table-cell office:value-type="float" office:value="12.736" calcext:value-type="float">
            <text:p>1.27E+01</text:p>
          </table:table-cell>
          <table:table-cell office:value-type="float" office:value="2.1467" calcext:value-type="float">
            <text:p>2.15E+00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100-[.B10]" office:value-type="float" office:value="87.264" calcext:value-type="float">
            <text:p>87.264</text:p>
          </table:table-cell>
          <table:table-cell table:formula="of:=[.B10]-[.C10]" office:value-type="float" office:value="10.5893" calcext:value-type="float">
            <text:p>10.5893</text:p>
          </table:table-cell>
          <table:table-cell table:formula="of:=[.C10]*1" office:value-type="float" office:value="2.1467" calcext:value-type="float">
            <text:p>2.15E+00</text:p>
          </table:table-cell>
          <table:table-cell table:style-name="ce7"/>
        </table:table-row>
        <table:table-row table:style-name="ro1">
          <table:table-cell/>
          <table:table-cell office:value-type="float" office:value="5.5773" calcext:value-type="float">
            <text:p>5.58E+00</text:p>
          </table:table-cell>
          <table:table-cell office:value-type="float" office:value="0.91706" calcext:value-type="float">
            <text:p>9.17E-01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100-[.B11]" office:value-type="float" office:value="94.4227" calcext:value-type="float">
            <text:p>94.4227</text:p>
          </table:table-cell>
          <table:table-cell table:formula="of:=[.B11]-[.C11]" office:value-type="float" office:value="4.66024" calcext:value-type="float">
            <text:p>4.66024</text:p>
          </table:table-cell>
          <table:table-cell table:formula="of:=[.C11]*1" office:value-type="float" office:value="0.91706" calcext:value-type="float">
            <text:p>9.17E-01</text:p>
          </table:table-cell>
          <table:table-cell table:style-name="ce7"/>
        </table:table-row>
        <table:table-row table:style-name="ro1">
          <table:table-cell/>
          <table:table-cell office:value-type="float" office:value="2.4277" calcext:value-type="float">
            <text:p>2.43E+00</text:p>
          </table:table-cell>
          <table:table-cell office:value-type="float" office:value="1.0466" calcext:value-type="float">
            <text:p>1.05E+00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100-[.B12]" office:value-type="float" office:value="97.5723" calcext:value-type="float">
            <text:p>97.5723</text:p>
          </table:table-cell>
          <table:table-cell table:formula="of:=[.B12]-[.C12]" office:value-type="float" office:value="1.3811" calcext:value-type="float">
            <text:p>1.3811</text:p>
          </table:table-cell>
          <table:table-cell table:formula="of:=[.C12]*1" office:value-type="float" office:value="1.0466" calcext:value-type="float">
            <text:p>1.05E+00</text:p>
          </table:table-cell>
          <table:table-cell table:style-name="ce7"/>
        </table:table-row>
        <table:table-row table:style-name="ro1">
          <table:table-cell/>
          <table:table-cell office:value-type="float" office:value="1.2453" calcext:value-type="float">
            <text:p>1.25E+00</text:p>
          </table:table-cell>
          <table:table-cell office:value-type="float" office:value="0.42227" calcext:value-type="float">
            <text:p>4.22E-01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100-[.B13]" office:value-type="float" office:value="98.7547" calcext:value-type="float">
            <text:p>98.7547</text:p>
          </table:table-cell>
          <table:table-cell table:formula="of:=[.B13]-[.C13]" office:value-type="float" office:value="0.82303" calcext:value-type="float">
            <text:p>0.82303</text:p>
          </table:table-cell>
          <table:table-cell table:formula="of:=[.C13]*1" office:value-type="float" office:value="0.42227" calcext:value-type="float">
            <text:p>4.22E-01</text:p>
          </table:table-cell>
          <table:table-cell table:style-name="ce7"/>
        </table:table-row>
        <table:table-row table:style-name="ro1">
          <table:table-cell/>
          <table:table-cell office:value-type="float" office:value="1.1483" calcext:value-type="float">
            <text:p>1.15E+00</text:p>
          </table:table-cell>
          <table:table-cell office:value-type="float" office:value="0.25074" calcext:value-type="float">
            <text:p>2.51E-01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100-[.B14]" office:value-type="float" office:value="98.8517" calcext:value-type="float">
            <text:p>98.8517</text:p>
          </table:table-cell>
          <table:table-cell table:formula="of:=[.B14]-[.C14]" office:value-type="float" office:value="0.89756" calcext:value-type="float">
            <text:p>0.89756</text:p>
          </table:table-cell>
          <table:table-cell table:formula="of:=[.C14]*1" office:value-type="float" office:value="0.25074" calcext:value-type="float">
            <text:p>2.51E-01</text:p>
          </table:table-cell>
          <table:table-cell table:style-name="ce7"/>
        </table:table-row>
        <table:table-row table:style-name="ro1">
          <table:table-cell/>
          <table:table-cell office:value-type="float" office:value="0.80956" calcext:value-type="float">
            <text:p>8.10E-01</text:p>
          </table:table-cell>
          <table:table-cell office:value-type="float" office:value="0.24814" calcext:value-type="float">
            <text:p>2.48E-01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100-[.B15]" office:value-type="float" office:value="99.19044" calcext:value-type="float">
            <text:p>99.19044</text:p>
          </table:table-cell>
          <table:table-cell table:formula="of:=[.B15]-[.C15]" office:value-type="float" office:value="0.56142" calcext:value-type="float">
            <text:p>0.56142</text:p>
          </table:table-cell>
          <table:table-cell table:formula="of:=[.C15]*1" office:value-type="float" office:value="0.24814" calcext:value-type="float">
            <text:p>2.48E-01</text:p>
          </table:table-cell>
          <table:table-cell table:style-name="ce7"/>
        </table:table-row>
        <table:table-row table:style-name="ro1">
          <table:table-cell/>
          <table:table-cell office:value-type="float" office:value="0.90853" calcext:value-type="float">
            <text:p>9.09E-01</text:p>
          </table:table-cell>
          <table:table-cell office:value-type="float" office:value="0.30131" calcext:value-type="float">
            <text:p>3.01E-01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100-[.B16]" office:value-type="float" office:value="99.09147" calcext:value-type="float">
            <text:p>99.09147</text:p>
          </table:table-cell>
          <table:table-cell table:formula="of:=[.B16]-[.C16]" office:value-type="float" office:value="0.60722" calcext:value-type="float">
            <text:p>0.60722</text:p>
          </table:table-cell>
          <table:table-cell table:formula="of:=[.C16]*1" office:value-type="float" office:value="0.30131" calcext:value-type="float">
            <text:p>3.01E-01</text:p>
          </table:table-cell>
          <table:table-cell table:style-name="ce7"/>
        </table:table-row>
        <table:table-row table:style-name="ro1">
          <table:table-cell/>
          <table:table-cell office:value-type="float" office:value="1.4501" calcext:value-type="float">
            <text:p>1.45E+00</text:p>
          </table:table-cell>
          <table:table-cell office:value-type="float" office:value="0.31235" calcext:value-type="float">
            <text:p>3.12E-01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100-[.B17]" office:value-type="float" office:value="98.5499" calcext:value-type="float">
            <text:p>98.5499</text:p>
          </table:table-cell>
          <table:table-cell table:formula="of:=[.B17]-[.C17]" office:value-type="float" office:value="1.13775" calcext:value-type="float">
            <text:p>1.13775</text:p>
          </table:table-cell>
          <table:table-cell table:formula="of:=[.C17]*1" office:value-type="float" office:value="0.31235" calcext:value-type="float">
            <text:p>3.12E-01</text:p>
          </table:table-cell>
          <table:table-cell/>
        </table:table-row>
        <table:table-row table:style-name="ro1">
          <table:table-cell/>
          <table:table-cell office:value-type="float" office:value="2.8482" calcext:value-type="float">
            <text:p>2.85E+00</text:p>
          </table:table-cell>
          <table:table-cell office:value-type="float" office:value="0.36281" calcext:value-type="float">
            <text:p>3.63E-01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100-[.B18]" office:value-type="float" office:value="97.1518" calcext:value-type="float">
            <text:p>97.1518</text:p>
          </table:table-cell>
          <table:table-cell table:formula="of:=[.B18]-[.C18]" office:value-type="float" office:value="2.48539" calcext:value-type="float">
            <text:p>2.48539</text:p>
          </table:table-cell>
          <table:table-cell table:formula="of:=[.C18]*1" office:value-type="float" office:value="0.36281" calcext:value-type="float">
            <text:p>3.63E-01</text:p>
          </table:table-cell>
          <table:table-cell/>
        </table:table-row>
        <table:table-row table:style-name="ro1">
          <table:table-cell/>
          <table:table-cell office:value-type="float" office:value="6.2615" calcext:value-type="float">
            <text:p>6.26E+00</text:p>
          </table:table-cell>
          <table:table-cell office:value-type="float" office:value="0.53847" calcext:value-type="float">
            <text:p>5.38E-01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100-[.B19]" office:value-type="float" office:value="93.7385" calcext:value-type="float">
            <text:p>93.7385</text:p>
          </table:table-cell>
          <table:table-cell table:formula="of:=[.B19]-[.C19]" office:value-type="float" office:value="5.72303" calcext:value-type="float">
            <text:p>5.72303</text:p>
          </table:table-cell>
          <table:table-cell table:formula="of:=[.C19]*1" office:value-type="float" office:value="0.53847" calcext:value-type="float">
            <text:p>5.38E-01</text:p>
          </table:table-cell>
          <table:table-cell/>
        </table:table-row>
        <table:table-row table:style-name="ro1">
          <table:table-cell/>
          <table:table-cell office:value-type="float" office:value="14.247" calcext:value-type="float">
            <text:p>1.42E+01</text:p>
          </table:table-cell>
          <table:table-cell office:value-type="float" office:value="1.0122" calcext:value-type="float">
            <text:p>1.01E+0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100-[.B20]" office:value-type="float" office:value="85.753" calcext:value-type="float">
            <text:p>85.753</text:p>
          </table:table-cell>
          <table:table-cell table:formula="of:=[.B20]-[.C20]" office:value-type="float" office:value="13.2348" calcext:value-type="float">
            <text:p>13.2348</text:p>
          </table:table-cell>
          <table:table-cell table:formula="of:=[.C20]*1" office:value-type="float" office:value="1.0122" calcext:value-type="float">
            <text:p>1.01E+00</text:p>
          </table:table-cell>
          <table:table-cell/>
        </table:table-row>
        <table:table-row table:style-name="ro1">
          <table:table-cell/>
          <table:table-cell office:value-type="float" office:value="27.02" calcext:value-type="float">
            <text:p>2.70E+01</text:p>
          </table:table-cell>
          <table:table-cell office:value-type="float" office:value="0.92336" calcext:value-type="float">
            <text:p>9.23E-01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100-[.B21]" office:value-type="float" office:value="72.98" calcext:value-type="float">
            <text:p>72.98</text:p>
          </table:table-cell>
          <table:table-cell table:formula="of:=[.B21]-[.C21]" office:value-type="float" office:value="26.09664" calcext:value-type="float">
            <text:p>26.09664</text:p>
          </table:table-cell>
          <table:table-cell table:formula="of:=[.C21]*1" office:value-type="float" office:value="0.92336" calcext:value-type="float">
            <text:p>9.23E-01</text:p>
          </table:table-cell>
          <table:table-cell/>
        </table:table-row>
        <table:table-row table:style-name="ro1">
          <table:table-cell/>
          <table:table-cell office:value-type="float" office:value="39.05" calcext:value-type="float">
            <text:p>3.91E+01</text:p>
          </table:table-cell>
          <table:table-cell office:value-type="float" office:value="1.1541" calcext:value-type="float">
            <text:p>1.15E+00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100-[.B22]" office:value-type="float" office:value="60.95" calcext:value-type="float">
            <text:p>60.95</text:p>
          </table:table-cell>
          <table:table-cell table:formula="of:=[.B22]-[.C22]" office:value-type="float" office:value="37.8959" calcext:value-type="float">
            <text:p>37.8959</text:p>
          </table:table-cell>
          <table:table-cell table:formula="of:=[.C22]*1" office:value-type="float" office:value="1.1541" calcext:value-type="float">
            <text:p>1.15E+00</text:p>
          </table:table-cell>
          <table:table-cell/>
        </table:table-row>
        <table:table-row table:style-name="ro1">
          <table:table-cell/>
          <table:table-cell office:value-type="float" office:value="46.09" calcext:value-type="float">
            <text:p>4.61E+01</text:p>
          </table:table-cell>
          <table:table-cell office:value-type="float" office:value="0.88157" calcext:value-type="float">
            <text:p>8.82E-01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100-[.B23]" office:value-type="float" office:value="53.91" calcext:value-type="float">
            <text:p>53.91</text:p>
          </table:table-cell>
          <table:table-cell table:formula="of:=[.B23]-[.C23]" office:value-type="float" office:value="45.20843" calcext:value-type="float">
            <text:p>45.20843</text:p>
          </table:table-cell>
          <table:table-cell table:formula="of:=[.C23]*1" office:value-type="float" office:value="0.88157" calcext:value-type="float">
            <text:p>8.82E-01</text:p>
          </table:table-cell>
          <table:table-cell/>
        </table:table-row>
        <table:table-row table:style-name="ro1">
          <table:table-cell/>
          <table:table-cell office:value-type="float" office:value="53.193" calcext:value-type="float">
            <text:p>5.32E+01</text:p>
          </table:table-cell>
          <table:table-cell office:value-type="float" office:value="1.1374" calcext:value-type="float">
            <text:p>1.14E+00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100-[.B24]" office:value-type="float" office:value="46.807" calcext:value-type="float">
            <text:p>46.807</text:p>
          </table:table-cell>
          <table:table-cell table:formula="of:=[.B24]-[.C24]" office:value-type="float" office:value="52.0556" calcext:value-type="float">
            <text:p>52.0556</text:p>
          </table:table-cell>
          <table:table-cell table:formula="of:=[.C24]*1" office:value-type="float" office:value="1.1374" calcext:value-type="float">
            <text:p>1.14E+00</text:p>
          </table:table-cell>
          <table:table-cell/>
        </table:table-row>
        <table:table-row table:style-name="ro1">
          <table:table-cell/>
          <table:table-cell office:value-type="float" office:value="67.27" calcext:value-type="float">
            <text:p>6.73E+01</text:p>
          </table:table-cell>
          <table:table-cell office:value-type="float" office:value="0.77645" calcext:value-type="float">
            <text:p>7.76E-01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100-[.B25]" office:value-type="float" office:value="32.73" calcext:value-type="float">
            <text:p>32.73</text:p>
          </table:table-cell>
          <table:table-cell table:formula="of:=[.B25]-[.C25]" office:value-type="float" office:value="66.49355" calcext:value-type="float">
            <text:p>66.49355</text:p>
          </table:table-cell>
          <table:table-cell table:formula="of:=[.C25]*1" office:value-type="float" office:value="0.77645" calcext:value-type="float">
            <text:p>7.76E-01</text:p>
          </table:table-cell>
          <table:table-cell/>
        </table:table-row>
        <table:table-row table:style-name="ro1">
          <table:table-cell/>
          <table:table-cell office:value-type="float" office:value="84.95" calcext:value-type="float">
            <text:p>8.50E+01</text:p>
          </table:table-cell>
          <table:table-cell office:value-type="float" office:value="0.70374" calcext:value-type="float">
            <text:p>7.04E-01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100-[.B26]" office:value-type="float" office:value="15.05" calcext:value-type="float">
            <text:p>15.05</text:p>
          </table:table-cell>
          <table:table-cell table:formula="of:=[.B26]-[.C26]" office:value-type="float" office:value="84.24626" calcext:value-type="float">
            <text:p>84.24626</text:p>
          </table:table-cell>
          <table:table-cell table:formula="of:=[.C26]*1" office:value-type="float" office:value="0.70374" calcext:value-type="float">
            <text:p>7.04E-01</text:p>
          </table:table-cell>
          <table:table-cell/>
        </table:table-row>
        <table:table-row table:style-name="ro1">
          <table:table-cell/>
          <table:table-cell office:value-type="float" office:value="93.48" calcext:value-type="float">
            <text:p>9.35E+01</text:p>
          </table:table-cell>
          <table:table-cell office:value-type="float" office:value="0.81649" calcext:value-type="float">
            <text:p>8.16E-0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-[.B27]" office:value-type="float" office:value="6.52" calcext:value-type="float">
            <text:p>6.52</text:p>
          </table:table-cell>
          <table:table-cell table:formula="of:=[.B27]-[.C27]" office:value-type="float" office:value="92.66351" calcext:value-type="float">
            <text:p>92.66351</text:p>
          </table:table-cell>
          <table:table-cell table:formula="of:=[.C27]*1" office:value-type="float" office:value="0.81649" calcext:value-type="float">
            <text:p>8.16E-01</text:p>
          </table:table-cell>
          <table:table-cell/>
        </table:table-row>
        <table:table-row table:style-name="ro1">
          <table:table-cell/>
          <table:table-cell office:value-type="float" office:value="94.46" calcext:value-type="float">
            <text:p>9.45E+01</text:p>
          </table:table-cell>
          <table:table-cell office:value-type="float" office:value="0.76617" calcext:value-type="float">
            <text:p>7.66E-01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100-[.B28]" office:value-type="float" office:value="5.54000000000001" calcext:value-type="float">
            <text:p>5.54000000000001</text:p>
          </table:table-cell>
          <table:table-cell table:formula="of:=[.B28]-[.C28]" office:value-type="float" office:value="93.69383" calcext:value-type="float">
            <text:p>93.69383</text:p>
          </table:table-cell>
          <table:table-cell table:formula="of:=[.C28]*1" office:value-type="float" office:value="0.76617" calcext:value-type="float">
            <text:p>7.66E-01</text:p>
          </table:table-cell>
          <table:table-cell/>
        </table:table-row>
        <table:table-row table:style-name="ro1">
          <table:table-cell/>
          <table:table-cell office:value-type="float" office:value="95.094" calcext:value-type="float">
            <text:p>9.51E+01</text:p>
          </table:table-cell>
          <table:table-cell office:value-type="float" office:value="0.59082" calcext:value-type="float">
            <text:p>5.91E-01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100-[.B29]" office:value-type="float" office:value="4.90600000000001" calcext:value-type="float">
            <text:p>4.90600000000001</text:p>
          </table:table-cell>
          <table:table-cell table:formula="of:=[.B29]-[.C29]" office:value-type="float" office:value="94.50318" calcext:value-type="float">
            <text:p>94.50318</text:p>
          </table:table-cell>
          <table:table-cell table:formula="of:=[.C29]*1" office:value-type="float" office:value="0.59082" calcext:value-type="float">
            <text:p>5.91E-01</text:p>
          </table:table-cell>
          <table:table-cell/>
        </table:table-row>
        <table:table-row table:style-name="ro1">
          <table:table-cell/>
          <table:table-cell office:value-type="float" office:value="94.966" calcext:value-type="float">
            <text:p>9.50E+01</text:p>
          </table:table-cell>
          <table:table-cell office:value-type="float" office:value="0.64156" calcext:value-type="float">
            <text:p>6.42E-01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100-[.B30]" office:value-type="float" office:value="5.03400000000001" calcext:value-type="float">
            <text:p>5.03400000000001</text:p>
          </table:table-cell>
          <table:table-cell table:formula="of:=[.B30]-[.C30]" office:value-type="float" office:value="94.32444" calcext:value-type="float">
            <text:p>94.32444</text:p>
          </table:table-cell>
          <table:table-cell table:formula="of:=[.C30]*1" office:value-type="float" office:value="0.64156" calcext:value-type="float">
            <text:p>6.42E-01</text:p>
          </table:table-cell>
          <table:table-cell/>
        </table:table-row>
        <table:table-row table:style-name="ro1">
          <table:table-cell/>
          <table:table-cell office:value-type="float" office:value="94.919" calcext:value-type="float">
            <text:p>9.49E+01</text:p>
          </table:table-cell>
          <table:table-cell office:value-type="float" office:value="0.66787" calcext:value-type="float">
            <text:p>6.68E-01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100-[.B31]" office:value-type="float" office:value="5.081" calcext:value-type="float">
            <text:p>5.081</text:p>
          </table:table-cell>
          <table:table-cell table:formula="of:=[.B31]-[.C31]" office:value-type="float" office:value="94.25113" calcext:value-type="float">
            <text:p>94.25113</text:p>
          </table:table-cell>
          <table:table-cell table:formula="of:=[.C31]*1" office:value-type="float" office:value="0.66787" calcext:value-type="float">
            <text:p>6.68E-01</text:p>
          </table:table-cell>
          <table:table-cell/>
        </table:table-row>
        <table:table-row table:style-name="ro1">
          <table:table-cell/>
          <table:table-cell office:value-type="float" office:value="95.068" calcext:value-type="float">
            <text:p>9.51E+01</text:p>
          </table:table-cell>
          <table:table-cell office:value-type="float" office:value="0.62543" calcext:value-type="float">
            <text:p>6.25E-01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100-[.B32]" office:value-type="float" office:value="4.932" calcext:value-type="float">
            <text:p>4.932</text:p>
          </table:table-cell>
          <table:table-cell table:formula="of:=[.B32]-[.C32]" office:value-type="float" office:value="94.44257" calcext:value-type="float">
            <text:p>94.44257</text:p>
          </table:table-cell>
          <table:table-cell table:formula="of:=[.C32]*1" office:value-type="float" office:value="0.62543" calcext:value-type="float">
            <text:p>6.25E-01</text:p>
          </table:table-cell>
          <table:table-cell/>
        </table:table-row>
        <table:table-row table:style-name="ro1">
          <table:table-cell/>
          <table:table-cell office:value-type="float" office:value="95.624" calcext:value-type="float">
            <text:p>9.56E+01</text:p>
          </table:table-cell>
          <table:table-cell office:value-type="float" office:value="0.67143" calcext:value-type="float">
            <text:p>6.71E-01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100-[.B33]" office:value-type="float" office:value="4.37600000000001" calcext:value-type="float">
            <text:p>4.37600000000001</text:p>
          </table:table-cell>
          <table:table-cell table:formula="of:=[.B33]-[.C33]" office:value-type="float" office:value="94.95257" calcext:value-type="float">
            <text:p>94.95257</text:p>
          </table:table-cell>
          <table:table-cell table:formula="of:=[.C33]*1" office:value-type="float" office:value="0.67143" calcext:value-type="float">
            <text:p>6.71E-01</text:p>
          </table:table-cell>
          <table:table-cell/>
        </table:table-row>
        <table:table-row table:style-name="ro1">
          <table:table-cell/>
          <table:table-cell office:value-type="float" office:value="96.033" calcext:value-type="float">
            <text:p>9.60E+01</text:p>
          </table:table-cell>
          <table:table-cell office:value-type="float" office:value="0.82495" calcext:value-type="float">
            <text:p>8.25E-01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100-[.B34]" office:value-type="float" office:value="3.967" calcext:value-type="float">
            <text:p>3.967</text:p>
          </table:table-cell>
          <table:table-cell table:formula="of:=[.B34]-[.C34]" office:value-type="float" office:value="95.20805" calcext:value-type="float">
            <text:p>95.20805</text:p>
          </table:table-cell>
          <table:table-cell table:formula="of:=[.C34]*1" office:value-type="float" office:value="0.82495" calcext:value-type="float">
            <text:p>8.25E-01</text:p>
          </table:table-cell>
          <table:table-cell/>
        </table:table-row>
        <table:table-row table:style-name="ro1">
          <table:table-cell/>
          <table:table-cell office:value-type="float" office:value="96.068" calcext:value-type="float">
            <text:p>9.61E+01</text:p>
          </table:table-cell>
          <table:table-cell office:value-type="float" office:value="1.2683" calcext:value-type="float">
            <text:p>1.27E+0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100-[.B35]" office:value-type="float" office:value="3.932" calcext:value-type="float">
            <text:p>3.932</text:p>
          </table:table-cell>
          <table:table-cell table:formula="of:=[.B35]-[.C35]" office:value-type="float" office:value="94.7997" calcext:value-type="float">
            <text:p>94.7997</text:p>
          </table:table-cell>
          <table:table-cell table:formula="of:=[.C35]*1" office:value-type="float" office:value="1.2683" calcext:value-type="float">
            <text:p>1.27E+00</text:p>
          </table:table-cell>
          <table:table-cell/>
        </table:table-row>
        <table:table-row table:style-name="ro1">
          <table:table-cell/>
          <table:table-cell office:value-type="float" office:value="96.1" calcext:value-type="float">
            <text:p>9.61E+01</text:p>
          </table:table-cell>
          <table:table-cell office:value-type="float" office:value="2.1604" calcext:value-type="float">
            <text:p>2.16E+00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100-[.B36]" office:value-type="float" office:value="3.90000000000001" calcext:value-type="float">
            <text:p>3.90000000000001</text:p>
          </table:table-cell>
          <table:table-cell table:formula="of:=[.B36]-[.C36]" office:value-type="float" office:value="93.9396" calcext:value-type="float">
            <text:p>93.9396</text:p>
          </table:table-cell>
          <table:table-cell table:formula="of:=[.C36]*1" office:value-type="float" office:value="2.1604" calcext:value-type="float">
            <text:p>2.16E+00</text:p>
          </table:table-cell>
          <table:table-cell/>
        </table:table-row>
        <table:table-row table:style-name="ro1">
          <table:table-cell/>
          <table:table-cell office:value-type="float" office:value="96.304" calcext:value-type="float">
            <text:p>9.63E+01</text:p>
          </table:table-cell>
          <table:table-cell office:value-type="float" office:value="4.6425" calcext:value-type="float">
            <text:p>4.64E+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100-[.B37]" office:value-type="float" office:value="3.696" calcext:value-type="float">
            <text:p>3.696</text:p>
          </table:table-cell>
          <table:table-cell table:formula="of:=[.B37]-[.C37]" office:value-type="float" office:value="91.6615" calcext:value-type="float">
            <text:p>91.6615</text:p>
          </table:table-cell>
          <table:table-cell table:formula="of:=[.C37]*1" office:value-type="float" office:value="4.6425" calcext:value-type="float">
            <text:p>4.64E+00</text:p>
          </table:table-cell>
          <table:table-cell/>
        </table:table-row>
        <table:table-row table:style-name="ro1">
          <table:table-cell/>
          <table:table-cell office:value-type="float" office:value="95.916" calcext:value-type="float">
            <text:p>9.59E+01</text:p>
          </table:table-cell>
          <table:table-cell office:value-type="float" office:value="11.127" calcext:value-type="float">
            <text:p>1.11E+01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100-[.B38]" office:value-type="float" office:value="4.084" calcext:value-type="float">
            <text:p>4.084</text:p>
          </table:table-cell>
          <table:table-cell table:formula="of:=[.B38]-[.C38]" office:value-type="float" office:value="84.789" calcext:value-type="float">
            <text:p>84.789</text:p>
          </table:table-cell>
          <table:table-cell table:formula="of:=[.C38]*1" office:value-type="float" office:value="11.127" calcext:value-type="float">
            <text:p>1.11E+01</text:p>
          </table:table-cell>
          <table:table-cell/>
        </table:table-row>
        <table:table-row table:style-name="ro1">
          <table:table-cell/>
          <table:table-cell office:value-type="float" office:value="95.897" calcext:value-type="float">
            <text:p>9.59E+01</text:p>
          </table:table-cell>
          <table:table-cell office:value-type="float" office:value="22.017" calcext:value-type="float">
            <text:p>2.20E+0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100-[.B39]" office:value-type="float" office:value="4.10299999999999" calcext:value-type="float">
            <text:p>4.10299999999999</text:p>
          </table:table-cell>
          <table:table-cell table:formula="of:=[.B39]-[.C39]" office:value-type="float" office:value="73.88" calcext:value-type="float">
            <text:p>73.88</text:p>
          </table:table-cell>
          <table:table-cell table:formula="of:=[.C39]*1" office:value-type="float" office:value="22.017" calcext:value-type="float">
            <text:p>2.20E+01</text:p>
          </table:table-cell>
          <table:table-cell/>
        </table:table-row>
        <table:table-row table:style-name="ro1">
          <table:table-cell/>
          <table:table-cell office:value-type="float" office:value="95.941" calcext:value-type="float">
            <text:p>9.59E+01</text:p>
          </table:table-cell>
          <table:table-cell office:value-type="float" office:value="33.295" calcext:value-type="float">
            <text:p>3.33E+01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100-[.B40]" office:value-type="float" office:value="4.059" calcext:value-type="float">
            <text:p>4.059</text:p>
          </table:table-cell>
          <table:table-cell table:formula="of:=[.B40]-[.C40]" office:value-type="float" office:value="62.646" calcext:value-type="float">
            <text:p>62.646</text:p>
          </table:table-cell>
          <table:table-cell table:formula="of:=[.C40]*1" office:value-type="float" office:value="33.295" calcext:value-type="float">
            <text:p>3.33E+01</text:p>
          </table:table-cell>
          <table:table-cell/>
        </table:table-row>
        <table:table-row table:style-name="ro1">
          <table:table-cell/>
          <table:table-cell office:value-type="float" office:value="95.872" calcext:value-type="float">
            <text:p>9.59E+01</text:p>
          </table:table-cell>
          <table:table-cell office:value-type="float" office:value="40.313" calcext:value-type="float">
            <text:p>4.03E+01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100-[.B41]" office:value-type="float" office:value="4.128" calcext:value-type="float">
            <text:p>4.128</text:p>
          </table:table-cell>
          <table:table-cell table:formula="of:=[.B41]-[.C41]" office:value-type="float" office:value="55.559" calcext:value-type="float">
            <text:p>55.559</text:p>
          </table:table-cell>
          <table:table-cell table:formula="of:=[.C41]*1" office:value-type="float" office:value="40.313" calcext:value-type="float">
            <text:p>4.03E+01</text:p>
          </table:table-cell>
          <table:table-cell/>
        </table:table-row>
        <table:table-row table:style-name="ro1">
          <table:table-cell/>
          <table:table-cell office:value-type="float" office:value="95.864" calcext:value-type="float">
            <text:p>9.59E+01</text:p>
          </table:table-cell>
          <table:table-cell office:value-type="float" office:value="43.372" calcext:value-type="float">
            <text:p>4.34E+01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100-[.B42]" office:value-type="float" office:value="4.136" calcext:value-type="float">
            <text:p>4.136</text:p>
          </table:table-cell>
          <table:table-cell table:formula="of:=[.B42]-[.C42]" office:value-type="float" office:value="52.492" calcext:value-type="float">
            <text:p>52.492</text:p>
          </table:table-cell>
          <table:table-cell table:formula="of:=[.C42]*1" office:value-type="float" office:value="43.372" calcext:value-type="float">
            <text:p>4.34E+01</text:p>
          </table:table-cell>
          <table:table-cell/>
        </table:table-row>
        <table:table-row table:style-name="ro1">
          <table:table-cell/>
          <table:table-cell office:value-type="float" office:value="96.167" calcext:value-type="float">
            <text:p>9.62E+01</text:p>
          </table:table-cell>
          <table:table-cell office:value-type="float" office:value="46.893" calcext:value-type="float">
            <text:p>4.69E+01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100-[.B43]" office:value-type="float" office:value="3.833" calcext:value-type="float">
            <text:p>3.833</text:p>
          </table:table-cell>
          <table:table-cell table:formula="of:=[.B43]-[.C43]" office:value-type="float" office:value="49.274" calcext:value-type="float">
            <text:p>49.274</text:p>
          </table:table-cell>
          <table:table-cell table:formula="of:=[.C43]*1" office:value-type="float" office:value="46.893" calcext:value-type="float">
            <text:p>4.69E+01</text:p>
          </table:table-cell>
          <table:table-cell/>
        </table:table-row>
        <table:table-row table:style-name="ro1">
          <table:table-cell/>
          <table:table-cell office:value-type="float" office:value="96.124" calcext:value-type="float">
            <text:p>9.61E+01</text:p>
          </table:table-cell>
          <table:table-cell office:value-type="float" office:value="57.209" calcext:value-type="float">
            <text:p>5.72E+01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100-[.B44]" office:value-type="float" office:value="3.876" calcext:value-type="float">
            <text:p>3.876</text:p>
          </table:table-cell>
          <table:table-cell table:formula="of:=[.B44]-[.C44]" office:value-type="float" office:value="38.915" calcext:value-type="float">
            <text:p>38.915</text:p>
          </table:table-cell>
          <table:table-cell table:formula="of:=[.C44]*1" office:value-type="float" office:value="57.209" calcext:value-type="float">
            <text:p>5.72E+01</text:p>
          </table:table-cell>
          <table:table-cell/>
        </table:table-row>
        <table:table-row table:style-name="ro1">
          <table:table-cell/>
          <table:table-cell office:value-type="float" office:value="96.18" calcext:value-type="float">
            <text:p>9.62E+01</text:p>
          </table:table-cell>
          <table:table-cell office:value-type="float" office:value="74.826" calcext:value-type="float">
            <text:p>7.48E+0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100-[.B45]" office:value-type="float" office:value="3.81999999999999" calcext:value-type="float">
            <text:p>3.81999999999999</text:p>
          </table:table-cell>
          <table:table-cell table:formula="of:=[.B45]-[.C45]" office:value-type="float" office:value="21.354" calcext:value-type="float">
            <text:p>21.354</text:p>
          </table:table-cell>
          <table:table-cell table:formula="of:=[.C45]*1" office:value-type="float" office:value="74.826" calcext:value-type="float">
            <text:p>7.48E+01</text:p>
          </table:table-cell>
          <table:table-cell/>
        </table:table-row>
        <table:table-row table:style-name="ro1">
          <table:table-cell/>
          <table:table-cell office:value-type="float" office:value="95.627" calcext:value-type="float">
            <text:p>9.56E+01</text:p>
          </table:table-cell>
          <table:table-cell office:value-type="float" office:value="87.4" calcext:value-type="float">
            <text:p>8.74E+0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100-[.B46]" office:value-type="float" office:value="4.373" calcext:value-type="float">
            <text:p>4.373</text:p>
          </table:table-cell>
          <table:table-cell table:formula="of:=[.B46]-[.C46]" office:value-type="float" office:value="8.22699999999999" calcext:value-type="float">
            <text:p>8.22699999999999</text:p>
          </table:table-cell>
          <table:table-cell table:formula="of:=[.C46]*1" office:value-type="float" office:value="87.4" calcext:value-type="float">
            <text:p>8.74E+01</text:p>
          </table:table-cell>
          <table:table-cell/>
        </table:table-row>
        <table:table-row table:style-name="ro1">
          <table:table-cell/>
          <table:table-cell office:value-type="float" office:value="95.663" calcext:value-type="float">
            <text:p>9.57E+01</text:p>
          </table:table-cell>
          <table:table-cell office:value-type="float" office:value="90.614" calcext:value-type="float">
            <text:p>9.06E+01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100-[.B47]" office:value-type="float" office:value="4.337" calcext:value-type="float">
            <text:p>4.337</text:p>
          </table:table-cell>
          <table:table-cell table:formula="of:=[.B47]-[.C47]" office:value-type="float" office:value="5.04899999999999" calcext:value-type="float">
            <text:p>5.04899999999999</text:p>
          </table:table-cell>
          <table:table-cell table:formula="of:=[.C47]*1" office:value-type="float" office:value="90.614" calcext:value-type="float">
            <text:p>9.06E+01</text:p>
          </table:table-cell>
          <table:table-cell/>
        </table:table-row>
        <table:table-row table:style-name="ro1">
          <table:table-cell/>
          <table:table-cell office:value-type="float" office:value="95.894" calcext:value-type="float">
            <text:p>9.59E+01</text:p>
          </table:table-cell>
          <table:table-cell office:value-type="float" office:value="90.805" calcext:value-type="float">
            <text:p>9.08E+01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100-[.B48]" office:value-type="float" office:value="4.10599999999999" calcext:value-type="float">
            <text:p>4.10599999999999</text:p>
          </table:table-cell>
          <table:table-cell table:formula="of:=[.B48]-[.C48]" office:value-type="float" office:value="5.089" calcext:value-type="float">
            <text:p>5.089</text:p>
          </table:table-cell>
          <table:table-cell table:formula="of:=[.C48]*1" office:value-type="float" office:value="90.805" calcext:value-type="float">
            <text:p>9.08E+01</text:p>
          </table:table-cell>
          <table:table-cell/>
        </table:table-row>
        <table:table-row table:style-name="ro1">
          <table:table-cell/>
          <table:table-cell office:value-type="float" office:value="96.02" calcext:value-type="float">
            <text:p>9.60E+01</text:p>
          </table:table-cell>
          <table:table-cell office:value-type="float" office:value="91.39" calcext:value-type="float">
            <text:p>9.14E+01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100-[.B49]" office:value-type="float" office:value="3.98" calcext:value-type="float">
            <text:p>3.98</text:p>
          </table:table-cell>
          <table:table-cell table:formula="of:=[.B49]-[.C49]" office:value-type="float" office:value="4.63" calcext:value-type="float">
            <text:p>4.63</text:p>
          </table:table-cell>
          <table:table-cell table:formula="of:=[.C49]*1" office:value-type="float" office:value="91.39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565" calcext:value-type="float">
            <text:p>9.56E+01</text:p>
          </table:table-cell>
          <table:table-cell office:value-type="float" office:value="91.457" calcext:value-type="float">
            <text:p>9.15E+01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100-[.B50]" office:value-type="float" office:value="4.435" calcext:value-type="float">
            <text:p>4.435</text:p>
          </table:table-cell>
          <table:table-cell table:formula="of:=[.B50]-[.C50]" office:value-type="float" office:value="4.108" calcext:value-type="float">
            <text:p>4.108</text:p>
          </table:table-cell>
          <table:table-cell table:formula="of:=[.C50]*1" office:value-type="float" office:value="91.457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71" calcext:value-type="float">
            <text:p>9.57E+01</text:p>
          </table:table-cell>
          <table:table-cell office:value-type="float" office:value="91.428" calcext:value-type="float">
            <text:p>9.14E+0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100-[.B51]" office:value-type="float" office:value="4.29000000000001" calcext:value-type="float">
            <text:p>4.29000000000001</text:p>
          </table:table-cell>
          <table:table-cell table:formula="of:=[.B51]-[.C51]" office:value-type="float" office:value="4.282" calcext:value-type="float">
            <text:p>4.282</text:p>
          </table:table-cell>
          <table:table-cell table:formula="of:=[.C51]*1" office:value-type="float" office:value="91.428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244" calcext:value-type="float">
            <text:p>9.52E+01</text:p>
          </table:table-cell>
          <table:table-cell office:value-type="float" office:value="91.351" calcext:value-type="float">
            <text:p>9.14E+01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100-[.B52]" office:value-type="float" office:value="4.756" calcext:value-type="float">
            <text:p>4.756</text:p>
          </table:table-cell>
          <table:table-cell table:formula="of:=[.B52]-[.C52]" office:value-type="float" office:value="3.893" calcext:value-type="float">
            <text:p>3.893</text:p>
          </table:table-cell>
          <table:table-cell table:formula="of:=[.C52]*1" office:value-type="float" office:value="91.351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509" calcext:value-type="float">
            <text:p>9.55E+01</text:p>
          </table:table-cell>
          <table:table-cell office:value-type="float" office:value="91.506" calcext:value-type="float">
            <text:p>9.15E+01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100-[.B53]" office:value-type="float" office:value="4.491" calcext:value-type="float">
            <text:p>4.491</text:p>
          </table:table-cell>
          <table:table-cell table:formula="of:=[.B53]-[.C53]" office:value-type="float" office:value="4.003" calcext:value-type="float">
            <text:p>4.003</text:p>
          </table:table-cell>
          <table:table-cell table:formula="of:=[.C53]*1" office:value-type="float" office:value="91.506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122" calcext:value-type="float">
            <text:p>9.51E+01</text:p>
          </table:table-cell>
          <table:table-cell office:value-type="float" office:value="91.1" calcext:value-type="float">
            <text:p>9.11E+01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100-[.B54]" office:value-type="float" office:value="4.878" calcext:value-type="float">
            <text:p>4.878</text:p>
          </table:table-cell>
          <table:table-cell table:formula="of:=[.B54]-[.C54]" office:value-type="float" office:value="4.02200000000001" calcext:value-type="float">
            <text:p>4.02200000000001</text:p>
          </table:table-cell>
          <table:table-cell table:formula="of:=[.C54]*1" office:value-type="float" office:value="91.1" calcext:value-type="float">
            <text:p>9.11E+01</text:p>
          </table:table-cell>
          <table:table-cell/>
        </table:table-row>
        <table:table-row table:style-name="ro1">
          <table:table-cell/>
          <table:table-cell office:value-type="float" office:value="95.219" calcext:value-type="float">
            <text:p>9.52E+01</text:p>
          </table:table-cell>
          <table:table-cell office:value-type="float" office:value="91.477" calcext:value-type="float">
            <text:p>9.15E+01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100-[.B55]" office:value-type="float" office:value="4.78100000000001" calcext:value-type="float">
            <text:p>4.78100000000001</text:p>
          </table:table-cell>
          <table:table-cell table:formula="of:=[.B55]-[.C55]" office:value-type="float" office:value="3.74199999999999" calcext:value-type="float">
            <text:p>3.74199999999999</text:p>
          </table:table-cell>
          <table:table-cell table:formula="of:=[.C55]*1" office:value-type="float" office:value="91.477" calcext:value-type="float">
            <text:p>9.15E+01</text:p>
          </table:table-cell>
          <table:table-cell/>
        </table:table-row>
        <table:table-row table:style-name="ro1">
          <table:table-cell/>
          <table:table-cell office:value-type="float" office:value="95.279" calcext:value-type="float">
            <text:p>9.53E+01</text:p>
          </table:table-cell>
          <table:table-cell office:value-type="float" office:value="91.371" calcext:value-type="float">
            <text:p>9.14E+0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100-[.B56]" office:value-type="float" office:value="4.721" calcext:value-type="float">
            <text:p>4.721</text:p>
          </table:table-cell>
          <table:table-cell table:formula="of:=[.B56]-[.C56]" office:value-type="float" office:value="3.908" calcext:value-type="float">
            <text:p>3.908</text:p>
          </table:table-cell>
          <table:table-cell table:formula="of:=[.C56]*1" office:value-type="float" office:value="91.371" calcext:value-type="float">
            <text:p>9.14E+01</text:p>
          </table:table-cell>
          <table:table-cell/>
        </table:table-row>
        <table:table-row table:style-name="ro1">
          <table:table-cell/>
          <table:table-cell office:value-type="float" office:value="95.127" calcext:value-type="float">
            <text:p>9.51E+01</text:p>
          </table:table-cell>
          <table:table-cell office:value-type="float" office:value="90.619" calcext:value-type="float">
            <text:p>9.06E+01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100-[.B57]" office:value-type="float" office:value="4.873" calcext:value-type="float">
            <text:p>4.873</text:p>
          </table:table-cell>
          <table:table-cell table:formula="of:=[.B57]-[.C57]" office:value-type="float" office:value="4.508" calcext:value-type="float">
            <text:p>4.508</text:p>
          </table:table-cell>
          <table:table-cell table:formula="of:=[.C57]*1" office:value-type="float" office:value="90.619" calcext:value-type="float">
            <text:p>9.06E+01</text:p>
          </table:table-cell>
          <table:table-cell/>
        </table:table-row>
        <table:table-row table:style-name="ro1">
          <table:table-cell/>
          <table:table-cell office:value-type="float" office:value="94.574" calcext:value-type="float">
            <text:p>9.46E+01</text:p>
          </table:table-cell>
          <table:table-cell office:value-type="float" office:value="90.671" calcext:value-type="float">
            <text:p>9.07E+01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100-[.B58]" office:value-type="float" office:value="5.426" calcext:value-type="float">
            <text:p>5.426</text:p>
          </table:table-cell>
          <table:table-cell table:formula="of:=[.B58]-[.C58]" office:value-type="float" office:value="3.90299999999999" calcext:value-type="float">
            <text:p>3.90299999999999</text:p>
          </table:table-cell>
          <table:table-cell table:formula="of:=[.C58]*1" office:value-type="float" office:value="90.671" calcext:value-type="float">
            <text:p>9.07E+01</text:p>
          </table:table-cell>
          <table:table-cell/>
        </table:table-row>
        <table:table-row table:style-name="ro1">
          <table:table-cell/>
          <table:table-cell office:value-type="float" office:value="95.487" calcext:value-type="float">
            <text:p>9.55E+01</text:p>
          </table:table-cell>
          <table:table-cell office:value-type="float" office:value="91.2" calcext:value-type="float">
            <text:p>9.12E+01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100-[.B59]" office:value-type="float" office:value="4.51300000000001" calcext:value-type="float">
            <text:p>4.51300000000001</text:p>
          </table:table-cell>
          <table:table-cell table:formula="of:=[.B59]-[.C59]" office:value-type="float" office:value="4.28699999999999" calcext:value-type="float">
            <text:p>4.28699999999999</text:p>
          </table:table-cell>
          <table:table-cell table:formula="of:=[.C59]*1" office:value-type="float" office:value="91.2" calcext:value-type="float">
            <text:p>9.12E+01</text:p>
          </table:table-cell>
          <table:table-cell/>
        </table:table-row>
        <table:table-row table:style-name="ro1">
          <table:table-cell/>
          <table:table-cell office:value-type="float" office:value="95.096" calcext:value-type="float">
            <text:p>9.51E+01</text:p>
          </table:table-cell>
          <table:table-cell office:value-type="float" office:value="91.64" calcext:value-type="float">
            <text:p>9.16E+01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100-[.B60]" office:value-type="float" office:value="4.904" calcext:value-type="float">
            <text:p>4.904</text:p>
          </table:table-cell>
          <table:table-cell table:formula="of:=[.B60]-[.C60]" office:value-type="float" office:value="3.456" calcext:value-type="float">
            <text:p>3.456</text:p>
          </table:table-cell>
          <table:table-cell table:formula="of:=[.C60]*1" office:value-type="float" office:value="91.64" calcext:value-type="float">
            <text:p>9.16E+01</text:p>
          </table:table-cell>
          <table:table-cell/>
        </table:table-row>
        <table:table-row table:style-name="ro1">
          <table:table-cell/>
          <table:table-cell office:value-type="float" office:value="93.568" calcext:value-type="float">
            <text:p>9.36E+01</text:p>
          </table:table-cell>
          <table:table-cell office:value-type="float" office:value="90.779" calcext:value-type="float">
            <text:p>9.08E+01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100-[.B61]" office:value-type="float" office:value="6.432" calcext:value-type="float">
            <text:p>6.432</text:p>
          </table:table-cell>
          <table:table-cell table:formula="of:=[.B61]-[.C61]" office:value-type="float" office:value="2.789" calcext:value-type="float">
            <text:p>2.789</text:p>
          </table:table-cell>
          <table:table-cell table:formula="of:=[.C61]*1" office:value-type="float" office:value="90.779" calcext:value-type="float">
            <text:p>9.08E+01</text:p>
          </table:table-cell>
          <table:table-cell/>
        </table:table-row>
        <table:table-row table:style-name="ro1">
          <table:table-cell/>
          <table:table-cell office:value-type="float" office:value="93.679" calcext:value-type="float">
            <text:p>9.37E+01</text:p>
          </table:table-cell>
          <table:table-cell office:value-type="float" office:value="89.921" calcext:value-type="float">
            <text:p>8.99E+01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100-[.B62]" office:value-type="float" office:value="6.321" calcext:value-type="float">
            <text:p>6.321</text:p>
          </table:table-cell>
          <table:table-cell table:formula="of:=[.B62]-[.C62]" office:value-type="float" office:value="3.758" calcext:value-type="float">
            <text:p>3.758</text:p>
          </table:table-cell>
          <table:table-cell table:formula="of:=[.C62]*1" office:value-type="float" office:value="89.921" calcext:value-type="float">
            <text:p>8.99E+01</text:p>
          </table:table-cell>
          <table:table-cell/>
        </table:table-row>
        <table:table-row table:style-name="ro1">
          <table:table-cell/>
          <table:table-cell office:value-type="float" office:value="94.345" calcext:value-type="float">
            <text:p>9.43E+01</text:p>
          </table:table-cell>
          <table:table-cell office:value-type="float" office:value="89.704" calcext:value-type="float">
            <text:p>8.97E+01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100-[.B63]" office:value-type="float" office:value="5.655" calcext:value-type="float">
            <text:p>5.655</text:p>
          </table:table-cell>
          <table:table-cell table:formula="of:=[.B63]-[.C63]" office:value-type="float" office:value="4.64100000000001" calcext:value-type="float">
            <text:p>4.64100000000001</text:p>
          </table:table-cell>
          <table:table-cell table:formula="of:=[.C63]*1" office:value-type="float" office:value="89.704" calcext:value-type="float">
            <text:p>8.97E+01</text:p>
          </table:table-cell>
          <table:table-cell/>
        </table:table-row>
        <table:table-row table:style-name="ro1">
          <table:table-cell/>
          <table:table-cell office:value-type="float" office:value="94.716" calcext:value-type="float">
            <text:p>9.47E+01</text:p>
          </table:table-cell>
          <table:table-cell office:value-type="float" office:value="89.751" calcext:value-type="float">
            <text:p>8.98E+01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100-[.B64]" office:value-type="float" office:value="5.28400000000001" calcext:value-type="float">
            <text:p>5.28400000000001</text:p>
          </table:table-cell>
          <table:table-cell table:formula="of:=[.B64]-[.C64]" office:value-type="float" office:value="4.96499999999999" calcext:value-type="float">
            <text:p>4.96499999999999</text:p>
          </table:table-cell>
          <table:table-cell table:formula="of:=[.C64]*1" office:value-type="float" office:value="89.751" calcext:value-type="float">
            <text:p>8.98E+01</text:p>
          </table:table-cell>
          <table:table-cell/>
        </table:table-row>
        <table:table-row table:style-name="ro1">
          <table:table-cell/>
          <table:table-cell office:value-type="float" office:value="93.003" calcext:value-type="float">
            <text:p>9.30E+01</text:p>
          </table:table-cell>
          <table:table-cell office:value-type="float" office:value="88.489" calcext:value-type="float">
            <text:p>8.85E+01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100-[.B65]" office:value-type="float" office:value="6.997" calcext:value-type="float">
            <text:p>6.997</text:p>
          </table:table-cell>
          <table:table-cell table:formula="of:=[.B65]-[.C65]" office:value-type="float" office:value="4.514" calcext:value-type="float">
            <text:p>4.514</text:p>
          </table:table-cell>
          <table:table-cell table:formula="of:=[.C65]*1" office:value-type="float" office:value="88.489" calcext:value-type="float">
            <text:p>8.85E+01</text:p>
          </table:table-cell>
          <table:table-cell/>
        </table:table-row>
        <table:table-row table:style-name="ro1">
          <table:table-cell/>
          <table:table-cell office:value-type="float" office:value="93.271" calcext:value-type="float">
            <text:p>9.33E+01</text:p>
          </table:table-cell>
          <table:table-cell office:value-type="float" office:value="88.377" calcext:value-type="float">
            <text:p>8.84E+0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100-[.B66]" office:value-type="float" office:value="6.729" calcext:value-type="float">
            <text:p>6.729</text:p>
          </table:table-cell>
          <table:table-cell table:formula="of:=[.B66]-[.C66]" office:value-type="float" office:value="4.89400000000001" calcext:value-type="float">
            <text:p>4.89400000000001</text:p>
          </table:table-cell>
          <table:table-cell table:formula="of:=[.C66]*1" office:value-type="float" office:value="88.377" calcext:value-type="float">
            <text:p>8.84E+01</text:p>
          </table:table-cell>
          <table:table-cell/>
        </table:table-row>
        <table:table-row table:style-name="ro1">
          <table:table-cell/>
          <table:table-cell office:value-type="float" office:value="93.35" calcext:value-type="float">
            <text:p>9.34E+01</text:p>
          </table:table-cell>
          <table:table-cell office:value-type="float" office:value="87.939" calcext:value-type="float">
            <text:p>8.79E+01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100-[.B67]" office:value-type="float" office:value="6.65000000000001" calcext:value-type="float">
            <text:p>6.65000000000001</text:p>
          </table:table-cell>
          <table:table-cell table:formula="of:=[.B67]-[.C67]" office:value-type="float" office:value="5.411" calcext:value-type="float">
            <text:p>5.411</text:p>
          </table:table-cell>
          <table:table-cell table:formula="of:=[.C67]*1" office:value-type="float" office:value="87.939" calcext:value-type="float">
            <text:p>8.79E+01</text:p>
          </table:table-cell>
          <table:table-cell/>
        </table:table-row>
        <table:table-row table:style-name="ro1">
          <table:table-cell/>
          <table:table-cell office:value-type="float" office:value="92.464" calcext:value-type="float">
            <text:p>9.25E+01</text:p>
          </table:table-cell>
          <table:table-cell office:value-type="float" office:value="85.861" calcext:value-type="float">
            <text:p>8.59E+01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100-[.B68]" office:value-type="float" office:value="7.536" calcext:value-type="float">
            <text:p>7.536</text:p>
          </table:table-cell>
          <table:table-cell table:formula="of:=[.B68]-[.C68]" office:value-type="float" office:value="6.60299999999999" calcext:value-type="float">
            <text:p>6.60299999999999</text:p>
          </table:table-cell>
          <table:table-cell table:formula="of:=[.C68]*1" office:value-type="float" office:value="85.861" calcext:value-type="float">
            <text:p>8.59E+01</text:p>
          </table:table-cell>
          <table:table-cell/>
        </table:table-row>
        <table:table-row table:style-name="ro1">
          <table:table-cell/>
          <table:table-cell office:value-type="float" office:value="90.97" calcext:value-type="float">
            <text:p>9.10E+01</text:p>
          </table:table-cell>
          <table:table-cell office:value-type="float" office:value="82.399" calcext:value-type="float">
            <text:p>8.24E+01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100-[.B69]" office:value-type="float" office:value="9.03" calcext:value-type="float">
            <text:p>9.03</text:p>
          </table:table-cell>
          <table:table-cell table:formula="of:=[.B69]-[.C69]" office:value-type="float" office:value="8.571" calcext:value-type="float">
            <text:p>8.571</text:p>
          </table:table-cell>
          <table:table-cell table:formula="of:=[.C69]*1" office:value-type="float" office:value="82.399" calcext:value-type="float">
            <text:p>8.24E+01</text:p>
          </table:table-cell>
          <table:table-cell/>
        </table:table-row>
        <table:table-row table:style-name="ro1">
          <table:table-cell/>
          <table:table-cell office:value-type="float" office:value="87.595" calcext:value-type="float">
            <text:p>8.76E+01</text:p>
          </table:table-cell>
          <table:table-cell office:value-type="float" office:value="80.532" calcext:value-type="float">
            <text:p>8.05E+01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100-[.B70]" office:value-type="float" office:value="12.405" calcext:value-type="float">
            <text:p>12.405</text:p>
          </table:table-cell>
          <table:table-cell table:formula="of:=[.B70]-[.C70]" office:value-type="float" office:value="7.063" calcext:value-type="float">
            <text:p>7.063</text:p>
          </table:table-cell>
          <table:table-cell table:formula="of:=[.C70]*1" office:value-type="float" office:value="80.532" calcext:value-type="float">
            <text:p>8.05E+01</text:p>
          </table:table-cell>
          <table:table-cell/>
        </table:table-row>
        <table:table-row table:style-name="ro1">
          <table:table-cell/>
          <table:table-cell office:value-type="float" office:value="86.134" calcext:value-type="float">
            <text:p>8.61E+01</text:p>
          </table:table-cell>
          <table:table-cell office:value-type="float" office:value="78.214" calcext:value-type="float">
            <text:p>7.82E+01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100-[.B71]" office:value-type="float" office:value="13.866" calcext:value-type="float">
            <text:p>13.866</text:p>
          </table:table-cell>
          <table:table-cell table:formula="of:=[.B71]-[.C71]" office:value-type="float" office:value="7.92" calcext:value-type="float">
            <text:p>7.92</text:p>
          </table:table-cell>
          <table:table-cell table:formula="of:=[.C71]*1" office:value-type="float" office:value="78.214" calcext:value-type="float">
            <text:p>7.82E+01</text:p>
          </table:table-cell>
          <table:table-cell/>
        </table:table-row>
        <table:table-row table:style-name="ro1">
          <table:table-cell/>
          <table:table-cell office:value-type="float" office:value="87.095" calcext:value-type="float">
            <text:p>8.71E+01</text:p>
          </table:table-cell>
          <table:table-cell office:value-type="float" office:value="78.253" calcext:value-type="float">
            <text:p>7.83E+01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100-[.B72]" office:value-type="float" office:value="12.905" calcext:value-type="float">
            <text:p>12.905</text:p>
          </table:table-cell>
          <table:table-cell table:formula="of:=[.B72]-[.C72]" office:value-type="float" office:value="8.842" calcext:value-type="float">
            <text:p>8.842</text:p>
          </table:table-cell>
          <table:table-cell table:formula="of:=[.C72]*1" office:value-type="float" office:value="78.253" calcext:value-type="float">
            <text:p>7.83E+01</text:p>
          </table:table-cell>
          <table:table-cell/>
        </table:table-row>
        <table:table-row table:style-name="ro1">
          <table:table-cell/>
          <table:table-cell office:value-type="float" office:value="86.64" calcext:value-type="float">
            <text:p>8.66E+01</text:p>
          </table:table-cell>
          <table:table-cell office:value-type="float" office:value="77.579" calcext:value-type="float">
            <text:p>7.76E+0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100-[.B73]" office:value-type="float" office:value="13.36" calcext:value-type="float">
            <text:p>13.36</text:p>
          </table:table-cell>
          <table:table-cell table:formula="of:=[.B73]-[.C73]" office:value-type="float" office:value="9.06100000000001" calcext:value-type="float">
            <text:p>9.06100000000001</text:p>
          </table:table-cell>
          <table:table-cell table:formula="of:=[.C73]*1" office:value-type="float" office:value="77.579" calcext:value-type="float">
            <text:p>7.76E+01</text:p>
          </table:table-cell>
          <table:table-cell/>
        </table:table-row>
        <table:table-row table:style-name="ro1">
          <table:table-cell/>
          <table:table-cell office:value-type="float" office:value="82.772" calcext:value-type="float">
            <text:p>8.28E+01</text:p>
          </table:table-cell>
          <table:table-cell office:value-type="float" office:value="71.801" calcext:value-type="float">
            <text:p>7.18E+01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100-[.B74]" office:value-type="float" office:value="17.228" calcext:value-type="float">
            <text:p>17.228</text:p>
          </table:table-cell>
          <table:table-cell table:formula="of:=[.B74]-[.C74]" office:value-type="float" office:value="10.971" calcext:value-type="float">
            <text:p>10.971</text:p>
          </table:table-cell>
          <table:table-cell table:formula="of:=[.C74]*1" office:value-type="float" office:value="71.801" calcext:value-type="float">
            <text:p>7.18E+01</text:p>
          </table:table-cell>
          <table:table-cell/>
        </table:table-row>
        <table:table-row table:style-name="ro1">
          <table:table-cell/>
          <table:table-cell office:value-type="float" office:value="85.028" calcext:value-type="float">
            <text:p>8.50E+01</text:p>
          </table:table-cell>
          <table:table-cell office:value-type="float" office:value="67.1" calcext:value-type="float">
            <text:p>6.71E+01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100-[.B75]" office:value-type="float" office:value="14.972" calcext:value-type="float">
            <text:p>14.972</text:p>
          </table:table-cell>
          <table:table-cell table:formula="of:=[.B75]-[.C75]" office:value-type="float" office:value="17.928" calcext:value-type="float">
            <text:p>17.928</text:p>
          </table:table-cell>
          <table:table-cell table:formula="of:=[.C75]*1" office:value-type="float" office:value="67.1" calcext:value-type="float">
            <text:p>6.71E+01</text:p>
          </table:table-cell>
          <table:table-cell/>
        </table:table-row>
        <table:table-row table:style-name="ro1">
          <table:table-cell/>
          <table:table-cell office:value-type="float" office:value="84.617" calcext:value-type="float">
            <text:p>8.46E+01</text:p>
          </table:table-cell>
          <table:table-cell office:value-type="float" office:value="65.407" calcext:value-type="float">
            <text:p>6.54E+01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100-[.B76]" office:value-type="float" office:value="15.383" calcext:value-type="float">
            <text:p>15.383</text:p>
          </table:table-cell>
          <table:table-cell table:formula="of:=[.B76]-[.C76]" office:value-type="float" office:value="19.21" calcext:value-type="float">
            <text:p>19.21</text:p>
          </table:table-cell>
          <table:table-cell table:formula="of:=[.C76]*1" office:value-type="float" office:value="65.407" calcext:value-type="float">
            <text:p>6.54E+01</text:p>
          </table:table-cell>
          <table:table-cell/>
        </table:table-row>
        <table:table-row table:style-name="ro1">
          <table:table-cell/>
          <table:table-cell office:value-type="float" office:value="89.193" calcext:value-type="float">
            <text:p>8.92E+01</text:p>
          </table:table-cell>
          <table:table-cell office:value-type="float" office:value="61.815" calcext:value-type="float">
            <text:p>6.18E+01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100-[.B77]" office:value-type="float" office:value="10.807" calcext:value-type="float">
            <text:p>10.807</text:p>
          </table:table-cell>
          <table:table-cell table:formula="of:=[.B77]-[.C77]" office:value-type="float" office:value="27.378" calcext:value-type="float">
            <text:p>27.378</text:p>
          </table:table-cell>
          <table:table-cell table:formula="of:=[.C77]*1" office:value-type="float" office:value="61.815" calcext:value-type="float">
            <text:p>6.18E+01</text:p>
          </table:table-cell>
          <table:table-cell/>
        </table:table-row>
        <table:table-row table:style-name="ro1">
          <table:table-cell/>
          <table:table-cell office:value-type="float" office:value="83.326" calcext:value-type="float">
            <text:p>8.33E+01</text:p>
          </table:table-cell>
          <table:table-cell office:value-type="float" office:value="62.045" calcext:value-type="float">
            <text:p>6.20E+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100-[.B78]" office:value-type="float" office:value="16.674" calcext:value-type="float">
            <text:p>16.674</text:p>
          </table:table-cell>
          <table:table-cell table:formula="of:=[.B78]-[.C78]" office:value-type="float" office:value="21.281" calcext:value-type="float">
            <text:p>21.281</text:p>
          </table:table-cell>
          <table:table-cell table:formula="of:=[.C78]*1" office:value-type="float" office:value="62.045" calcext:value-type="float">
            <text:p>6.20E+01</text:p>
          </table:table-cell>
          <table:table-cell/>
        </table:table-row>
        <table:table-row table:style-name="ro1">
          <table:table-cell/>
          <table:table-cell office:value-type="float" office:value="80.338" calcext:value-type="float">
            <text:p>8.03E+01</text:p>
          </table:table-cell>
          <table:table-cell office:value-type="float" office:value="70.427" calcext:value-type="float">
            <text:p>7.04E+01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100-[.B79]" office:value-type="float" office:value="19.662" calcext:value-type="float">
            <text:p>19.662</text:p>
          </table:table-cell>
          <table:table-cell table:formula="of:=[.B79]-[.C79]" office:value-type="float" office:value="9.91099999999999" calcext:value-type="float">
            <text:p>9.91099999999999</text:p>
          </table:table-cell>
          <table:table-cell table:formula="of:=[.C79]*1" office:value-type="float" office:value="70.427" calcext:value-type="float">
            <text:p>7.04E+01</text:p>
          </table:table-cell>
          <table:table-cell/>
        </table:table-row>
        <table:table-row table:style-name="ro1">
          <table:table-cell/>
          <table:table-cell office:value-type="float" office:value="82.177" calcext:value-type="float">
            <text:p>8.22E+01</text:p>
          </table:table-cell>
          <table:table-cell office:value-type="float" office:value="72.144" calcext:value-type="float">
            <text:p>7.21E+01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100-[.B80]" office:value-type="float" office:value="17.823" calcext:value-type="float">
            <text:p>17.823</text:p>
          </table:table-cell>
          <table:table-cell table:formula="of:=[.B80]-[.C80]" office:value-type="float" office:value="10.033" calcext:value-type="float">
            <text:p>10.033</text:p>
          </table:table-cell>
          <table:table-cell table:formula="of:=[.C80]*1" office:value-type="float" office:value="72.144" calcext:value-type="float">
            <text:p>7.21E+01</text:p>
          </table:table-cell>
          <table:table-cell/>
        </table:table-row>
        <table:table-row table:style-name="ro1">
          <table:table-cell/>
          <table:table-cell office:value-type="float" office:value="78.167" calcext:value-type="float">
            <text:p>7.82E+01</text:p>
          </table:table-cell>
          <table:table-cell office:value-type="float" office:value="60.47" calcext:value-type="float">
            <text:p>6.05E+0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100-[.B81]" office:value-type="float" office:value="21.833" calcext:value-type="float">
            <text:p>21.833</text:p>
          </table:table-cell>
          <table:table-cell table:formula="of:=[.B81]-[.C81]" office:value-type="float" office:value="17.697" calcext:value-type="float">
            <text:p>17.697</text:p>
          </table:table-cell>
          <table:table-cell table:formula="of:=[.C81]*1" office:value-type="float" office:value="60.47" calcext:value-type="float">
            <text:p>6.05E+01</text:p>
          </table:table-cell>
          <table:table-cell/>
        </table:table-row>
        <table:table-row table:style-name="ro1">
          <table:table-cell/>
          <table:table-cell office:value-type="float" office:value="84.541" calcext:value-type="float">
            <text:p>8.45E+01</text:p>
          </table:table-cell>
          <table:table-cell office:value-type="float" office:value="64.005" calcext:value-type="float">
            <text:p>6.40E+01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100-[.B82]" office:value-type="float" office:value="15.459" calcext:value-type="float">
            <text:p>15.459</text:p>
          </table:table-cell>
          <table:table-cell table:formula="of:=[.B82]-[.C82]" office:value-type="float" office:value="20.536" calcext:value-type="float">
            <text:p>20.536</text:p>
          </table:table-cell>
          <table:table-cell table:formula="of:=[.C82]*1" office:value-type="float" office:value="64.005" calcext:value-type="float">
            <text:p>6.40E+01</text:p>
          </table:table-cell>
          <table:table-cell/>
        </table:table-row>
        <table:table-row table:style-name="ro1">
          <table:table-cell/>
          <table:table-cell office:value-type="float" office:value="94.36" calcext:value-type="float">
            <text:p>9.44E+01</text:p>
          </table:table-cell>
          <table:table-cell office:value-type="float" office:value="62.333" calcext:value-type="float">
            <text:p>6.23E+0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100-[.B83]" office:value-type="float" office:value="5.64" calcext:value-type="float">
            <text:p>5.64</text:p>
          </table:table-cell>
          <table:table-cell table:formula="of:=[.B83]-[.C83]" office:value-type="float" office:value="32.027" calcext:value-type="float">
            <text:p>32.027</text:p>
          </table:table-cell>
          <table:table-cell table:formula="of:=[.C83]*1" office:value-type="float" office:value="62.333" calcext:value-type="float">
            <text:p>6.23E+01</text:p>
          </table:table-cell>
          <table:table-cell/>
        </table:table-row>
      </table:table>
      <table:table table:name="Tristimuluskurven" table:style-name="ta1">
        <table:table-column table:style-name="co3" table:default-cell-style-name="Default"/>
        <table:table-column table:style-name="co3" table:number-columns-repeated="3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2">
          <table:table-cell/>
          <table:table-cell office:value-type="float" office:value="0.001368" calcext:value-type="float">
            <text:p>0.001368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645" calcext:value-type="float">
            <text:p>0.006450</text:p>
          </table:table-cell>
        </table:table-row>
        <table:table-row table:style-name="ro2">
          <table:table-cell/>
          <table:table-cell office:value-type="float" office:value="0.002236" calcext:value-type="float">
            <text:p>0.00223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1055" calcext:value-type="float">
            <text:p>0.010550</text:p>
          </table:table-cell>
        </table:table-row>
        <table:table-row table:style-name="ro2">
          <table:table-cell/>
          <table:table-cell office:value-type="float" office:value="0.004243" calcext:value-type="float">
            <text:p>0.004243</text:p>
          </table:table-cell>
          <table:table-cell office:value-type="float" office:value="0.00012" calcext:value-type="float">
            <text:p>0.000120</text:p>
          </table:table-cell>
          <table:table-cell office:value-type="float" office:value="0.02005" calcext:value-type="float">
            <text:p>0.020050</text:p>
          </table:table-cell>
        </table:table-row>
        <table:table-row table:style-name="ro2">
          <table:table-cell/>
          <table:table-cell office:value-type="float" office:value="0.00765" calcext:value-type="float">
            <text:p>0.007650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3621" calcext:value-type="float">
            <text:p>0.036210</text:p>
          </table:table-cell>
        </table:table-row>
        <table:table-row table:style-name="ro2">
          <table:table-cell/>
          <table:table-cell office:value-type="float" office:value="0.01431" calcext:value-type="float">
            <text:p>0.014310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6785" calcext:value-type="float">
            <text:p>0.067850</text:p>
          </table:table-cell>
        </table:table-row>
        <table:table-row table:style-name="ro2">
          <table:table-cell/>
          <table:table-cell office:value-type="float" office:value="0.02319" calcext:value-type="float">
            <text:p>0.023190</text:p>
          </table:table-cell>
          <table:table-cell office:value-type="float" office:value="0.00064" calcext:value-type="float">
            <text:p>0.000640</text:p>
          </table:table-cell>
          <table:table-cell office:value-type="float" office:value="0.1102" calcext:value-type="float">
            <text:p>0.110200</text:p>
          </table:table-cell>
        </table:table-row>
        <table:table-row table:style-name="ro2">
          <table:table-cell/>
          <table:table-cell office:value-type="float" office:value="0.04351" calcext:value-type="float">
            <text:p>0.043510</text:p>
          </table:table-cell>
          <table:table-cell office:value-type="float" office:value="0.00121" calcext:value-type="float">
            <text:p>0.001210</text:p>
          </table:table-cell>
          <table:table-cell office:value-type="float" office:value="0.2074" calcext:value-type="float">
            <text:p>0.207400</text:p>
          </table:table-cell>
        </table:table-row>
        <table:table-row table:style-name="ro2">
          <table:table-cell/>
          <table:table-cell office:value-type="float" office:value="0.07763" calcext:value-type="float">
            <text:p>0.077630</text:p>
          </table:table-cell>
          <table:table-cell office:value-type="float" office:value="0.00218" calcext:value-type="float">
            <text:p>0.002180</text:p>
          </table:table-cell>
          <table:table-cell office:value-type="float" office:value="0.3713" calcext:value-type="float">
            <text:p>0.371300</text:p>
          </table:table-cell>
        </table:table-row>
        <table:table-row table:style-name="ro2">
          <table:table-cell/>
          <table:table-cell office:value-type="float" office:value="0.13438" calcext:value-type="float">
            <text:p>0.134380</text:p>
          </table:table-cell>
          <table:table-cell office:value-type="float" office:value="0.004" calcext:value-type="float">
            <text:p>0.004000</text:p>
          </table:table-cell>
          <table:table-cell office:value-type="float" office:value="0.6456" calcext:value-type="float">
            <text:p>0.645600</text:p>
          </table:table-cell>
        </table:table-row>
        <table:table-row table:style-name="ro2">
          <table:table-cell/>
          <table:table-cell office:value-type="float" office:value="0.21477" calcext:value-type="float">
            <text:p>0.214770</text:p>
          </table:table-cell>
          <table:table-cell office:value-type="float" office:value="0.0073" calcext:value-type="float">
            <text:p>0.007300</text:p>
          </table:table-cell>
          <table:table-cell office:value-type="float" office:value="1.03905" calcext:value-type="float">
            <text:p>1.039050</text:p>
          </table:table-cell>
        </table:table-row>
        <table:table-row table:style-name="ro2">
          <table:table-cell/>
          <table:table-cell office:value-type="float" office:value="0.2839" calcext:value-type="float">
            <text:p>0.283900</text:p>
          </table:table-cell>
          <table:table-cell office:value-type="float" office:value="0.0116" calcext:value-type="float">
            <text:p>0.011600</text:p>
          </table:table-cell>
          <table:table-cell office:value-type="float" office:value="1.3856" calcext:value-type="float">
            <text:p>1.385600</text:p>
          </table:table-cell>
        </table:table-row>
        <table:table-row table:style-name="ro2">
          <table:table-cell/>
          <table:table-cell office:value-type="float" office:value="0.3285" calcext:value-type="float">
            <text:p>0.328500</text:p>
          </table:table-cell>
          <table:table-cell office:value-type="float" office:value="0.01684" calcext:value-type="float">
            <text:p>0.016840</text:p>
          </table:table-cell>
          <table:table-cell office:value-type="float" office:value="1.62296" calcext:value-type="float">
            <text:p>1.622960</text:p>
          </table:table-cell>
        </table:table-row>
        <table:table-row table:style-name="ro2">
          <table:table-cell/>
          <table:table-cell office:value-type="float" office:value="0.34828" calcext:value-type="float">
            <text:p>0.34828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1.74706" calcext:value-type="float">
            <text:p>1.747060</text:p>
          </table:table-cell>
        </table:table-row>
        <table:table-row table:style-name="ro2">
          <table:table-cell/>
          <table:table-cell office:value-type="float" office:value="0.34806" calcext:value-type="float">
            <text:p>0.348060</text:p>
          </table:table-cell>
          <table:table-cell office:value-type="float" office:value="0.0298" calcext:value-type="float">
            <text:p>0.029800</text:p>
          </table:table-cell>
          <table:table-cell office:value-type="float" office:value="1.7826" calcext:value-type="float">
            <text:p>1.782600</text:p>
          </table:table-cell>
        </table:table-row>
        <table:table-row table:style-name="ro2">
          <table:table-cell/>
          <table:table-cell office:value-type="float" office:value="0.3362" calcext:value-type="float">
            <text:p>0.3362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1.77211" calcext:value-type="float">
            <text:p>1.772110</text:p>
          </table:table-cell>
        </table:table-row>
        <table:table-row table:style-name="ro2">
          <table:table-cell/>
          <table:table-cell office:value-type="float" office:value="0.3187" calcext:value-type="float">
            <text:p>0.318700</text:p>
          </table:table-cell>
          <table:table-cell office:value-type="float" office:value="0.048" calcext:value-type="float">
            <text:p>0.048000</text:p>
          </table:table-cell>
          <table:table-cell office:value-type="float" office:value="1.7441" calcext:value-type="float">
            <text:p>1.744100</text:p>
          </table:table-cell>
        </table:table-row>
        <table:table-row table:style-name="ro2">
          <table:table-cell/>
          <table:table-cell office:value-type="float" office:value="0.2908" calcext:value-type="float">
            <text:p>0.2908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1.6692" calcext:value-type="float">
            <text:p>1.669200</text:p>
          </table:table-cell>
        </table:table-row>
        <table:table-row table:style-name="ro2">
          <table:table-cell/>
          <table:table-cell office:value-type="float" office:value="0.2511" calcext:value-type="float">
            <text:p>0.251100</text:p>
          </table:table-cell>
          <table:table-cell office:value-type="float" office:value="0.0739" calcext:value-type="float">
            <text:p>0.073900</text:p>
          </table:table-cell>
          <table:table-cell office:value-type="float" office:value="1.5281" calcext:value-type="float">
            <text:p>1.528100</text:p>
          </table:table-cell>
        </table:table-row>
        <table:table-row table:style-name="ro2">
          <table:table-cell/>
          <table:table-cell office:value-type="float" office:value="0.19536" calcext:value-type="float">
            <text:p>0.195360</text:p>
          </table:table-cell>
          <table:table-cell office:value-type="float" office:value="0.09098" calcext:value-type="float">
            <text:p>0.090980</text:p>
          </table:table-cell>
          <table:table-cell office:value-type="float" office:value="1.28764" calcext:value-type="float">
            <text:p>1.287640</text:p>
          </table:table-cell>
        </table:table-row>
        <table:table-row table:style-name="ro2">
          <table:table-cell/>
          <table:table-cell office:value-type="float" office:value="0.1421" calcext:value-type="float">
            <text:p>0.142100</text:p>
          </table:table-cell>
          <table:table-cell office:value-type="float" office:value="0.1126" calcext:value-type="float">
            <text:p>0.112600</text:p>
          </table:table-cell>
          <table:table-cell office:value-type="float" office:value="1.0419" calcext:value-type="float">
            <text:p>1.041900</text:p>
          </table:table-cell>
        </table:table-row>
        <table:table-row table:style-name="ro2">
          <table:table-cell/>
          <table:table-cell office:value-type="float" office:value="0.09564" calcext:value-type="float">
            <text:p>0.095640</text:p>
          </table:table-cell>
          <table:table-cell office:value-type="float" office:value="0.13902" calcext:value-type="float">
            <text:p>0.139020</text:p>
          </table:table-cell>
          <table:table-cell office:value-type="float" office:value="0.81295" calcext:value-type="float">
            <text:p>0.812950</text:p>
          </table:table-cell>
        </table:table-row>
        <table:table-row table:style-name="ro2">
          <table:table-cell/>
          <table:table-cell office:value-type="float" office:value="0.05795" calcext:value-type="float">
            <text:p>0.057950</text:p>
          </table:table-cell>
          <table:table-cell office:value-type="float" office:value="0.1693" calcext:value-type="float">
            <text:p>0.169300</text:p>
          </table:table-cell>
          <table:table-cell office:value-type="float" office:value="0.6162" calcext:value-type="float">
            <text:p>0.616200</text:p>
          </table:table-cell>
        </table:table-row>
        <table:table-row table:style-name="ro2">
          <table:table-cell/>
          <table:table-cell office:value-type="float" office:value="0.03201" calcext:value-type="float">
            <text:p>0.032010</text:p>
          </table:table-cell>
          <table:table-cell office:value-type="float" office:value="0.20802" calcext:value-type="float">
            <text:p>0.208020</text:p>
          </table:table-cell>
          <table:table-cell office:value-type="float" office:value="0.46518" calcext:value-type="float">
            <text:p>0.465180</text:p>
          </table:table-cell>
        </table:table-row>
        <table:table-row table:style-name="ro2">
          <table:table-cell/>
          <table:table-cell office:value-type="float" office:value="0.0147" calcext:value-type="float">
            <text:p>0.014700</text:p>
          </table:table-cell>
          <table:table-cell office:value-type="float" office:value="0.2586" calcext:value-type="float">
            <text:p>0.258600</text:p>
          </table:table-cell>
          <table:table-cell office:value-type="float" office:value="0.3533" calcext:value-type="float">
            <text:p>0.353300</text:p>
          </table:table-cell>
        </table:table-row>
        <table:table-row table:style-name="ro2">
          <table:table-cell/>
          <table:table-cell office:value-type="float" office:value="0.0049" calcext:value-type="float">
            <text:p>0.004900</text:p>
          </table:table-cell>
          <table:table-cell office:value-type="float" office:value="0.323" calcext:value-type="float">
            <text:p>0.323000</text:p>
          </table:table-cell>
          <table:table-cell office:value-type="float" office:value="0.272" calcext:value-type="float">
            <text:p>0.272000</text:p>
          </table:table-cell>
        </table:table-row>
        <table:table-row table:style-name="ro2">
          <table:table-cell/>
          <table:table-cell office:value-type="float" office:value="0.0024" calcext:value-type="float">
            <text:p>0.002400</text:p>
          </table:table-cell>
          <table:table-cell office:value-type="float" office:value="0.4073" calcext:value-type="float">
            <text:p>0.407300</text:p>
          </table:table-cell>
          <table:table-cell office:value-type="float" office:value="0.2123" calcext:value-type="float">
            <text:p>0.212300</text:p>
          </table:table-cell>
        </table:table-row>
        <table:table-row table:style-name="ro2">
          <table:table-cell/>
          <table:table-cell office:value-type="float" office:value="0.0093" calcext:value-type="float">
            <text:p>0.009300</text:p>
          </table:table-cell>
          <table:table-cell office:value-type="float" office:value="0.503" calcext:value-type="float">
            <text:p>0.503000</text:p>
          </table:table-cell>
          <table:table-cell office:value-type="float" office:value="0.1582" calcext:value-type="float">
            <text:p>0.158200</text:p>
          </table:table-cell>
        </table:table-row>
        <table:table-row table:style-name="ro2">
          <table:table-cell/>
          <table:table-cell office:value-type="float" office:value="0.0291" calcext:value-type="float">
            <text:p>0.029100</text:p>
          </table:table-cell>
          <table:table-cell office:value-type="float" office:value="0.6082" calcext:value-type="float">
            <text:p>0.608200</text:p>
          </table:table-cell>
          <table:table-cell office:value-type="float" office:value="0.1117" calcext:value-type="float">
            <text:p>0.111700</text:p>
          </table:table-cell>
        </table:table-row>
        <table:table-row table:style-name="ro2">
          <table:table-cell/>
          <table:table-cell office:value-type="float" office:value="0.06327" calcext:value-type="float">
            <text:p>0.063270</text:p>
          </table:table-cell>
          <table:table-cell office:value-type="float" office:value="0.71" calcext:value-type="float">
            <text:p>0.710000</text:p>
          </table:table-cell>
          <table:table-cell office:value-type="float" office:value="0.07825" calcext:value-type="float">
            <text:p>0.078250</text:p>
          </table:table-cell>
        </table:table-row>
        <table:table-row table:style-name="ro2">
          <table:table-cell/>
          <table:table-cell office:value-type="float" office:value="0.1096" calcext:value-type="float">
            <text:p>0.109600</text:p>
          </table:table-cell>
          <table:table-cell office:value-type="float" office:value="0.7932" calcext:value-type="float">
            <text:p>0.793200</text:p>
          </table:table-cell>
          <table:table-cell office:value-type="float" office:value="0.05725" calcext:value-type="float">
            <text:p>0.057250</text:p>
          </table:table-cell>
        </table:table-row>
        <table:table-row table:style-name="ro2">
          <table:table-cell/>
          <table:table-cell office:value-type="float" office:value="0.1655" calcext:value-type="float">
            <text:p>0.165500</text:p>
          </table:table-cell>
          <table:table-cell office:value-type="float" office:value="0.862" calcext:value-type="float">
            <text:p>0.862000</text:p>
          </table:table-cell>
          <table:table-cell office:value-type="float" office:value="0.04216" calcext:value-type="float">
            <text:p>0.042160</text:p>
          </table:table-cell>
        </table:table-row>
        <table:table-row table:style-name="ro2">
          <table:table-cell/>
          <table:table-cell office:value-type="float" office:value="0.22575" calcext:value-type="float">
            <text:p>0.225750</text:p>
          </table:table-cell>
          <table:table-cell office:value-type="float" office:value="0.91485" calcext:value-type="float">
            <text:p>0.914850</text:p>
          </table:table-cell>
          <table:table-cell office:value-type="float" office:value="0.02984" calcext:value-type="float">
            <text:p>0.029840</text:p>
          </table:table-cell>
        </table:table-row>
        <table:table-row table:style-name="ro2">
          <table:table-cell/>
          <table:table-cell office:value-type="float" office:value="0.2904" calcext:value-type="float">
            <text:p>0.290400</text:p>
          </table:table-cell>
          <table:table-cell office:value-type="float" office:value="0.954" calcext:value-type="float">
            <text:p>0.954000</text:p>
          </table:table-cell>
          <table:table-cell office:value-type="float" office:value="0.0203" calcext:value-type="float">
            <text:p>0.020300</text:p>
          </table:table-cell>
        </table:table-row>
        <table:table-row table:style-name="ro2">
          <table:table-cell/>
          <table:table-cell office:value-type="float" office:value="0.3597" calcext:value-type="float">
            <text:p>0.359700</text:p>
          </table:table-cell>
          <table:table-cell office:value-type="float" office:value="0.9803" calcext:value-type="float">
            <text:p>0.980300</text:p>
          </table:table-cell>
          <table:table-cell office:value-type="float" office:value="0.0134" calcext:value-type="float">
            <text:p>0.013400</text:p>
          </table:table-cell>
        </table:table-row>
        <table:table-row table:style-name="ro2">
          <table:table-cell/>
          <table:table-cell office:value-type="float" office:value="0.43345" calcext:value-type="float">
            <text:p>0.433450</text:p>
          </table:table-cell>
          <table:table-cell office:value-type="float" office:value="0.99495" calcext:value-type="float">
            <text:p>0.994950</text:p>
          </table:table-cell>
          <table:table-cell office:value-type="float" office:value="0.00875" calcext:value-type="float">
            <text:p>0.008750</text:p>
          </table:table-cell>
        </table:table-row>
        <table:table-row table:style-name="ro2">
          <table:table-cell/>
          <table:table-cell office:value-type="float" office:value="0.51205" calcext:value-type="float">
            <text:p>0.51205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575" calcext:value-type="float">
            <text:p>0.005750</text:p>
          </table:table-cell>
        </table:table-row>
        <table:table-row table:style-name="ro2">
          <table:table-cell/>
          <table:table-cell office:value-type="float" office:value="0.5945" calcext:value-type="float">
            <text:p>0.594500</text:p>
          </table:table-cell>
          <table:table-cell office:value-type="float" office:value="0.995" calcext:value-type="float">
            <text:p>0.995000</text:p>
          </table:table-cell>
          <table:table-cell office:value-type="float" office:value="0.0039" calcext:value-type="float">
            <text:p>0.003900</text:p>
          </table:table-cell>
        </table:table-row>
        <table:table-row table:style-name="ro2">
          <table:table-cell/>
          <table:table-cell office:value-type="float" office:value="0.6784" calcext:value-type="float">
            <text:p>0.678400</text:p>
          </table:table-cell>
          <table:table-cell office:value-type="float" office:value="0.9786" calcext:value-type="float">
            <text:p>0.978600</text:p>
          </table:table-cell>
          <table:table-cell office:value-type="float" office:value="0.00275" calcext:value-type="float">
            <text:p>0.002750</text:p>
          </table:table-cell>
        </table:table-row>
        <table:table-row table:style-name="ro2">
          <table:table-cell/>
          <table:table-cell office:value-type="float" office:value="0.7621" calcext:value-type="float">
            <text:p>0.762100</text:p>
          </table:table-cell>
          <table:table-cell office:value-type="float" office:value="0.952" calcext:value-type="float">
            <text:p>0.952000</text:p>
          </table:table-cell>
          <table:table-cell office:value-type="float" office:value="0.0021" calcext:value-type="float">
            <text:p>0.002100</text:p>
          </table:table-cell>
        </table:table-row>
        <table:table-row table:style-name="ro2">
          <table:table-cell/>
          <table:table-cell office:value-type="float" office:value="0.8425" calcext:value-type="float">
            <text:p>0.842500</text:p>
          </table:table-cell>
          <table:table-cell office:value-type="float" office:value="0.9154" calcext:value-type="float">
            <text:p>0.915400</text:p>
          </table:table-cell>
          <table:table-cell office:value-type="float" office:value="0.0018" calcext:value-type="float">
            <text:p>0.001800</text:p>
          </table:table-cell>
        </table:table-row>
        <table:table-row table:style-name="ro2">
          <table:table-cell/>
          <table:table-cell office:value-type="float" office:value="0.9163" calcext:value-type="float">
            <text:p>0.916300</text:p>
          </table:table-cell>
          <table:table-cell office:value-type="float" office:value="0.87" calcext:value-type="float">
            <text:p>0.870000</text:p>
          </table:table-cell>
          <table:table-cell office:value-type="float" office:value="0.00165" calcext:value-type="float">
            <text:p>0.001650</text:p>
          </table:table-cell>
        </table:table-row>
        <table:table-row table:style-name="ro2">
          <table:table-cell/>
          <table:table-cell office:value-type="float" office:value="0.9786" calcext:value-type="float">
            <text:p>0.978600</text:p>
          </table:table-cell>
          <table:table-cell office:value-type="float" office:value="0.8163" calcext:value-type="float">
            <text:p>0.816300</text:p>
          </table:table-cell>
          <table:table-cell office:value-type="float" office:value="0.0014" calcext:value-type="float">
            <text:p>0.001400</text:p>
          </table:table-cell>
        </table:table-row>
        <table:table-row table:style-name="ro2">
          <table:table-cell/>
          <table:table-cell office:value-type="float" office:value="1.0263" calcext:value-type="float">
            <text:p>1.026300</text:p>
          </table:table-cell>
          <table:table-cell office:value-type="float" office:value="0.757" calcext:value-type="float">
            <text:p>0.757000</text:p>
          </table:table-cell>
          <table:table-cell office:value-type="float" office:value="0.0011" calcext:value-type="float">
            <text:p>0.001100</text:p>
          </table:table-cell>
        </table:table-row>
        <table:table-row table:style-name="ro2">
          <table:table-cell/>
          <table:table-cell office:value-type="float" office:value="1.0567" calcext:value-type="float">
            <text:p>1.056700</text:p>
          </table:table-cell>
          <table:table-cell office:value-type="float" office:value="0.6949" calcext:value-type="float">
            <text:p>0.694900</text:p>
          </table:table-cell>
          <table:table-cell office:value-type="float" office:value="0.001" calcext:value-type="float">
            <text:p>0.001000</text:p>
          </table:table-cell>
        </table:table-row>
        <table:table-row table:style-name="ro2">
          <table:table-cell/>
          <table:table-cell office:value-type="float" office:value="1.0622" calcext:value-type="float">
            <text:p>1.062200</text:p>
          </table:table-cell>
          <table:table-cell office:value-type="float" office:value="0.631" calcext:value-type="float">
            <text:p>0.631000</text:p>
          </table:table-cell>
          <table:table-cell office:value-type="float" office:value="0.0008" calcext:value-type="float">
            <text:p>0.000800</text:p>
          </table:table-cell>
        </table:table-row>
        <table:table-row table:style-name="ro2">
          <table:table-cell/>
          <table:table-cell office:value-type="float" office:value="1.0456" calcext:value-type="float">
            <text:p>1.045600</text:p>
          </table:table-cell>
          <table:table-cell office:value-type="float" office:value="0.5668" calcext:value-type="float">
            <text:p>0.566800</text:p>
          </table:table-cell>
          <table:table-cell office:value-type="float" office:value="0.0006" calcext:value-type="float">
            <text:p>0.000600</text:p>
          </table:table-cell>
        </table:table-row>
        <table:table-row table:style-name="ro2">
          <table:table-cell/>
          <table:table-cell office:value-type="float" office:value="1.0026" calcext:value-type="float">
            <text:p>1.002600</text:p>
          </table:table-cell>
          <table:table-cell office:value-type="float" office:value="0.503" calcext:value-type="float">
            <text:p>0.503000</text:p>
          </table:table-cell>
          <table:table-cell office:value-type="float" office:value="0.00034" calcext:value-type="float">
            <text:p>0.000340</text:p>
          </table:table-cell>
        </table:table-row>
        <table:table-row table:style-name="ro2">
          <table:table-cell/>
          <table:table-cell office:value-type="float" office:value="0.9384" calcext:value-type="float">
            <text:p>0.938400</text:p>
          </table:table-cell>
          <table:table-cell office:value-type="float" office:value="0.4412" calcext:value-type="float">
            <text:p>0.441200</text:p>
          </table:table-cell>
          <table:table-cell office:value-type="float" office:value="0.00024" calcext:value-type="float">
            <text:p>0.000240</text:p>
          </table:table-cell>
        </table:table-row>
        <table:table-row table:style-name="ro2">
          <table:table-cell/>
          <table:table-cell office:value-type="float" office:value="0.85445" calcext:value-type="float">
            <text:p>0.854450</text:p>
          </table:table-cell>
          <table:table-cell office:value-type="float" office:value="0.381" calcext:value-type="float">
            <text:p>0.381000</text:p>
          </table:table-cell>
          <table:table-cell office:value-type="float" office:value="0.00019" calcext:value-type="float">
            <text:p>0.000190</text:p>
          </table:table-cell>
        </table:table-row>
        <table:table-row table:style-name="ro2">
          <table:table-cell/>
          <table:table-cell office:value-type="float" office:value="0.7514" calcext:value-type="float">
            <text:p>0.751400</text:p>
          </table:table-cell>
          <table:table-cell office:value-type="float" office:value="0.321" calcext:value-type="float">
            <text:p>0.321000</text:p>
          </table:table-cell>
          <table:table-cell office:value-type="float" office:value="0.0001" calcext:value-type="float">
            <text:p>0.000100</text:p>
          </table:table-cell>
        </table:table-row>
        <table:table-row table:style-name="ro2">
          <table:table-cell/>
          <table:table-cell office:value-type="float" office:value="0.6424" calcext:value-type="float">
            <text:p>0.642400</text:p>
          </table:table-cell>
          <table:table-cell office:value-type="float" office:value="0.265" calcext:value-type="float">
            <text:p>0.265000</text:p>
          </table:table-cell>
          <table:table-cell office:value-type="float" office:value="0.00005" calcext:value-type="float">
            <text:p>0.000050</text:p>
          </table:table-cell>
        </table:table-row>
        <table:table-row table:style-name="ro2">
          <table:table-cell/>
          <table:table-cell office:value-type="float" office:value="0.5419" calcext:value-type="float">
            <text:p>0.541900</text:p>
          </table:table-cell>
          <table:table-cell office:value-type="float" office:value="0.217" calcext:value-type="float">
            <text:p>0.217000</text:p>
          </table:table-cell>
          <table:table-cell office:value-type="float" office:value="0.00003" calcext:value-type="float">
            <text:p>0.000030</text:p>
          </table:table-cell>
        </table:table-row>
        <table:table-row table:style-name="ro2">
          <table:table-cell/>
          <table:table-cell office:value-type="float" office:value="0.4479" calcext:value-type="float">
            <text:p>0.447900</text:p>
          </table:table-cell>
          <table:table-cell office:value-type="float" office:value="0.175" calcext:value-type="float">
            <text:p>0.175000</text:p>
          </table:table-cell>
          <table:table-cell office:value-type="float" office:value="0.00002" calcext:value-type="float">
            <text:p>0.000020</text:p>
          </table:table-cell>
        </table:table-row>
        <table:table-row table:style-name="ro2">
          <table:table-cell/>
          <table:table-cell office:value-type="float" office:value="0.3608" calcext:value-type="float">
            <text:p>0.360800</text:p>
          </table:table-cell>
          <table:table-cell office:value-type="float" office:value="0.1382" calcext:value-type="float">
            <text:p>0.138200</text:p>
          </table:table-cell>
          <table:table-cell office:value-type="float" office:value="0.00001" calcext:value-type="float">
            <text:p>0.000010</text:p>
          </table:table-cell>
        </table:table-row>
        <table:table-row table:style-name="ro2">
          <table:table-cell/>
          <table:table-cell office:value-type="float" office:value="0.2835" calcext:value-type="float">
            <text:p>0.283500</text:p>
          </table:table-cell>
          <table:table-cell office:value-type="float" office:value="0.107" calcext:value-type="float">
            <text:p>0.107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2187" calcext:value-type="float">
            <text:p>0.218700</text:p>
          </table:table-cell>
          <table:table-cell office:value-type="float" office:value="0.0816" calcext:value-type="float">
            <text:p>0.0816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1649" calcext:value-type="float">
            <text:p>0.164900</text:p>
          </table:table-cell>
          <table:table-cell office:value-type="float" office:value="0.061" calcext:value-type="float">
            <text:p>0.061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1212" calcext:value-type="float">
            <text:p>0.121200</text:p>
          </table:table-cell>
          <table:table-cell office:value-type="float" office:value="0.04458" calcext:value-type="float">
            <text:p>0.04458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874" calcext:value-type="float">
            <text:p>0.0874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636" calcext:value-type="float">
            <text:p>0.063600</text:p>
          </table:table-cell>
          <table:table-cell office:value-type="float" office:value="0.0232" calcext:value-type="float">
            <text:p>0.0232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4677" calcext:value-type="float">
            <text:p>0.04677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329" calcext:value-type="float">
            <text:p>0.032900</text:p>
          </table:table-cell>
          <table:table-cell office:value-type="float" office:value="0.01192" calcext:value-type="float">
            <text:p>0.0119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227" calcext:value-type="float">
            <text:p>0.022700</text:p>
          </table:table-cell>
          <table:table-cell office:value-type="float" office:value="0.00821" calcext:value-type="float">
            <text:p>0.00821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1584" calcext:value-type="float">
            <text:p>0.015840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11359" calcext:value-type="float">
            <text:p>0.011359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8111" calcext:value-type="float">
            <text:p>0.008111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579" calcext:value-type="float">
            <text:p>0.005790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4109" calcext:value-type="float">
            <text:p>0.004109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2899" calcext:value-type="float">
            <text:p>0.002899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2049" calcext:value-type="float">
            <text:p>0.002049</text:p>
          </table:table-cell>
          <table:table-cell office:value-type="float" office:value="0.00074" calcext:value-type="float">
            <text:p>0.00074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144" calcext:value-type="float">
            <text:p>0.001440</text:p>
          </table:table-cell>
          <table:table-cell office:value-type="float" office:value="0.00052" calcext:value-type="float">
            <text:p>0.0005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1" calcext:value-type="float">
            <text:p>0.001000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69" calcext:value-type="float">
            <text:p>0.000690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476" calcext:value-type="float">
            <text:p>0.00047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332" calcext:value-type="float">
            <text:p>0.000332</text:p>
          </table:table-cell>
          <table:table-cell office:value-type="float" office:value="0.00012" calcext:value-type="float">
            <text:p>0.00012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166" calcext:value-type="float">
            <text:p>0.000166</text:p>
          </table:table-cell>
          <table:table-cell office:value-type="float" office:value="0.00006" calcext:value-type="float">
            <text:p>0.00006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117" calcext:value-type="float">
            <text:p>0.00011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083" calcext:value-type="float">
            <text:p>0.000083</text:p>
          </table:table-cell>
          <table:table-cell office:value-type="float" office:value="0.00003" calcext:value-type="float">
            <text:p>0.00003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office:value-type="float" office:value="0.000059" calcext:value-type="float">
            <text:p>0.00005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" calcext:value-type="float">
            <text:p>0.000000</text:p>
          </table:table-cell>
        </table:table-row>
        <table:table-row table:style-name="ro2">
          <table:table-cell/>
          <table:table-cell table:style-name="ce9" office:value-type="float" office:value="0.000042" calcext:value-type="float">
            <text:p>0.000042</text:p>
          </table:table-cell>
          <table:table-cell table:style-name="ce9" office:value-type="float" office:value="0.000015" calcext:value-type="float">
            <text:p>0.000015</text:p>
          </table:table-cell>
          <table:table-cell table:style-name="ce9" office:value-type="float" office:value="0" calcext:value-type="float">
            <text:p>0.000000</text:p>
          </table:table-cell>
        </table:table-row>
      </table:table>
      <table:table table:name="TV3 Spektra" table:style-name="ta1">
        <table:shapes>
          <draw:frame draw:z-index="0" draw:style-name="gr1" draw:text-style-name="P1" svg:width="183.58mm" svg:height="111.03mm" svg:x="0mm" svg:y="406.92mm">
            <loext:p draw:notify-on-update-of-ranges="'TV3 Spektra'.A4:'TV3 Spektra'.A84 'TV3 Spektra'.D3:'TV3 Spektra'.D3 'TV3 Spektra'.D4:'TV3 Spektra'.D84 'TV3 Spektra'.A4:'TV3 Spektra'.A84 'TV3 Spektra'.E3:'TV3 Spektra'.E3 'TV3 Spektra'.E4:'TV3 Spektra'.E84 'TV3 Spektra'.A4:'TV3 Spektra'.A84 'TV3 Spektra'.F3:'TV3 Spektra'.F3 'TV3 Spektra'.F4:'TV3 Spektra'.F8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QDL Spektrum:</text:p>
          </table:table-cell>
          <table:table-cell/>
          <table:table-cell office:value-type="string" calcext:value-type="string">
            <text:p>Rot (3)</text:p>
          </table:table-cell>
          <table:table-cell office:value-type="string" calcext:value-type="string">
            <text:p>Grün (2)</text:p>
          </table:table-cell>
          <table:table-cell office:value-type="string" calcext:value-type="string">
            <text:p>Blau (1)</text:p>
          </table:table-cell>
          <table:table-cell/>
          <table:table-cell office:value-type="string" calcext:value-type="string">
            <text:p>x*Rest</text:p>
          </table:table-cell>
          <table:table-cell office:value-type="string" calcext:value-type="string">
            <text:p>y*Rest</text:p>
          </table:table-cell>
          <table:table-cell office:value-type="string" calcext:value-type="string">
            <text:p>z*Rest</text:p>
          </table:table-cell>
          <table:table-cell office:value-type="string" calcext:value-type="string">
            <text:p>x*SP2</text:p>
          </table:table-cell>
          <table:table-cell office:value-type="string" calcext:value-type="string">
            <text:p>y*SP2</text:p>
          </table:table-cell>
          <table:table-cell office:value-type="string" calcext:value-type="string">
            <text:p>z*SP2</text:p>
          </table:table-cell>
          <table:table-cell office:value-type="string" calcext:value-type="string">
            <text:p>x*SP1</text:p>
          </table:table-cell>
          <table:table-cell office:value-type="string" calcext:value-type="string">
            <text:p>y*SP1</text:p>
          </table:table-cell>
          <table:table-cell office:value-type="string" calcext:value-type="string">
            <text:p>z*SP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'AKL '.P2]" office:value-type="float" office:value="88197.9516694232" calcext:value-type="float">
            <text:p>88197.9516694232</text:p>
          </table:table-cell>
          <table:table-cell/>
          <table:table-cell table:formula="of:=[.B4]*(['Dichroitische Spiegel'.C3]/100)" office:value-type="float" office:value="40177.694903489" calcext:value-type="float">
            <text:p>40177.694903489</text:p>
          </table:table-cell>
          <table:table-cell table:formula="of:=[.B4]*(['Dichroitische Spiegel'.B3]-['Dichroitische Spiegel'.C3])/100" office:value-type="float" office:value="4163.82529831347" calcext:value-type="float">
            <text:p>4163.82529831347</text:p>
          </table:table-cell>
          <table:table-cell table:formula="of:=[.B4]*(100-['Dichroitische Spiegel'.B3])/100" office:value-type="float" office:value="43856.4314676207" calcext:value-type="float">
            <text:p>43856.4314676207</text:p>
          </table:table-cell>
          <table:table-cell/>
          <table:table-cell table:formula="of:=OFFSET([.$D$4];ROW()-4;(COLUMN()-8)/3)*OFFSET([Tristimuluskurven.$B$3];ROW()-4;MOD(COLUMN()-8;3))" office:value-type="float" office:value="54.963086627973" calcext:value-type="float">
            <text:p>54.963086627973</text:p>
          </table:table-cell>
          <table:table-cell table:formula="of:=OFFSET([.$D$4];ROW()-4;(COLUMN()-8)/3)*OFFSET([Tristimuluskurven.$B$3];ROW()-4;MOD(COLUMN()-8;3))" office:value-type="float" office:value="1.56693010123607" calcext:value-type="float">
            <text:p>1.56693010123607</text:p>
          </table:table-cell>
          <table:table-cell table:formula="of:=OFFSET([.$D$4];ROW()-4;(COLUMN()-8)/3)*OFFSET([Tristimuluskurven.$B$3];ROW()-4;MOD(COLUMN()-8;3))" office:value-type="float" office:value="259.146132127504" calcext:value-type="float">
            <text:p>259.146132127504</text:p>
          </table:table-cell>
          <table:table-cell table:formula="of:=OFFSET([.$D$4];ROW()-4;(COLUMN()-8)/3)*OFFSET([Tristimuluskurven.$B$3];ROW()-4;MOD(COLUMN()-8;3))" office:value-type="float" office:value="5.69611300809282" calcext:value-type="float">
            <text:p>5.69611300809282</text:p>
          </table:table-cell>
          <table:table-cell table:formula="of:=OFFSET([.$D$4];ROW()-4;(COLUMN()-8)/3)*OFFSET([Tristimuluskurven.$B$3];ROW()-4;MOD(COLUMN()-8;3))" office:value-type="float" office:value="0.162389186634225" calcext:value-type="float">
            <text:p>0.162389186634225</text:p>
          </table:table-cell>
          <table:table-cell table:formula="of:=OFFSET([.$D$4];ROW()-4;(COLUMN()-8)/3)*OFFSET([Tristimuluskurven.$B$3];ROW()-4;MOD(COLUMN()-8;3))" office:value-type="float" office:value="26.8566731741218" calcext:value-type="float">
            <text:p>26.8566731741218</text:p>
          </table:table-cell>
          <table:table-cell table:formula="of:=OFFSET([.$D$4];ROW()-4;(COLUMN()-8)/3)*OFFSET([Tristimuluskurven.$B$3];ROW()-4;MOD(COLUMN()-8;3))" office:value-type="float" office:value="59.9955982477051" calcext:value-type="float">
            <text:p>59.9955982477051</text:p>
          </table:table-cell>
          <table:table-cell table:formula="of:=OFFSET([.$D$4];ROW()-4;(COLUMN()-8)/3)*OFFSET([Tristimuluskurven.$B$3];ROW()-4;MOD(COLUMN()-8;3))" office:value-type="float" office:value="1.71040082723721" calcext:value-type="float">
            <text:p>1.71040082723721</text:p>
          </table:table-cell>
          <table:table-cell table:formula="of:=OFFSET([.$D$4];ROW()-4;(COLUMN()-8)/3)*OFFSET([Tristimuluskurven.$B$3];ROW()-4;MOD(COLUMN()-8;3))" office:value-type="float" office:value="282.873982966153" calcext:value-type="float">
            <text:p>282.8739829661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'AKL '.P3]" office:value-type="float" office:value="80679.7316744416" calcext:value-type="float">
            <text:p>80679.7316744416</text:p>
          </table:table-cell>
          <table:table-cell/>
          <table:table-cell table:formula="of:=[.B5]*(['Dichroitische Spiegel'.C4]/100)" office:value-type="float" office:value="39205.5088098781" calcext:value-type="float">
            <text:p>39205.5088098781</text:p>
          </table:table-cell>
          <table:table-cell table:formula="of:=[.B5]*(['Dichroitische Spiegel'.B4]-['Dichroitische Spiegel'.C4])/100" office:value-type="float" office:value="13554.1949213062" calcext:value-type="float">
            <text:p>13554.1949213062</text:p>
          </table:table-cell>
          <table:table-cell table:formula="of:=[.B5]*(100-['Dichroitische Spiegel'.B4])/100" office:value-type="float" office:value="27920.0279432572" calcext:value-type="float">
            <text:p>27920.0279432572</text:p>
          </table:table-cell>
          <table:table-cell/>
          <table:table-cell table:formula="of:=OFFSET([.$D$4];ROW()-4;(COLUMN()-8)/3)*OFFSET([Tristimuluskurven.$B$3];ROW()-4;MOD(COLUMN()-8;3))" office:value-type="float" office:value="87.6635176988875" calcext:value-type="float">
            <text:p>87.6635176988875</text:p>
          </table:table-cell>
          <table:table-cell table:formula="of:=OFFSET([.$D$4];ROW()-4;(COLUMN()-8)/3)*OFFSET([Tristimuluskurven.$B$3];ROW()-4;MOD(COLUMN()-8;3))" office:value-type="float" office:value="2.5091525638322" calcext:value-type="float">
            <text:p>2.5091525638322</text:p>
          </table:table-cell>
          <table:table-cell table:formula="of:=OFFSET([.$D$4];ROW()-4;(COLUMN()-8)/3)*OFFSET([Tristimuluskurven.$B$3];ROW()-4;MOD(COLUMN()-8;3))" office:value-type="float" office:value="413.618117944214" calcext:value-type="float">
            <text:p>413.618117944214</text:p>
          </table:table-cell>
          <table:table-cell table:formula="of:=OFFSET([.$D$4];ROW()-4;(COLUMN()-8)/3)*OFFSET([Tristimuluskurven.$B$3];ROW()-4;MOD(COLUMN()-8;3))" office:value-type="float" office:value="30.3071798440406" calcext:value-type="float">
            <text:p>30.3071798440406</text:p>
          </table:table-cell>
          <table:table-cell table:formula="of:=OFFSET([.$D$4];ROW()-4;(COLUMN()-8)/3)*OFFSET([Tristimuluskurven.$B$3];ROW()-4;MOD(COLUMN()-8;3))" office:value-type="float" office:value="0.867468474963596" calcext:value-type="float">
            <text:p>0.867468474963596</text:p>
          </table:table-cell>
          <table:table-cell table:formula="of:=OFFSET([.$D$4];ROW()-4;(COLUMN()-8)/3)*OFFSET([Tristimuluskurven.$B$3];ROW()-4;MOD(COLUMN()-8;3))" office:value-type="float" office:value="142.99675641978" calcext:value-type="float">
            <text:p>142.99675641978</text:p>
          </table:table-cell>
          <table:table-cell table:formula="of:=OFFSET([.$D$4];ROW()-4;(COLUMN()-8)/3)*OFFSET([Tristimuluskurven.$B$3];ROW()-4;MOD(COLUMN()-8;3))" office:value-type="float" office:value="62.4291824811232" calcext:value-type="float">
            <text:p>62.4291824811232</text:p>
          </table:table-cell>
          <table:table-cell table:formula="of:=OFFSET([.$D$4];ROW()-4;(COLUMN()-8)/3)*OFFSET([Tristimuluskurven.$B$3];ROW()-4;MOD(COLUMN()-8;3))" office:value-type="float" office:value="1.78688178836846" calcext:value-type="float">
            <text:p>1.78688178836846</text:p>
          </table:table-cell>
          <table:table-cell table:formula="of:=OFFSET([.$D$4];ROW()-4;(COLUMN()-8)/3)*OFFSET([Tristimuluskurven.$B$3];ROW()-4;MOD(COLUMN()-8;3))" office:value-type="float" office:value="294.556294801364" calcext:value-type="float">
            <text:p>294.5562948013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'AKL '.P4]" office:value-type="float" office:value="79238.2328925372" calcext:value-type="float">
            <text:p>79238.2328925372</text:p>
          </table:table-cell>
          <table:table-cell/>
          <table:table-cell table:formula="of:=[.B6]*(['Dichroitische Spiegel'.C5]/100)" office:value-type="float" office:value="34543.1152471727" calcext:value-type="float">
            <text:p>34543.1152471727</text:p>
          </table:table-cell>
          <table:table-cell table:formula="of:=[.B6]*(['Dichroitische Spiegel'.B5]-['Dichroitische Spiegel'.C5])/100" office:value-type="float" office:value="5793.1072067734" calcext:value-type="float">
            <text:p>5793.1072067734</text:p>
          </table:table-cell>
          <table:table-cell table:formula="of:=[.B6]*(100-['Dichroitische Spiegel'.B5])/100" office:value-type="float" office:value="38902.0104385912" calcext:value-type="float">
            <text:p>38902.0104385912</text:p>
          </table:table-cell>
          <table:table-cell/>
          <table:table-cell table:formula="of:=OFFSET([.$D$4];ROW()-4;(COLUMN()-8)/3)*OFFSET([Tristimuluskurven.$B$3];ROW()-4;MOD(COLUMN()-8;3))" office:value-type="float" office:value="146.566437993754" calcext:value-type="float">
            <text:p>146.566437993754</text:p>
          </table:table-cell>
          <table:table-cell table:formula="of:=OFFSET([.$D$4];ROW()-4;(COLUMN()-8)/3)*OFFSET([Tristimuluskurven.$B$3];ROW()-4;MOD(COLUMN()-8;3))" office:value-type="float" office:value="4.14517382966072" calcext:value-type="float">
            <text:p>4.14517382966072</text:p>
          </table:table-cell>
          <table:table-cell table:formula="of:=OFFSET([.$D$4];ROW()-4;(COLUMN()-8)/3)*OFFSET([Tristimuluskurven.$B$3];ROW()-4;MOD(COLUMN()-8;3))" office:value-type="float" office:value="692.589460705812" calcext:value-type="float">
            <text:p>692.589460705812</text:p>
          </table:table-cell>
          <table:table-cell table:formula="of:=OFFSET([.$D$4];ROW()-4;(COLUMN()-8)/3)*OFFSET([Tristimuluskurven.$B$3];ROW()-4;MOD(COLUMN()-8;3))" office:value-type="float" office:value="24.5801538783395" calcext:value-type="float">
            <text:p>24.5801538783395</text:p>
          </table:table-cell>
          <table:table-cell table:formula="of:=OFFSET([.$D$4];ROW()-4;(COLUMN()-8)/3)*OFFSET([Tristimuluskurven.$B$3];ROW()-4;MOD(COLUMN()-8;3))" office:value-type="float" office:value="0.695172864812808" calcext:value-type="float">
            <text:p>0.695172864812808</text:p>
          </table:table-cell>
          <table:table-cell table:formula="of:=OFFSET([.$D$4];ROW()-4;(COLUMN()-8)/3)*OFFSET([Tristimuluskurven.$B$3];ROW()-4;MOD(COLUMN()-8;3))" office:value-type="float" office:value="116.151799495807" calcext:value-type="float">
            <text:p>116.151799495807</text:p>
          </table:table-cell>
          <table:table-cell table:formula="of:=OFFSET([.$D$4];ROW()-4;(COLUMN()-8)/3)*OFFSET([Tristimuluskurven.$B$3];ROW()-4;MOD(COLUMN()-8;3))" office:value-type="float" office:value="165.061230290942" calcext:value-type="float">
            <text:p>165.061230290942</text:p>
          </table:table-cell>
          <table:table-cell table:formula="of:=OFFSET([.$D$4];ROW()-4;(COLUMN()-8)/3)*OFFSET([Tristimuluskurven.$B$3];ROW()-4;MOD(COLUMN()-8;3))" office:value-type="float" office:value="4.66824125263094" calcext:value-type="float">
            <text:p>4.66824125263094</text:p>
          </table:table-cell>
          <table:table-cell table:formula="of:=OFFSET([.$D$4];ROW()-4;(COLUMN()-8)/3)*OFFSET([Tristimuluskurven.$B$3];ROW()-4;MOD(COLUMN()-8;3))" office:value-type="float" office:value="779.985309293753" calcext:value-type="float">
            <text:p>779.9853092937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'AKL '.P5]" office:value-type="float" office:value="91484.0904677356" calcext:value-type="float">
            <text:p>91484.0904677356</text:p>
          </table:table-cell>
          <table:table-cell/>
          <table:table-cell table:formula="of:=[.B7]*(['Dichroitische Spiegel'.C6]/100)" office:value-type="float" office:value="28960.2036784664" calcext:value-type="float">
            <text:p>28960.2036784664</text:p>
          </table:table-cell>
          <table:table-cell table:formula="of:=[.B7]*(['Dichroitische Spiegel'.B6]-['Dichroitische Spiegel'.C6])/100" office:value-type="float" office:value="17031.5931223783" calcext:value-type="float">
            <text:p>17031.5931223783</text:p>
          </table:table-cell>
          <table:table-cell table:formula="of:=[.B7]*(100-['Dichroitische Spiegel'.B6])/100" office:value-type="float" office:value="45492.2936668909" calcext:value-type="float">
            <text:p>45492.2936668909</text:p>
          </table:table-cell>
          <table:table-cell/>
          <table:table-cell table:formula="of:=OFFSET([.$D$4];ROW()-4;(COLUMN()-8)/3)*OFFSET([Tristimuluskurven.$B$3];ROW()-4;MOD(COLUMN()-8;3))" office:value-type="float" office:value="221.545558140268" calcext:value-type="float">
            <text:p>221.545558140268</text:p>
          </table:table-cell>
          <table:table-cell table:formula="of:=OFFSET([.$D$4];ROW()-4;(COLUMN()-8)/3)*OFFSET([Tristimuluskurven.$B$3];ROW()-4;MOD(COLUMN()-8;3))" office:value-type="float" office:value="6.2843641982272" calcext:value-type="float">
            <text:p>6.2843641982272</text:p>
          </table:table-cell>
          <table:table-cell table:formula="of:=OFFSET([.$D$4];ROW()-4;(COLUMN()-8)/3)*OFFSET([Tristimuluskurven.$B$3];ROW()-4;MOD(COLUMN()-8;3))" office:value-type="float" office:value="1048.64897519727" calcext:value-type="float">
            <text:p>1048.64897519727</text:p>
          </table:table-cell>
          <table:table-cell table:formula="of:=OFFSET([.$D$4];ROW()-4;(COLUMN()-8)/3)*OFFSET([Tristimuluskurven.$B$3];ROW()-4;MOD(COLUMN()-8;3))" office:value-type="float" office:value="130.291687386194" calcext:value-type="float">
            <text:p>130.291687386194</text:p>
          </table:table-cell>
          <table:table-cell table:formula="of:=OFFSET([.$D$4];ROW()-4;(COLUMN()-8)/3)*OFFSET([Tristimuluskurven.$B$3];ROW()-4;MOD(COLUMN()-8;3))" office:value-type="float" office:value="3.6958557075561" calcext:value-type="float">
            <text:p>3.6958557075561</text:p>
          </table:table-cell>
          <table:table-cell table:formula="of:=OFFSET([.$D$4];ROW()-4;(COLUMN()-8)/3)*OFFSET([Tristimuluskurven.$B$3];ROW()-4;MOD(COLUMN()-8;3))" office:value-type="float" office:value="616.71398696132" calcext:value-type="float">
            <text:p>616.71398696132</text:p>
          </table:table-cell>
          <table:table-cell table:formula="of:=OFFSET([.$D$4];ROW()-4;(COLUMN()-8)/3)*OFFSET([Tristimuluskurven.$B$3];ROW()-4;MOD(COLUMN()-8;3))" office:value-type="float" office:value="348.016046551715" calcext:value-type="float">
            <text:p>348.016046551715</text:p>
          </table:table-cell>
          <table:table-cell table:formula="of:=OFFSET([.$D$4];ROW()-4;(COLUMN()-8)/3)*OFFSET([Tristimuluskurven.$B$3];ROW()-4;MOD(COLUMN()-8;3))" office:value-type="float" office:value="9.87182772571532" calcext:value-type="float">
            <text:p>9.87182772571532</text:p>
          </table:table-cell>
          <table:table-cell table:formula="of:=OFFSET([.$D$4];ROW()-4;(COLUMN()-8)/3)*OFFSET([Tristimuluskurven.$B$3];ROW()-4;MOD(COLUMN()-8;3))" office:value-type="float" office:value="1647.27595367812" calcext:value-type="float">
            <text:p>1647.275953678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'AKL '.P6]" office:value-type="float" office:value="107488.218922141" calcext:value-type="float">
            <text:p>107488.218922141</text:p>
          </table:table-cell>
          <table:table-cell/>
          <table:table-cell table:formula="of:=[.B8]*(['Dichroitische Spiegel'.C7]/100)" office:value-type="float" office:value="10125.9276635603" calcext:value-type="float">
            <text:p>10125.9276635603</text:p>
          </table:table-cell>
          <table:table-cell table:formula="of:=[.B8]*(['Dichroitische Spiegel'.B7]-['Dichroitische Spiegel'.C7])/100" office:value-type="float" office:value="19573.0672246272" calcext:value-type="float">
            <text:p>19573.0672246272</text:p>
          </table:table-cell>
          <table:table-cell table:formula="of:=[.B8]*(100-['Dichroitische Spiegel'.B7])/100" office:value-type="float" office:value="77789.2240339533" calcext:value-type="float">
            <text:p>77789.2240339533</text:p>
          </table:table-cell>
          <table:table-cell/>
          <table:table-cell table:formula="of:=OFFSET([.$D$4];ROW()-4;(COLUMN()-8)/3)*OFFSET([Tristimuluskurven.$B$3];ROW()-4;MOD(COLUMN()-8;3))" office:value-type="float" office:value="144.902024865548" calcext:value-type="float">
            <text:p>144.902024865548</text:p>
          </table:table-cell>
          <table:table-cell table:formula="of:=OFFSET([.$D$4];ROW()-4;(COLUMN()-8)/3)*OFFSET([Tristimuluskurven.$B$3];ROW()-4;MOD(COLUMN()-8;3))" office:value-type="float" office:value="4.00986735476987" calcext:value-type="float">
            <text:p>4.00986735476987</text:p>
          </table:table-cell>
          <table:table-cell table:formula="of:=OFFSET([.$D$4];ROW()-4;(COLUMN()-8)/3)*OFFSET([Tristimuluskurven.$B$3];ROW()-4;MOD(COLUMN()-8;3))" office:value-type="float" office:value="687.044191972565" calcext:value-type="float">
            <text:p>687.044191972565</text:p>
          </table:table-cell>
          <table:table-cell table:formula="of:=OFFSET([.$D$4];ROW()-4;(COLUMN()-8)/3)*OFFSET([Tristimuluskurven.$B$3];ROW()-4;MOD(COLUMN()-8;3))" office:value-type="float" office:value="280.090591984416" calcext:value-type="float">
            <text:p>280.090591984416</text:p>
          </table:table-cell>
          <table:table-cell table:formula="of:=OFFSET([.$D$4];ROW()-4;(COLUMN()-8)/3)*OFFSET([Tristimuluskurven.$B$3];ROW()-4;MOD(COLUMN()-8;3))" office:value-type="float" office:value="7.75093462095238" calcext:value-type="float">
            <text:p>7.75093462095238</text:p>
          </table:table-cell>
          <table:table-cell table:formula="of:=OFFSET([.$D$4];ROW()-4;(COLUMN()-8)/3)*OFFSET([Tristimuluskurven.$B$3];ROW()-4;MOD(COLUMN()-8;3))" office:value-type="float" office:value="1328.03261119096" calcext:value-type="float">
            <text:p>1328.03261119096</text:p>
          </table:table-cell>
          <table:table-cell table:formula="of:=OFFSET([.$D$4];ROW()-4;(COLUMN()-8)/3)*OFFSET([Tristimuluskurven.$B$3];ROW()-4;MOD(COLUMN()-8;3))" office:value-type="float" office:value="1113.16379592587" calcext:value-type="float">
            <text:p>1113.16379592587</text:p>
          </table:table-cell>
          <table:table-cell table:formula="of:=OFFSET([.$D$4];ROW()-4;(COLUMN()-8)/3)*OFFSET([Tristimuluskurven.$B$3];ROW()-4;MOD(COLUMN()-8;3))" office:value-type="float" office:value="30.8045327174455" calcext:value-type="float">
            <text:p>30.8045327174455</text:p>
          </table:table-cell>
          <table:table-cell table:formula="of:=OFFSET([.$D$4];ROW()-4;(COLUMN()-8)/3)*OFFSET([Tristimuluskurven.$B$3];ROW()-4;MOD(COLUMN()-8;3))" office:value-type="float" office:value="5277.99885070373" calcext:value-type="float">
            <text:p>5277.998850703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'AKL '.P7]" office:value-type="float" office:value="214898.047522792" calcext:value-type="float">
            <text:p>214898.047522792</text:p>
          </table:table-cell>
          <table:table-cell/>
          <table:table-cell table:formula="of:=[.B9]*(['Dichroitische Spiegel'.C8]/100)" office:value-type="float" office:value="24754.1060941504" calcext:value-type="float">
            <text:p>24754.1060941504</text:p>
          </table:table-cell>
          <table:table-cell table:formula="of:=[.B9]*(['Dichroitische Spiegel'.B8]-['Dichroitische Spiegel'.C8])/100" office:value-type="float" office:value="38761.1608316859" calcext:value-type="float">
            <text:p>38761.1608316859</text:p>
          </table:table-cell>
          <table:table-cell table:formula="of:=[.B9]*(100-['Dichroitische Spiegel'.B8])/100" office:value-type="float" office:value="151382.780596955" calcext:value-type="float">
            <text:p>151382.780596955</text:p>
          </table:table-cell>
          <table:table-cell/>
          <table:table-cell table:formula="of:=OFFSET([.$D$4];ROW()-4;(COLUMN()-8)/3)*OFFSET([Tristimuluskurven.$B$3];ROW()-4;MOD(COLUMN()-8;3))" office:value-type="float" office:value="574.047720323347" calcext:value-type="float">
            <text:p>574.047720323347</text:p>
          </table:table-cell>
          <table:table-cell table:formula="of:=OFFSET([.$D$4];ROW()-4;(COLUMN()-8)/3)*OFFSET([Tristimuluskurven.$B$3];ROW()-4;MOD(COLUMN()-8;3))" office:value-type="float" office:value="15.8426279002562" calcext:value-type="float">
            <text:p>15.8426279002562</text:p>
          </table:table-cell>
          <table:table-cell table:formula="of:=OFFSET([.$D$4];ROW()-4;(COLUMN()-8)/3)*OFFSET([Tristimuluskurven.$B$3];ROW()-4;MOD(COLUMN()-8;3))" office:value-type="float" office:value="2727.90249157537" calcext:value-type="float">
            <text:p>2727.90249157537</text:p>
          </table:table-cell>
          <table:table-cell table:formula="of:=OFFSET([.$D$4];ROW()-4;(COLUMN()-8)/3)*OFFSET([Tristimuluskurven.$B$3];ROW()-4;MOD(COLUMN()-8;3))" office:value-type="float" office:value="898.871319686796" calcext:value-type="float">
            <text:p>898.871319686796</text:p>
          </table:table-cell>
          <table:table-cell table:formula="of:=OFFSET([.$D$4];ROW()-4;(COLUMN()-8)/3)*OFFSET([Tristimuluskurven.$B$3];ROW()-4;MOD(COLUMN()-8;3))" office:value-type="float" office:value="24.807142932279" calcext:value-type="float">
            <text:p>24.807142932279</text:p>
          </table:table-cell>
          <table:table-cell table:formula="of:=OFFSET([.$D$4];ROW()-4;(COLUMN()-8)/3)*OFFSET([Tristimuluskurven.$B$3];ROW()-4;MOD(COLUMN()-8;3))" office:value-type="float" office:value="4271.47992365179" calcext:value-type="float">
            <text:p>4271.47992365179</text:p>
          </table:table-cell>
          <table:table-cell table:formula="of:=OFFSET([.$D$4];ROW()-4;(COLUMN()-8)/3)*OFFSET([Tristimuluskurven.$B$3];ROW()-4;MOD(COLUMN()-8;3))" office:value-type="float" office:value="3510.56668204339" calcext:value-type="float">
            <text:p>3510.56668204339</text:p>
          </table:table-cell>
          <table:table-cell table:formula="of:=OFFSET([.$D$4];ROW()-4;(COLUMN()-8)/3)*OFFSET([Tristimuluskurven.$B$3];ROW()-4;MOD(COLUMN()-8;3))" office:value-type="float" office:value="96.8849795820514" calcext:value-type="float">
            <text:p>96.8849795820514</text:p>
          </table:table-cell>
          <table:table-cell table:formula="of:=OFFSET([.$D$4];ROW()-4;(COLUMN()-8)/3)*OFFSET([Tristimuluskurven.$B$3];ROW()-4;MOD(COLUMN()-8;3))" office:value-type="float" office:value="16682.3824217845" calcext:value-type="float">
            <text:p>16682.38242178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'AKL '.P8]" office:value-type="float" office:value="215219.045967483" calcext:value-type="float">
            <text:p>215219.045967483</text:p>
          </table:table-cell>
          <table:table-cell/>
          <table:table-cell table:formula="of:=[.B10]*(['Dichroitische Spiegel'.C9]/100)" office:value-type="float" office:value="16217.4007707877" calcext:value-type="float">
            <text:p>16217.4007707877</text:p>
          </table:table-cell>
          <table:table-cell table:formula="of:=[.B10]*(['Dichroitische Spiegel'.B9]-['Dichroitische Spiegel'.C9])/100" office:value-type="float" office:value="42053.1559249082" calcext:value-type="float">
            <text:p>42053.1559249082</text:p>
          </table:table-cell>
          <table:table-cell table:formula="of:=[.B10]*(100-['Dichroitische Spiegel'.B9])/100" office:value-type="float" office:value="156948.489271787" calcext:value-type="float">
            <text:p>156948.489271787</text:p>
          </table:table-cell>
          <table:table-cell/>
          <table:table-cell table:formula="of:=OFFSET([.$D$4];ROW()-4;(COLUMN()-8)/3)*OFFSET([Tristimuluskurven.$B$3];ROW()-4;MOD(COLUMN()-8;3))" office:value-type="float" office:value="705.619107536974" calcext:value-type="float">
            <text:p>705.619107536974</text:p>
          </table:table-cell>
          <table:table-cell table:formula="of:=OFFSET([.$D$4];ROW()-4;(COLUMN()-8)/3)*OFFSET([Tristimuluskurven.$B$3];ROW()-4;MOD(COLUMN()-8;3))" office:value-type="float" office:value="19.6230549326532" calcext:value-type="float">
            <text:p>19.6230549326532</text:p>
          </table:table-cell>
          <table:table-cell table:formula="of:=OFFSET([.$D$4];ROW()-4;(COLUMN()-8)/3)*OFFSET([Tristimuluskurven.$B$3];ROW()-4;MOD(COLUMN()-8;3))" office:value-type="float" office:value="3363.48891986138" calcext:value-type="float">
            <text:p>3363.48891986138</text:p>
          </table:table-cell>
          <table:table-cell table:formula="of:=OFFSET([.$D$4];ROW()-4;(COLUMN()-8)/3)*OFFSET([Tristimuluskurven.$B$3];ROW()-4;MOD(COLUMN()-8;3))" office:value-type="float" office:value="1829.73281429276" calcext:value-type="float">
            <text:p>1829.73281429276</text:p>
          </table:table-cell>
          <table:table-cell table:formula="of:=OFFSET([.$D$4];ROW()-4;(COLUMN()-8)/3)*OFFSET([Tristimuluskurven.$B$3];ROW()-4;MOD(COLUMN()-8;3))" office:value-type="float" office:value="50.884318669139" calcext:value-type="float">
            <text:p>50.884318669139</text:p>
          </table:table-cell>
          <table:table-cell table:formula="of:=OFFSET([.$D$4];ROW()-4;(COLUMN()-8)/3)*OFFSET([Tristimuluskurven.$B$3];ROW()-4;MOD(COLUMN()-8;3))" office:value-type="float" office:value="8721.82453882597" calcext:value-type="float">
            <text:p>8721.82453882597</text:p>
          </table:table-cell>
          <table:table-cell table:formula="of:=OFFSET([.$D$4];ROW()-4;(COLUMN()-8)/3)*OFFSET([Tristimuluskurven.$B$3];ROW()-4;MOD(COLUMN()-8;3))" office:value-type="float" office:value="6828.82876821545" calcext:value-type="float">
            <text:p>6828.82876821545</text:p>
          </table:table-cell>
          <table:table-cell table:formula="of:=OFFSET([.$D$4];ROW()-4;(COLUMN()-8)/3)*OFFSET([Tristimuluskurven.$B$3];ROW()-4;MOD(COLUMN()-8;3))" office:value-type="float" office:value="189.907672018862" calcext:value-type="float">
            <text:p>189.907672018862</text:p>
          </table:table-cell>
          <table:table-cell table:formula="of:=OFFSET([.$D$4];ROW()-4;(COLUMN()-8)/3)*OFFSET([Tristimuluskurven.$B$3];ROW()-4;MOD(COLUMN()-8;3))" office:value-type="float" office:value="32551.1166749686" calcext:value-type="float">
            <text:p>32551.11667496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'AKL '.P9]" office:value-type="float" office:value="166034.496276534" calcext:value-type="float">
            <text:p>166034.496276534</text:p>
          </table:table-cell>
          <table:table-cell/>
          <table:table-cell table:formula="of:=[.B11]*(['Dichroitische Spiegel'.C10]/100)" office:value-type="float" office:value="3564.26253156835" calcext:value-type="float">
            <text:p>3564.26253156835</text:p>
          </table:table-cell>
          <table:table-cell table:formula="of:=[.B11]*(['Dichroitische Spiegel'.B10]-['Dichroitische Spiegel'.C10])/100" office:value-type="float" office:value="17581.890914211" calcext:value-type="float">
            <text:p>17581.890914211</text:p>
          </table:table-cell>
          <table:table-cell table:formula="of:=[.B11]*(100-['Dichroitische Spiegel'.B10])/100" office:value-type="float" office:value="144888.342830755" calcext:value-type="float">
            <text:p>144888.342830755</text:p>
          </table:table-cell>
          <table:table-cell/>
          <table:table-cell table:formula="of:=OFFSET([.$D$4];ROW()-4;(COLUMN()-8)/3)*OFFSET([Tristimuluskurven.$B$3];ROW()-4;MOD(COLUMN()-8;3))" office:value-type="float" office:value="276.693700325651" calcext:value-type="float">
            <text:p>276.693700325651</text:p>
          </table:table-cell>
          <table:table-cell table:formula="of:=OFFSET([.$D$4];ROW()-4;(COLUMN()-8)/3)*OFFSET([Tristimuluskurven.$B$3];ROW()-4;MOD(COLUMN()-8;3))" office:value-type="float" office:value="7.77009231881901" calcext:value-type="float">
            <text:p>7.77009231881901</text:p>
          </table:table-cell>
          <table:table-cell table:formula="of:=OFFSET([.$D$4];ROW()-4;(COLUMN()-8)/3)*OFFSET([Tristimuluskurven.$B$3];ROW()-4;MOD(COLUMN()-8;3))" office:value-type="float" office:value="1323.41067797133" calcext:value-type="float">
            <text:p>1323.41067797133</text:p>
          </table:table-cell>
          <table:table-cell table:formula="of:=OFFSET([.$D$4];ROW()-4;(COLUMN()-8)/3)*OFFSET([Tristimuluskurven.$B$3];ROW()-4;MOD(COLUMN()-8;3))" office:value-type="float" office:value="1364.8821916702" calcext:value-type="float">
            <text:p>1364.8821916702</text:p>
          </table:table-cell>
          <table:table-cell table:formula="of:=OFFSET([.$D$4];ROW()-4;(COLUMN()-8)/3)*OFFSET([Tristimuluskurven.$B$3];ROW()-4;MOD(COLUMN()-8;3))" office:value-type="float" office:value="38.32852219298" calcext:value-type="float">
            <text:p>38.32852219298</text:p>
          </table:table-cell>
          <table:table-cell table:formula="of:=OFFSET([.$D$4];ROW()-4;(COLUMN()-8)/3)*OFFSET([Tristimuluskurven.$B$3];ROW()-4;MOD(COLUMN()-8;3))" office:value-type="float" office:value="6528.15609644655" calcext:value-type="float">
            <text:p>6528.15609644655</text:p>
          </table:table-cell>
          <table:table-cell table:formula="of:=OFFSET([.$D$4];ROW()-4;(COLUMN()-8)/3)*OFFSET([Tristimuluskurven.$B$3];ROW()-4;MOD(COLUMN()-8;3))" office:value-type="float" office:value="11247.6820539515" calcext:value-type="float">
            <text:p>11247.6820539515</text:p>
          </table:table-cell>
          <table:table-cell table:formula="of:=OFFSET([.$D$4];ROW()-4;(COLUMN()-8)/3)*OFFSET([Tristimuluskurven.$B$3];ROW()-4;MOD(COLUMN()-8;3))" office:value-type="float" office:value="315.856587371045" calcext:value-type="float">
            <text:p>315.856587371045</text:p>
          </table:table-cell>
          <table:table-cell table:formula="of:=OFFSET([.$D$4];ROW()-4;(COLUMN()-8)/3)*OFFSET([Tristimuluskurven.$B$3];ROW()-4;MOD(COLUMN()-8;3))" office:value-type="float" office:value="53797.0416930592" calcext:value-type="float">
            <text:p>53797.041693059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'AKL '.P10]" office:value-type="float" office:value="146377.733729622" calcext:value-type="float">
            <text:p>146377.733729622</text:p>
          </table:table-cell>
          <table:table-cell/>
          <table:table-cell table:formula="of:=[.B12]*(['Dichroitische Spiegel'.C11]/100)" office:value-type="float" office:value="1342.37164494087" calcext:value-type="float">
            <text:p>1342.37164494087</text:p>
          </table:table-cell>
          <table:table-cell table:formula="of:=[.B12]*(['Dichroitische Spiegel'.B11]-['Dichroitische Spiegel'.C11])/100" office:value-type="float" office:value="6821.55369836133" calcext:value-type="float">
            <text:p>6821.55369836133</text:p>
          </table:table-cell>
          <table:table-cell table:formula="of:=[.B12]*(100-['Dichroitische Spiegel'.B11])/100" office:value-type="float" office:value="138213.80838632" calcext:value-type="float">
            <text:p>138213.80838632</text:p>
          </table:table-cell>
          <table:table-cell/>
          <table:table-cell table:formula="of:=OFFSET([.$D$4];ROW()-4;(COLUMN()-8)/3)*OFFSET([Tristimuluskurven.$B$3];ROW()-4;MOD(COLUMN()-8;3))" office:value-type="float" office:value="180.387901647154" calcext:value-type="float">
            <text:p>180.387901647154</text:p>
          </table:table-cell>
          <table:table-cell table:formula="of:=OFFSET([.$D$4];ROW()-4;(COLUMN()-8)/3)*OFFSET([Tristimuluskurven.$B$3];ROW()-4;MOD(COLUMN()-8;3))" office:value-type="float" office:value="5.36948657976348" calcext:value-type="float">
            <text:p>5.36948657976348</text:p>
          </table:table-cell>
          <table:table-cell table:formula="of:=OFFSET([.$D$4];ROW()-4;(COLUMN()-8)/3)*OFFSET([Tristimuluskurven.$B$3];ROW()-4;MOD(COLUMN()-8;3))" office:value-type="float" office:value="866.635133973826" calcext:value-type="float">
            <text:p>866.635133973826</text:p>
          </table:table-cell>
          <table:table-cell table:formula="of:=OFFSET([.$D$4];ROW()-4;(COLUMN()-8)/3)*OFFSET([Tristimuluskurven.$B$3];ROW()-4;MOD(COLUMN()-8;3))" office:value-type="float" office:value="916.680385985795" calcext:value-type="float">
            <text:p>916.680385985795</text:p>
          </table:table-cell>
          <table:table-cell table:formula="of:=OFFSET([.$D$4];ROW()-4;(COLUMN()-8)/3)*OFFSET([Tristimuluskurven.$B$3];ROW()-4;MOD(COLUMN()-8;3))" office:value-type="float" office:value="27.2862147934453" calcext:value-type="float">
            <text:p>27.2862147934453</text:p>
          </table:table-cell>
          <table:table-cell table:formula="of:=OFFSET([.$D$4];ROW()-4;(COLUMN()-8)/3)*OFFSET([Tristimuluskurven.$B$3];ROW()-4;MOD(COLUMN()-8;3))" office:value-type="float" office:value="4403.99506766207" calcext:value-type="float">
            <text:p>4403.99506766207</text:p>
          </table:table-cell>
          <table:table-cell table:formula="of:=OFFSET([.$D$4];ROW()-4;(COLUMN()-8)/3)*OFFSET([Tristimuluskurven.$B$3];ROW()-4;MOD(COLUMN()-8;3))" office:value-type="float" office:value="18573.1715709536" calcext:value-type="float">
            <text:p>18573.1715709536</text:p>
          </table:table-cell>
          <table:table-cell table:formula="of:=OFFSET([.$D$4];ROW()-4;(COLUMN()-8)/3)*OFFSET([Tristimuluskurven.$B$3];ROW()-4;MOD(COLUMN()-8;3))" office:value-type="float" office:value="552.855233545278" calcext:value-type="float">
            <text:p>552.855233545278</text:p>
          </table:table-cell>
          <table:table-cell table:formula="of:=OFFSET([.$D$4];ROW()-4;(COLUMN()-8)/3)*OFFSET([Tristimuluskurven.$B$3];ROW()-4;MOD(COLUMN()-8;3))" office:value-type="float" office:value="89230.834694208" calcext:value-type="float">
            <text:p>89230.8346942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'AKL '.P11]" office:value-type="float" office:value="156397.515706321" calcext:value-type="float">
            <text:p>156397.515706321</text:p>
          </table:table-cell>
          <table:table-cell/>
          <table:table-cell table:formula="of:=[.B13]*(['Dichroitische Spiegel'.C12]/100)" office:value-type="float" office:value="1636.85639938235" calcext:value-type="float">
            <text:p>1636.85639938235</text:p>
          </table:table-cell>
          <table:table-cell table:formula="of:=[.B13]*(['Dichroitische Spiegel'.B12]-['Dichroitische Spiegel'.C12])/100" office:value-type="float" office:value="2160.00608942" calcext:value-type="float">
            <text:p>2160.00608942</text:p>
          </table:table-cell>
          <table:table-cell table:formula="of:=[.B13]*(100-['Dichroitische Spiegel'.B12])/100" office:value-type="float" office:value="152600.653217518" calcext:value-type="float">
            <text:p>152600.653217518</text:p>
          </table:table-cell>
          <table:table-cell/>
          <table:table-cell table:formula="of:=OFFSET([.$D$4];ROW()-4;(COLUMN()-8)/3)*OFFSET([Tristimuluskurven.$B$3];ROW()-4;MOD(COLUMN()-8;3))" office:value-type="float" office:value="351.547648895348" calcext:value-type="float">
            <text:p>351.547648895348</text:p>
          </table:table-cell>
          <table:table-cell table:formula="of:=OFFSET([.$D$4];ROW()-4;(COLUMN()-8)/3)*OFFSET([Tristimuluskurven.$B$3];ROW()-4;MOD(COLUMN()-8;3))" office:value-type="float" office:value="11.9490517154912" calcext:value-type="float">
            <text:p>11.9490517154912</text:p>
          </table:table-cell>
          <table:table-cell table:formula="of:=OFFSET([.$D$4];ROW()-4;(COLUMN()-8)/3)*OFFSET([Tristimuluskurven.$B$3];ROW()-4;MOD(COLUMN()-8;3))" office:value-type="float" office:value="1700.77564177823" calcext:value-type="float">
            <text:p>1700.77564177823</text:p>
          </table:table-cell>
          <table:table-cell table:formula="of:=OFFSET([.$D$4];ROW()-4;(COLUMN()-8)/3)*OFFSET([Tristimuluskurven.$B$3];ROW()-4;MOD(COLUMN()-8;3))" office:value-type="float" office:value="463.904507824733" calcext:value-type="float">
            <text:p>463.904507824733</text:p>
          </table:table-cell>
          <table:table-cell table:formula="of:=OFFSET([.$D$4];ROW()-4;(COLUMN()-8)/3)*OFFSET([Tristimuluskurven.$B$3];ROW()-4;MOD(COLUMN()-8;3))" office:value-type="float" office:value="15.768044452766" calcext:value-type="float">
            <text:p>15.768044452766</text:p>
          </table:table-cell>
          <table:table-cell table:formula="of:=OFFSET([.$D$4];ROW()-4;(COLUMN()-8)/3)*OFFSET([Tristimuluskurven.$B$3];ROW()-4;MOD(COLUMN()-8;3))" office:value-type="float" office:value="2244.35432721185" calcext:value-type="float">
            <text:p>2244.35432721185</text:p>
          </table:table-cell>
          <table:table-cell table:formula="of:=OFFSET([.$D$4];ROW()-4;(COLUMN()-8)/3)*OFFSET([Tristimuluskurven.$B$3];ROW()-4;MOD(COLUMN()-8;3))" office:value-type="float" office:value="32774.0422915264" calcext:value-type="float">
            <text:p>32774.0422915264</text:p>
          </table:table-cell>
          <table:table-cell table:formula="of:=OFFSET([.$D$4];ROW()-4;(COLUMN()-8)/3)*OFFSET([Tristimuluskurven.$B$3];ROW()-4;MOD(COLUMN()-8;3))" office:value-type="float" office:value="1113.98476848788" calcext:value-type="float">
            <text:p>1113.98476848788</text:p>
          </table:table-cell>
          <table:table-cell table:formula="of:=OFFSET([.$D$4];ROW()-4;(COLUMN()-8)/3)*OFFSET([Tristimuluskurven.$B$3];ROW()-4;MOD(COLUMN()-8;3))" office:value-type="float" office:value="158559.708725663" calcext:value-type="float">
            <text:p>158559.708725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'AKL '.P12]" office:value-type="float" office:value="182519.744797341" calcext:value-type="float">
            <text:p>182519.744797341</text:p>
          </table:table-cell>
          <table:table-cell/>
          <table:table-cell table:formula="of:=[.B14]*(['Dichroitische Spiegel'.C13]/100)" office:value-type="float" office:value="770.726126355733" calcext:value-type="float">
            <text:p>770.726126355733</text:p>
          </table:table-cell>
          <table:table-cell table:formula="of:=[.B14]*(['Dichroitische Spiegel'.B13]-['Dichroitische Spiegel'.C13])/100" office:value-type="float" office:value="1502.19225560556" calcext:value-type="float">
            <text:p>1502.19225560556</text:p>
          </table:table-cell>
          <table:table-cell table:formula="of:=[.B14]*(100-['Dichroitische Spiegel'.B13])/100" office:value-type="float" office:value="180246.82641538" calcext:value-type="float">
            <text:p>180246.82641538</text:p>
          </table:table-cell>
          <table:table-cell/>
          <table:table-cell table:formula="of:=OFFSET([.$D$4];ROW()-4;(COLUMN()-8)/3)*OFFSET([Tristimuluskurven.$B$3];ROW()-4;MOD(COLUMN()-8;3))" office:value-type="float" office:value="218.809147272393" calcext:value-type="float">
            <text:p>218.809147272393</text:p>
          </table:table-cell>
          <table:table-cell table:formula="of:=OFFSET([.$D$4];ROW()-4;(COLUMN()-8)/3)*OFFSET([Tristimuluskurven.$B$3];ROW()-4;MOD(COLUMN()-8;3))" office:value-type="float" office:value="8.94042306572651" calcext:value-type="float">
            <text:p>8.94042306572651</text:p>
          </table:table-cell>
          <table:table-cell table:formula="of:=OFFSET([.$D$4];ROW()-4;(COLUMN()-8)/3)*OFFSET([Tristimuluskurven.$B$3];ROW()-4;MOD(COLUMN()-8;3))" office:value-type="float" office:value="1067.9181206785" calcext:value-type="float">
            <text:p>1067.9181206785</text:p>
          </table:table-cell>
          <table:table-cell table:formula="of:=OFFSET([.$D$4];ROW()-4;(COLUMN()-8)/3)*OFFSET([Tristimuluskurven.$B$3];ROW()-4;MOD(COLUMN()-8;3))" office:value-type="float" office:value="426.472381366418" calcext:value-type="float">
            <text:p>426.472381366418</text:p>
          </table:table-cell>
          <table:table-cell table:formula="of:=OFFSET([.$D$4];ROW()-4;(COLUMN()-8)/3)*OFFSET([Tristimuluskurven.$B$3];ROW()-4;MOD(COLUMN()-8;3))" office:value-type="float" office:value="17.4254301650245" calcext:value-type="float">
            <text:p>17.4254301650245</text:p>
          </table:table-cell>
          <table:table-cell table:formula="of:=OFFSET([.$D$4];ROW()-4;(COLUMN()-8)/3)*OFFSET([Tristimuluskurven.$B$3];ROW()-4;MOD(COLUMN()-8;3))" office:value-type="float" office:value="2081.43758936706" calcext:value-type="float">
            <text:p>2081.43758936706</text:p>
          </table:table-cell>
          <table:table-cell table:formula="of:=OFFSET([.$D$4];ROW()-4;(COLUMN()-8)/3)*OFFSET([Tristimuluskurven.$B$3];ROW()-4;MOD(COLUMN()-8;3))" office:value-type="float" office:value="51172.0740193264" calcext:value-type="float">
            <text:p>51172.0740193264</text:p>
          </table:table-cell>
          <table:table-cell table:formula="of:=OFFSET([.$D$4];ROW()-4;(COLUMN()-8)/3)*OFFSET([Tristimuluskurven.$B$3];ROW()-4;MOD(COLUMN()-8;3))" office:value-type="float" office:value="2090.86318641841" calcext:value-type="float">
            <text:p>2090.86318641841</text:p>
          </table:table-cell>
          <table:table-cell table:formula="of:=OFFSET([.$D$4];ROW()-4;(COLUMN()-8)/3)*OFFSET([Tristimuluskurven.$B$3];ROW()-4;MOD(COLUMN()-8;3))" office:value-type="float" office:value="249750.002681151" calcext:value-type="float">
            <text:p>249750.0026811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'AKL '.P13]" office:value-type="float" office:value="222996.124242173" calcext:value-type="float">
            <text:p>222996.124242173</text:p>
          </table:table-cell>
          <table:table-cell/>
          <table:table-cell table:formula="of:=[.B15]*(['Dichroitische Spiegel'.C14]/100)" office:value-type="float" office:value="559.140481924824" calcext:value-type="float">
            <text:p>559.140481924824</text:p>
          </table:table-cell>
          <table:table-cell table:formula="of:=[.B15]*(['Dichroitische Spiegel'.B14]-['Dichroitische Spiegel'.C14])/100" office:value-type="float" office:value="2001.52401274805" calcext:value-type="float">
            <text:p>2001.52401274805</text:p>
          </table:table-cell>
          <table:table-cell table:formula="of:=[.B15]*(100-['Dichroitische Spiegel'.B14])/100" office:value-type="float" office:value="220435.4597475" calcext:value-type="float">
            <text:p>220435.4597475</text:p>
          </table:table-cell>
          <table:table-cell/>
          <table:table-cell table:formula="of:=OFFSET([.$D$4];ROW()-4;(COLUMN()-8)/3)*OFFSET([Tristimuluskurven.$B$3];ROW()-4;MOD(COLUMN()-8;3))" office:value-type="float" office:value="183.677648312305" calcext:value-type="float">
            <text:p>183.677648312305</text:p>
          </table:table-cell>
          <table:table-cell table:formula="of:=OFFSET([.$D$4];ROW()-4;(COLUMN()-8)/3)*OFFSET([Tristimuluskurven.$B$3];ROW()-4;MOD(COLUMN()-8;3))" office:value-type="float" office:value="9.41592571561403" calcext:value-type="float">
            <text:p>9.41592571561403</text:p>
          </table:table-cell>
          <table:table-cell table:formula="of:=OFFSET([.$D$4];ROW()-4;(COLUMN()-8)/3)*OFFSET([Tristimuluskurven.$B$3];ROW()-4;MOD(COLUMN()-8;3))" office:value-type="float" office:value="907.462636544712" calcext:value-type="float">
            <text:p>907.462636544712</text:p>
          </table:table-cell>
          <table:table-cell table:formula="of:=OFFSET([.$D$4];ROW()-4;(COLUMN()-8)/3)*OFFSET([Tristimuluskurven.$B$3];ROW()-4;MOD(COLUMN()-8;3))" office:value-type="float" office:value="657.500638187733" calcext:value-type="float">
            <text:p>657.500638187733</text:p>
          </table:table-cell>
          <table:table-cell table:formula="of:=OFFSET([.$D$4];ROW()-4;(COLUMN()-8)/3)*OFFSET([Tristimuluskurven.$B$3];ROW()-4;MOD(COLUMN()-8;3))" office:value-type="float" office:value="33.7056643746771" calcext:value-type="float">
            <text:p>33.7056643746771</text:p>
          </table:table-cell>
          <table:table-cell table:formula="of:=OFFSET([.$D$4];ROW()-4;(COLUMN()-8)/3)*OFFSET([Tristimuluskurven.$B$3];ROW()-4;MOD(COLUMN()-8;3))" office:value-type="float" office:value="3248.39341172957" calcext:value-type="float">
            <text:p>3248.39341172957</text:p>
          </table:table-cell>
          <table:table-cell table:formula="of:=OFFSET([.$D$4];ROW()-4;(COLUMN()-8)/3)*OFFSET([Tristimuluskurven.$B$3];ROW()-4;MOD(COLUMN()-8;3))" office:value-type="float" office:value="72413.0485270537" calcext:value-type="float">
            <text:p>72413.0485270537</text:p>
          </table:table-cell>
          <table:table-cell table:formula="of:=OFFSET([.$D$4];ROW()-4;(COLUMN()-8)/3)*OFFSET([Tristimuluskurven.$B$3];ROW()-4;MOD(COLUMN()-8;3))" office:value-type="float" office:value="3712.1331421479" calcext:value-type="float">
            <text:p>3712.1331421479</text:p>
          </table:table-cell>
          <table:table-cell table:formula="of:=OFFSET([.$D$4];ROW()-4;(COLUMN()-8)/3)*OFFSET([Tristimuluskurven.$B$3];ROW()-4;MOD(COLUMN()-8;3))" office:value-type="float" office:value="357757.933751802" calcext:value-type="float">
            <text:p>357757.9337518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'AKL '.P14]" office:value-type="float" office:value="272310.997541275" calcext:value-type="float">
            <text:p>272310.997541275</text:p>
          </table:table-cell>
          <table:table-cell/>
          <table:table-cell table:formula="of:=[.B16]*(['Dichroitische Spiegel'.C15]/100)" office:value-type="float" office:value="675.712509298919" calcext:value-type="float">
            <text:p>675.712509298919</text:p>
          </table:table-cell>
          <table:table-cell table:formula="of:=[.B16]*(['Dichroitische Spiegel'.B15]-['Dichroitische Spiegel'.C15])/100" office:value-type="float" office:value="1528.80840239622" calcext:value-type="float">
            <text:p>1528.80840239622</text:p>
          </table:table-cell>
          <table:table-cell table:formula="of:=[.B16]*(100-['Dichroitische Spiegel'.B15])/100" office:value-type="float" office:value="270106.476629579" calcext:value-type="float">
            <text:p>270106.476629579</text:p>
          </table:table-cell>
          <table:table-cell/>
          <table:table-cell table:formula="of:=OFFSET([.$D$4];ROW()-4;(COLUMN()-8)/3)*OFFSET([Tristimuluskurven.$B$3];ROW()-4;MOD(COLUMN()-8;3))" office:value-type="float" office:value="235.337152738628" calcext:value-type="float">
            <text:p>235.337152738628</text:p>
          </table:table-cell>
          <table:table-cell table:formula="of:=OFFSET([.$D$4];ROW()-4;(COLUMN()-8)/3)*OFFSET([Tristimuluskurven.$B$3];ROW()-4;MOD(COLUMN()-8;3))" office:value-type="float" office:value="15.5413877138751" calcext:value-type="float">
            <text:p>15.5413877138751</text:p>
          </table:table-cell>
          <table:table-cell table:formula="of:=OFFSET([.$D$4];ROW()-4;(COLUMN()-8)/3)*OFFSET([Tristimuluskurven.$B$3];ROW()-4;MOD(COLUMN()-8;3))" office:value-type="float" office:value="1180.51029649577" calcext:value-type="float">
            <text:p>1180.51029649577</text:p>
          </table:table-cell>
          <table:table-cell table:formula="of:=OFFSET([.$D$4];ROW()-4;(COLUMN()-8)/3)*OFFSET([Tristimuluskurven.$B$3];ROW()-4;MOD(COLUMN()-8;3))" office:value-type="float" office:value="532.453390386557" calcext:value-type="float">
            <text:p>532.453390386557</text:p>
          </table:table-cell>
          <table:table-cell table:formula="of:=OFFSET([.$D$4];ROW()-4;(COLUMN()-8)/3)*OFFSET([Tristimuluskurven.$B$3];ROW()-4;MOD(COLUMN()-8;3))" office:value-type="float" office:value="35.1625932551132" calcext:value-type="float">
            <text:p>35.1625932551132</text:p>
          </table:table-cell>
          <table:table-cell table:formula="of:=OFFSET([.$D$4];ROW()-4;(COLUMN()-8)/3)*OFFSET([Tristimuluskurven.$B$3];ROW()-4;MOD(COLUMN()-8;3))" office:value-type="float" office:value="2670.92000749035" calcext:value-type="float">
            <text:p>2670.92000749035</text:p>
          </table:table-cell>
          <table:table-cell table:formula="of:=OFFSET([.$D$4];ROW()-4;(COLUMN()-8)/3)*OFFSET([Tristimuluskurven.$B$3];ROW()-4;MOD(COLUMN()-8;3))" office:value-type="float" office:value="94072.68368055" calcext:value-type="float">
            <text:p>94072.68368055</text:p>
          </table:table-cell>
          <table:table-cell table:formula="of:=OFFSET([.$D$4];ROW()-4;(COLUMN()-8)/3)*OFFSET([Tristimuluskurven.$B$3];ROW()-4;MOD(COLUMN()-8;3))" office:value-type="float" office:value="6212.44896248033" calcext:value-type="float">
            <text:p>6212.44896248033</text:p>
          </table:table-cell>
          <table:table-cell table:formula="of:=OFFSET([.$D$4];ROW()-4;(COLUMN()-8)/3)*OFFSET([Tristimuluskurven.$B$3];ROW()-4;MOD(COLUMN()-8;3))" office:value-type="float" office:value="471892.221060473" calcext:value-type="float">
            <text:p>471892.2210604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'AKL '.P15]" office:value-type="float" office:value="189638.110830922" calcext:value-type="float">
            <text:p>189638.110830922</text:p>
          </table:table-cell>
          <table:table-cell/>
          <table:table-cell table:formula="of:=[.B17]*(['Dichroitische Spiegel'.C16]/100)" office:value-type="float" office:value="571.39859174465" calcext:value-type="float">
            <text:p>571.39859174465</text:p>
          </table:table-cell>
          <table:table-cell table:formula="of:=[.B17]*(['Dichroitische Spiegel'.B16]-['Dichroitische Spiegel'.C16])/100" office:value-type="float" office:value="1151.52053658752" calcext:value-type="float">
            <text:p>1151.52053658752</text:p>
          </table:table-cell>
          <table:table-cell table:formula="of:=[.B17]*(100-['Dichroitische Spiegel'.B16])/100" office:value-type="float" office:value="187915.19170259" calcext:value-type="float">
            <text:p>187915.19170259</text:p>
          </table:table-cell>
          <table:table-cell/>
          <table:table-cell table:formula="of:=OFFSET([.$D$4];ROW()-4;(COLUMN()-8)/3)*OFFSET([Tristimuluskurven.$B$3];ROW()-4;MOD(COLUMN()-8;3))" office:value-type="float" office:value="198.880993842643" calcext:value-type="float">
            <text:p>198.880993842643</text:p>
          </table:table-cell>
          <table:table-cell table:formula="of:=OFFSET([.$D$4];ROW()-4;(COLUMN()-8)/3)*OFFSET([Tristimuluskurven.$B$3];ROW()-4;MOD(COLUMN()-8;3))" office:value-type="float" office:value="17.0276780339906" calcext:value-type="float">
            <text:p>17.0276780339906</text:p>
          </table:table-cell>
          <table:table-cell table:formula="of:=OFFSET([.$D$4];ROW()-4;(COLUMN()-8)/3)*OFFSET([Tristimuluskurven.$B$3];ROW()-4;MOD(COLUMN()-8;3))" office:value-type="float" office:value="1018.57512964401" calcext:value-type="float">
            <text:p>1018.57512964401</text:p>
          </table:table-cell>
          <table:table-cell table:formula="of:=OFFSET([.$D$4];ROW()-4;(COLUMN()-8)/3)*OFFSET([Tristimuluskurven.$B$3];ROW()-4;MOD(COLUMN()-8;3))" office:value-type="float" office:value="400.798237964653" calcext:value-type="float">
            <text:p>400.798237964653</text:p>
          </table:table-cell>
          <table:table-cell table:formula="of:=OFFSET([.$D$4];ROW()-4;(COLUMN()-8)/3)*OFFSET([Tristimuluskurven.$B$3];ROW()-4;MOD(COLUMN()-8;3))" office:value-type="float" office:value="34.3153119903082" calcext:value-type="float">
            <text:p>34.3153119903082</text:p>
          </table:table-cell>
          <table:table-cell table:formula="of:=OFFSET([.$D$4];ROW()-4;(COLUMN()-8)/3)*OFFSET([Tristimuluskurven.$B$3];ROW()-4;MOD(COLUMN()-8;3))" office:value-type="float" office:value="2052.70050852092" calcext:value-type="float">
            <text:p>2052.70050852092</text:p>
          </table:table-cell>
          <table:table-cell table:formula="of:=OFFSET([.$D$4];ROW()-4;(COLUMN()-8)/3)*OFFSET([Tristimuluskurven.$B$3];ROW()-4;MOD(COLUMN()-8;3))" office:value-type="float" office:value="65405.7616240033" calcext:value-type="float">
            <text:p>65405.7616240033</text:p>
          </table:table-cell>
          <table:table-cell table:formula="of:=OFFSET([.$D$4];ROW()-4;(COLUMN()-8)/3)*OFFSET([Tristimuluskurven.$B$3];ROW()-4;MOD(COLUMN()-8;3))" office:value-type="float" office:value="5599.87271273717" calcext:value-type="float">
            <text:p>5599.87271273717</text:p>
          </table:table-cell>
          <table:table-cell table:formula="of:=OFFSET([.$D$4];ROW()-4;(COLUMN()-8)/3)*OFFSET([Tristimuluskurven.$B$3];ROW()-4;MOD(COLUMN()-8;3))" office:value-type="float" office:value="334977.620729036" calcext:value-type="float">
            <text:p>334977.6207290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'AKL '.P16]" office:value-type="float" office:value="148794.297178093" calcext:value-type="float">
            <text:p>148794.297178093</text:p>
          </table:table-cell>
          <table:table-cell/>
          <table:table-cell table:formula="of:=[.B18]*(['Dichroitische Spiegel'.C17]/100)" office:value-type="float" office:value="464.758987235774" calcext:value-type="float">
            <text:p>464.758987235774</text:p>
          </table:table-cell>
          <table:table-cell table:formula="of:=[.B18]*(['Dichroitische Spiegel'.B17]-['Dichroitische Spiegel'.C17])/100" office:value-type="float" office:value="1692.90711614375" calcext:value-type="float">
            <text:p>1692.90711614375</text:p>
          </table:table-cell>
          <table:table-cell table:formula="of:=[.B18]*(100-['Dichroitische Spiegel'.B17])/100" office:value-type="float" office:value="146636.631074713" calcext:value-type="float">
            <text:p>146636.631074713</text:p>
          </table:table-cell>
          <table:table-cell/>
          <table:table-cell table:formula="of:=OFFSET([.$D$4];ROW()-4;(COLUMN()-8)/3)*OFFSET([Tristimuluskurven.$B$3];ROW()-4;MOD(COLUMN()-8;3))" office:value-type="float" office:value="156.251971508667" calcext:value-type="float">
            <text:p>156.251971508667</text:p>
          </table:table-cell>
          <table:table-cell table:formula="of:=OFFSET([.$D$4];ROW()-4;(COLUMN()-8)/3)*OFFSET([Tristimuluskurven.$B$3];ROW()-4;MOD(COLUMN()-8;3))" office:value-type="float" office:value="17.6608415149594" calcext:value-type="float">
            <text:p>17.6608415149594</text:p>
          </table:table-cell>
          <table:table-cell table:formula="of:=OFFSET([.$D$4];ROW()-4;(COLUMN()-8)/3)*OFFSET([Tristimuluskurven.$B$3];ROW()-4;MOD(COLUMN()-8;3))" office:value-type="float" office:value="823.604048870387" calcext:value-type="float">
            <text:p>823.604048870387</text:p>
          </table:table-cell>
          <table:table-cell table:formula="of:=OFFSET([.$D$4];ROW()-4;(COLUMN()-8)/3)*OFFSET([Tristimuluskurven.$B$3];ROW()-4;MOD(COLUMN()-8;3))" office:value-type="float" office:value="569.15537244753" calcext:value-type="float">
            <text:p>569.15537244753</text:p>
          </table:table-cell>
          <table:table-cell table:formula="of:=OFFSET([.$D$4];ROW()-4;(COLUMN()-8)/3)*OFFSET([Tristimuluskurven.$B$3];ROW()-4;MOD(COLUMN()-8;3))" office:value-type="float" office:value="64.3304704134626" calcext:value-type="float">
            <text:p>64.3304704134626</text:p>
          </table:table-cell>
          <table:table-cell table:formula="of:=OFFSET([.$D$4];ROW()-4;(COLUMN()-8)/3)*OFFSET([Tristimuluskurven.$B$3];ROW()-4;MOD(COLUMN()-8;3))" office:value-type="float" office:value="3000.01762958951" calcext:value-type="float">
            <text:p>3000.01762958951</text:p>
          </table:table-cell>
          <table:table-cell table:formula="of:=OFFSET([.$D$4];ROW()-4;(COLUMN()-8)/3)*OFFSET([Tristimuluskurven.$B$3];ROW()-4;MOD(COLUMN()-8;3))" office:value-type="float" office:value="49299.2353673187" calcext:value-type="float">
            <text:p>49299.2353673187</text:p>
          </table:table-cell>
          <table:table-cell table:formula="of:=OFFSET([.$D$4];ROW()-4;(COLUMN()-8)/3)*OFFSET([Tristimuluskurven.$B$3];ROW()-4;MOD(COLUMN()-8;3))" office:value-type="float" office:value="5572.19198083911" calcext:value-type="float">
            <text:p>5572.19198083911</text:p>
          </table:table-cell>
          <table:table-cell table:formula="of:=OFFSET([.$D$4];ROW()-4;(COLUMN()-8)/3)*OFFSET([Tristimuluskurven.$B$3];ROW()-4;MOD(COLUMN()-8;3))" office:value-type="float" office:value="259856.240293811" calcext:value-type="float">
            <text:p>259856.2402938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'AKL '.P17]" office:value-type="float" office:value="120107.410073305" calcext:value-type="float">
            <text:p>120107.410073305</text:p>
          </table:table-cell>
          <table:table-cell/>
          <table:table-cell table:formula="of:=[.B19]*(['Dichroitische Spiegel'.C18]/100)" office:value-type="float" office:value="435.761694486958" calcext:value-type="float">
            <text:p>435.761694486958</text:p>
          </table:table-cell>
          <table:table-cell table:formula="of:=[.B19]*(['Dichroitische Spiegel'.B18]-['Dichroitische Spiegel'.C18])/100" office:value-type="float" office:value="2985.13755922092" calcext:value-type="float">
            <text:p>2985.13755922092</text:p>
          </table:table-cell>
          <table:table-cell table:formula="of:=[.B19]*(100-['Dichroitische Spiegel'.B18])/100" office:value-type="float" office:value="116686.510819597" calcext:value-type="float">
            <text:p>116686.510819597</text:p>
          </table:table-cell>
          <table:table-cell/>
          <table:table-cell table:formula="of:=OFFSET([.$D$4];ROW()-4;(COLUMN()-8)/3)*OFFSET([Tristimuluskurven.$B$3];ROW()-4;MOD(COLUMN()-8;3))" office:value-type="float" office:value="138.877252032994" calcext:value-type="float">
            <text:p>138.877252032994</text:p>
          </table:table-cell>
          <table:table-cell table:formula="of:=OFFSET([.$D$4];ROW()-4;(COLUMN()-8)/3)*OFFSET([Tristimuluskurven.$B$3];ROW()-4;MOD(COLUMN()-8;3))" office:value-type="float" office:value="20.916561335374" calcext:value-type="float">
            <text:p>20.916561335374</text:p>
          </table:table-cell>
          <table:table-cell table:formula="of:=OFFSET([.$D$4];ROW()-4;(COLUMN()-8)/3)*OFFSET([Tristimuluskurven.$B$3];ROW()-4;MOD(COLUMN()-8;3))" office:value-type="float" office:value="760.011971354704" calcext:value-type="float">
            <text:p>760.011971354704</text:p>
          </table:table-cell>
          <table:table-cell table:formula="of:=OFFSET([.$D$4];ROW()-4;(COLUMN()-8)/3)*OFFSET([Tristimuluskurven.$B$3];ROW()-4;MOD(COLUMN()-8;3))" office:value-type="float" office:value="951.363340123707" calcext:value-type="float">
            <text:p>951.363340123707</text:p>
          </table:table-cell>
          <table:table-cell table:formula="of:=OFFSET([.$D$4];ROW()-4;(COLUMN()-8)/3)*OFFSET([Tristimuluskurven.$B$3];ROW()-4;MOD(COLUMN()-8;3))" office:value-type="float" office:value="143.286602842604" calcext:value-type="float">
            <text:p>143.286602842604</text:p>
          </table:table-cell>
          <table:table-cell table:formula="of:=OFFSET([.$D$4];ROW()-4;(COLUMN()-8)/3)*OFFSET([Tristimuluskurven.$B$3];ROW()-4;MOD(COLUMN()-8;3))" office:value-type="float" office:value="5206.37841703721" calcext:value-type="float">
            <text:p>5206.37841703721</text:p>
          </table:table-cell>
          <table:table-cell table:formula="of:=OFFSET([.$D$4];ROW()-4;(COLUMN()-8)/3)*OFFSET([Tristimuluskurven.$B$3];ROW()-4;MOD(COLUMN()-8;3))" office:value-type="float" office:value="37187.9909982056" calcext:value-type="float">
            <text:p>37187.9909982056</text:p>
          </table:table-cell>
          <table:table-cell table:formula="of:=OFFSET([.$D$4];ROW()-4;(COLUMN()-8)/3)*OFFSET([Tristimuluskurven.$B$3];ROW()-4;MOD(COLUMN()-8;3))" office:value-type="float" office:value="5600.95251934067" calcext:value-type="float">
            <text:p>5600.95251934067</text:p>
          </table:table-cell>
          <table:table-cell table:formula="of:=OFFSET([.$D$4];ROW()-4;(COLUMN()-8)/3)*OFFSET([Tristimuluskurven.$B$3];ROW()-4;MOD(COLUMN()-8;3))" office:value-type="float" office:value="203512.94352046" calcext:value-type="float">
            <text:p>203512.9435204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'AKL '.P18]" office:value-type="float" office:value="105727.847419327" calcext:value-type="float">
            <text:p>105727.847419327</text:p>
          </table:table-cell>
          <table:table-cell/>
          <table:table-cell table:formula="of:=[.B20]*(['Dichroitische Spiegel'.C19]/100)" office:value-type="float" office:value="569.312739998849" calcext:value-type="float">
            <text:p>569.312739998849</text:p>
          </table:table-cell>
          <table:table-cell table:formula="of:=[.B20]*(['Dichroitische Spiegel'.B19]-['Dichroitische Spiegel'.C19])/100" office:value-type="float" office:value="6050.8364261623" calcext:value-type="float">
            <text:p>6050.8364261623</text:p>
          </table:table-cell>
          <table:table-cell table:formula="of:=[.B20]*(100-['Dichroitische Spiegel'.B19])/100" office:value-type="float" office:value="99107.6982531657" calcext:value-type="float">
            <text:p>99107.6982531657</text:p>
          </table:table-cell>
          <table:table-cell/>
          <table:table-cell table:formula="of:=OFFSET([.$D$4];ROW()-4;(COLUMN()-8)/3)*OFFSET([Tristimuluskurven.$B$3];ROW()-4;MOD(COLUMN()-8;3))" office:value-type="float" office:value="165.556144791665" calcext:value-type="float">
            <text:p>165.556144791665</text:p>
          </table:table-cell>
          <table:table-cell table:formula="of:=OFFSET([.$D$4];ROW()-4;(COLUMN()-8)/3)*OFFSET([Tristimuluskurven.$B$3];ROW()-4;MOD(COLUMN()-8;3))" office:value-type="float" office:value="34.1587643999309" calcext:value-type="float">
            <text:p>34.1587643999309</text:p>
          </table:table-cell>
          <table:table-cell table:formula="of:=OFFSET([.$D$4];ROW()-4;(COLUMN()-8)/3)*OFFSET([Tristimuluskurven.$B$3];ROW()-4;MOD(COLUMN()-8;3))" office:value-type="float" office:value="950.296825606079" calcext:value-type="float">
            <text:p>950.296825606079</text:p>
          </table:table-cell>
          <table:table-cell table:formula="of:=OFFSET([.$D$4];ROW()-4;(COLUMN()-8)/3)*OFFSET([Tristimuluskurven.$B$3];ROW()-4;MOD(COLUMN()-8;3))" office:value-type="float" office:value="1759.583232728" calcext:value-type="float">
            <text:p>1759.583232728</text:p>
          </table:table-cell>
          <table:table-cell table:formula="of:=OFFSET([.$D$4];ROW()-4;(COLUMN()-8)/3)*OFFSET([Tristimuluskurven.$B$3];ROW()-4;MOD(COLUMN()-8;3))" office:value-type="float" office:value="363.050185569738" calcext:value-type="float">
            <text:p>363.050185569738</text:p>
          </table:table-cell>
          <table:table-cell table:formula="of:=OFFSET([.$D$4];ROW()-4;(COLUMN()-8)/3)*OFFSET([Tristimuluskurven.$B$3];ROW()-4;MOD(COLUMN()-8;3))" office:value-type="float" office:value="10100.0561625501" calcext:value-type="float">
            <text:p>10100.0561625501</text:p>
          </table:table-cell>
          <table:table-cell table:formula="of:=OFFSET([.$D$4];ROW()-4;(COLUMN()-8)/3)*OFFSET([Tristimuluskurven.$B$3];ROW()-4;MOD(COLUMN()-8;3))" office:value-type="float" office:value="28820.5186520206" calcext:value-type="float">
            <text:p>28820.5186520206</text:p>
          </table:table-cell>
          <table:table-cell table:formula="of:=OFFSET([.$D$4];ROW()-4;(COLUMN()-8)/3)*OFFSET([Tristimuluskurven.$B$3];ROW()-4;MOD(COLUMN()-8;3))" office:value-type="float" office:value="5946.46189518994" calcext:value-type="float">
            <text:p>5946.46189518994</text:p>
          </table:table-cell>
          <table:table-cell table:formula="of:=OFFSET([.$D$4];ROW()-4;(COLUMN()-8)/3)*OFFSET([Tristimuluskurven.$B$3];ROW()-4;MOD(COLUMN()-8;3))" office:value-type="float" office:value="165430.569924184" calcext:value-type="float">
            <text:p>165430.56992418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'AKL '.P19]" office:value-type="float" office:value="91175.0398033897" calcext:value-type="float">
            <text:p>91175.0398033897</text:p>
          </table:table-cell>
          <table:table-cell/>
          <table:table-cell table:formula="of:=[.B21]*(['Dichroitische Spiegel'.C20]/100)" office:value-type="float" office:value="922.873752889911" calcext:value-type="float">
            <text:p>922.873752889911</text:p>
          </table:table-cell>
          <table:table-cell table:formula="of:=[.B21]*(['Dichroitische Spiegel'.B20]-['Dichroitische Spiegel'.C20])/100" office:value-type="float" office:value="12066.834167899" calcext:value-type="float">
            <text:p>12066.834167899</text:p>
          </table:table-cell>
          <table:table-cell table:formula="of:=[.B21]*(100-['Dichroitische Spiegel'.B20])/100" office:value-type="float" office:value="78185.3318826008" calcext:value-type="float">
            <text:p>78185.3318826008</text:p>
          </table:table-cell>
          <table:table-cell/>
          <table:table-cell table:formula="of:=OFFSET([.$D$4];ROW()-4;(COLUMN()-8)/3)*OFFSET([Tristimuluskurven.$B$3];ROW()-4;MOD(COLUMN()-8;3))" office:value-type="float" office:value="231.733599350657" calcext:value-type="float">
            <text:p>231.733599350657</text:p>
          </table:table-cell>
          <table:table-cell table:formula="of:=OFFSET([.$D$4];ROW()-4;(COLUMN()-8)/3)*OFFSET([Tristimuluskurven.$B$3];ROW()-4;MOD(COLUMN()-8;3))" office:value-type="float" office:value="68.2003703385644" calcext:value-type="float">
            <text:p>68.2003703385644</text:p>
          </table:table-cell>
          <table:table-cell table:formula="of:=OFFSET([.$D$4];ROW()-4;(COLUMN()-8)/3)*OFFSET([Tristimuluskurven.$B$3];ROW()-4;MOD(COLUMN()-8;3))" office:value-type="float" office:value="1410.24338179107" calcext:value-type="float">
            <text:p>1410.24338179107</text:p>
          </table:table-cell>
          <table:table-cell table:formula="of:=OFFSET([.$D$4];ROW()-4;(COLUMN()-8)/3)*OFFSET([Tristimuluskurven.$B$3];ROW()-4;MOD(COLUMN()-8;3))" office:value-type="float" office:value="3029.98205955944" calcext:value-type="float">
            <text:p>3029.98205955944</text:p>
          </table:table-cell>
          <table:table-cell table:formula="of:=OFFSET([.$D$4];ROW()-4;(COLUMN()-8)/3)*OFFSET([Tristimuluskurven.$B$3];ROW()-4;MOD(COLUMN()-8;3))" office:value-type="float" office:value="891.739045007738" calcext:value-type="float">
            <text:p>891.739045007738</text:p>
          </table:table-cell>
          <table:table-cell table:formula="of:=OFFSET([.$D$4];ROW()-4;(COLUMN()-8)/3)*OFFSET([Tristimuluskurven.$B$3];ROW()-4;MOD(COLUMN()-8;3))" office:value-type="float" office:value="18439.3292919665" calcext:value-type="float">
            <text:p>18439.3292919665</text:p>
          </table:table-cell>
          <table:table-cell table:formula="of:=OFFSET([.$D$4];ROW()-4;(COLUMN()-8)/3)*OFFSET([Tristimuluskurven.$B$3];ROW()-4;MOD(COLUMN()-8;3))" office:value-type="float" office:value="19632.3368357211" calcext:value-type="float">
            <text:p>19632.3368357211</text:p>
          </table:table-cell>
          <table:table-cell table:formula="of:=OFFSET([.$D$4];ROW()-4;(COLUMN()-8)/3)*OFFSET([Tristimuluskurven.$B$3];ROW()-4;MOD(COLUMN()-8;3))" office:value-type="float" office:value="5777.8960261242" calcext:value-type="float">
            <text:p>5777.8960261242</text:p>
          </table:table-cell>
          <table:table-cell table:formula="of:=OFFSET([.$D$4];ROW()-4;(COLUMN()-8)/3)*OFFSET([Tristimuluskurven.$B$3];ROW()-4;MOD(COLUMN()-8;3))" office:value-type="float" office:value="119475.005649802" calcext:value-type="float">
            <text:p>119475.0056498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'AKL '.P20]" office:value-type="float" office:value="92636.27535695" calcext:value-type="float">
            <text:p>92636.27535695</text:p>
          </table:table-cell>
          <table:table-cell/>
          <table:table-cell table:formula="of:=[.B22]*(['Dichroitische Spiegel'.C21]/100)" office:value-type="float" office:value="855.366312135933" calcext:value-type="float">
            <text:p>855.366312135933</text:p>
          </table:table-cell>
          <table:table-cell table:formula="of:=[.B22]*(['Dichroitische Spiegel'.B21]-['Dichroitische Spiegel'.C21])/100" office:value-type="float" office:value="24174.9552893119" calcext:value-type="float">
            <text:p>24174.9552893119</text:p>
          </table:table-cell>
          <table:table-cell table:formula="of:=[.B22]*(100-['Dichroitische Spiegel'.B21])/100" office:value-type="float" office:value="67605.9537555021" calcext:value-type="float">
            <text:p>67605.9537555021</text:p>
          </table:table-cell>
          <table:table-cell/>
          <table:table-cell table:formula="of:=OFFSET([.$D$4];ROW()-4;(COLUMN()-8)/3)*OFFSET([Tristimuluskurven.$B$3];ROW()-4;MOD(COLUMN()-8;3))" office:value-type="float" office:value="167.104362738876" calcext:value-type="float">
            <text:p>167.104362738876</text:p>
          </table:table-cell>
          <table:table-cell table:formula="of:=OFFSET([.$D$4];ROW()-4;(COLUMN()-8)/3)*OFFSET([Tristimuluskurven.$B$3];ROW()-4;MOD(COLUMN()-8;3))" office:value-type="float" office:value="77.8212270781272" calcext:value-type="float">
            <text:p>77.8212270781272</text:p>
          </table:table-cell>
          <table:table-cell table:formula="of:=OFFSET([.$D$4];ROW()-4;(COLUMN()-8)/3)*OFFSET([Tristimuluskurven.$B$3];ROW()-4;MOD(COLUMN()-8;3))" office:value-type="float" office:value="1101.40387815871" calcext:value-type="float">
            <text:p>1101.40387815871</text:p>
          </table:table-cell>
          <table:table-cell table:formula="of:=OFFSET([.$D$4];ROW()-4;(COLUMN()-8)/3)*OFFSET([Tristimuluskurven.$B$3];ROW()-4;MOD(COLUMN()-8;3))" office:value-type="float" office:value="4722.81926531998" calcext:value-type="float">
            <text:p>4722.81926531998</text:p>
          </table:table-cell>
          <table:table-cell table:formula="of:=OFFSET([.$D$4];ROW()-4;(COLUMN()-8)/3)*OFFSET([Tristimuluskurven.$B$3];ROW()-4;MOD(COLUMN()-8;3))" office:value-type="float" office:value="2199.4374322216" calcext:value-type="float">
            <text:p>2199.4374322216</text:p>
          </table:table-cell>
          <table:table-cell table:formula="of:=OFFSET([.$D$4];ROW()-4;(COLUMN()-8)/3)*OFFSET([Tristimuluskurven.$B$3];ROW()-4;MOD(COLUMN()-8;3))" office:value-type="float" office:value="31128.6394287296" calcext:value-type="float">
            <text:p>31128.6394287296</text:p>
          </table:table-cell>
          <table:table-cell table:formula="of:=OFFSET([.$D$4];ROW()-4;(COLUMN()-8)/3)*OFFSET([Tristimuluskurven.$B$3];ROW()-4;MOD(COLUMN()-8;3))" office:value-type="float" office:value="13207.4991256749" calcext:value-type="float">
            <text:p>13207.4991256749</text:p>
          </table:table-cell>
          <table:table-cell table:formula="of:=OFFSET([.$D$4];ROW()-4;(COLUMN()-8)/3)*OFFSET([Tristimuluskurven.$B$3];ROW()-4;MOD(COLUMN()-8;3))" office:value-type="float" office:value="6150.78967267558" calcext:value-type="float">
            <text:p>6150.78967267558</text:p>
          </table:table-cell>
          <table:table-cell table:formula="of:=OFFSET([.$D$4];ROW()-4;(COLUMN()-8)/3)*OFFSET([Tristimuluskurven.$B$3];ROW()-4;MOD(COLUMN()-8;3))" office:value-type="float" office:value="87052.1302937347" calcext:value-type="float">
            <text:p>87052.13029373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'AKL '.P21]" office:value-type="float" office:value="95400.4774554981" calcext:value-type="float">
            <text:p>95400.4774554981</text:p>
          </table:table-cell>
          <table:table-cell/>
          <table:table-cell table:formula="of:=[.B23]*(['Dichroitische Spiegel'.C22]/100)" office:value-type="float" office:value="1101.0169103139" calcext:value-type="float">
            <text:p>1101.0169103139</text:p>
          </table:table-cell>
          <table:table-cell table:formula="of:=[.B23]*(['Dichroitische Spiegel'.B22]-['Dichroitische Spiegel'.C22])/100" office:value-type="float" office:value="36152.8695360581" calcext:value-type="float">
            <text:p>36152.8695360581</text:p>
          </table:table-cell>
          <table:table-cell table:formula="of:=[.B23]*(100-['Dichroitische Spiegel'.B22])/100" office:value-type="float" office:value="58146.5910091261" calcext:value-type="float">
            <text:p>58146.5910091261</text:p>
          </table:table-cell>
          <table:table-cell/>
          <table:table-cell table:formula="of:=OFFSET([.$D$4];ROW()-4;(COLUMN()-8)/3)*OFFSET([Tristimuluskurven.$B$3];ROW()-4;MOD(COLUMN()-8;3))" office:value-type="float" office:value="156.454502955606" calcext:value-type="float">
            <text:p>156.454502955606</text:p>
          </table:table-cell>
          <table:table-cell table:formula="of:=OFFSET([.$D$4];ROW()-4;(COLUMN()-8)/3)*OFFSET([Tristimuluskurven.$B$3];ROW()-4;MOD(COLUMN()-8;3))" office:value-type="float" office:value="123.974504101346" calcext:value-type="float">
            <text:p>123.974504101346</text:p>
          </table:table-cell>
          <table:table-cell table:formula="of:=OFFSET([.$D$4];ROW()-4;(COLUMN()-8)/3)*OFFSET([Tristimuluskurven.$B$3];ROW()-4;MOD(COLUMN()-8;3))" office:value-type="float" office:value="1147.14951885606" calcext:value-type="float">
            <text:p>1147.14951885606</text:p>
          </table:table-cell>
          <table:table-cell table:formula="of:=OFFSET([.$D$4];ROW()-4;(COLUMN()-8)/3)*OFFSET([Tristimuluskurven.$B$3];ROW()-4;MOD(COLUMN()-8;3))" office:value-type="float" office:value="5137.32276107386" calcext:value-type="float">
            <text:p>5137.32276107386</text:p>
          </table:table-cell>
          <table:table-cell table:formula="of:=OFFSET([.$D$4];ROW()-4;(COLUMN()-8)/3)*OFFSET([Tristimuluskurven.$B$3];ROW()-4;MOD(COLUMN()-8;3))" office:value-type="float" office:value="4070.81310976014" calcext:value-type="float">
            <text:p>4070.81310976014</text:p>
          </table:table-cell>
          <table:table-cell table:formula="of:=OFFSET([.$D$4];ROW()-4;(COLUMN()-8)/3)*OFFSET([Tristimuluskurven.$B$3];ROW()-4;MOD(COLUMN()-8;3))" office:value-type="float" office:value="37667.6747696189" calcext:value-type="float">
            <text:p>37667.6747696189</text:p>
          </table:table-cell>
          <table:table-cell table:formula="of:=OFFSET([.$D$4];ROW()-4;(COLUMN()-8)/3)*OFFSET([Tristimuluskurven.$B$3];ROW()-4;MOD(COLUMN()-8;3))" office:value-type="float" office:value="8262.63058239682" calcext:value-type="float">
            <text:p>8262.63058239682</text:p>
          </table:table-cell>
          <table:table-cell table:formula="of:=OFFSET([.$D$4];ROW()-4;(COLUMN()-8)/3)*OFFSET([Tristimuluskurven.$B$3];ROW()-4;MOD(COLUMN()-8;3))" office:value-type="float" office:value="6547.3061476276" calcext:value-type="float">
            <text:p>6547.3061476276</text:p>
          </table:table-cell>
          <table:table-cell table:formula="of:=OFFSET([.$D$4];ROW()-4;(COLUMN()-8)/3)*OFFSET([Tristimuluskurven.$B$3];ROW()-4;MOD(COLUMN()-8;3))" office:value-type="float" office:value="60582.9331724085" calcext:value-type="float">
            <text:p>60582.93317240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'AKL '.P22]" office:value-type="float" office:value="87293.5943268565" calcext:value-type="float">
            <text:p>87293.5943268565</text:p>
          </table:table-cell>
          <table:table-cell/>
          <table:table-cell table:formula="of:=[.B24]*(['Dichroitische Spiegel'.C23]/100)" office:value-type="float" office:value="769.554139507269" calcext:value-type="float">
            <text:p>769.554139507269</text:p>
          </table:table-cell>
          <table:table-cell table:formula="of:=[.B24]*(['Dichroitische Spiegel'.B23]-['Dichroitische Spiegel'.C23])/100" office:value-type="float" office:value="39464.0634857409" calcext:value-type="float">
            <text:p>39464.0634857409</text:p>
          </table:table-cell>
          <table:table-cell table:formula="of:=[.B24]*(100-['Dichroitische Spiegel'.B23])/100" office:value-type="float" office:value="47059.9767016083" calcext:value-type="float">
            <text:p>47059.9767016083</text:p>
          </table:table-cell>
          <table:table-cell/>
          <table:table-cell table:formula="of:=OFFSET([.$D$4];ROW()-4;(COLUMN()-8)/3)*OFFSET([Tristimuluskurven.$B$3];ROW()-4;MOD(COLUMN()-8;3))" office:value-type="float" office:value="73.6001579024752" calcext:value-type="float">
            <text:p>73.6001579024752</text:p>
          </table:table-cell>
          <table:table-cell table:formula="of:=OFFSET([.$D$4];ROW()-4;(COLUMN()-8)/3)*OFFSET([Tristimuluskurven.$B$3];ROW()-4;MOD(COLUMN()-8;3))" office:value-type="float" office:value="106.983416474301" calcext:value-type="float">
            <text:p>106.983416474301</text:p>
          </table:table-cell>
          <table:table-cell table:formula="of:=OFFSET([.$D$4];ROW()-4;(COLUMN()-8)/3)*OFFSET([Tristimuluskurven.$B$3];ROW()-4;MOD(COLUMN()-8;3))" office:value-type="float" office:value="625.609037712434" calcext:value-type="float">
            <text:p>625.609037712434</text:p>
          </table:table-cell>
          <table:table-cell table:formula="of:=OFFSET([.$D$4];ROW()-4;(COLUMN()-8)/3)*OFFSET([Tristimuluskurven.$B$3];ROW()-4;MOD(COLUMN()-8;3))" office:value-type="float" office:value="3774.34303177626" calcext:value-type="float">
            <text:p>3774.34303177626</text:p>
          </table:table-cell>
          <table:table-cell table:formula="of:=OFFSET([.$D$4];ROW()-4;(COLUMN()-8)/3)*OFFSET([Tristimuluskurven.$B$3];ROW()-4;MOD(COLUMN()-8;3))" office:value-type="float" office:value="5486.2941057877" calcext:value-type="float">
            <text:p>5486.2941057877</text:p>
          </table:table-cell>
          <table:table-cell table:formula="of:=OFFSET([.$D$4];ROW()-4;(COLUMN()-8)/3)*OFFSET([Tristimuluskurven.$B$3];ROW()-4;MOD(COLUMN()-8;3))" office:value-type="float" office:value="32082.3104107331" calcext:value-type="float">
            <text:p>32082.3104107331</text:p>
          </table:table-cell>
          <table:table-cell table:formula="of:=OFFSET([.$D$4];ROW()-4;(COLUMN()-8)/3)*OFFSET([Tristimuluskurven.$B$3];ROW()-4;MOD(COLUMN()-8;3))" office:value-type="float" office:value="4500.81617174182" calcext:value-type="float">
            <text:p>4500.81617174182</text:p>
          </table:table-cell>
          <table:table-cell table:formula="of:=OFFSET([.$D$4];ROW()-4;(COLUMN()-8)/3)*OFFSET([Tristimuluskurven.$B$3];ROW()-4;MOD(COLUMN()-8;3))" office:value-type="float" office:value="6542.27796105759" calcext:value-type="float">
            <text:p>6542.27796105759</text:p>
          </table:table-cell>
          <table:table-cell table:formula="of:=OFFSET([.$D$4];ROW()-4;(COLUMN()-8)/3)*OFFSET([Tristimuluskurven.$B$3];ROW()-4;MOD(COLUMN()-8;3))" office:value-type="float" office:value="38257.4080595725" calcext:value-type="float">
            <text:p>38257.40805957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'AKL '.P23]" office:value-type="float" office:value="94465.8817199944" calcext:value-type="float">
            <text:p>94465.8817199944</text:p>
          </table:table-cell>
          <table:table-cell/>
          <table:table-cell table:formula="of:=[.B25]*(['Dichroitische Spiegel'.C24]/100)" office:value-type="float" office:value="1074.45493868322" calcext:value-type="float">
            <text:p>1074.45493868322</text:p>
          </table:table-cell>
          <table:table-cell table:formula="of:=[.B25]*(['Dichroitische Spiegel'.B24]-['Dichroitische Spiegel'.C24])/100" office:value-type="float" office:value="49174.7815246334" calcext:value-type="float">
            <text:p>49174.7815246334</text:p>
          </table:table-cell>
          <table:table-cell table:formula="of:=[.B25]*(100-['Dichroitische Spiegel'.B24])/100" office:value-type="float" office:value="44216.6452566778" calcext:value-type="float">
            <text:p>44216.6452566778</text:p>
          </table:table-cell>
          <table:table-cell/>
          <table:table-cell table:formula="of:=OFFSET([.$D$4];ROW()-4;(COLUMN()-8)/3)*OFFSET([Tristimuluskurven.$B$3];ROW()-4;MOD(COLUMN()-8;3))" office:value-type="float" office:value="62.2646636966924" calcext:value-type="float">
            <text:p>62.2646636966924</text:p>
          </table:table-cell>
          <table:table-cell table:formula="of:=OFFSET([.$D$4];ROW()-4;(COLUMN()-8)/3)*OFFSET([Tristimuluskurven.$B$3];ROW()-4;MOD(COLUMN()-8;3))" office:value-type="float" office:value="181.905221119069" calcext:value-type="float">
            <text:p>181.905221119069</text:p>
          </table:table-cell>
          <table:table-cell table:formula="of:=OFFSET([.$D$4];ROW()-4;(COLUMN()-8)/3)*OFFSET([Tristimuluskurven.$B$3];ROW()-4;MOD(COLUMN()-8;3))" office:value-type="float" office:value="662.079133216598" calcext:value-type="float">
            <text:p>662.079133216598</text:p>
          </table:table-cell>
          <table:table-cell table:formula="of:=OFFSET([.$D$4];ROW()-4;(COLUMN()-8)/3)*OFFSET([Tristimuluskurven.$B$3];ROW()-4;MOD(COLUMN()-8;3))" office:value-type="float" office:value="2849.67858935251" calcext:value-type="float">
            <text:p>2849.67858935251</text:p>
          </table:table-cell>
          <table:table-cell table:formula="of:=OFFSET([.$D$4];ROW()-4;(COLUMN()-8)/3)*OFFSET([Tristimuluskurven.$B$3];ROW()-4;MOD(COLUMN()-8;3))" office:value-type="float" office:value="8325.29051212044" calcext:value-type="float">
            <text:p>8325.29051212044</text:p>
          </table:table-cell>
          <table:table-cell table:formula="of:=OFFSET([.$D$4];ROW()-4;(COLUMN()-8)/3)*OFFSET([Tristimuluskurven.$B$3];ROW()-4;MOD(COLUMN()-8;3))" office:value-type="float" office:value="30301.5003754791" calcext:value-type="float">
            <text:p>30301.5003754791</text:p>
          </table:table-cell>
          <table:table-cell table:formula="of:=OFFSET([.$D$4];ROW()-4;(COLUMN()-8)/3)*OFFSET([Tristimuluskurven.$B$3];ROW()-4;MOD(COLUMN()-8;3))" office:value-type="float" office:value="2562.35459262448" calcext:value-type="float">
            <text:p>2562.35459262448</text:p>
          </table:table-cell>
          <table:table-cell table:formula="of:=OFFSET([.$D$4];ROW()-4;(COLUMN()-8)/3)*OFFSET([Tristimuluskurven.$B$3];ROW()-4;MOD(COLUMN()-8;3))" office:value-type="float" office:value="7485.87804195555" calcext:value-type="float">
            <text:p>7485.87804195555</text:p>
          </table:table-cell>
          <table:table-cell table:formula="of:=OFFSET([.$D$4];ROW()-4;(COLUMN()-8)/3)*OFFSET([Tristimuluskurven.$B$3];ROW()-4;MOD(COLUMN()-8;3))" office:value-type="float" office:value="27246.2968071649" calcext:value-type="float">
            <text:p>27246.29680716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'AKL '.P24]" office:value-type="float" office:value="92776.4085124037" calcext:value-type="float">
            <text:p>92776.4085124037</text:p>
          </table:table-cell>
          <table:table-cell/>
          <table:table-cell table:formula="of:=[.B26]*(['Dichroitische Spiegel'.C25]/100)" office:value-type="float" office:value="720.362423894559" calcext:value-type="float">
            <text:p>720.362423894559</text:p>
          </table:table-cell>
          <table:table-cell table:formula="of:=[.B26]*(['Dichroitische Spiegel'.B25]-['Dichroitische Spiegel'.C25])/100" office:value-type="float" office:value="61690.3275823994" calcext:value-type="float">
            <text:p>61690.3275823994</text:p>
          </table:table-cell>
          <table:table-cell table:formula="of:=[.B26]*(100-['Dichroitische Spiegel'.B25])/100" office:value-type="float" office:value="30365.7185061097" calcext:value-type="float">
            <text:p>30365.7185061097</text:p>
          </table:table-cell>
          <table:table-cell/>
          <table:table-cell table:formula="of:=OFFSET([.$D$4];ROW()-4;(COLUMN()-8)/3)*OFFSET([Tristimuluskurven.$B$3];ROW()-4;MOD(COLUMN()-8;3))" office:value-type="float" office:value="23.0588011888648" calcext:value-type="float">
            <text:p>23.0588011888648</text:p>
          </table:table-cell>
          <table:table-cell table:formula="of:=OFFSET([.$D$4];ROW()-4;(COLUMN()-8)/3)*OFFSET([Tristimuluskurven.$B$3];ROW()-4;MOD(COLUMN()-8;3))" office:value-type="float" office:value="149.849791418546" calcext:value-type="float">
            <text:p>149.849791418546</text:p>
          </table:table-cell>
          <table:table-cell table:formula="of:=OFFSET([.$D$4];ROW()-4;(COLUMN()-8)/3)*OFFSET([Tristimuluskurven.$B$3];ROW()-4;MOD(COLUMN()-8;3))" office:value-type="float" office:value="335.098192347271" calcext:value-type="float">
            <text:p>335.098192347271</text:p>
          </table:table-cell>
          <table:table-cell table:formula="of:=OFFSET([.$D$4];ROW()-4;(COLUMN()-8)/3)*OFFSET([Tristimuluskurven.$B$3];ROW()-4;MOD(COLUMN()-8;3))" office:value-type="float" office:value="1974.70738591261" calcext:value-type="float">
            <text:p>1974.70738591261</text:p>
          </table:table-cell>
          <table:table-cell table:formula="of:=OFFSET([.$D$4];ROW()-4;(COLUMN()-8)/3)*OFFSET([Tristimuluskurven.$B$3];ROW()-4;MOD(COLUMN()-8;3))" office:value-type="float" office:value="12832.8219436907" calcext:value-type="float">
            <text:p>12832.8219436907</text:p>
          </table:table-cell>
          <table:table-cell table:formula="of:=OFFSET([.$D$4];ROW()-4;(COLUMN()-8)/3)*OFFSET([Tristimuluskurven.$B$3];ROW()-4;MOD(COLUMN()-8;3))" office:value-type="float" office:value="28697.1065847806" calcext:value-type="float">
            <text:p>28697.1065847806</text:p>
          </table:table-cell>
          <table:table-cell table:formula="of:=OFFSET([.$D$4];ROW()-4;(COLUMN()-8)/3)*OFFSET([Tristimuluskurven.$B$3];ROW()-4;MOD(COLUMN()-8;3))" office:value-type="float" office:value="972.006649380573" calcext:value-type="float">
            <text:p>972.006649380573</text:p>
          </table:table-cell>
          <table:table-cell table:formula="of:=OFFSET([.$D$4];ROW()-4;(COLUMN()-8)/3)*OFFSET([Tristimuluskurven.$B$3];ROW()-4;MOD(COLUMN()-8;3))" office:value-type="float" office:value="6316.67676364095" calcext:value-type="float">
            <text:p>6316.67676364095</text:p>
          </table:table-cell>
          <table:table-cell table:formula="of:=OFFSET([.$D$4];ROW()-4;(COLUMN()-8)/3)*OFFSET([Tristimuluskurven.$B$3];ROW()-4;MOD(COLUMN()-8;3))" office:value-type="float" office:value="14125.5249346721" calcext:value-type="float">
            <text:p>14125.52493467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'AKL '.P25]" office:value-type="float" office:value="73119.1287446016" calcext:value-type="float">
            <text:p>73119.1287446016</text:p>
          </table:table-cell>
          <table:table-cell/>
          <table:table-cell table:formula="of:=[.B27]*(['Dichroitische Spiegel'.C26]/100)" office:value-type="float" office:value="514.568556627259" calcext:value-type="float">
            <text:p>514.568556627259</text:p>
          </table:table-cell>
          <table:table-cell table:formula="of:=[.B27]*(['Dichroitische Spiegel'.B26]-['Dichroitische Spiegel'.C26])/100" office:value-type="float" office:value="61600.1313119118" calcext:value-type="float">
            <text:p>61600.1313119118</text:p>
          </table:table-cell>
          <table:table-cell table:formula="of:=[.B27]*(100-['Dichroitische Spiegel'.B26])/100" office:value-type="float" office:value="11004.4288760625" calcext:value-type="float">
            <text:p>11004.4288760625</text:p>
          </table:table-cell>
          <table:table-cell/>
          <table:table-cell table:formula="of:=OFFSET([.$D$4];ROW()-4;(COLUMN()-8)/3)*OFFSET([Tristimuluskurven.$B$3];ROW()-4;MOD(COLUMN()-8;3))" office:value-type="float" office:value="7.56415778242071" calcext:value-type="float">
            <text:p>7.56415778242071</text:p>
          </table:table-cell>
          <table:table-cell table:formula="of:=OFFSET([.$D$4];ROW()-4;(COLUMN()-8)/3)*OFFSET([Tristimuluskurven.$B$3];ROW()-4;MOD(COLUMN()-8;3))" office:value-type="float" office:value="133.067428743809" calcext:value-type="float">
            <text:p>133.067428743809</text:p>
          </table:table-cell>
          <table:table-cell table:formula="of:=OFFSET([.$D$4];ROW()-4;(COLUMN()-8)/3)*OFFSET([Tristimuluskurven.$B$3];ROW()-4;MOD(COLUMN()-8;3))" office:value-type="float" office:value="181.797071056411" calcext:value-type="float">
            <text:p>181.797071056411</text:p>
          </table:table-cell>
          <table:table-cell table:formula="of:=OFFSET([.$D$4];ROW()-4;(COLUMN()-8)/3)*OFFSET([Tristimuluskurven.$B$3];ROW()-4;MOD(COLUMN()-8;3))" office:value-type="float" office:value="905.521930285104" calcext:value-type="float">
            <text:p>905.521930285104</text:p>
          </table:table-cell>
          <table:table-cell table:formula="of:=OFFSET([.$D$4];ROW()-4;(COLUMN()-8)/3)*OFFSET([Tristimuluskurven.$B$3];ROW()-4;MOD(COLUMN()-8;3))" office:value-type="float" office:value="15929.7939572604" calcext:value-type="float">
            <text:p>15929.7939572604</text:p>
          </table:table-cell>
          <table:table-cell table:formula="of:=OFFSET([.$D$4];ROW()-4;(COLUMN()-8)/3)*OFFSET([Tristimuluskurven.$B$3];ROW()-4;MOD(COLUMN()-8;3))" office:value-type="float" office:value="21763.3263924984" calcext:value-type="float">
            <text:p>21763.3263924984</text:p>
          </table:table-cell>
          <table:table-cell table:formula="of:=OFFSET([.$D$4];ROW()-4;(COLUMN()-8)/3)*OFFSET([Tristimuluskurven.$B$3];ROW()-4;MOD(COLUMN()-8;3))" office:value-type="float" office:value="161.765104478119" calcext:value-type="float">
            <text:p>161.765104478119</text:p>
          </table:table-cell>
          <table:table-cell table:formula="of:=OFFSET([.$D$4];ROW()-4;(COLUMN()-8)/3)*OFFSET([Tristimuluskurven.$B$3];ROW()-4;MOD(COLUMN()-8;3))" office:value-type="float" office:value="2845.74530734977" calcext:value-type="float">
            <text:p>2845.74530734977</text:p>
          </table:table-cell>
          <table:table-cell table:formula="of:=OFFSET([.$D$4];ROW()-4;(COLUMN()-8)/3)*OFFSET([Tristimuluskurven.$B$3];ROW()-4;MOD(COLUMN()-8;3))" office:value-type="float" office:value="3887.86472191289" calcext:value-type="float">
            <text:p>3887.86472191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'AKL '.P26]" office:value-type="float" office:value="64751.3823177368" calcext:value-type="float">
            <text:p>64751.3823177368</text:p>
          </table:table-cell>
          <table:table-cell/>
          <table:table-cell table:formula="of:=[.B28]*(['Dichroitische Spiegel'.C27]/100)" office:value-type="float" office:value="528.688561486089" calcext:value-type="float">
            <text:p>528.688561486089</text:p>
          </table:table-cell>
          <table:table-cell table:formula="of:=[.B28]*(['Dichroitische Spiegel'.B27]-['Dichroitische Spiegel'.C27])/100" office:value-type="float" office:value="60000.9036291342" calcext:value-type="float">
            <text:p>60000.9036291342</text:p>
          </table:table-cell>
          <table:table-cell table:formula="of:=[.B28]*(100-['Dichroitische Spiegel'.B27])/100" office:value-type="float" office:value="4221.79012711643" calcext:value-type="float">
            <text:p>4221.79012711643</text:p>
          </table:table-cell>
          <table:table-cell/>
          <table:table-cell table:formula="of:=OFFSET([.$D$4];ROW()-4;(COLUMN()-8)/3)*OFFSET([Tristimuluskurven.$B$3];ROW()-4;MOD(COLUMN()-8;3))" office:value-type="float" office:value="2.59057395128183" calcext:value-type="float">
            <text:p>2.59057395128183</text:p>
          </table:table-cell>
          <table:table-cell table:formula="of:=OFFSET([.$D$4];ROW()-4;(COLUMN()-8)/3)*OFFSET([Tristimuluskurven.$B$3];ROW()-4;MOD(COLUMN()-8;3))" office:value-type="float" office:value="170.766405360007" calcext:value-type="float">
            <text:p>170.766405360007</text:p>
          </table:table-cell>
          <table:table-cell table:formula="of:=OFFSET([.$D$4];ROW()-4;(COLUMN()-8)/3)*OFFSET([Tristimuluskurven.$B$3];ROW()-4;MOD(COLUMN()-8;3))" office:value-type="float" office:value="143.803288724216" calcext:value-type="float">
            <text:p>143.803288724216</text:p>
          </table:table-cell>
          <table:table-cell table:formula="of:=OFFSET([.$D$4];ROW()-4;(COLUMN()-8)/3)*OFFSET([Tristimuluskurven.$B$3];ROW()-4;MOD(COLUMN()-8;3))" office:value-type="float" office:value="294.004427782758" calcext:value-type="float">
            <text:p>294.004427782758</text:p>
          </table:table-cell>
          <table:table-cell table:formula="of:=OFFSET([.$D$4];ROW()-4;(COLUMN()-8)/3)*OFFSET([Tristimuluskurven.$B$3];ROW()-4;MOD(COLUMN()-8;3))" office:value-type="float" office:value="19380.2918722104" calcext:value-type="float">
            <text:p>19380.2918722104</text:p>
          </table:table-cell>
          <table:table-cell table:formula="of:=OFFSET([.$D$4];ROW()-4;(COLUMN()-8)/3)*OFFSET([Tristimuluskurven.$B$3];ROW()-4;MOD(COLUMN()-8;3))" office:value-type="float" office:value="16320.2457871245" calcext:value-type="float">
            <text:p>16320.2457871245</text:p>
          </table:table-cell>
          <table:table-cell table:formula="of:=OFFSET([.$D$4];ROW()-4;(COLUMN()-8)/3)*OFFSET([Tristimuluskurven.$B$3];ROW()-4;MOD(COLUMN()-8;3))" office:value-type="float" office:value="20.6867716228705" calcext:value-type="float">
            <text:p>20.6867716228705</text:p>
          </table:table-cell>
          <table:table-cell table:formula="of:=OFFSET([.$D$4];ROW()-4;(COLUMN()-8)/3)*OFFSET([Tristimuluskurven.$B$3];ROW()-4;MOD(COLUMN()-8;3))" office:value-type="float" office:value="1363.63821105861" calcext:value-type="float">
            <text:p>1363.63821105861</text:p>
          </table:table-cell>
          <table:table-cell table:formula="of:=OFFSET([.$D$4];ROW()-4;(COLUMN()-8)/3)*OFFSET([Tristimuluskurven.$B$3];ROW()-4;MOD(COLUMN()-8;3))" office:value-type="float" office:value="1148.32691457567" calcext:value-type="float">
            <text:p>1148.326914575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'AKL '.P27]" office:value-type="float" office:value="57782.203803902" calcext:value-type="float">
            <text:p>57782.203803902</text:p>
          </table:table-cell>
          <table:table-cell/>
          <table:table-cell table:formula="of:=[.B29]*(['Dichroitische Spiegel'.C28]/100)" office:value-type="float" office:value="442.709910884356" calcext:value-type="float">
            <text:p>442.709910884356</text:p>
          </table:table-cell>
          <table:table-cell table:formula="of:=[.B29]*(['Dichroitische Spiegel'.B28]-['Dichroitische Spiegel'.C28])/100" office:value-type="float" office:value="54138.3598022815" calcext:value-type="float">
            <text:p>54138.3598022815</text:p>
          </table:table-cell>
          <table:table-cell table:formula="of:=[.B29]*(100-['Dichroitische Spiegel'.B28])/100" office:value-type="float" office:value="3201.13409073618" calcext:value-type="float">
            <text:p>3201.13409073618</text:p>
          </table:table-cell>
          <table:table-cell/>
          <table:table-cell table:formula="of:=OFFSET([.$D$4];ROW()-4;(COLUMN()-8)/3)*OFFSET([Tristimuluskurven.$B$3];ROW()-4;MOD(COLUMN()-8;3))" office:value-type="float" office:value="1.06250378612245" calcext:value-type="float">
            <text:p>1.06250378612245</text:p>
          </table:table-cell>
          <table:table-cell table:formula="of:=OFFSET([.$D$4];ROW()-4;(COLUMN()-8)/3)*OFFSET([Tristimuluskurven.$B$3];ROW()-4;MOD(COLUMN()-8;3))" office:value-type="float" office:value="180.315746703198" calcext:value-type="float">
            <text:p>180.315746703198</text:p>
          </table:table-cell>
          <table:table-cell table:formula="of:=OFFSET([.$D$4];ROW()-4;(COLUMN()-8)/3)*OFFSET([Tristimuluskurven.$B$3];ROW()-4;MOD(COLUMN()-8;3))" office:value-type="float" office:value="93.9873140807488" calcext:value-type="float">
            <text:p>93.9873140807488</text:p>
          </table:table-cell>
          <table:table-cell table:formula="of:=OFFSET([.$D$4];ROW()-4;(COLUMN()-8)/3)*OFFSET([Tristimuluskurven.$B$3];ROW()-4;MOD(COLUMN()-8;3))" office:value-type="float" office:value="129.932063525476" calcext:value-type="float">
            <text:p>129.932063525476</text:p>
          </table:table-cell>
          <table:table-cell table:formula="of:=OFFSET([.$D$4];ROW()-4;(COLUMN()-8)/3)*OFFSET([Tristimuluskurven.$B$3];ROW()-4;MOD(COLUMN()-8;3))" office:value-type="float" office:value="22050.5539474693" calcext:value-type="float">
            <text:p>22050.5539474693</text:p>
          </table:table-cell>
          <table:table-cell table:formula="of:=OFFSET([.$D$4];ROW()-4;(COLUMN()-8)/3)*OFFSET([Tristimuluskurven.$B$3];ROW()-4;MOD(COLUMN()-8;3))" office:value-type="float" office:value="11493.5737860244" calcext:value-type="float">
            <text:p>11493.5737860244</text:p>
          </table:table-cell>
          <table:table-cell table:formula="of:=OFFSET([.$D$4];ROW()-4;(COLUMN()-8)/3)*OFFSET([Tristimuluskurven.$B$3];ROW()-4;MOD(COLUMN()-8;3))" office:value-type="float" office:value="7.68272181776682" calcext:value-type="float">
            <text:p>7.68272181776682</text:p>
          </table:table-cell>
          <table:table-cell table:formula="of:=OFFSET([.$D$4];ROW()-4;(COLUMN()-8)/3)*OFFSET([Tristimuluskurven.$B$3];ROW()-4;MOD(COLUMN()-8;3))" office:value-type="float" office:value="1303.82191515684" calcext:value-type="float">
            <text:p>1303.82191515684</text:p>
          </table:table-cell>
          <table:table-cell table:formula="of:=OFFSET([.$D$4];ROW()-4;(COLUMN()-8)/3)*OFFSET([Tristimuluskurven.$B$3];ROW()-4;MOD(COLUMN()-8;3))" office:value-type="float" office:value="679.60076746329" calcext:value-type="float">
            <text:p>679.600767463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'AKL '.P28]" office:value-type="float" office:value="54583.6495893023" calcext:value-type="float">
            <text:p>54583.6495893023</text:p>
          </table:table-cell>
          <table:table-cell/>
          <table:table-cell table:formula="of:=[.B30]*(['Dichroitische Spiegel'.C29]/100)" office:value-type="float" office:value="322.491118503516" calcext:value-type="float">
            <text:p>322.491118503516</text:p>
          </table:table-cell>
          <table:table-cell table:formula="of:=[.B30]*(['Dichroitische Spiegel'.B29]-['Dichroitische Spiegel'.C29])/100" office:value-type="float" office:value="51583.2846219477" calcext:value-type="float">
            <text:p>51583.2846219477</text:p>
          </table:table-cell>
          <table:table-cell table:formula="of:=[.B30]*(100-['Dichroitische Spiegel'.B29])/100" office:value-type="float" office:value="2677.87384885118" calcext:value-type="float">
            <text:p>2677.87384885118</text:p>
          </table:table-cell>
          <table:table-cell/>
          <table:table-cell table:formula="of:=OFFSET([.$D$4];ROW()-4;(COLUMN()-8)/3)*OFFSET([Tristimuluskurven.$B$3];ROW()-4;MOD(COLUMN()-8;3))" office:value-type="float" office:value="2.9991674020827" calcext:value-type="float">
            <text:p>2.9991674020827</text:p>
          </table:table-cell>
          <table:table-cell table:formula="of:=OFFSET([.$D$4];ROW()-4;(COLUMN()-8)/3)*OFFSET([Tristimuluskurven.$B$3];ROW()-4;MOD(COLUMN()-8;3))" office:value-type="float" office:value="162.213032607269" calcext:value-type="float">
            <text:p>162.213032607269</text:p>
          </table:table-cell>
          <table:table-cell table:formula="of:=OFFSET([.$D$4];ROW()-4;(COLUMN()-8)/3)*OFFSET([Tristimuluskurven.$B$3];ROW()-4;MOD(COLUMN()-8;3))" office:value-type="float" office:value="51.0180949472562" calcext:value-type="float">
            <text:p>51.0180949472562</text:p>
          </table:table-cell>
          <table:table-cell table:formula="of:=OFFSET([.$D$4];ROW()-4;(COLUMN()-8)/3)*OFFSET([Tristimuluskurven.$B$3];ROW()-4;MOD(COLUMN()-8;3))" office:value-type="float" office:value="479.724546984113" calcext:value-type="float">
            <text:p>479.724546984113</text:p>
          </table:table-cell>
          <table:table-cell table:formula="of:=OFFSET([.$D$4];ROW()-4;(COLUMN()-8)/3)*OFFSET([Tristimuluskurven.$B$3];ROW()-4;MOD(COLUMN()-8;3))" office:value-type="float" office:value="25946.3921648397" calcext:value-type="float">
            <text:p>25946.3921648397</text:p>
          </table:table-cell>
          <table:table-cell table:formula="of:=OFFSET([.$D$4];ROW()-4;(COLUMN()-8)/3)*OFFSET([Tristimuluskurven.$B$3];ROW()-4;MOD(COLUMN()-8;3))" office:value-type="float" office:value="8160.47562719212" calcext:value-type="float">
            <text:p>8160.47562719212</text:p>
          </table:table-cell>
          <table:table-cell table:formula="of:=OFFSET([.$D$4];ROW()-4;(COLUMN()-8)/3)*OFFSET([Tristimuluskurven.$B$3];ROW()-4;MOD(COLUMN()-8;3))" office:value-type="float" office:value="24.9042267943159" calcext:value-type="float">
            <text:p>24.9042267943159</text:p>
          </table:table-cell>
          <table:table-cell table:formula="of:=OFFSET([.$D$4];ROW()-4;(COLUMN()-8)/3)*OFFSET([Tristimuluskurven.$B$3];ROW()-4;MOD(COLUMN()-8;3))" office:value-type="float" office:value="1346.97054597214" calcext:value-type="float">
            <text:p>1346.97054597214</text:p>
          </table:table-cell>
          <table:table-cell table:formula="of:=OFFSET([.$D$4];ROW()-4;(COLUMN()-8)/3)*OFFSET([Tristimuluskurven.$B$3];ROW()-4;MOD(COLUMN()-8;3))" office:value-type="float" office:value="423.639642888256" calcext:value-type="float">
            <text:p>423.6396428882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'AKL '.P29]" office:value-type="float" office:value="53386.1187530513" calcext:value-type="float">
            <text:p>53386.1187530513</text:p>
          </table:table-cell>
          <table:table-cell/>
          <table:table-cell table:formula="of:=[.B31]*(['Dichroitische Spiegel'.C30]/100)" office:value-type="float" office:value="342.503983472076" calcext:value-type="float">
            <text:p>342.503983472076</text:p>
          </table:table-cell>
          <table:table-cell table:formula="of:=[.B31]*(['Dichroitische Spiegel'.B30]-['Dichroitische Spiegel'.C30])/100" office:value-type="float" office:value="50356.1575515507" calcext:value-type="float">
            <text:p>50356.1575515507</text:p>
          </table:table-cell>
          <table:table-cell table:formula="of:=[.B31]*(100-['Dichroitische Spiegel'.B30])/100" office:value-type="float" office:value="2687.45721802861" calcext:value-type="float">
            <text:p>2687.45721802861</text:p>
          </table:table-cell>
          <table:table-cell/>
          <table:table-cell table:formula="of:=OFFSET([.$D$4];ROW()-4;(COLUMN()-8)/3)*OFFSET([Tristimuluskurven.$B$3];ROW()-4;MOD(COLUMN()-8;3))" office:value-type="float" office:value="9.96686591903742" calcext:value-type="float">
            <text:p>9.96686591903742</text:p>
          </table:table-cell>
          <table:table-cell table:formula="of:=OFFSET([.$D$4];ROW()-4;(COLUMN()-8)/3)*OFFSET([Tristimuluskurven.$B$3];ROW()-4;MOD(COLUMN()-8;3))" office:value-type="float" office:value="208.310922747717" calcext:value-type="float">
            <text:p>208.310922747717</text:p>
          </table:table-cell>
          <table:table-cell table:formula="of:=OFFSET([.$D$4];ROW()-4;(COLUMN()-8)/3)*OFFSET([Tristimuluskurven.$B$3];ROW()-4;MOD(COLUMN()-8;3))" office:value-type="float" office:value="38.2576949538309" calcext:value-type="float">
            <text:p>38.2576949538309</text:p>
          </table:table-cell>
          <table:table-cell table:formula="of:=OFFSET([.$D$4];ROW()-4;(COLUMN()-8)/3)*OFFSET([Tristimuluskurven.$B$3];ROW()-4;MOD(COLUMN()-8;3))" office:value-type="float" office:value="1465.36418475012" calcext:value-type="float">
            <text:p>1465.36418475012</text:p>
          </table:table-cell>
          <table:table-cell table:formula="of:=OFFSET([.$D$4];ROW()-4;(COLUMN()-8)/3)*OFFSET([Tristimuluskurven.$B$3];ROW()-4;MOD(COLUMN()-8;3))" office:value-type="float" office:value="30626.6150228531" calcext:value-type="float">
            <text:p>30626.6150228531</text:p>
          </table:table-cell>
          <table:table-cell table:formula="of:=OFFSET([.$D$4];ROW()-4;(COLUMN()-8)/3)*OFFSET([Tristimuluskurven.$B$3];ROW()-4;MOD(COLUMN()-8;3))" office:value-type="float" office:value="5624.78279850821" calcext:value-type="float">
            <text:p>5624.78279850821</text:p>
          </table:table-cell>
          <table:table-cell table:formula="of:=OFFSET([.$D$4];ROW()-4;(COLUMN()-8)/3)*OFFSET([Tristimuluskurven.$B$3];ROW()-4;MOD(COLUMN()-8;3))" office:value-type="float" office:value="78.2050050446325" calcext:value-type="float">
            <text:p>78.2050050446325</text:p>
          </table:table-cell>
          <table:table-cell table:formula="of:=OFFSET([.$D$4];ROW()-4;(COLUMN()-8)/3)*OFFSET([Tristimuluskurven.$B$3];ROW()-4;MOD(COLUMN()-8;3))" office:value-type="float" office:value="1634.511480005" calcext:value-type="float">
            <text:p>1634.511480005</text:p>
          </table:table-cell>
          <table:table-cell table:formula="of:=OFFSET([.$D$4];ROW()-4;(COLUMN()-8)/3)*OFFSET([Tristimuluskurven.$B$3];ROW()-4;MOD(COLUMN()-8;3))" office:value-type="float" office:value="300.188971253795" calcext:value-type="float">
            <text:p>300.1889712537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'AKL '.P30]" office:value-type="float" office:value="51881.6943999767" calcext:value-type="float">
            <text:p>51881.6943999767</text:p>
          </table:table-cell>
          <table:table-cell/>
          <table:table-cell table:formula="of:=[.B32]*(['Dichroitische Spiegel'.C31]/100)" office:value-type="float" office:value="346.502272389124" calcext:value-type="float">
            <text:p>346.502272389124</text:p>
          </table:table-cell>
          <table:table-cell table:formula="of:=[.B32]*(['Dichroitische Spiegel'.B31]-['Dichroitische Spiegel'.C31])/100" office:value-type="float" office:value="48899.0832351248" calcext:value-type="float">
            <text:p>48899.0832351248</text:p>
          </table:table-cell>
          <table:table-cell table:formula="of:=[.B32]*(100-['Dichroitische Spiegel'.B31])/100" office:value-type="float" office:value="2636.10889246282" calcext:value-type="float">
            <text:p>2636.10889246282</text:p>
          </table:table-cell>
          <table:table-cell/>
          <table:table-cell table:formula="of:=OFFSET([.$D$4];ROW()-4;(COLUMN()-8)/3)*OFFSET([Tristimuluskurven.$B$3];ROW()-4;MOD(COLUMN()-8;3))" office:value-type="float" office:value="21.9231987740599" calcext:value-type="float">
            <text:p>21.9231987740599</text:p>
          </table:table-cell>
          <table:table-cell table:formula="of:=OFFSET([.$D$4];ROW()-4;(COLUMN()-8)/3)*OFFSET([Tristimuluskurven.$B$3];ROW()-4;MOD(COLUMN()-8;3))" office:value-type="float" office:value="246.016613396278" calcext:value-type="float">
            <text:p>246.016613396278</text:p>
          </table:table-cell>
          <table:table-cell table:formula="of:=OFFSET([.$D$4];ROW()-4;(COLUMN()-8)/3)*OFFSET([Tristimuluskurven.$B$3];ROW()-4;MOD(COLUMN()-8;3))" office:value-type="float" office:value="27.113802814449" calcext:value-type="float">
            <text:p>27.113802814449</text:p>
          </table:table-cell>
          <table:table-cell table:formula="of:=OFFSET([.$D$4];ROW()-4;(COLUMN()-8)/3)*OFFSET([Tristimuluskurven.$B$3];ROW()-4;MOD(COLUMN()-8;3))" office:value-type="float" office:value="3093.84499628634" calcext:value-type="float">
            <text:p>3093.84499628634</text:p>
          </table:table-cell>
          <table:table-cell table:formula="of:=OFFSET([.$D$4];ROW()-4;(COLUMN()-8)/3)*OFFSET([Tristimuluskurven.$B$3];ROW()-4;MOD(COLUMN()-8;3))" office:value-type="float" office:value="34718.3490969386" calcext:value-type="float">
            <text:p>34718.3490969386</text:p>
          </table:table-cell>
          <table:table-cell table:formula="of:=OFFSET([.$D$4];ROW()-4;(COLUMN()-8)/3)*OFFSET([Tristimuluskurven.$B$3];ROW()-4;MOD(COLUMN()-8;3))" office:value-type="float" office:value="3826.35326314851" calcext:value-type="float">
            <text:p>3826.35326314851</text:p>
          </table:table-cell>
          <table:table-cell table:formula="of:=OFFSET([.$D$4];ROW()-4;(COLUMN()-8)/3)*OFFSET([Tristimuluskurven.$B$3];ROW()-4;MOD(COLUMN()-8;3))" office:value-type="float" office:value="166.786609626122" calcext:value-type="float">
            <text:p>166.786609626122</text:p>
          </table:table-cell>
          <table:table-cell table:formula="of:=OFFSET([.$D$4];ROW()-4;(COLUMN()-8)/3)*OFFSET([Tristimuluskurven.$B$3];ROW()-4;MOD(COLUMN()-8;3))" office:value-type="float" office:value="1871.6373136486" calcext:value-type="float">
            <text:p>1871.6373136486</text:p>
          </table:table-cell>
          <table:table-cell table:formula="of:=OFFSET([.$D$4];ROW()-4;(COLUMN()-8)/3)*OFFSET([Tristimuluskurven.$B$3];ROW()-4;MOD(COLUMN()-8;3))" office:value-type="float" office:value="206.275520835215" calcext:value-type="float">
            <text:p>206.2755208352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'AKL '.P31]" office:value-type="float" office:value="51162.3410032709" calcext:value-type="float">
            <text:p>51162.3410032709</text:p>
          </table:table-cell>
          <table:table-cell/>
          <table:table-cell table:formula="of:=[.B33]*(['Dichroitische Spiegel'.C32]/100)" office:value-type="float" office:value="319.984629336757" calcext:value-type="float">
            <text:p>319.984629336757</text:p>
          </table:table-cell>
          <table:table-cell table:formula="of:=[.B33]*(['Dichroitische Spiegel'.B32]-['Dichroitische Spiegel'.C32])/100" office:value-type="float" office:value="48319.0297156528" calcext:value-type="float">
            <text:p>48319.0297156528</text:p>
          </table:table-cell>
          <table:table-cell table:formula="of:=[.B33]*(100-['Dichroitische Spiegel'.B32])/100" office:value-type="float" office:value="2523.32665828132" calcext:value-type="float">
            <text:p>2523.32665828132</text:p>
          </table:table-cell>
          <table:table-cell/>
          <table:table-cell table:formula="of:=OFFSET([.$D$4];ROW()-4;(COLUMN()-8)/3)*OFFSET([Tristimuluskurven.$B$3];ROW()-4;MOD(COLUMN()-8;3))" office:value-type="float" office:value="35.0703153753086" calcext:value-type="float">
            <text:p>35.0703153753086</text:p>
          </table:table-cell>
          <table:table-cell table:formula="of:=OFFSET([.$D$4];ROW()-4;(COLUMN()-8)/3)*OFFSET([Tristimuluskurven.$B$3];ROW()-4;MOD(COLUMN()-8;3))" office:value-type="float" office:value="253.811807989916" calcext:value-type="float">
            <text:p>253.811807989916</text:p>
          </table:table-cell>
          <table:table-cell table:formula="of:=OFFSET([.$D$4];ROW()-4;(COLUMN()-8)/3)*OFFSET([Tristimuluskurven.$B$3];ROW()-4;MOD(COLUMN()-8;3))" office:value-type="float" office:value="18.3191200295293" calcext:value-type="float">
            <text:p>18.3191200295293</text:p>
          </table:table-cell>
          <table:table-cell table:formula="of:=OFFSET([.$D$4];ROW()-4;(COLUMN()-8)/3)*OFFSET([Tristimuluskurven.$B$3];ROW()-4;MOD(COLUMN()-8;3))" office:value-type="float" office:value="5295.76565683555" calcext:value-type="float">
            <text:p>5295.76565683555</text:p>
          </table:table-cell>
          <table:table-cell table:formula="of:=OFFSET([.$D$4];ROW()-4;(COLUMN()-8)/3)*OFFSET([Tristimuluskurven.$B$3];ROW()-4;MOD(COLUMN()-8;3))" office:value-type="float" office:value="38326.6543704558" calcext:value-type="float">
            <text:p>38326.6543704558</text:p>
          </table:table-cell>
          <table:table-cell table:formula="of:=OFFSET([.$D$4];ROW()-4;(COLUMN()-8)/3)*OFFSET([Tristimuluskurven.$B$3];ROW()-4;MOD(COLUMN()-8;3))" office:value-type="float" office:value="2766.26445122112" calcext:value-type="float">
            <text:p>2766.26445122112</text:p>
          </table:table-cell>
          <table:table-cell table:formula="of:=OFFSET([.$D$4];ROW()-4;(COLUMN()-8)/3)*OFFSET([Tristimuluskurven.$B$3];ROW()-4;MOD(COLUMN()-8;3))" office:value-type="float" office:value="276.556601747633" calcext:value-type="float">
            <text:p>276.556601747633</text:p>
          </table:table-cell>
          <table:table-cell table:formula="of:=OFFSET([.$D$4];ROW()-4;(COLUMN()-8)/3)*OFFSET([Tristimuluskurven.$B$3];ROW()-4;MOD(COLUMN()-8;3))" office:value-type="float" office:value="2001.50270534874" calcext:value-type="float">
            <text:p>2001.50270534874</text:p>
          </table:table-cell>
          <table:table-cell table:formula="of:=OFFSET([.$D$4];ROW()-4;(COLUMN()-8)/3)*OFFSET([Tristimuluskurven.$B$3];ROW()-4;MOD(COLUMN()-8;3))" office:value-type="float" office:value="144.460451186606" calcext:value-type="float">
            <text:p>144.4604511866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'AKL '.P32]" office:value-type="float" office:value="54078.6740411087" calcext:value-type="float">
            <text:p>54078.6740411087</text:p>
          </table:table-cell>
          <table:table-cell/>
          <table:table-cell table:formula="of:=[.B34]*(['Dichroitische Spiegel'.C33]/100)" office:value-type="float" office:value="363.100441114216" calcext:value-type="float">
            <text:p>363.100441114216</text:p>
          </table:table-cell>
          <table:table-cell table:formula="of:=[.B34]*(['Dichroitische Spiegel'.B33]-['Dichroitische Spiegel'.C33])/100" office:value-type="float" office:value="51349.0908239556" calcext:value-type="float">
            <text:p>51349.0908239556</text:p>
          </table:table-cell>
          <table:table-cell table:formula="of:=[.B34]*(100-['Dichroitische Spiegel'.B33])/100" office:value-type="float" office:value="2366.48277603892" calcext:value-type="float">
            <text:p>2366.48277603892</text:p>
          </table:table-cell>
          <table:table-cell/>
          <table:table-cell table:formula="of:=OFFSET([.$D$4];ROW()-4;(COLUMN()-8)/3)*OFFSET([Tristimuluskurven.$B$3];ROW()-4;MOD(COLUMN()-8;3))" office:value-type="float" office:value="60.0931230044028" calcext:value-type="float">
            <text:p>60.0931230044028</text:p>
          </table:table-cell>
          <table:table-cell table:formula="of:=OFFSET([.$D$4];ROW()-4;(COLUMN()-8)/3)*OFFSET([Tristimuluskurven.$B$3];ROW()-4;MOD(COLUMN()-8;3))" office:value-type="float" office:value="312.992580240454" calcext:value-type="float">
            <text:p>312.992580240454</text:p>
          </table:table-cell>
          <table:table-cell table:formula="of:=OFFSET([.$D$4];ROW()-4;(COLUMN()-8)/3)*OFFSET([Tristimuluskurven.$B$3];ROW()-4;MOD(COLUMN()-8;3))" office:value-type="float" office:value="15.3083145973754" calcext:value-type="float">
            <text:p>15.3083145973754</text:p>
          </table:table-cell>
          <table:table-cell table:formula="of:=OFFSET([.$D$4];ROW()-4;(COLUMN()-8)/3)*OFFSET([Tristimuluskurven.$B$3];ROW()-4;MOD(COLUMN()-8;3))" office:value-type="float" office:value="8498.27453136465" calcext:value-type="float">
            <text:p>8498.27453136465</text:p>
          </table:table-cell>
          <table:table-cell table:formula="of:=OFFSET([.$D$4];ROW()-4;(COLUMN()-8)/3)*OFFSET([Tristimuluskurven.$B$3];ROW()-4;MOD(COLUMN()-8;3))" office:value-type="float" office:value="44262.9162902497" calcext:value-type="float">
            <text:p>44262.9162902497</text:p>
          </table:table-cell>
          <table:table-cell table:formula="of:=OFFSET([.$D$4];ROW()-4;(COLUMN()-8)/3)*OFFSET([Tristimuluskurven.$B$3];ROW()-4;MOD(COLUMN()-8;3))" office:value-type="float" office:value="2164.87766913797" calcext:value-type="float">
            <text:p>2164.87766913797</text:p>
          </table:table-cell>
          <table:table-cell table:formula="of:=OFFSET([.$D$4];ROW()-4;(COLUMN()-8)/3)*OFFSET([Tristimuluskurven.$B$3];ROW()-4;MOD(COLUMN()-8;3))" office:value-type="float" office:value="391.652899434441" calcext:value-type="float">
            <text:p>391.652899434441</text:p>
          </table:table-cell>
          <table:table-cell table:formula="of:=OFFSET([.$D$4];ROW()-4;(COLUMN()-8)/3)*OFFSET([Tristimuluskurven.$B$3];ROW()-4;MOD(COLUMN()-8;3))" office:value-type="float" office:value="2039.90815294555" calcext:value-type="float">
            <text:p>2039.90815294555</text:p>
          </table:table-cell>
          <table:table-cell table:formula="of:=OFFSET([.$D$4];ROW()-4;(COLUMN()-8)/3)*OFFSET([Tristimuluskurven.$B$3];ROW()-4;MOD(COLUMN()-8;3))" office:value-type="float" office:value="99.7709138378008" calcext:value-type="float">
            <text:p>99.77091383780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'AKL '.P33]" office:value-type="float" office:value="69534.6658922421" calcext:value-type="float">
            <text:p>69534.6658922421</text:p>
          </table:table-cell>
          <table:table-cell/>
          <table:table-cell table:formula="of:=[.B35]*(['Dichroitische Spiegel'.C34]/100)" office:value-type="float" office:value="573.626226278051" calcext:value-type="float">
            <text:p>573.626226278051</text:p>
          </table:table-cell>
          <table:table-cell table:formula="of:=[.B35]*(['Dichroitische Spiegel'.B34]-['Dichroitische Spiegel'.C34])/100" office:value-type="float" office:value="66202.5994700188" calcext:value-type="float">
            <text:p>66202.5994700188</text:p>
          </table:table-cell>
          <table:table-cell table:formula="of:=[.B35]*(100-['Dichroitische Spiegel'.B34])/100" office:value-type="float" office:value="2758.44019594524" calcext:value-type="float">
            <text:p>2758.44019594524</text:p>
          </table:table-cell>
          <table:table-cell/>
          <table:table-cell table:formula="of:=OFFSET([.$D$4];ROW()-4;(COLUMN()-8)/3)*OFFSET([Tristimuluskurven.$B$3];ROW()-4;MOD(COLUMN()-8;3))" office:value-type="float" office:value="129.49612058227" calcext:value-type="float">
            <text:p>129.49612058227</text:p>
          </table:table-cell>
          <table:table-cell table:formula="of:=OFFSET([.$D$4];ROW()-4;(COLUMN()-8)/3)*OFFSET([Tristimuluskurven.$B$3];ROW()-4;MOD(COLUMN()-8;3))" office:value-type="float" office:value="524.781953110475" calcext:value-type="float">
            <text:p>524.781953110475</text:p>
          </table:table-cell>
          <table:table-cell table:formula="of:=OFFSET([.$D$4];ROW()-4;(COLUMN()-8)/3)*OFFSET([Tristimuluskurven.$B$3];ROW()-4;MOD(COLUMN()-8;3))" office:value-type="float" office:value="17.117006592137" calcext:value-type="float">
            <text:p>17.117006592137</text:p>
          </table:table-cell>
          <table:table-cell table:formula="of:=OFFSET([.$D$4];ROW()-4;(COLUMN()-8)/3)*OFFSET([Tristimuluskurven.$B$3];ROW()-4;MOD(COLUMN()-8;3))" office:value-type="float" office:value="14945.2368303567" calcext:value-type="float">
            <text:p>14945.2368303567</text:p>
          </table:table-cell>
          <table:table-cell table:formula="of:=OFFSET([.$D$4];ROW()-4;(COLUMN()-8)/3)*OFFSET([Tristimuluskurven.$B$3];ROW()-4;MOD(COLUMN()-8;3))" office:value-type="float" office:value="60565.4481251467" calcext:value-type="float">
            <text:p>60565.4481251467</text:p>
          </table:table-cell>
          <table:table-cell table:formula="of:=OFFSET([.$D$4];ROW()-4;(COLUMN()-8)/3)*OFFSET([Tristimuluskurven.$B$3];ROW()-4;MOD(COLUMN()-8;3))" office:value-type="float" office:value="1975.48556818536" calcext:value-type="float">
            <text:p>1975.48556818536</text:p>
          </table:table-cell>
          <table:table-cell table:formula="of:=OFFSET([.$D$4];ROW()-4;(COLUMN()-8)/3)*OFFSET([Tristimuluskurven.$B$3];ROW()-4;MOD(COLUMN()-8;3))" office:value-type="float" office:value="622.717874234638" calcext:value-type="float">
            <text:p>622.717874234638</text:p>
          </table:table-cell>
          <table:table-cell table:formula="of:=OFFSET([.$D$4];ROW()-4;(COLUMN()-8)/3)*OFFSET([Tristimuluskurven.$B$3];ROW()-4;MOD(COLUMN()-8;3))" office:value-type="float" office:value="2523.5590132605" calcext:value-type="float">
            <text:p>2523.5590132605</text:p>
          </table:table-cell>
          <table:table-cell table:formula="of:=OFFSET([.$D$4];ROW()-4;(COLUMN()-8)/3)*OFFSET([Tristimuluskurven.$B$3];ROW()-4;MOD(COLUMN()-8;3))" office:value-type="float" office:value="82.311855447006" calcext:value-type="float">
            <text:p>82.3118554470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'AKL '.P34]" office:value-type="float" office:value="95213.7734401264" calcext:value-type="float">
            <text:p>95213.7734401264</text:p>
          </table:table-cell>
          <table:table-cell/>
          <table:table-cell table:formula="of:=[.B36]*(['Dichroitische Spiegel'.C35]/100)" office:value-type="float" office:value="1207.59628854112" calcext:value-type="float">
            <text:p>1207.59628854112</text:p>
          </table:table-cell>
          <table:table-cell table:formula="of:=[.B36]*(['Dichroitische Spiegel'.B35]-['Dichroitische Spiegel'.C35])/100" office:value-type="float" office:value="90262.3715799195" calcext:value-type="float">
            <text:p>90262.3715799195</text:p>
          </table:table-cell>
          <table:table-cell table:formula="of:=[.B36]*(100-['Dichroitische Spiegel'.B35])/100" office:value-type="float" office:value="3743.80557166577" calcext:value-type="float">
            <text:p>3743.80557166577</text:p>
          </table:table-cell>
          <table:table-cell/>
          <table:table-cell table:formula="of:=OFFSET([.$D$4];ROW()-4;(COLUMN()-8)/3)*OFFSET([Tristimuluskurven.$B$3];ROW()-4;MOD(COLUMN()-8;3))" office:value-type="float" office:value="350.685962192342" calcext:value-type="float">
            <text:p>350.685962192342</text:p>
          </table:table-cell>
          <table:table-cell table:formula="of:=OFFSET([.$D$4];ROW()-4;(COLUMN()-8)/3)*OFFSET([Tristimuluskurven.$B$3];ROW()-4;MOD(COLUMN()-8;3))" office:value-type="float" office:value="1152.04685926823" calcext:value-type="float">
            <text:p>1152.04685926823</text:p>
          </table:table-cell>
          <table:table-cell table:formula="of:=OFFSET([.$D$4];ROW()-4;(COLUMN()-8)/3)*OFFSET([Tristimuluskurven.$B$3];ROW()-4;MOD(COLUMN()-8;3))" office:value-type="float" office:value="24.5142046573848" calcext:value-type="float">
            <text:p>24.5142046573848</text:p>
          </table:table-cell>
          <table:table-cell table:formula="of:=OFFSET([.$D$4];ROW()-4;(COLUMN()-8)/3)*OFFSET([Tristimuluskurven.$B$3];ROW()-4;MOD(COLUMN()-8;3))" office:value-type="float" office:value="26212.1927068086" calcext:value-type="float">
            <text:p>26212.1927068086</text:p>
          </table:table-cell>
          <table:table-cell table:formula="of:=OFFSET([.$D$4];ROW()-4;(COLUMN()-8)/3)*OFFSET([Tristimuluskurven.$B$3];ROW()-4;MOD(COLUMN()-8;3))" office:value-type="float" office:value="86110.3024872432" calcext:value-type="float">
            <text:p>86110.3024872432</text:p>
          </table:table-cell>
          <table:table-cell table:formula="of:=OFFSET([.$D$4];ROW()-4;(COLUMN()-8)/3)*OFFSET([Tristimuluskurven.$B$3];ROW()-4;MOD(COLUMN()-8;3))" office:value-type="float" office:value="1832.32614307237" calcext:value-type="float">
            <text:p>1832.32614307237</text:p>
          </table:table-cell>
          <table:table-cell table:formula="of:=OFFSET([.$D$4];ROW()-4;(COLUMN()-8)/3)*OFFSET([Tristimuluskurven.$B$3];ROW()-4;MOD(COLUMN()-8;3))" office:value-type="float" office:value="1087.20113801174" calcext:value-type="float">
            <text:p>1087.20113801174</text:p>
          </table:table-cell>
          <table:table-cell table:formula="of:=OFFSET([.$D$4];ROW()-4;(COLUMN()-8)/3)*OFFSET([Tristimuluskurven.$B$3];ROW()-4;MOD(COLUMN()-8;3))" office:value-type="float" office:value="3571.59051536915" calcext:value-type="float">
            <text:p>3571.59051536915</text:p>
          </table:table-cell>
          <table:table-cell table:formula="of:=OFFSET([.$D$4];ROW()-4;(COLUMN()-8)/3)*OFFSET([Tristimuluskurven.$B$3];ROW()-4;MOD(COLUMN()-8;3))" office:value-type="float" office:value="75.9992531048152" calcext:value-type="float">
            <text:p>75.999253104815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'AKL '.P35]" office:value-type="float" office:value="164135.883814026" calcext:value-type="float">
            <text:p>164135.883814026</text:p>
          </table:table-cell>
          <table:table-cell/>
          <table:table-cell table:formula="of:=[.B37]*(['Dichroitische Spiegel'.C36]/100)" office:value-type="float" office:value="3545.99163391821" calcext:value-type="float">
            <text:p>3545.99163391821</text:p>
          </table:table-cell>
          <table:table-cell table:formula="of:=[.B37]*(['Dichroitische Spiegel'.B36]-['Dichroitische Spiegel'.C36])/100" office:value-type="float" office:value="154188.59271136" calcext:value-type="float">
            <text:p>154188.59271136</text:p>
          </table:table-cell>
          <table:table-cell table:formula="of:=[.B37]*(100-['Dichroitische Spiegel'.B36])/100" office:value-type="float" office:value="6401.299468747" calcext:value-type="float">
            <text:p>6401.299468747</text:p>
          </table:table-cell>
          <table:table-cell/>
          <table:table-cell table:formula="of:=OFFSET([.$D$4];ROW()-4;(COLUMN()-8)/3)*OFFSET([Tristimuluskurven.$B$3];ROW()-4;MOD(COLUMN()-8;3))" office:value-type="float" office:value="1275.49319072038" calcext:value-type="float">
            <text:p>1275.49319072038</text:p>
          </table:table-cell>
          <table:table-cell table:formula="of:=OFFSET([.$D$4];ROW()-4;(COLUMN()-8)/3)*OFFSET([Tristimuluskurven.$B$3];ROW()-4;MOD(COLUMN()-8;3))" office:value-type="float" office:value="3476.13559873002" calcext:value-type="float">
            <text:p>3476.13559873002</text:p>
          </table:table-cell>
          <table:table-cell table:formula="of:=OFFSET([.$D$4];ROW()-4;(COLUMN()-8)/3)*OFFSET([Tristimuluskurven.$B$3];ROW()-4;MOD(COLUMN()-8;3))" office:value-type="float" office:value="47.516287894504" calcext:value-type="float">
            <text:p>47.516287894504</text:p>
          </table:table-cell>
          <table:table-cell table:formula="of:=OFFSET([.$D$4];ROW()-4;(COLUMN()-8)/3)*OFFSET([Tristimuluskurven.$B$3];ROW()-4;MOD(COLUMN()-8;3))" office:value-type="float" office:value="55461.6367982763" calcext:value-type="float">
            <text:p>55461.6367982763</text:p>
          </table:table-cell>
          <table:table-cell table:formula="of:=OFFSET([.$D$4];ROW()-4;(COLUMN()-8)/3)*OFFSET([Tristimuluskurven.$B$3];ROW()-4;MOD(COLUMN()-8;3))" office:value-type="float" office:value="151151.077434947" calcext:value-type="float">
            <text:p>151151.077434947</text:p>
          </table:table-cell>
          <table:table-cell table:formula="of:=OFFSET([.$D$4];ROW()-4;(COLUMN()-8)/3)*OFFSET([Tristimuluskurven.$B$3];ROW()-4;MOD(COLUMN()-8;3))" office:value-type="float" office:value="2066.12714233223" calcext:value-type="float">
            <text:p>2066.12714233223</text:p>
          </table:table-cell>
          <table:table-cell table:formula="of:=OFFSET([.$D$4];ROW()-4;(COLUMN()-8)/3)*OFFSET([Tristimuluskurven.$B$3];ROW()-4;MOD(COLUMN()-8;3))" office:value-type="float" office:value="2302.5474189083" calcext:value-type="float">
            <text:p>2302.5474189083</text:p>
          </table:table-cell>
          <table:table-cell table:formula="of:=OFFSET([.$D$4];ROW()-4;(COLUMN()-8)/3)*OFFSET([Tristimuluskurven.$B$3];ROW()-4;MOD(COLUMN()-8;3))" office:value-type="float" office:value="6275.19386921269" calcext:value-type="float">
            <text:p>6275.19386921269</text:p>
          </table:table-cell>
          <table:table-cell table:formula="of:=OFFSET([.$D$4];ROW()-4;(COLUMN()-8)/3)*OFFSET([Tristimuluskurven.$B$3];ROW()-4;MOD(COLUMN()-8;3))" office:value-type="float" office:value="85.7774128812099" calcext:value-type="float">
            <text:p>85.77741288120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'AKL '.P36]" office:value-type="float" office:value="249733.202890845" calcext:value-type="float">
            <text:p>249733.202890845</text:p>
          </table:table-cell>
          <table:table-cell/>
          <table:table-cell table:formula="of:=[.B38]*(['Dichroitische Spiegel'.C37]/100)" office:value-type="float" office:value="11593.8639442075" calcext:value-type="float">
            <text:p>11593.8639442075</text:p>
          </table:table-cell>
          <table:table-cell table:formula="of:=[.B38]*(['Dichroitische Spiegel'.B37]-['Dichroitische Spiegel'.C37])/100" office:value-type="float" office:value="228909.199767792" calcext:value-type="float">
            <text:p>228909.199767792</text:p>
          </table:table-cell>
          <table:table-cell table:formula="of:=[.B38]*(100-['Dichroitische Spiegel'.B37])/100" office:value-type="float" office:value="9230.13917884564" calcext:value-type="float">
            <text:p>9230.13917884564</text:p>
          </table:table-cell>
          <table:table-cell/>
          <table:table-cell table:formula="of:=OFFSET([.$D$4];ROW()-4;(COLUMN()-8)/3)*OFFSET([Tristimuluskurven.$B$3];ROW()-4;MOD(COLUMN()-8;3))" office:value-type="float" office:value="5025.36032661674" calcext:value-type="float">
            <text:p>5025.36032661674</text:p>
          </table:table-cell>
          <table:table-cell table:formula="of:=OFFSET([.$D$4];ROW()-4;(COLUMN()-8)/3)*OFFSET([Tristimuluskurven.$B$3];ROW()-4;MOD(COLUMN()-8;3))" office:value-type="float" office:value="11535.3149312892" calcext:value-type="float">
            <text:p>11535.3149312892</text:p>
          </table:table-cell>
          <table:table-cell table:formula="of:=OFFSET([.$D$4];ROW()-4;(COLUMN()-8)/3)*OFFSET([Tristimuluskurven.$B$3];ROW()-4;MOD(COLUMN()-8;3))" office:value-type="float" office:value="101.446309511816" calcext:value-type="float">
            <text:p>101.446309511816</text:p>
          </table:table-cell>
          <table:table-cell table:formula="of:=OFFSET([.$D$4];ROW()-4;(COLUMN()-8)/3)*OFFSET([Tristimuluskurven.$B$3];ROW()-4;MOD(COLUMN()-8;3))" office:value-type="float" office:value="99220.6926393495" calcext:value-type="float">
            <text:p>99220.6926393495</text:p>
          </table:table-cell>
          <table:table-cell table:formula="of:=OFFSET([.$D$4];ROW()-4;(COLUMN()-8)/3)*OFFSET([Tristimuluskurven.$B$3];ROW()-4;MOD(COLUMN()-8;3))" office:value-type="float" office:value="227753.208308965" calcext:value-type="float">
            <text:p>227753.208308965</text:p>
          </table:table-cell>
          <table:table-cell table:formula="of:=OFFSET([.$D$4];ROW()-4;(COLUMN()-8)/3)*OFFSET([Tristimuluskurven.$B$3];ROW()-4;MOD(COLUMN()-8;3))" office:value-type="float" office:value="2002.95549796818" calcext:value-type="float">
            <text:p>2002.95549796818</text:p>
          </table:table-cell>
          <table:table-cell table:formula="of:=OFFSET([.$D$4];ROW()-4;(COLUMN()-8)/3)*OFFSET([Tristimuluskurven.$B$3];ROW()-4;MOD(COLUMN()-8;3))" office:value-type="float" office:value="4000.80382707064" calcext:value-type="float">
            <text:p>4000.80382707064</text:p>
          </table:table-cell>
          <table:table-cell table:formula="of:=OFFSET([.$D$4];ROW()-4;(COLUMN()-8)/3)*OFFSET([Tristimuluskurven.$B$3];ROW()-4;MOD(COLUMN()-8;3))" office:value-type="float" office:value="9183.52697599247" calcext:value-type="float">
            <text:p>9183.52697599247</text:p>
          </table:table-cell>
          <table:table-cell table:formula="of:=OFFSET([.$D$4];ROW()-4;(COLUMN()-8)/3)*OFFSET([Tristimuluskurven.$B$3];ROW()-4;MOD(COLUMN()-8;3))" office:value-type="float" office:value="80.7637178148993" calcext:value-type="float">
            <text:p>80.763717814899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'AKL '.P37]" office:value-type="float" office:value="181876.670699081" calcext:value-type="float">
            <text:p>181876.670699081</text:p>
          </table:table-cell>
          <table:table-cell/>
          <table:table-cell table:formula="of:=[.B39]*(['Dichroitische Spiegel'.C38]/100)" office:value-type="float" office:value="20237.4171486868" calcext:value-type="float">
            <text:p>20237.4171486868</text:p>
          </table:table-cell>
          <table:table-cell table:formula="of:=[.B39]*(['Dichroitische Spiegel'.B38]-['Dichroitische Spiegel'.C38])/100" office:value-type="float" office:value="154211.410319044" calcext:value-type="float">
            <text:p>154211.410319044</text:p>
          </table:table-cell>
          <table:table-cell table:formula="of:=[.B39]*(100-['Dichroitische Spiegel'.B38])/100" office:value-type="float" office:value="7427.84323135049" calcext:value-type="float">
            <text:p>7427.84323135049</text:p>
          </table:table-cell>
          <table:table-cell/>
          <table:table-cell table:formula="of:=OFFSET([.$D$4];ROW()-4;(COLUMN()-8)/3)*OFFSET([Tristimuluskurven.$B$3];ROW()-4;MOD(COLUMN()-8;3))" office:value-type="float" office:value="10362.5694509851" calcext:value-type="float">
            <text:p>10362.5694509851</text:p>
          </table:table-cell>
          <table:table-cell table:formula="of:=OFFSET([.$D$4];ROW()-4;(COLUMN()-8)/3)*OFFSET([Tristimuluskurven.$B$3];ROW()-4;MOD(COLUMN()-8;3))" office:value-type="float" office:value="20237.4171486868" calcext:value-type="float">
            <text:p>20237.4171486868</text:p>
          </table:table-cell>
          <table:table-cell table:formula="of:=OFFSET([.$D$4];ROW()-4;(COLUMN()-8)/3)*OFFSET([Tristimuluskurven.$B$3];ROW()-4;MOD(COLUMN()-8;3))" office:value-type="float" office:value="116.365148604949" calcext:value-type="float">
            <text:p>116.365148604949</text:p>
          </table:table-cell>
          <table:table-cell table:formula="of:=OFFSET([.$D$4];ROW()-4;(COLUMN()-8)/3)*OFFSET([Tristimuluskurven.$B$3];ROW()-4;MOD(COLUMN()-8;3))" office:value-type="float" office:value="78963.9526538666" calcext:value-type="float">
            <text:p>78963.9526538666</text:p>
          </table:table-cell>
          <table:table-cell table:formula="of:=OFFSET([.$D$4];ROW()-4;(COLUMN()-8)/3)*OFFSET([Tristimuluskurven.$B$3];ROW()-4;MOD(COLUMN()-8;3))" office:value-type="float" office:value="154211.410319044" calcext:value-type="float">
            <text:p>154211.410319044</text:p>
          </table:table-cell>
          <table:table-cell table:formula="of:=OFFSET([.$D$4];ROW()-4;(COLUMN()-8)/3)*OFFSET([Tristimuluskurven.$B$3];ROW()-4;MOD(COLUMN()-8;3))" office:value-type="float" office:value="886.715609334504" calcext:value-type="float">
            <text:p>886.715609334504</text:p>
          </table:table-cell>
          <table:table-cell table:formula="of:=OFFSET([.$D$4];ROW()-4;(COLUMN()-8)/3)*OFFSET([Tristimuluskurven.$B$3];ROW()-4;MOD(COLUMN()-8;3))" office:value-type="float" office:value="3803.42712661302" calcext:value-type="float">
            <text:p>3803.42712661302</text:p>
          </table:table-cell>
          <table:table-cell table:formula="of:=OFFSET([.$D$4];ROW()-4;(COLUMN()-8)/3)*OFFSET([Tristimuluskurven.$B$3];ROW()-4;MOD(COLUMN()-8;3))" office:value-type="float" office:value="7427.84323135049" calcext:value-type="float">
            <text:p>7427.84323135049</text:p>
          </table:table-cell>
          <table:table-cell table:formula="of:=OFFSET([.$D$4];ROW()-4;(COLUMN()-8)/3)*OFFSET([Tristimuluskurven.$B$3];ROW()-4;MOD(COLUMN()-8;3))" office:value-type="float" office:value="42.7100985802653" calcext:value-type="float">
            <text:p>42.71009858026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'AKL '.P38]" office:value-type="float" office:value="121547.706338394" calcext:value-type="float">
            <text:p>121547.706338394</text:p>
          </table:table-cell>
          <table:table-cell/>
          <table:table-cell table:formula="of:=[.B40]*(['Dichroitische Spiegel'.C39]/100)" office:value-type="float" office:value="26761.1585045242" calcext:value-type="float">
            <text:p>26761.1585045242</text:p>
          </table:table-cell>
          <table:table-cell table:formula="of:=[.B40]*(['Dichroitische Spiegel'.B39]-['Dichroitische Spiegel'.C39])/100" office:value-type="float" office:value="89799.4454428055" calcext:value-type="float">
            <text:p>89799.4454428055</text:p>
          </table:table-cell>
          <table:table-cell table:formula="of:=[.B40]*(100-['Dichroitische Spiegel'.B39])/100" office:value-type="float" office:value="4987.1023910643" calcext:value-type="float">
            <text:p>4987.1023910643</text:p>
          </table:table-cell>
          <table:table-cell/>
          <table:table-cell table:formula="of:=OFFSET([.$D$4];ROW()-4;(COLUMN()-8)/3)*OFFSET([Tristimuluskurven.$B$3];ROW()-4;MOD(COLUMN()-8;3))" office:value-type="float" office:value="15909.5087309396" calcext:value-type="float">
            <text:p>15909.5087309396</text:p>
          </table:table-cell>
          <table:table-cell table:formula="of:=OFFSET([.$D$4];ROW()-4;(COLUMN()-8)/3)*OFFSET([Tristimuluskurven.$B$3];ROW()-4;MOD(COLUMN()-8;3))" office:value-type="float" office:value="26627.3527120016" calcext:value-type="float">
            <text:p>26627.3527120016</text:p>
          </table:table-cell>
          <table:table-cell table:formula="of:=OFFSET([.$D$4];ROW()-4;(COLUMN()-8)/3)*OFFSET([Tristimuluskurven.$B$3];ROW()-4;MOD(COLUMN()-8;3))" office:value-type="float" office:value="104.368518167644" calcext:value-type="float">
            <text:p>104.368518167644</text:p>
          </table:table-cell>
          <table:table-cell table:formula="of:=OFFSET([.$D$4];ROW()-4;(COLUMN()-8)/3)*OFFSET([Tristimuluskurven.$B$3];ROW()-4;MOD(COLUMN()-8;3))" office:value-type="float" office:value="53385.7703157479" calcext:value-type="float">
            <text:p>53385.7703157479</text:p>
          </table:table-cell>
          <table:table-cell table:formula="of:=OFFSET([.$D$4];ROW()-4;(COLUMN()-8)/3)*OFFSET([Tristimuluskurven.$B$3];ROW()-4;MOD(COLUMN()-8;3))" office:value-type="float" office:value="89350.4482155915" calcext:value-type="float">
            <text:p>89350.4482155915</text:p>
          </table:table-cell>
          <table:table-cell table:formula="of:=OFFSET([.$D$4];ROW()-4;(COLUMN()-8)/3)*OFFSET([Tristimuluskurven.$B$3];ROW()-4;MOD(COLUMN()-8;3))" office:value-type="float" office:value="350.217837226941" calcext:value-type="float">
            <text:p>350.217837226941</text:p>
          </table:table-cell>
          <table:table-cell table:formula="of:=OFFSET([.$D$4];ROW()-4;(COLUMN()-8)/3)*OFFSET([Tristimuluskurven.$B$3];ROW()-4;MOD(COLUMN()-8;3))" office:value-type="float" office:value="2964.83237148773" calcext:value-type="float">
            <text:p>2964.83237148773</text:p>
          </table:table-cell>
          <table:table-cell table:formula="of:=OFFSET([.$D$4];ROW()-4;(COLUMN()-8)/3)*OFFSET([Tristimuluskurven.$B$3];ROW()-4;MOD(COLUMN()-8;3))" office:value-type="float" office:value="4962.16687910898" calcext:value-type="float">
            <text:p>4962.16687910898</text:p>
          </table:table-cell>
          <table:table-cell table:formula="of:=OFFSET([.$D$4];ROW()-4;(COLUMN()-8)/3)*OFFSET([Tristimuluskurven.$B$3];ROW()-4;MOD(COLUMN()-8;3))" office:value-type="float" office:value="19.4496993251508" calcext:value-type="float">
            <text:p>19.44969932515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'AKL '.P39]" office:value-type="float" office:value="99528.0238038972" calcext:value-type="float">
            <text:p>99528.0238038972</text:p>
          </table:table-cell>
          <table:table-cell/>
          <table:table-cell table:formula="of:=[.B41]*(['Dichroitische Spiegel'.C40]/100)" office:value-type="float" office:value="33137.8555255076" calcext:value-type="float">
            <text:p>33137.8555255076</text:p>
          </table:table-cell>
          <table:table-cell table:formula="of:=[.B41]*(['Dichroitische Spiegel'.B40]-['Dichroitische Spiegel'.C40])/100" office:value-type="float" office:value="62350.3257921894" calcext:value-type="float">
            <text:p>62350.3257921894</text:p>
          </table:table-cell>
          <table:table-cell table:formula="of:=[.B41]*(100-['Dichroitische Spiegel'.B40])/100" office:value-type="float" office:value="4039.84248620018" calcext:value-type="float">
            <text:p>4039.84248620018</text:p>
          </table:table-cell>
          <table:table-cell/>
          <table:table-cell table:formula="of:=OFFSET([.$D$4];ROW()-4;(COLUMN()-8)/3)*OFFSET([Tristimuluskurven.$B$3];ROW()-4;MOD(COLUMN()-8;3))" office:value-type="float" office:value="22480.7211885043" calcext:value-type="float">
            <text:p>22480.7211885043</text:p>
          </table:table-cell>
          <table:table-cell table:formula="of:=OFFSET([.$D$4];ROW()-4;(COLUMN()-8)/3)*OFFSET([Tristimuluskurven.$B$3];ROW()-4;MOD(COLUMN()-8;3))" office:value-type="float" office:value="32428.7054172617" calcext:value-type="float">
            <text:p>32428.7054172617</text:p>
          </table:table-cell>
          <table:table-cell table:formula="of:=OFFSET([.$D$4];ROW()-4;(COLUMN()-8)/3)*OFFSET([Tristimuluskurven.$B$3];ROW()-4;MOD(COLUMN()-8;3))" office:value-type="float" office:value="91.1291026951458" calcext:value-type="float">
            <text:p>91.1291026951458</text:p>
          </table:table-cell>
          <table:table-cell table:formula="of:=OFFSET([.$D$4];ROW()-4;(COLUMN()-8)/3)*OFFSET([Tristimuluskurven.$B$3];ROW()-4;MOD(COLUMN()-8;3))" office:value-type="float" office:value="42298.4610174213" calcext:value-type="float">
            <text:p>42298.4610174213</text:p>
          </table:table-cell>
          <table:table-cell table:formula="of:=OFFSET([.$D$4];ROW()-4;(COLUMN()-8)/3)*OFFSET([Tristimuluskurven.$B$3];ROW()-4;MOD(COLUMN()-8;3))" office:value-type="float" office:value="61016.0288202366" calcext:value-type="float">
            <text:p>61016.0288202366</text:p>
          </table:table-cell>
          <table:table-cell table:formula="of:=OFFSET([.$D$4];ROW()-4;(COLUMN()-8)/3)*OFFSET([Tristimuluskurven.$B$3];ROW()-4;MOD(COLUMN()-8;3))" office:value-type="float" office:value="171.463395928521" calcext:value-type="float">
            <text:p>171.463395928521</text:p>
          </table:table-cell>
          <table:table-cell table:formula="of:=OFFSET([.$D$4];ROW()-4;(COLUMN()-8)/3)*OFFSET([Tristimuluskurven.$B$3];ROW()-4;MOD(COLUMN()-8;3))" office:value-type="float" office:value="2740.6291426382" calcext:value-type="float">
            <text:p>2740.6291426382</text:p>
          </table:table-cell>
          <table:table-cell table:formula="of:=OFFSET([.$D$4];ROW()-4;(COLUMN()-8)/3)*OFFSET([Tristimuluskurven.$B$3];ROW()-4;MOD(COLUMN()-8;3))" office:value-type="float" office:value="3953.3898569955" calcext:value-type="float">
            <text:p>3953.3898569955</text:p>
          </table:table-cell>
          <table:table-cell table:formula="of:=OFFSET([.$D$4];ROW()-4;(COLUMN()-8)/3)*OFFSET([Tristimuluskurven.$B$3];ROW()-4;MOD(COLUMN()-8;3))" office:value-type="float" office:value="11.1095668370505" calcext:value-type="float">
            <text:p>11.10956683705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'AKL '.P40]" office:value-type="float" office:value="99262.8178659319" calcext:value-type="float">
            <text:p>99262.8178659319</text:p>
          </table:table-cell>
          <table:table-cell/>
          <table:table-cell table:formula="of:=[.B42]*(['Dichroitische Spiegel'.C41]/100)" office:value-type="float" office:value="40015.8197662931" calcext:value-type="float">
            <text:p>40015.8197662931</text:p>
          </table:table-cell>
          <table:table-cell table:formula="of:=[.B42]*(['Dichroitische Spiegel'.B41]-['Dichroitische Spiegel'.C41])/100" office:value-type="float" office:value="55149.4289781331" calcext:value-type="float">
            <text:p>55149.4289781331</text:p>
          </table:table-cell>
          <table:table-cell table:formula="of:=[.B42]*(100-['Dichroitische Spiegel'.B41])/100" office:value-type="float" office:value="4097.56912150567" calcext:value-type="float">
            <text:p>4097.56912150567</text:p>
          </table:table-cell>
          <table:table-cell/>
          <table:table-cell table:formula="of:=OFFSET([.$D$4];ROW()-4;(COLUMN()-8)/3)*OFFSET([Tristimuluskurven.$B$3];ROW()-4;MOD(COLUMN()-8;3))" office:value-type="float" office:value="30496.056243892" calcext:value-type="float">
            <text:p>30496.056243892</text:p>
          </table:table-cell>
          <table:table-cell table:formula="of:=OFFSET([.$D$4];ROW()-4;(COLUMN()-8)/3)*OFFSET([Tristimuluskurven.$B$3];ROW()-4;MOD(COLUMN()-8;3))" office:value-type="float" office:value="38095.0604175111" calcext:value-type="float">
            <text:p>38095.0604175111</text:p>
          </table:table-cell>
          <table:table-cell table:formula="of:=OFFSET([.$D$4];ROW()-4;(COLUMN()-8)/3)*OFFSET([Tristimuluskurven.$B$3];ROW()-4;MOD(COLUMN()-8;3))" office:value-type="float" office:value="84.0332215092156" calcext:value-type="float">
            <text:p>84.0332215092156</text:p>
          </table:table-cell>
          <table:table-cell table:formula="of:=OFFSET([.$D$4];ROW()-4;(COLUMN()-8)/3)*OFFSET([Tristimuluskurven.$B$3];ROW()-4;MOD(COLUMN()-8;3))" office:value-type="float" office:value="42029.3798242353" calcext:value-type="float">
            <text:p>42029.3798242353</text:p>
          </table:table-cell>
          <table:table-cell table:formula="of:=OFFSET([.$D$4];ROW()-4;(COLUMN()-8)/3)*OFFSET([Tristimuluskurven.$B$3];ROW()-4;MOD(COLUMN()-8;3))" office:value-type="float" office:value="52502.2563871827" calcext:value-type="float">
            <text:p>52502.2563871827</text:p>
          </table:table-cell>
          <table:table-cell table:formula="of:=OFFSET([.$D$4];ROW()-4;(COLUMN()-8)/3)*OFFSET([Tristimuluskurven.$B$3];ROW()-4;MOD(COLUMN()-8;3))" office:value-type="float" office:value="115.81380085408" calcext:value-type="float">
            <text:p>115.81380085408</text:p>
          </table:table-cell>
          <table:table-cell table:formula="of:=OFFSET([.$D$4];ROW()-4;(COLUMN()-8)/3)*OFFSET([Tristimuluskurven.$B$3];ROW()-4;MOD(COLUMN()-8;3))" office:value-type="float" office:value="3122.75742749947" calcext:value-type="float">
            <text:p>3122.75742749947</text:p>
          </table:table-cell>
          <table:table-cell table:formula="of:=OFFSET([.$D$4];ROW()-4;(COLUMN()-8)/3)*OFFSET([Tristimuluskurven.$B$3];ROW()-4;MOD(COLUMN()-8;3))" office:value-type="float" office:value="3900.8858036734" calcext:value-type="float">
            <text:p>3900.8858036734</text:p>
          </table:table-cell>
          <table:table-cell table:formula="of:=OFFSET([.$D$4];ROW()-4;(COLUMN()-8)/3)*OFFSET([Tristimuluskurven.$B$3];ROW()-4;MOD(COLUMN()-8;3))" office:value-type="float" office:value="8.60489515516191" calcext:value-type="float">
            <text:p>8.604895155161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'AKL '.P41]" office:value-type="float" office:value="149912.220062928" calcext:value-type="float">
            <text:p>149912.220062928</text:p>
          </table:table-cell>
          <table:table-cell/>
          <table:table-cell table:formula="of:=[.B43]*(['Dichroitische Spiegel'.C42]/100)" office:value-type="float" office:value="65019.9280856932" calcext:value-type="float">
            <text:p>65019.9280856932</text:p>
          </table:table-cell>
          <table:table-cell table:formula="of:=[.B43]*(['Dichroitische Spiegel'.B42]-['Dichroitische Spiegel'.C42])/100" office:value-type="float" office:value="78691.9225554322" calcext:value-type="float">
            <text:p>78691.9225554322</text:p>
          </table:table-cell>
          <table:table-cell table:formula="of:=[.B43]*(100-['Dichroitische Spiegel'.B42])/100" office:value-type="float" office:value="6200.3694218027" calcext:value-type="float">
            <text:p>6200.3694218027</text:p>
          </table:table-cell>
          <table:table-cell/>
          <table:table-cell table:formula="of:=OFFSET([.$D$4];ROW()-4;(COLUMN()-8)/3)*OFFSET([Tristimuluskurven.$B$3];ROW()-4;MOD(COLUMN()-8;3))" office:value-type="float" office:value="54779.2894121965" calcext:value-type="float">
            <text:p>54779.2894121965</text:p>
          </table:table-cell>
          <table:table-cell table:formula="of:=OFFSET([.$D$4];ROW()-4;(COLUMN()-8)/3)*OFFSET([Tristimuluskurven.$B$3];ROW()-4;MOD(COLUMN()-8;3))" office:value-type="float" office:value="59519.2421696435" calcext:value-type="float">
            <text:p>59519.2421696435</text:p>
          </table:table-cell>
          <table:table-cell table:formula="of:=OFFSET([.$D$4];ROW()-4;(COLUMN()-8)/3)*OFFSET([Tristimuluskurven.$B$3];ROW()-4;MOD(COLUMN()-8;3))" office:value-type="float" office:value="117.035870554248" calcext:value-type="float">
            <text:p>117.035870554248</text:p>
          </table:table-cell>
          <table:table-cell table:formula="of:=OFFSET([.$D$4];ROW()-4;(COLUMN()-8)/3)*OFFSET([Tristimuluskurven.$B$3];ROW()-4;MOD(COLUMN()-8;3))" office:value-type="float" office:value="66297.9447529517" calcext:value-type="float">
            <text:p>66297.9447529517</text:p>
          </table:table-cell>
          <table:table-cell table:formula="of:=OFFSET([.$D$4];ROW()-4;(COLUMN()-8)/3)*OFFSET([Tristimuluskurven.$B$3];ROW()-4;MOD(COLUMN()-8;3))" office:value-type="float" office:value="72034.5859072427" calcext:value-type="float">
            <text:p>72034.5859072427</text:p>
          </table:table-cell>
          <table:table-cell table:formula="of:=OFFSET([.$D$4];ROW()-4;(COLUMN()-8)/3)*OFFSET([Tristimuluskurven.$B$3];ROW()-4;MOD(COLUMN()-8;3))" office:value-type="float" office:value="141.645460599778" calcext:value-type="float">
            <text:p>141.645460599778</text:p>
          </table:table-cell>
          <table:table-cell table:formula="of:=OFFSET([.$D$4];ROW()-4;(COLUMN()-8)/3)*OFFSET([Tristimuluskurven.$B$3];ROW()-4;MOD(COLUMN()-8;3))" office:value-type="float" office:value="5223.81123786878" calcext:value-type="float">
            <text:p>5223.81123786878</text:p>
          </table:table-cell>
          <table:table-cell table:formula="of:=OFFSET([.$D$4];ROW()-4;(COLUMN()-8)/3)*OFFSET([Tristimuluskurven.$B$3];ROW()-4;MOD(COLUMN()-8;3))" office:value-type="float" office:value="5675.81816871819" calcext:value-type="float">
            <text:p>5675.81816871819</text:p>
          </table:table-cell>
          <table:table-cell table:formula="of:=OFFSET([.$D$4];ROW()-4;(COLUMN()-8)/3)*OFFSET([Tristimuluskurven.$B$3];ROW()-4;MOD(COLUMN()-8;3))" office:value-type="float" office:value="11.1606649592449" calcext:value-type="float">
            <text:p>11.16066495924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'AKL '.P42]" office:value-type="float" office:value="150872.56982078" calcext:value-type="float">
            <text:p>150872.56982078</text:p>
          </table:table-cell>
          <table:table-cell/>
          <table:table-cell table:formula="of:=[.B44]*(['Dichroitische Spiegel'.C43]/100)" office:value-type="float" office:value="70748.6741660585" calcext:value-type="float">
            <text:p>70748.6741660585</text:p>
          </table:table-cell>
          <table:table-cell table:formula="of:=[.B44]*(['Dichroitische Spiegel'.B43]-['Dichroitische Spiegel'.C43])/100" office:value-type="float" office:value="74340.9500534913" calcext:value-type="float">
            <text:p>74340.9500534913</text:p>
          </table:table-cell>
          <table:table-cell table:formula="of:=[.B44]*(100-['Dichroitische Spiegel'.B43])/100" office:value-type="float" office:value="5782.94560123051" calcext:value-type="float">
            <text:p>5782.94560123051</text:p>
          </table:table-cell>
          <table:table-cell/>
          <table:table-cell table:formula="of:=OFFSET([.$D$4];ROW()-4;(COLUMN()-8)/3)*OFFSET([Tristimuluskurven.$B$3];ROW()-4;MOD(COLUMN()-8;3))" office:value-type="float" office:value="64827.0101383594" calcext:value-type="float">
            <text:p>64827.0101383594</text:p>
          </table:table-cell>
          <table:table-cell table:formula="of:=OFFSET([.$D$4];ROW()-4;(COLUMN()-8)/3)*OFFSET([Tristimuluskurven.$B$3];ROW()-4;MOD(COLUMN()-8;3))" office:value-type="float" office:value="61551.3465244709" calcext:value-type="float">
            <text:p>61551.3465244709</text:p>
          </table:table-cell>
          <table:table-cell table:formula="of:=OFFSET([.$D$4];ROW()-4;(COLUMN()-8)/3)*OFFSET([Tristimuluskurven.$B$3];ROW()-4;MOD(COLUMN()-8;3))" office:value-type="float" office:value="116.735312373997" calcext:value-type="float">
            <text:p>116.735312373997</text:p>
          </table:table-cell>
          <table:table-cell table:formula="of:=OFFSET([.$D$4];ROW()-4;(COLUMN()-8)/3)*OFFSET([Tristimuluskurven.$B$3];ROW()-4;MOD(COLUMN()-8;3))" office:value-type="float" office:value="68118.6125340141" calcext:value-type="float">
            <text:p>68118.6125340141</text:p>
          </table:table-cell>
          <table:table-cell table:formula="of:=OFFSET([.$D$4];ROW()-4;(COLUMN()-8)/3)*OFFSET([Tristimuluskurven.$B$3];ROW()-4;MOD(COLUMN()-8;3))" office:value-type="float" office:value="64676.6265465375" calcext:value-type="float">
            <text:p>64676.6265465375</text:p>
          </table:table-cell>
          <table:table-cell table:formula="of:=OFFSET([.$D$4];ROW()-4;(COLUMN()-8)/3)*OFFSET([Tristimuluskurven.$B$3];ROW()-4;MOD(COLUMN()-8;3))" office:value-type="float" office:value="122.662567588261" calcext:value-type="float">
            <text:p>122.662567588261</text:p>
          </table:table-cell>
          <table:table-cell table:formula="of:=OFFSET([.$D$4];ROW()-4;(COLUMN()-8)/3)*OFFSET([Tristimuluskurven.$B$3];ROW()-4;MOD(COLUMN()-8;3))" office:value-type="float" office:value="5298.91305440752" calcext:value-type="float">
            <text:p>5298.91305440752</text:p>
          </table:table-cell>
          <table:table-cell table:formula="of:=OFFSET([.$D$4];ROW()-4;(COLUMN()-8)/3)*OFFSET([Tristimuluskurven.$B$3];ROW()-4;MOD(COLUMN()-8;3))" office:value-type="float" office:value="5031.16267307054" calcext:value-type="float">
            <text:p>5031.16267307054</text:p>
          </table:table-cell>
          <table:table-cell table:formula="of:=OFFSET([.$D$4];ROW()-4;(COLUMN()-8)/3)*OFFSET([Tristimuluskurven.$B$3];ROW()-4;MOD(COLUMN()-8;3))" office:value-type="float" office:value="9.54186024203034" calcext:value-type="float">
            <text:p>9.541860242030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'AKL '.P43]" office:value-type="float" office:value="119106.946628861" calcext:value-type="float">
            <text:p>119106.946628861</text:p>
          </table:table-cell>
          <table:table-cell/>
          <table:table-cell table:formula="of:=[.B45]*(['Dichroitische Spiegel'.C44]/100)" office:value-type="float" office:value="68139.893096905" calcext:value-type="float">
            <text:p>68139.893096905</text:p>
          </table:table-cell>
          <table:table-cell table:formula="of:=[.B45]*(['Dichroitische Spiegel'.B44]-['Dichroitische Spiegel'.C44])/100" office:value-type="float" office:value="46350.4682806212" calcext:value-type="float">
            <text:p>46350.4682806212</text:p>
          </table:table-cell>
          <table:table-cell table:formula="of:=[.B45]*(100-['Dichroitische Spiegel'.B44])/100" office:value-type="float" office:value="4616.58525133465" calcext:value-type="float">
            <text:p>4616.58525133465</text:p>
          </table:table-cell>
          <table:table-cell/>
          <table:table-cell table:formula="of:=OFFSET([.$D$4];ROW()-4;(COLUMN()-8)/3)*OFFSET([Tristimuluskurven.$B$3];ROW()-4;MOD(COLUMN()-8;3))" office:value-type="float" office:value="66681.6993846313" calcext:value-type="float">
            <text:p>66681.6993846313</text:p>
          </table:table-cell>
          <table:table-cell table:formula="of:=OFFSET([.$D$4];ROW()-4;(COLUMN()-8)/3)*OFFSET([Tristimuluskurven.$B$3];ROW()-4;MOD(COLUMN()-8;3))" office:value-type="float" office:value="55622.5947350036" calcext:value-type="float">
            <text:p>55622.5947350036</text:p>
          </table:table-cell>
          <table:table-cell table:formula="of:=OFFSET([.$D$4];ROW()-4;(COLUMN()-8)/3)*OFFSET([Tristimuluskurven.$B$3];ROW()-4;MOD(COLUMN()-8;3))" office:value-type="float" office:value="95.395850335667" calcext:value-type="float">
            <text:p>95.395850335667</text:p>
          </table:table-cell>
          <table:table-cell table:formula="of:=OFFSET([.$D$4];ROW()-4;(COLUMN()-8)/3)*OFFSET([Tristimuluskurven.$B$3];ROW()-4;MOD(COLUMN()-8;3))" office:value-type="float" office:value="45358.5682594159" calcext:value-type="float">
            <text:p>45358.5682594159</text:p>
          </table:table-cell>
          <table:table-cell table:formula="of:=OFFSET([.$D$4];ROW()-4;(COLUMN()-8)/3)*OFFSET([Tristimuluskurven.$B$3];ROW()-4;MOD(COLUMN()-8;3))" office:value-type="float" office:value="37835.8872574711" calcext:value-type="float">
            <text:p>37835.8872574711</text:p>
          </table:table-cell>
          <table:table-cell table:formula="of:=OFFSET([.$D$4];ROW()-4;(COLUMN()-8)/3)*OFFSET([Tristimuluskurven.$B$3];ROW()-4;MOD(COLUMN()-8;3))" office:value-type="float" office:value="64.8906555928697" calcext:value-type="float">
            <text:p>64.8906555928697</text:p>
          </table:table-cell>
          <table:table-cell table:formula="of:=OFFSET([.$D$4];ROW()-4;(COLUMN()-8)/3)*OFFSET([Tristimuluskurven.$B$3];ROW()-4;MOD(COLUMN()-8;3))" office:value-type="float" office:value="4517.79032695609" calcext:value-type="float">
            <text:p>4517.79032695609</text:p>
          </table:table-cell>
          <table:table-cell table:formula="of:=OFFSET([.$D$4];ROW()-4;(COLUMN()-8)/3)*OFFSET([Tristimuluskurven.$B$3];ROW()-4;MOD(COLUMN()-8;3))" office:value-type="float" office:value="3768.51854066448" calcext:value-type="float">
            <text:p>3768.51854066448</text:p>
          </table:table-cell>
          <table:table-cell table:formula="of:=OFFSET([.$D$4];ROW()-4;(COLUMN()-8)/3)*OFFSET([Tristimuluskurven.$B$3];ROW()-4;MOD(COLUMN()-8;3))" office:value-type="float" office:value="6.46321935186852" calcext:value-type="float">
            <text:p>6.463219351868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'AKL '.P44]" office:value-type="float" office:value="92922.7346474239" calcext:value-type="float">
            <text:p>92922.7346474239</text:p>
          </table:table-cell>
          <table:table-cell/>
          <table:table-cell table:formula="of:=[.B46]*(['Dichroitische Spiegel'.C45]/100)" office:value-type="float" office:value="69530.3654272814" calcext:value-type="float">
            <text:p>69530.3654272814</text:p>
          </table:table-cell>
          <table:table-cell table:formula="of:=[.B46]*(['Dichroitische Spiegel'.B45]-['Dichroitische Spiegel'.C45])/100" office:value-type="float" office:value="19842.7207566109" calcext:value-type="float">
            <text:p>19842.7207566109</text:p>
          </table:table-cell>
          <table:table-cell table:formula="of:=[.B46]*(100-['Dichroitische Spiegel'.B45])/100" office:value-type="float" office:value="3549.64846353159" calcext:value-type="float">
            <text:p>3549.64846353159</text:p>
          </table:table-cell>
          <table:table-cell/>
          <table:table-cell table:formula="of:=OFFSET([.$D$4];ROW()-4;(COLUMN()-8)/3)*OFFSET([Tristimuluskurven.$B$3];ROW()-4;MOD(COLUMN()-8;3))" office:value-type="float" office:value="71359.0140380189" calcext:value-type="float">
            <text:p>71359.0140380189</text:p>
          </table:table-cell>
          <table:table-cell table:formula="of:=OFFSET([.$D$4];ROW()-4;(COLUMN()-8)/3)*OFFSET([Tristimuluskurven.$B$3];ROW()-4;MOD(COLUMN()-8;3))" office:value-type="float" office:value="52634.486628452" calcext:value-type="float">
            <text:p>52634.486628452</text:p>
          </table:table-cell>
          <table:table-cell table:formula="of:=OFFSET([.$D$4];ROW()-4;(COLUMN()-8)/3)*OFFSET([Tristimuluskurven.$B$3];ROW()-4;MOD(COLUMN()-8;3))" office:value-type="float" office:value="76.4834019700096" calcext:value-type="float">
            <text:p>76.4834019700096</text:p>
          </table:table-cell>
          <table:table-cell table:formula="of:=OFFSET([.$D$4];ROW()-4;(COLUMN()-8)/3)*OFFSET([Tristimuluskurven.$B$3];ROW()-4;MOD(COLUMN()-8;3))" office:value-type="float" office:value="20364.5843125098" calcext:value-type="float">
            <text:p>20364.5843125098</text:p>
          </table:table-cell>
          <table:table-cell table:formula="of:=OFFSET([.$D$4];ROW()-4;(COLUMN()-8)/3)*OFFSET([Tristimuluskurven.$B$3];ROW()-4;MOD(COLUMN()-8;3))" office:value-type="float" office:value="15020.9396127545" calcext:value-type="float">
            <text:p>15020.9396127545</text:p>
          </table:table-cell>
          <table:table-cell table:formula="of:=OFFSET([.$D$4];ROW()-4;(COLUMN()-8)/3)*OFFSET([Tristimuluskurven.$B$3];ROW()-4;MOD(COLUMN()-8;3))" office:value-type="float" office:value="21.826992832272" calcext:value-type="float">
            <text:p>21.826992832272</text:p>
          </table:table-cell>
          <table:table-cell table:formula="of:=OFFSET([.$D$4];ROW()-4;(COLUMN()-8)/3)*OFFSET([Tristimuluskurven.$B$3];ROW()-4;MOD(COLUMN()-8;3))" office:value-type="float" office:value="3643.00421812247" calcext:value-type="float">
            <text:p>3643.00421812247</text:p>
          </table:table-cell>
          <table:table-cell table:formula="of:=OFFSET([.$D$4];ROW()-4;(COLUMN()-8)/3)*OFFSET([Tristimuluskurven.$B$3];ROW()-4;MOD(COLUMN()-8;3))" office:value-type="float" office:value="2687.08388689341" calcext:value-type="float">
            <text:p>2687.08388689341</text:p>
          </table:table-cell>
          <table:table-cell table:formula="of:=OFFSET([.$D$4];ROW()-4;(COLUMN()-8)/3)*OFFSET([Tristimuluskurven.$B$3];ROW()-4;MOD(COLUMN()-8;3))" office:value-type="float" office:value="3.90461330988475" calcext:value-type="float">
            <text:p>3.9046133098847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'AKL '.P45]" office:value-type="float" office:value="77237.9763369705" calcext:value-type="float">
            <text:p>77237.9763369705</text:p>
          </table:table-cell>
          <table:table-cell/>
          <table:table-cell table:formula="of:=[.B47]*(['Dichroitische Spiegel'.C46]/100)" office:value-type="float" office:value="67505.9913185122" calcext:value-type="float">
            <text:p>67505.9913185122</text:p>
          </table:table-cell>
          <table:table-cell table:formula="of:=[.B47]*(['Dichroitische Spiegel'.B46]-['Dichroitische Spiegel'.C46])/100" office:value-type="float" office:value="6354.36831324255" calcext:value-type="float">
            <text:p>6354.36831324255</text:p>
          </table:table-cell>
          <table:table-cell table:formula="of:=[.B47]*(100-['Dichroitische Spiegel'.B46])/100" office:value-type="float" office:value="3377.61670521572" calcext:value-type="float">
            <text:p>3377.61670521572</text:p>
          </table:table-cell>
          <table:table-cell/>
          <table:table-cell table:formula="of:=OFFSET([.$D$4];ROW()-4;(COLUMN()-8)/3)*OFFSET([Tristimuluskurven.$B$3];ROW()-4;MOD(COLUMN()-8;3))" office:value-type="float" office:value="71333.5810262718" calcext:value-type="float">
            <text:p>71333.5810262718</text:p>
          </table:table-cell>
          <table:table-cell table:formula="of:=OFFSET([.$D$4];ROW()-4;(COLUMN()-8)/3)*OFFSET([Tristimuluskurven.$B$3];ROW()-4;MOD(COLUMN()-8;3))" office:value-type="float" office:value="46909.9133672341" calcext:value-type="float">
            <text:p>46909.9133672341</text:p>
          </table:table-cell>
          <table:table-cell table:formula="of:=OFFSET([.$D$4];ROW()-4;(COLUMN()-8)/3)*OFFSET([Tristimuluskurven.$B$3];ROW()-4;MOD(COLUMN()-8;3))" office:value-type="float" office:value="67.5059913185122" calcext:value-type="float">
            <text:p>67.5059913185122</text:p>
          </table:table-cell>
          <table:table-cell table:formula="of:=OFFSET([.$D$4];ROW()-4;(COLUMN()-8)/3)*OFFSET([Tristimuluskurven.$B$3];ROW()-4;MOD(COLUMN()-8;3))" office:value-type="float" office:value="6714.66099660341" calcext:value-type="float">
            <text:p>6714.66099660341</text:p>
          </table:table-cell>
          <table:table-cell table:formula="of:=OFFSET([.$D$4];ROW()-4;(COLUMN()-8)/3)*OFFSET([Tristimuluskurven.$B$3];ROW()-4;MOD(COLUMN()-8;3))" office:value-type="float" office:value="4415.65054087225" calcext:value-type="float">
            <text:p>4415.65054087225</text:p>
          </table:table-cell>
          <table:table-cell table:formula="of:=OFFSET([.$D$4];ROW()-4;(COLUMN()-8)/3)*OFFSET([Tristimuluskurven.$B$3];ROW()-4;MOD(COLUMN()-8;3))" office:value-type="float" office:value="6.35436831324255" calcext:value-type="float">
            <text:p>6.35436831324255</text:p>
          </table:table-cell>
          <table:table-cell table:formula="of:=OFFSET([.$D$4];ROW()-4;(COLUMN()-8)/3)*OFFSET([Tristimuluskurven.$B$3];ROW()-4;MOD(COLUMN()-8;3))" office:value-type="float" office:value="3569.12757240145" calcext:value-type="float">
            <text:p>3569.12757240145</text:p>
          </table:table-cell>
          <table:table-cell table:formula="of:=OFFSET([.$D$4];ROW()-4;(COLUMN()-8)/3)*OFFSET([Tristimuluskurven.$B$3];ROW()-4;MOD(COLUMN()-8;3))" office:value-type="float" office:value="2347.10584845441" calcext:value-type="float">
            <text:p>2347.10584845441</text:p>
          </table:table-cell>
          <table:table-cell table:formula="of:=OFFSET([.$D$4];ROW()-4;(COLUMN()-8)/3)*OFFSET([Tristimuluskurven.$B$3];ROW()-4;MOD(COLUMN()-8;3))" office:value-type="float" office:value="3.37761670521572" calcext:value-type="float">
            <text:p>3.37761670521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'AKL '.P46]" office:value-type="float" office:value="65138.9960592148" calcext:value-type="float">
            <text:p>65138.9960592148</text:p>
          </table:table-cell>
          <table:table-cell/>
          <table:table-cell table:formula="of:=[.B48]*(['Dichroitische Spiegel'.C47]/100)" office:value-type="float" office:value="59025.0498890969" calcext:value-type="float">
            <text:p>59025.0498890969</text:p>
          </table:table-cell>
          <table:table-cell table:formula="of:=[.B48]*(['Dichroitische Spiegel'.B47]-['Dichroitische Spiegel'.C47])/100" office:value-type="float" office:value="3288.86791102975" calcext:value-type="float">
            <text:p>3288.86791102975</text:p>
          </table:table-cell>
          <table:table-cell table:formula="of:=[.B48]*(100-['Dichroitische Spiegel'.B47])/100" office:value-type="float" office:value="2825.07825908815" calcext:value-type="float">
            <text:p>2825.07825908815</text:p>
          </table:table-cell>
          <table:table-cell/>
          <table:table-cell table:formula="of:=OFFSET([.$D$4];ROW()-4;(COLUMN()-8)/3)*OFFSET([Tristimuluskurven.$B$3];ROW()-4;MOD(COLUMN()-8;3))" office:value-type="float" office:value="62696.4079921988" calcext:value-type="float">
            <text:p>62696.4079921988</text:p>
          </table:table-cell>
          <table:table-cell table:formula="of:=OFFSET([.$D$4];ROW()-4;(COLUMN()-8)/3)*OFFSET([Tristimuluskurven.$B$3];ROW()-4;MOD(COLUMN()-8;3))" office:value-type="float" office:value="37244.8064800202" calcext:value-type="float">
            <text:p>37244.8064800202</text:p>
          </table:table-cell>
          <table:table-cell table:formula="of:=OFFSET([.$D$4];ROW()-4;(COLUMN()-8)/3)*OFFSET([Tristimuluskurven.$B$3];ROW()-4;MOD(COLUMN()-8;3))" office:value-type="float" office:value="47.2200399112776" calcext:value-type="float">
            <text:p>47.2200399112776</text:p>
          </table:table-cell>
          <table:table-cell table:formula="of:=OFFSET([.$D$4];ROW()-4;(COLUMN()-8)/3)*OFFSET([Tristimuluskurven.$B$3];ROW()-4;MOD(COLUMN()-8;3))" office:value-type="float" office:value="3493.4354950958" calcext:value-type="float">
            <text:p>3493.4354950958</text:p>
          </table:table-cell>
          <table:table-cell table:formula="of:=OFFSET([.$D$4];ROW()-4;(COLUMN()-8)/3)*OFFSET([Tristimuluskurven.$B$3];ROW()-4;MOD(COLUMN()-8;3))" office:value-type="float" office:value="2075.27565185977" calcext:value-type="float">
            <text:p>2075.27565185977</text:p>
          </table:table-cell>
          <table:table-cell table:formula="of:=OFFSET([.$D$4];ROW()-4;(COLUMN()-8)/3)*OFFSET([Tristimuluskurven.$B$3];ROW()-4;MOD(COLUMN()-8;3))" office:value-type="float" office:value="2.6310943288238" calcext:value-type="float">
            <text:p>2.6310943288238</text:p>
          </table:table-cell>
          <table:table-cell table:formula="of:=OFFSET([.$D$4];ROW()-4;(COLUMN()-8)/3)*OFFSET([Tristimuluskurven.$B$3];ROW()-4;MOD(COLUMN()-8;3))" office:value-type="float" office:value="3000.79812680343" calcext:value-type="float">
            <text:p>3000.79812680343</text:p>
          </table:table-cell>
          <table:table-cell table:formula="of:=OFFSET([.$D$4];ROW()-4;(COLUMN()-8)/3)*OFFSET([Tristimuluskurven.$B$3];ROW()-4;MOD(COLUMN()-8;3))" office:value-type="float" office:value="1782.62438148462" calcext:value-type="float">
            <text:p>1782.62438148462</text:p>
          </table:table-cell>
          <table:table-cell table:formula="of:=OFFSET([.$D$4];ROW()-4;(COLUMN()-8)/3)*OFFSET([Tristimuluskurven.$B$3];ROW()-4;MOD(COLUMN()-8;3))" office:value-type="float" office:value="2.26006260727052" calcext:value-type="float">
            <text:p>2.2600626072705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'AKL '.P47]" office:value-type="float" office:value="57302.5316251191" calcext:value-type="float">
            <text:p>57302.5316251191</text:p>
          </table:table-cell>
          <table:table-cell/>
          <table:table-cell table:formula="of:=[.B49]*(['Dichroitische Spiegel'.C48]/100)" office:value-type="float" office:value="52033.5638421894" calcext:value-type="float">
            <text:p>52033.5638421894</text:p>
          </table:table-cell>
          <table:table-cell table:formula="of:=[.B49]*(['Dichroitische Spiegel'.B48]-['Dichroitische Spiegel'.C48])/100" office:value-type="float" office:value="2916.12583440231" calcext:value-type="float">
            <text:p>2916.12583440231</text:p>
          </table:table-cell>
          <table:table-cell table:formula="of:=[.B49]*(100-['Dichroitische Spiegel'.B48])/100" office:value-type="float" office:value="2352.84194852739" calcext:value-type="float">
            <text:p>2352.84194852739</text:p>
          </table:table-cell>
          <table:table-cell/>
          <table:table-cell table:formula="of:=OFFSET([.$D$4];ROW()-4;(COLUMN()-8)/3)*OFFSET([Tristimuluskurven.$B$3];ROW()-4;MOD(COLUMN()-8;3))" office:value-type="float" office:value="54406.2943533932" calcext:value-type="float">
            <text:p>54406.2943533932</text:p>
          </table:table-cell>
          <table:table-cell table:formula="of:=OFFSET([.$D$4];ROW()-4;(COLUMN()-8)/3)*OFFSET([Tristimuluskurven.$B$3];ROW()-4;MOD(COLUMN()-8;3))" office:value-type="float" office:value="29492.6239857529" calcext:value-type="float">
            <text:p>29492.6239857529</text:p>
          </table:table-cell>
          <table:table-cell table:formula="of:=OFFSET([.$D$4];ROW()-4;(COLUMN()-8)/3)*OFFSET([Tristimuluskurven.$B$3];ROW()-4;MOD(COLUMN()-8;3))" office:value-type="float" office:value="31.2201383053136" calcext:value-type="float">
            <text:p>31.2201383053136</text:p>
          </table:table-cell>
          <table:table-cell table:formula="of:=OFFSET([.$D$4];ROW()-4;(COLUMN()-8)/3)*OFFSET([Tristimuluskurven.$B$3];ROW()-4;MOD(COLUMN()-8;3))" office:value-type="float" office:value="3049.10117245105" calcext:value-type="float">
            <text:p>3049.10117245105</text:p>
          </table:table-cell>
          <table:table-cell table:formula="of:=OFFSET([.$D$4];ROW()-4;(COLUMN()-8)/3)*OFFSET([Tristimuluskurven.$B$3];ROW()-4;MOD(COLUMN()-8;3))" office:value-type="float" office:value="1652.86012293923" calcext:value-type="float">
            <text:p>1652.86012293923</text:p>
          </table:table-cell>
          <table:table-cell table:formula="of:=OFFSET([.$D$4];ROW()-4;(COLUMN()-8)/3)*OFFSET([Tristimuluskurven.$B$3];ROW()-4;MOD(COLUMN()-8;3))" office:value-type="float" office:value="1.74967550064139" calcext:value-type="float">
            <text:p>1.74967550064139</text:p>
          </table:table-cell>
          <table:table-cell table:formula="of:=OFFSET([.$D$4];ROW()-4;(COLUMN()-8)/3)*OFFSET([Tristimuluskurven.$B$3];ROW()-4;MOD(COLUMN()-8;3))" office:value-type="float" office:value="2460.13154138024" calcext:value-type="float">
            <text:p>2460.13154138024</text:p>
          </table:table-cell>
          <table:table-cell table:formula="of:=OFFSET([.$D$4];ROW()-4;(COLUMN()-8)/3)*OFFSET([Tristimuluskurven.$B$3];ROW()-4;MOD(COLUMN()-8;3))" office:value-type="float" office:value="1333.59081642532" calcext:value-type="float">
            <text:p>1333.59081642532</text:p>
          </table:table-cell>
          <table:table-cell table:formula="of:=OFFSET([.$D$4];ROW()-4;(COLUMN()-8)/3)*OFFSET([Tristimuluskurven.$B$3];ROW()-4;MOD(COLUMN()-8;3))" office:value-type="float" office:value="1.41170516911643" calcext:value-type="float">
            <text:p>1.411705169116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'AKL '.P48]" office:value-type="float" office:value="52067.634546872" calcext:value-type="float">
            <text:p>52067.634546872</text:p>
          </table:table-cell>
          <table:table-cell/>
          <table:table-cell table:formula="of:=[.B50]*(['Dichroitische Spiegel'.C49]/100)" office:value-type="float" office:value="47584.6112123863" calcext:value-type="float">
            <text:p>47584.6112123863</text:p>
          </table:table-cell>
          <table:table-cell table:formula="of:=[.B50]*(['Dichroitische Spiegel'.B49]-['Dichroitische Spiegel'.C49])/100" office:value-type="float" office:value="2410.73147952017" calcext:value-type="float">
            <text:p>2410.73147952017</text:p>
          </table:table-cell>
          <table:table-cell table:formula="of:=[.B50]*(100-['Dichroitische Spiegel'.B49])/100" office:value-type="float" office:value="2072.29185496551" calcext:value-type="float">
            <text:p>2072.29185496551</text:p>
          </table:table-cell>
          <table:table-cell/>
          <table:table-cell table:formula="of:=OFFSET([.$D$4];ROW()-4;(COLUMN()-8)/3)*OFFSET([Tristimuluskurven.$B$3];ROW()-4;MOD(COLUMN()-8;3))" office:value-type="float" office:value="47708.3312015385" calcext:value-type="float">
            <text:p>47708.3312015385</text:p>
          </table:table-cell>
          <table:table-cell table:formula="of:=OFFSET([.$D$4];ROW()-4;(COLUMN()-8)/3)*OFFSET([Tristimuluskurven.$B$3];ROW()-4;MOD(COLUMN()-8;3))" office:value-type="float" office:value="23935.0594398303" calcext:value-type="float">
            <text:p>23935.0594398303</text:p>
          </table:table-cell>
          <table:table-cell table:formula="of:=OFFSET([.$D$4];ROW()-4;(COLUMN()-8)/3)*OFFSET([Tristimuluskurven.$B$3];ROW()-4;MOD(COLUMN()-8;3))" office:value-type="float" office:value="16.1787678122114" calcext:value-type="float">
            <text:p>16.1787678122114</text:p>
          </table:table-cell>
          <table:table-cell table:formula="of:=OFFSET([.$D$4];ROW()-4;(COLUMN()-8)/3)*OFFSET([Tristimuluskurven.$B$3];ROW()-4;MOD(COLUMN()-8;3))" office:value-type="float" office:value="2416.99938136692" calcext:value-type="float">
            <text:p>2416.99938136692</text:p>
          </table:table-cell>
          <table:table-cell table:formula="of:=OFFSET([.$D$4];ROW()-4;(COLUMN()-8)/3)*OFFSET([Tristimuluskurven.$B$3];ROW()-4;MOD(COLUMN()-8;3))" office:value-type="float" office:value="1212.59793419865" calcext:value-type="float">
            <text:p>1212.59793419865</text:p>
          </table:table-cell>
          <table:table-cell table:formula="of:=OFFSET([.$D$4];ROW()-4;(COLUMN()-8)/3)*OFFSET([Tristimuluskurven.$B$3];ROW()-4;MOD(COLUMN()-8;3))" office:value-type="float" office:value="0.819648703036859" calcext:value-type="float">
            <text:p>0.819648703036859</text:p>
          </table:table-cell>
          <table:table-cell table:formula="of:=OFFSET([.$D$4];ROW()-4;(COLUMN()-8)/3)*OFFSET([Tristimuluskurven.$B$3];ROW()-4;MOD(COLUMN()-8;3))" office:value-type="float" office:value="2077.67981378842" calcext:value-type="float">
            <text:p>2077.67981378842</text:p>
          </table:table-cell>
          <table:table-cell table:formula="of:=OFFSET([.$D$4];ROW()-4;(COLUMN()-8)/3)*OFFSET([Tristimuluskurven.$B$3];ROW()-4;MOD(COLUMN()-8;3))" office:value-type="float" office:value="1042.36280304765" calcext:value-type="float">
            <text:p>1042.36280304765</text:p>
          </table:table-cell>
          <table:table-cell table:formula="of:=OFFSET([.$D$4];ROW()-4;(COLUMN()-8)/3)*OFFSET([Tristimuluskurven.$B$3];ROW()-4;MOD(COLUMN()-8;3))" office:value-type="float" office:value="0.704579230688273" calcext:value-type="float">
            <text:p>0.70457923068827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'AKL '.P49]" office:value-type="float" office:value="48502.2654779763" calcext:value-type="float">
            <text:p>48502.2654779763</text:p>
          </table:table-cell>
          <table:table-cell/>
          <table:table-cell table:formula="of:=[.B51]*(['Dichroitische Spiegel'.C50]/100)" office:value-type="float" office:value="44358.7169381928" calcext:value-type="float">
            <text:p>44358.7169381928</text:p>
          </table:table-cell>
          <table:table-cell table:formula="of:=[.B51]*(['Dichroitische Spiegel'.B50]-['Dichroitische Spiegel'.C50])/100" office:value-type="float" office:value="1992.47306583527" calcext:value-type="float">
            <text:p>1992.47306583527</text:p>
          </table:table-cell>
          <table:table-cell table:formula="of:=[.B51]*(100-['Dichroitische Spiegel'.B50])/100" office:value-type="float" office:value="2151.07547394825" calcext:value-type="float">
            <text:p>2151.07547394825</text:p>
          </table:table-cell>
          <table:table-cell/>
          <table:table-cell table:formula="of:=OFFSET([.$D$4];ROW()-4;(COLUMN()-8)/3)*OFFSET([Tristimuluskurven.$B$3];ROW()-4;MOD(COLUMN()-8;3))" office:value-type="float" office:value="41626.2199748001" calcext:value-type="float">
            <text:p>41626.2199748001</text:p>
          </table:table-cell>
          <table:table-cell table:formula="of:=OFFSET([.$D$4];ROW()-4;(COLUMN()-8)/3)*OFFSET([Tristimuluskurven.$B$3];ROW()-4;MOD(COLUMN()-8;3))" office:value-type="float" office:value="19571.0659131307" calcext:value-type="float">
            <text:p>19571.0659131307</text:p>
          </table:table-cell>
          <table:table-cell table:formula="of:=OFFSET([.$D$4];ROW()-4;(COLUMN()-8)/3)*OFFSET([Tristimuluskurven.$B$3];ROW()-4;MOD(COLUMN()-8;3))" office:value-type="float" office:value="10.6460920651663" calcext:value-type="float">
            <text:p>10.6460920651663</text:p>
          </table:table-cell>
          <table:table-cell table:formula="of:=OFFSET([.$D$4];ROW()-4;(COLUMN()-8)/3)*OFFSET([Tristimuluskurven.$B$3];ROW()-4;MOD(COLUMN()-8;3))" office:value-type="float" office:value="1869.73672497982" calcext:value-type="float">
            <text:p>1869.73672497982</text:p>
          </table:table-cell>
          <table:table-cell table:formula="of:=OFFSET([.$D$4];ROW()-4;(COLUMN()-8)/3)*OFFSET([Tristimuluskurven.$B$3];ROW()-4;MOD(COLUMN()-8;3))" office:value-type="float" office:value="879.07911664652" calcext:value-type="float">
            <text:p>879.07911664652</text:p>
          </table:table-cell>
          <table:table-cell table:formula="of:=OFFSET([.$D$4];ROW()-4;(COLUMN()-8)/3)*OFFSET([Tristimuluskurven.$B$3];ROW()-4;MOD(COLUMN()-8;3))" office:value-type="float" office:value="0.478193535800464" calcext:value-type="float">
            <text:p>0.478193535800464</text:p>
          </table:table-cell>
          <table:table-cell table:formula="of:=OFFSET([.$D$4];ROW()-4;(COLUMN()-8)/3)*OFFSET([Tristimuluskurven.$B$3];ROW()-4;MOD(COLUMN()-8;3))" office:value-type="float" office:value="2018.56922475304" calcext:value-type="float">
            <text:p>2018.56922475304</text:p>
          </table:table-cell>
          <table:table-cell table:formula="of:=OFFSET([.$D$4];ROW()-4;(COLUMN()-8)/3)*OFFSET([Tristimuluskurven.$B$3];ROW()-4;MOD(COLUMN()-8;3))" office:value-type="float" office:value="949.054499105968" calcext:value-type="float">
            <text:p>949.054499105968</text:p>
          </table:table-cell>
          <table:table-cell table:formula="of:=OFFSET([.$D$4];ROW()-4;(COLUMN()-8)/3)*OFFSET([Tristimuluskurven.$B$3];ROW()-4;MOD(COLUMN()-8;3))" office:value-type="float" office:value="0.51625811374758" calcext:value-type="float">
            <text:p>0.516258113747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'AKL '.P50]" office:value-type="float" office:value="45861.2032899641" calcext:value-type="float">
            <text:p>45861.2032899641</text:p>
          </table:table-cell>
          <table:table-cell/>
          <table:table-cell table:formula="of:=[.B52]*(['Dichroitische Spiegel'.C51]/100)" office:value-type="float" office:value="41929.9809439484" calcext:value-type="float">
            <text:p>41929.9809439484</text:p>
          </table:table-cell>
          <table:table-cell table:formula="of:=[.B52]*(['Dichroitische Spiegel'.B51]-['Dichroitische Spiegel'.C51])/100" office:value-type="float" office:value="1963.77672487626" calcext:value-type="float">
            <text:p>1963.77672487626</text:p>
          </table:table-cell>
          <table:table-cell table:formula="of:=[.B52]*(100-['Dichroitische Spiegel'.B51])/100" office:value-type="float" office:value="1967.44562113946" calcext:value-type="float">
            <text:p>1967.44562113946</text:p>
          </table:table-cell>
          <table:table-cell/>
          <table:table-cell table:formula="of:=OFFSET([.$D$4];ROW()-4;(COLUMN()-8)/3)*OFFSET([Tristimuluskurven.$B$3];ROW()-4;MOD(COLUMN()-8;3))" office:value-type="float" office:value="35827.0722175567" calcext:value-type="float">
            <text:p>35827.0722175567</text:p>
          </table:table-cell>
          <table:table-cell table:formula="of:=OFFSET([.$D$4];ROW()-4;(COLUMN()-8)/3)*OFFSET([Tristimuluskurven.$B$3];ROW()-4;MOD(COLUMN()-8;3))" office:value-type="float" office:value="15975.3227396443" calcext:value-type="float">
            <text:p>15975.3227396443</text:p>
          </table:table-cell>
          <table:table-cell table:formula="of:=OFFSET([.$D$4];ROW()-4;(COLUMN()-8)/3)*OFFSET([Tristimuluskurven.$B$3];ROW()-4;MOD(COLUMN()-8;3))" office:value-type="float" office:value="7.96669637935019" calcext:value-type="float">
            <text:p>7.96669637935019</text:p>
          </table:table-cell>
          <table:table-cell table:formula="of:=OFFSET([.$D$4];ROW()-4;(COLUMN()-8)/3)*OFFSET([Tristimuluskurven.$B$3];ROW()-4;MOD(COLUMN()-8;3))" office:value-type="float" office:value="1677.94902257052" calcext:value-type="float">
            <text:p>1677.94902257052</text:p>
          </table:table-cell>
          <table:table-cell table:formula="of:=OFFSET([.$D$4];ROW()-4;(COLUMN()-8)/3)*OFFSET([Tristimuluskurven.$B$3];ROW()-4;MOD(COLUMN()-8;3))" office:value-type="float" office:value="748.198932177855" calcext:value-type="float">
            <text:p>748.198932177855</text:p>
          </table:table-cell>
          <table:table-cell table:formula="of:=OFFSET([.$D$4];ROW()-4;(COLUMN()-8)/3)*OFFSET([Tristimuluskurven.$B$3];ROW()-4;MOD(COLUMN()-8;3))" office:value-type="float" office:value="0.373117577726489" calcext:value-type="float">
            <text:p>0.373117577726489</text:p>
          </table:table-cell>
          <table:table-cell table:formula="of:=OFFSET([.$D$4];ROW()-4;(COLUMN()-8)/3)*OFFSET([Tristimuluskurven.$B$3];ROW()-4;MOD(COLUMN()-8;3))" office:value-type="float" office:value="1681.08391098261" calcext:value-type="float">
            <text:p>1681.08391098261</text:p>
          </table:table-cell>
          <table:table-cell table:formula="of:=OFFSET([.$D$4];ROW()-4;(COLUMN()-8)/3)*OFFSET([Tristimuluskurven.$B$3];ROW()-4;MOD(COLUMN()-8;3))" office:value-type="float" office:value="749.596781654135" calcext:value-type="float">
            <text:p>749.596781654135</text:p>
          </table:table-cell>
          <table:table-cell table:formula="of:=OFFSET([.$D$4];ROW()-4;(COLUMN()-8)/3)*OFFSET([Tristimuluskurven.$B$3];ROW()-4;MOD(COLUMN()-8;3))" office:value-type="float" office:value="0.373814668016498" calcext:value-type="float">
            <text:p>0.3738146680164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'AKL '.P51]" office:value-type="float" office:value="44180.4525842402" calcext:value-type="float">
            <text:p>44180.4525842402</text:p>
          </table:table-cell>
          <table:table-cell/>
          <table:table-cell table:formula="of:=[.B53]*(['Dichroitische Spiegel'.C52]/100)" office:value-type="float" office:value="40359.2852402293" calcext:value-type="float">
            <text:p>40359.2852402293</text:p>
          </table:table-cell>
          <table:table-cell table:formula="of:=[.B53]*(['Dichroitische Spiegel'.B52]-['Dichroitische Spiegel'.C52])/100" office:value-type="float" office:value="1719.94501910447" calcext:value-type="float">
            <text:p>1719.94501910447</text:p>
          </table:table-cell>
          <table:table-cell table:formula="of:=[.B53]*(100-['Dichroitische Spiegel'.B52])/100" office:value-type="float" office:value="2101.22232490647" calcext:value-type="float">
            <text:p>2101.22232490647</text:p>
          </table:table-cell>
          <table:table-cell/>
          <table:table-cell table:formula="of:=OFFSET([.$D$4];ROW()-4;(COLUMN()-8)/3)*OFFSET([Tristimuluskurven.$B$3];ROW()-4;MOD(COLUMN()-8;3))" office:value-type="float" office:value="30325.9669295083" calcext:value-type="float">
            <text:p>30325.9669295083</text:p>
          </table:table-cell>
          <table:table-cell table:formula="of:=OFFSET([.$D$4];ROW()-4;(COLUMN()-8)/3)*OFFSET([Tristimuluskurven.$B$3];ROW()-4;MOD(COLUMN()-8;3))" office:value-type="float" office:value="12955.3305621136" calcext:value-type="float">
            <text:p>12955.3305621136</text:p>
          </table:table-cell>
          <table:table-cell table:formula="of:=OFFSET([.$D$4];ROW()-4;(COLUMN()-8)/3)*OFFSET([Tristimuluskurven.$B$3];ROW()-4;MOD(COLUMN()-8;3))" office:value-type="float" office:value="4.03592852402293" calcext:value-type="float">
            <text:p>4.03592852402293</text:p>
          </table:table-cell>
          <table:table-cell table:formula="of:=OFFSET([.$D$4];ROW()-4;(COLUMN()-8)/3)*OFFSET([Tristimuluskurven.$B$3];ROW()-4;MOD(COLUMN()-8;3))" office:value-type="float" office:value="1292.3666873551" calcext:value-type="float">
            <text:p>1292.3666873551</text:p>
          </table:table-cell>
          <table:table-cell table:formula="of:=OFFSET([.$D$4];ROW()-4;(COLUMN()-8)/3)*OFFSET([Tristimuluskurven.$B$3];ROW()-4;MOD(COLUMN()-8;3))" office:value-type="float" office:value="552.102351132536" calcext:value-type="float">
            <text:p>552.102351132536</text:p>
          </table:table-cell>
          <table:table-cell table:formula="of:=OFFSET([.$D$4];ROW()-4;(COLUMN()-8)/3)*OFFSET([Tristimuluskurven.$B$3];ROW()-4;MOD(COLUMN()-8;3))" office:value-type="float" office:value="0.171994501910447" calcext:value-type="float">
            <text:p>0.171994501910447</text:p>
          </table:table-cell>
          <table:table-cell table:formula="of:=OFFSET([.$D$4];ROW()-4;(COLUMN()-8)/3)*OFFSET([Tristimuluskurven.$B$3];ROW()-4;MOD(COLUMN()-8;3))" office:value-type="float" office:value="1578.85845493472" calcext:value-type="float">
            <text:p>1578.85845493472</text:p>
          </table:table-cell>
          <table:table-cell table:formula="of:=OFFSET([.$D$4];ROW()-4;(COLUMN()-8)/3)*OFFSET([Tristimuluskurven.$B$3];ROW()-4;MOD(COLUMN()-8;3))" office:value-type="float" office:value="674.492366294976" calcext:value-type="float">
            <text:p>674.492366294976</text:p>
          </table:table-cell>
          <table:table-cell table:formula="of:=OFFSET([.$D$4];ROW()-4;(COLUMN()-8)/3)*OFFSET([Tristimuluskurven.$B$3];ROW()-4;MOD(COLUMN()-8;3))" office:value-type="float" office:value="0.210122232490647" calcext:value-type="float">
            <text:p>0.2101222324906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'AKL '.P52]" office:value-type="float" office:value="43071.9992190599" calcext:value-type="float">
            <text:p>43071.9992190599</text:p>
          </table:table-cell>
          <table:table-cell/>
          <table:table-cell table:formula="of:=[.B54]*(['Dichroitische Spiegel'.C53]/100)" office:value-type="float" office:value="39413.463605393" calcext:value-type="float">
            <text:p>39413.463605393</text:p>
          </table:table-cell>
          <table:table-cell table:formula="of:=[.B54]*(['Dichroitische Spiegel'.B53]-['Dichroitische Spiegel'.C53])/100" office:value-type="float" office:value="1724.17212873897" calcext:value-type="float">
            <text:p>1724.17212873897</text:p>
          </table:table-cell>
          <table:table-cell table:formula="of:=[.B54]*(100-['Dichroitische Spiegel'.B53])/100" office:value-type="float" office:value="1934.36348492798" calcext:value-type="float">
            <text:p>1934.36348492798</text:p>
          </table:table-cell>
          <table:table-cell/>
          <table:table-cell table:formula="of:=OFFSET([.$D$4];ROW()-4;(COLUMN()-8)/3)*OFFSET([Tristimuluskurven.$B$3];ROW()-4;MOD(COLUMN()-8;3))" office:value-type="float" office:value="25319.2090201045" calcext:value-type="float">
            <text:p>25319.2090201045</text:p>
          </table:table-cell>
          <table:table-cell table:formula="of:=OFFSET([.$D$4];ROW()-4;(COLUMN()-8)/3)*OFFSET([Tristimuluskurven.$B$3];ROW()-4;MOD(COLUMN()-8;3))" office:value-type="float" office:value="10444.5678554291" calcext:value-type="float">
            <text:p>10444.5678554291</text:p>
          </table:table-cell>
          <table:table-cell table:formula="of:=OFFSET([.$D$4];ROW()-4;(COLUMN()-8)/3)*OFFSET([Tristimuluskurven.$B$3];ROW()-4;MOD(COLUMN()-8;3))" office:value-type="float" office:value="1.97067318026965" calcext:value-type="float">
            <text:p>1.97067318026965</text:p>
          </table:table-cell>
          <table:table-cell table:formula="of:=OFFSET([.$D$4];ROW()-4;(COLUMN()-8)/3)*OFFSET([Tristimuluskurven.$B$3];ROW()-4;MOD(COLUMN()-8;3))" office:value-type="float" office:value="1107.60817550191" calcext:value-type="float">
            <text:p>1107.60817550191</text:p>
          </table:table-cell>
          <table:table-cell table:formula="of:=OFFSET([.$D$4];ROW()-4;(COLUMN()-8)/3)*OFFSET([Tristimuluskurven.$B$3];ROW()-4;MOD(COLUMN()-8;3))" office:value-type="float" office:value="456.905614115827" calcext:value-type="float">
            <text:p>456.905614115827</text:p>
          </table:table-cell>
          <table:table-cell table:formula="of:=OFFSET([.$D$4];ROW()-4;(COLUMN()-8)/3)*OFFSET([Tristimuluskurven.$B$3];ROW()-4;MOD(COLUMN()-8;3))" office:value-type="float" office:value="0.0862086064369485" calcext:value-type="float">
            <text:p>0.086208606436949</text:p>
          </table:table-cell>
          <table:table-cell table:formula="of:=OFFSET([.$D$4];ROW()-4;(COLUMN()-8)/3)*OFFSET([Tristimuluskurven.$B$3];ROW()-4;MOD(COLUMN()-8;3))" office:value-type="float" office:value="1242.63510271774" calcext:value-type="float">
            <text:p>1242.63510271774</text:p>
          </table:table-cell>
          <table:table-cell table:formula="of:=OFFSET([.$D$4];ROW()-4;(COLUMN()-8)/3)*OFFSET([Tristimuluskurven.$B$3];ROW()-4;MOD(COLUMN()-8;3))" office:value-type="float" office:value="512.606323505915" calcext:value-type="float">
            <text:p>512.606323505915</text:p>
          </table:table-cell>
          <table:table-cell table:formula="of:=OFFSET([.$D$4];ROW()-4;(COLUMN()-8)/3)*OFFSET([Tristimuluskurven.$B$3];ROW()-4;MOD(COLUMN()-8;3))" office:value-type="float" office:value="0.0967181742463991" calcext:value-type="float">
            <text:p>0.09671817424639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'AKL '.P53]" office:value-type="float" office:value="41835.2018772116" calcext:value-type="float">
            <text:p>41835.2018772116</text:p>
          </table:table-cell>
          <table:table-cell/>
          <table:table-cell table:formula="of:=[.B55]*(['Dichroitische Spiegel'.C54]/100)" office:value-type="float" office:value="38111.8689101397" calcext:value-type="float">
            <text:p>38111.8689101397</text:p>
          </table:table-cell>
          <table:table-cell table:formula="of:=[.B55]*(['Dichroitische Spiegel'.B54]-['Dichroitische Spiegel'.C54])/100" office:value-type="float" office:value="1682.61181950145" calcext:value-type="float">
            <text:p>1682.61181950145</text:p>
          </table:table-cell>
          <table:table-cell table:formula="of:=[.B55]*(100-['Dichroitische Spiegel'.B54])/100" office:value-type="float" office:value="2040.72114757038" calcext:value-type="float">
            <text:p>2040.72114757038</text:p>
          </table:table-cell>
          <table:table-cell/>
          <table:table-cell table:formula="of:=OFFSET([.$D$4];ROW()-4;(COLUMN()-8)/3)*OFFSET([Tristimuluskurven.$B$3];ROW()-4;MOD(COLUMN()-8;3))" office:value-type="float" office:value="20652.8217624047" calcext:value-type="float">
            <text:p>20652.8217624047</text:p>
          </table:table-cell>
          <table:table-cell table:formula="of:=OFFSET([.$D$4];ROW()-4;(COLUMN()-8)/3)*OFFSET([Tristimuluskurven.$B$3];ROW()-4;MOD(COLUMN()-8;3))" office:value-type="float" office:value="8270.27555350032" calcext:value-type="float">
            <text:p>8270.27555350032</text:p>
          </table:table-cell>
          <table:table-cell table:formula="of:=OFFSET([.$D$4];ROW()-4;(COLUMN()-8)/3)*OFFSET([Tristimuluskurven.$B$3];ROW()-4;MOD(COLUMN()-8;3))" office:value-type="float" office:value="1.14335606730419" calcext:value-type="float">
            <text:p>1.14335606730419</text:p>
          </table:table-cell>
          <table:table-cell table:formula="of:=OFFSET([.$D$4];ROW()-4;(COLUMN()-8)/3)*OFFSET([Tristimuluskurven.$B$3];ROW()-4;MOD(COLUMN()-8;3))" office:value-type="float" office:value="911.807344987837" calcext:value-type="float">
            <text:p>911.807344987837</text:p>
          </table:table-cell>
          <table:table-cell table:formula="of:=OFFSET([.$D$4];ROW()-4;(COLUMN()-8)/3)*OFFSET([Tristimuluskurven.$B$3];ROW()-4;MOD(COLUMN()-8;3))" office:value-type="float" office:value="365.126764831815" calcext:value-type="float">
            <text:p>365.126764831815</text:p>
          </table:table-cell>
          <table:table-cell table:formula="of:=OFFSET([.$D$4];ROW()-4;(COLUMN()-8)/3)*OFFSET([Tristimuluskurven.$B$3];ROW()-4;MOD(COLUMN()-8;3))" office:value-type="float" office:value="0.0504783545850436" calcext:value-type="float">
            <text:p>0.050478354585044</text:p>
          </table:table-cell>
          <table:table-cell table:formula="of:=OFFSET([.$D$4];ROW()-4;(COLUMN()-8)/3)*OFFSET([Tristimuluskurven.$B$3];ROW()-4;MOD(COLUMN()-8;3))" office:value-type="float" office:value="1105.86678986839" calcext:value-type="float">
            <text:p>1105.86678986839</text:p>
          </table:table-cell>
          <table:table-cell table:formula="of:=OFFSET([.$D$4];ROW()-4;(COLUMN()-8)/3)*OFFSET([Tristimuluskurven.$B$3];ROW()-4;MOD(COLUMN()-8;3))" office:value-type="float" office:value="442.836489022772" calcext:value-type="float">
            <text:p>442.836489022772</text:p>
          </table:table-cell>
          <table:table-cell table:formula="of:=OFFSET([.$D$4];ROW()-4;(COLUMN()-8)/3)*OFFSET([Tristimuluskurven.$B$3];ROW()-4;MOD(COLUMN()-8;3))" office:value-type="float" office:value="0.0612216344271114" calcext:value-type="float">
            <text:p>0.0612216344271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'AKL '.P54]" office:value-type="float" office:value="40619.1568469407" calcext:value-type="float">
            <text:p>40619.1568469407</text:p>
          </table:table-cell>
          <table:table-cell/>
          <table:table-cell table:formula="of:=[.B56]*(['Dichroitische Spiegel'.C55]/100)" office:value-type="float" office:value="37157.1861088759" calcext:value-type="float">
            <text:p>37157.1861088759</text:p>
          </table:table-cell>
          <table:table-cell table:formula="of:=[.B56]*(['Dichroitische Spiegel'.B55]-['Dichroitische Spiegel'.C55])/100" office:value-type="float" office:value="1519.96884921252" calcext:value-type="float">
            <text:p>1519.96884921252</text:p>
          </table:table-cell>
          <table:table-cell table:formula="of:=[.B56]*(100-['Dichroitische Spiegel'.B55])/100" office:value-type="float" office:value="1942.00188885224" calcext:value-type="float">
            <text:p>1942.00188885224</text:p>
          </table:table-cell>
          <table:table-cell/>
          <table:table-cell table:formula="of:=OFFSET([.$D$4];ROW()-4;(COLUMN()-8)/3)*OFFSET([Tristimuluskurven.$B$3];ROW()-4;MOD(COLUMN()-8;3))" office:value-type="float" office:value="16642.7036581655" calcext:value-type="float">
            <text:p>16642.7036581655</text:p>
          </table:table-cell>
          <table:table-cell table:formula="of:=OFFSET([.$D$4];ROW()-4;(COLUMN()-8)/3)*OFFSET([Tristimuluskurven.$B$3];ROW()-4;MOD(COLUMN()-8;3))" office:value-type="float" office:value="6502.50756905329" calcext:value-type="float">
            <text:p>6502.50756905329</text:p>
          </table:table-cell>
          <table:table-cell table:formula="of:=OFFSET([.$D$4];ROW()-4;(COLUMN()-8)/3)*OFFSET([Tristimuluskurven.$B$3];ROW()-4;MOD(COLUMN()-8;3))" office:value-type="float" office:value="0.743143722177519" calcext:value-type="float">
            <text:p>0.743143722177519</text:p>
          </table:table-cell>
          <table:table-cell table:formula="of:=OFFSET([.$D$4];ROW()-4;(COLUMN()-8)/3)*OFFSET([Tristimuluskurven.$B$3];ROW()-4;MOD(COLUMN()-8;3))" office:value-type="float" office:value="680.794047562286" calcext:value-type="float">
            <text:p>680.794047562286</text:p>
          </table:table-cell>
          <table:table-cell table:formula="of:=OFFSET([.$D$4];ROW()-4;(COLUMN()-8)/3)*OFFSET([Tristimuluskurven.$B$3];ROW()-4;MOD(COLUMN()-8;3))" office:value-type="float" office:value="265.99454861219" calcext:value-type="float">
            <text:p>265.99454861219</text:p>
          </table:table-cell>
          <table:table-cell table:formula="of:=OFFSET([.$D$4];ROW()-4;(COLUMN()-8)/3)*OFFSET([Tristimuluskurven.$B$3];ROW()-4;MOD(COLUMN()-8;3))" office:value-type="float" office:value="0.0303993769842503" calcext:value-type="float">
            <text:p>0.03039937698425</text:p>
          </table:table-cell>
          <table:table-cell table:formula="of:=OFFSET([.$D$4];ROW()-4;(COLUMN()-8)/3)*OFFSET([Tristimuluskurven.$B$3];ROW()-4;MOD(COLUMN()-8;3))" office:value-type="float" office:value="869.822646016917" calcext:value-type="float">
            <text:p>869.822646016917</text:p>
          </table:table-cell>
          <table:table-cell table:formula="of:=OFFSET([.$D$4];ROW()-4;(COLUMN()-8)/3)*OFFSET([Tristimuluskurven.$B$3];ROW()-4;MOD(COLUMN()-8;3))" office:value-type="float" office:value="339.850330549141" calcext:value-type="float">
            <text:p>339.850330549141</text:p>
          </table:table-cell>
          <table:table-cell table:formula="of:=OFFSET([.$D$4];ROW()-4;(COLUMN()-8)/3)*OFFSET([Tristimuluskurven.$B$3];ROW()-4;MOD(COLUMN()-8;3))" office:value-type="float" office:value="0.0388400377770447" calcext:value-type="float">
            <text:p>0.0388400377770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'AKL '.P55]" office:value-type="float" office:value="39735.562988589" calcext:value-type="float">
            <text:p>39735.562988589</text:p>
          </table:table-cell>
          <table:table-cell/>
          <table:table-cell table:formula="of:=[.B57]*(['Dichroitische Spiegel'.C56]/100)" office:value-type="float" office:value="36306.7812583037" calcext:value-type="float">
            <text:p>36306.7812583037</text:p>
          </table:table-cell>
          <table:table-cell table:formula="of:=[.B57]*(['Dichroitische Spiegel'.B56]-['Dichroitische Spiegel'.C56])/100" office:value-type="float" office:value="1552.86580159406" calcext:value-type="float">
            <text:p>1552.86580159406</text:p>
          </table:table-cell>
          <table:table-cell table:formula="of:=[.B57]*(100-['Dichroitische Spiegel'.B56])/100" office:value-type="float" office:value="1875.91592869129" calcext:value-type="float">
            <text:p>1875.91592869129</text:p>
          </table:table-cell>
          <table:table-cell/>
          <table:table-cell table:formula="of:=OFFSET([.$D$4];ROW()-4;(COLUMN()-8)/3)*OFFSET([Tristimuluskurven.$B$3];ROW()-4;MOD(COLUMN()-8;3))" office:value-type="float" office:value="13099.486677996" calcext:value-type="float">
            <text:p>13099.486677996</text:p>
          </table:table-cell>
          <table:table-cell table:formula="of:=OFFSET([.$D$4];ROW()-4;(COLUMN()-8)/3)*OFFSET([Tristimuluskurven.$B$3];ROW()-4;MOD(COLUMN()-8;3))" office:value-type="float" office:value="5017.59716989757" calcext:value-type="float">
            <text:p>5017.59716989757</text:p>
          </table:table-cell>
          <table:table-cell table:formula="of:=OFFSET([.$D$4];ROW()-4;(COLUMN()-8)/3)*OFFSET([Tristimuluskurven.$B$3];ROW()-4;MOD(COLUMN()-8;3))" office:value-type="float" office:value="0.363067812583037" calcext:value-type="float">
            <text:p>0.363067812583037</text:p>
          </table:table-cell>
          <table:table-cell table:formula="of:=OFFSET([.$D$4];ROW()-4;(COLUMN()-8)/3)*OFFSET([Tristimuluskurven.$B$3];ROW()-4;MOD(COLUMN()-8;3))" office:value-type="float" office:value="560.273981215137" calcext:value-type="float">
            <text:p>560.273981215137</text:p>
          </table:table-cell>
          <table:table-cell table:formula="of:=OFFSET([.$D$4];ROW()-4;(COLUMN()-8)/3)*OFFSET([Tristimuluskurven.$B$3];ROW()-4;MOD(COLUMN()-8;3))" office:value-type="float" office:value="214.606053780299" calcext:value-type="float">
            <text:p>214.606053780299</text:p>
          </table:table-cell>
          <table:table-cell table:formula="of:=OFFSET([.$D$4];ROW()-4;(COLUMN()-8)/3)*OFFSET([Tristimuluskurven.$B$3];ROW()-4;MOD(COLUMN()-8;3))" office:value-type="float" office:value="0.0155286580159406" calcext:value-type="float">
            <text:p>0.015528658015941</text:p>
          </table:table-cell>
          <table:table-cell table:formula="of:=OFFSET([.$D$4];ROW()-4;(COLUMN()-8)/3)*OFFSET([Tristimuluskurven.$B$3];ROW()-4;MOD(COLUMN()-8;3))" office:value-type="float" office:value="676.830467071817" calcext:value-type="float">
            <text:p>676.830467071817</text:p>
          </table:table-cell>
          <table:table-cell table:formula="of:=OFFSET([.$D$4];ROW()-4;(COLUMN()-8)/3)*OFFSET([Tristimuluskurven.$B$3];ROW()-4;MOD(COLUMN()-8;3))" office:value-type="float" office:value="259.251581345136" calcext:value-type="float">
            <text:p>259.251581345136</text:p>
          </table:table-cell>
          <table:table-cell table:formula="of:=OFFSET([.$D$4];ROW()-4;(COLUMN()-8)/3)*OFFSET([Tristimuluskurven.$B$3];ROW()-4;MOD(COLUMN()-8;3))" office:value-type="float" office:value="0.0187591592869129" calcext:value-type="float">
            <text:p>0.0187591592869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'AKL '.P56]" office:value-type="float" office:value="38652.1955458932" calcext:value-type="float">
            <text:p>38652.1955458932</text:p>
          </table:table-cell>
          <table:table-cell/>
          <table:table-cell table:formula="of:=[.B58]*(['Dichroitische Spiegel'.C57]/100)" office:value-type="float" office:value="35026.233081733" calcext:value-type="float">
            <text:p>35026.233081733</text:p>
          </table:table-cell>
          <table:table-cell table:formula="of:=[.B58]*(['Dichroitische Spiegel'.B57]-['Dichroitische Spiegel'.C57])/100" office:value-type="float" office:value="1742.44097520886" calcext:value-type="float">
            <text:p>1742.44097520886</text:p>
          </table:table-cell>
          <table:table-cell table:formula="of:=[.B58]*(100-['Dichroitische Spiegel'.B57])/100" office:value-type="float" office:value="1883.52148895138" calcext:value-type="float">
            <text:p>1883.52148895138</text:p>
          </table:table-cell>
          <table:table-cell/>
          <table:table-cell table:formula="of:=OFFSET([.$D$4];ROW()-4;(COLUMN()-8)/3)*OFFSET([Tristimuluskurven.$B$3];ROW()-4;MOD(COLUMN()-8;3))" office:value-type="float" office:value="9929.9370786713" calcext:value-type="float">
            <text:p>9929.9370786713</text:p>
          </table:table-cell>
          <table:table-cell table:formula="of:=OFFSET([.$D$4];ROW()-4;(COLUMN()-8)/3)*OFFSET([Tristimuluskurven.$B$3];ROW()-4;MOD(COLUMN()-8;3))" office:value-type="float" office:value="3747.80693974543" calcext:value-type="float">
            <text:p>3747.8069397454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93.982016471713" calcext:value-type="float">
            <text:p>493.982016471713</text:p>
          </table:table-cell>
          <table:table-cell table:formula="of:=OFFSET([.$D$4];ROW()-4;(COLUMN()-8)/3)*OFFSET([Tristimuluskurven.$B$3];ROW()-4;MOD(COLUMN()-8;3))" office:value-type="float" office:value="186.441184347348" calcext:value-type="float">
            <text:p>186.44118434734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33.978342117716" calcext:value-type="float">
            <text:p>533.978342117716</text:p>
          </table:table-cell>
          <table:table-cell table:formula="of:=OFFSET([.$D$4];ROW()-4;(COLUMN()-8)/3)*OFFSET([Tristimuluskurven.$B$3];ROW()-4;MOD(COLUMN()-8;3))" office:value-type="float" office:value="201.536799317797" calcext:value-type="float">
            <text:p>201.53679931779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'AKL '.P57]" office:value-type="float" office:value="37342.2306975753" calcext:value-type="float">
            <text:p>37342.2306975753</text:p>
          </table:table-cell>
          <table:table-cell/>
          <table:table-cell table:formula="of:=[.B59]*(['Dichroitische Spiegel'.C58]/100)" office:value-type="float" office:value="33858.5739957985" calcext:value-type="float">
            <text:p>33858.5739957985</text:p>
          </table:table-cell>
          <table:table-cell table:formula="of:=[.B59]*(['Dichroitische Spiegel'.B58]-['Dichroitische Spiegel'.C58])/100" office:value-type="float" office:value="1457.46726412636" calcext:value-type="float">
            <text:p>1457.46726412636</text:p>
          </table:table-cell>
          <table:table-cell table:formula="of:=[.B59]*(100-['Dichroitische Spiegel'.B58])/100" office:value-type="float" office:value="2026.18943765043" calcext:value-type="float">
            <text:p>2026.18943765043</text:p>
          </table:table-cell>
          <table:table-cell/>
          <table:table-cell table:formula="of:=OFFSET([.$D$4];ROW()-4;(COLUMN()-8)/3)*OFFSET([Tristimuluskurven.$B$3];ROW()-4;MOD(COLUMN()-8;3))" office:value-type="float" office:value="7404.87013288112" calcext:value-type="float">
            <text:p>7404.87013288112</text:p>
          </table:table-cell>
          <table:table-cell table:formula="of:=OFFSET([.$D$4];ROW()-4;(COLUMN()-8)/3)*OFFSET([Tristimuluskurven.$B$3];ROW()-4;MOD(COLUMN()-8;3))" office:value-type="float" office:value="2762.85963805715" calcext:value-type="float">
            <text:p>2762.8596380571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18.748090664435" calcext:value-type="float">
            <text:p>318.748090664435</text:p>
          </table:table-cell>
          <table:table-cell table:formula="of:=OFFSET([.$D$4];ROW()-4;(COLUMN()-8)/3)*OFFSET([Tristimuluskurven.$B$3];ROW()-4;MOD(COLUMN()-8;3))" office:value-type="float" office:value="118.929328752711" calcext:value-type="float">
            <text:p>118.92932875271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43.12763001415" calcext:value-type="float">
            <text:p>443.12763001415</text:p>
          </table:table-cell>
          <table:table-cell table:formula="of:=OFFSET([.$D$4];ROW()-4;(COLUMN()-8)/3)*OFFSET([Tristimuluskurven.$B$3];ROW()-4;MOD(COLUMN()-8;3))" office:value-type="float" office:value="165.337058112275" calcext:value-type="float">
            <text:p>165.33705811227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'AKL '.P58]" office:value-type="float" office:value="36127.1507765103" calcext:value-type="float">
            <text:p>36127.1507765103</text:p>
          </table:table-cell>
          <table:table-cell/>
          <table:table-cell table:formula="of:=[.B60]*(['Dichroitische Spiegel'.C59]/100)" office:value-type="float" office:value="32947.9615081774" calcext:value-type="float">
            <text:p>32947.9615081774</text:p>
          </table:table-cell>
          <table:table-cell table:formula="of:=[.B60]*(['Dichroitische Spiegel'.B59]-['Dichroitische Spiegel'.C59])/100" office:value-type="float" office:value="1548.77095378899" calcext:value-type="float">
            <text:p>1548.77095378899</text:p>
          </table:table-cell>
          <table:table-cell table:formula="of:=[.B60]*(100-['Dichroitische Spiegel'.B59])/100" office:value-type="float" office:value="1630.41831454391" calcext:value-type="float">
            <text:p>1630.41831454391</text:p>
          </table:table-cell>
          <table:table-cell/>
          <table:table-cell table:formula="of:=OFFSET([.$D$4];ROW()-4;(COLUMN()-8)/3)*OFFSET([Tristimuluskurven.$B$3];ROW()-4;MOD(COLUMN()-8;3))" office:value-type="float" office:value="5433.11885269846" calcext:value-type="float">
            <text:p>5433.11885269846</text:p>
          </table:table-cell>
          <table:table-cell table:formula="of:=OFFSET([.$D$4];ROW()-4;(COLUMN()-8)/3)*OFFSET([Tristimuluskurven.$B$3];ROW()-4;MOD(COLUMN()-8;3))" office:value-type="float" office:value="2009.82565199882" calcext:value-type="float">
            <text:p>2009.8256519988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55.392330279805" calcext:value-type="float">
            <text:p>255.392330279805</text:p>
          </table:table-cell>
          <table:table-cell table:formula="of:=OFFSET([.$D$4];ROW()-4;(COLUMN()-8)/3)*OFFSET([Tristimuluskurven.$B$3];ROW()-4;MOD(COLUMN()-8;3))" office:value-type="float" office:value="94.4750281811287" calcext:value-type="float">
            <text:p>94.47502818112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68.855980068291" calcext:value-type="float">
            <text:p>268.855980068291</text:p>
          </table:table-cell>
          <table:table-cell table:formula="of:=OFFSET([.$D$4];ROW()-4;(COLUMN()-8)/3)*OFFSET([Tristimuluskurven.$B$3];ROW()-4;MOD(COLUMN()-8;3))" office:value-type="float" office:value="99.4555171871787" calcext:value-type="float">
            <text:p>99.45551718717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'AKL '.P59]" office:value-type="float" office:value="35135.201902011" calcext:value-type="float">
            <text:p>35135.201902011</text:p>
          </table:table-cell>
          <table:table-cell/>
          <table:table-cell table:formula="of:=[.B61]*(['Dichroitische Spiegel'.C60]/100)" office:value-type="float" office:value="32197.8990230029" calcext:value-type="float">
            <text:p>32197.8990230029</text:p>
          </table:table-cell>
          <table:table-cell table:formula="of:=[.B61]*(['Dichroitische Spiegel'.B60]-['Dichroitische Spiegel'.C60])/100" office:value-type="float" office:value="1214.2725777335" calcext:value-type="float">
            <text:p>1214.2725777335</text:p>
          </table:table-cell>
          <table:table-cell table:formula="of:=[.B61]*(100-['Dichroitische Spiegel'.B60])/100" office:value-type="float" office:value="1723.03030127462" calcext:value-type="float">
            <text:p>1723.03030127462</text:p>
          </table:table-cell>
          <table:table-cell/>
          <table:table-cell table:formula="of:=OFFSET([.$D$4];ROW()-4;(COLUMN()-8)/3)*OFFSET([Tristimuluskurven.$B$3];ROW()-4;MOD(COLUMN()-8;3))" office:value-type="float" office:value="3902.38536158795" calcext:value-type="float">
            <text:p>3902.38536158795</text:p>
          </table:table-cell>
          <table:table-cell table:formula="of:=OFFSET([.$D$4];ROW()-4;(COLUMN()-8)/3)*OFFSET([Tristimuluskurven.$B$3];ROW()-4;MOD(COLUMN()-8;3))" office:value-type="float" office:value="1435.38233844547" calcext:value-type="float">
            <text:p>1435.3823384454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47.1698364213" calcext:value-type="float">
            <text:p>147.1698364213</text:p>
          </table:table-cell>
          <table:table-cell table:formula="of:=OFFSET([.$D$4];ROW()-4;(COLUMN()-8)/3)*OFFSET([Tristimuluskurven.$B$3];ROW()-4;MOD(COLUMN()-8;3))" office:value-type="float" office:value="54.1322715153595" calcext:value-type="float">
            <text:p>54.132271515359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08.831272514484" calcext:value-type="float">
            <text:p>208.831272514484</text:p>
          </table:table-cell>
          <table:table-cell table:formula="of:=OFFSET([.$D$4];ROW()-4;(COLUMN()-8)/3)*OFFSET([Tristimuluskurven.$B$3];ROW()-4;MOD(COLUMN()-8;3))" office:value-type="float" office:value="76.8126908308225" calcext:value-type="float">
            <text:p>76.812690830822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'AKL '.P60]" office:value-type="float" office:value="34455.3675552009" calcext:value-type="float">
            <text:p>34455.3675552009</text:p>
          </table:table-cell>
          <table:table-cell/>
          <table:table-cell table:formula="of:=[.B62]*(['Dichroitische Spiegel'.C61]/100)" office:value-type="float" office:value="31278.2381129358" calcext:value-type="float">
            <text:p>31278.2381129358</text:p>
          </table:table-cell>
          <table:table-cell table:formula="of:=[.B62]*(['Dichroitische Spiegel'.B61]-['Dichroitische Spiegel'.C61])/100" office:value-type="float" office:value="960.960201114553" calcext:value-type="float">
            <text:p>960.960201114553</text:p>
          </table:table-cell>
          <table:table-cell table:formula="of:=[.B62]*(100-['Dichroitische Spiegel'.B61])/100" office:value-type="float" office:value="2216.16924115052" calcext:value-type="float">
            <text:p>2216.16924115052</text:p>
          </table:table-cell>
          <table:table-cell/>
          <table:table-cell table:formula="of:=OFFSET([.$D$4];ROW()-4;(COLUMN()-8)/3)*OFFSET([Tristimuluskurven.$B$3];ROW()-4;MOD(COLUMN()-8;3))" office:value-type="float" office:value="2733.71801107059" calcext:value-type="float">
            <text:p>2733.71801107059</text:p>
          </table:table-cell>
          <table:table-cell table:formula="of:=OFFSET([.$D$4];ROW()-4;(COLUMN()-8)/3)*OFFSET([Tristimuluskurven.$B$3];ROW()-4;MOD(COLUMN()-8;3))" office:value-type="float" office:value="1000.90361961395" calcext:value-type="float">
            <text:p>1000.9036196139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83.9879215774119" calcext:value-type="float">
            <text:p>83.9879215774119</text:p>
          </table:table-cell>
          <table:table-cell table:formula="of:=OFFSET([.$D$4];ROW()-4;(COLUMN()-8)/3)*OFFSET([Tristimuluskurven.$B$3];ROW()-4;MOD(COLUMN()-8;3))" office:value-type="float" office:value="30.7507264356657" calcext:value-type="float">
            <text:p>30.750726435665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93.693191676556" calcext:value-type="float">
            <text:p>193.693191676556</text:p>
          </table:table-cell>
          <table:table-cell table:formula="of:=OFFSET([.$D$4];ROW()-4;(COLUMN()-8)/3)*OFFSET([Tristimuluskurven.$B$3];ROW()-4;MOD(COLUMN()-8;3))" office:value-type="float" office:value="70.9174157168167" calcext:value-type="float">
            <text:p>70.917415716816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'AKL '.P61]" office:value-type="float" office:value="33035.6472482839" calcext:value-type="float">
            <text:p>33035.6472482839</text:p>
          </table:table-cell>
          <table:table-cell/>
          <table:table-cell table:formula="of:=[.B63]*(['Dichroitische Spiegel'.C62]/100)" office:value-type="float" office:value="29705.9843621294" calcext:value-type="float">
            <text:p>29705.9843621294</text:p>
          </table:table-cell>
          <table:table-cell table:formula="of:=[.B63]*(['Dichroitische Spiegel'.B62]-['Dichroitische Spiegel'.C62])/100" office:value-type="float" office:value="1241.47962359051" calcext:value-type="float">
            <text:p>1241.47962359051</text:p>
          </table:table-cell>
          <table:table-cell table:formula="of:=[.B63]*(100-['Dichroitische Spiegel'.B62])/100" office:value-type="float" office:value="2088.18326256403" calcext:value-type="float">
            <text:p>2088.18326256403</text:p>
          </table:table-cell>
          <table:table-cell/>
          <table:table-cell table:formula="of:=OFFSET([.$D$4];ROW()-4;(COLUMN()-8)/3)*OFFSET([Tristimuluskurven.$B$3];ROW()-4;MOD(COLUMN()-8;3))" office:value-type="float" office:value="1889.30060543143" calcext:value-type="float">
            <text:p>1889.30060543143</text:p>
          </table:table-cell>
          <table:table-cell table:formula="of:=OFFSET([.$D$4];ROW()-4;(COLUMN()-8)/3)*OFFSET([Tristimuluskurven.$B$3];ROW()-4;MOD(COLUMN()-8;3))" office:value-type="float" office:value="689.178837201402" calcext:value-type="float">
            <text:p>689.1788372014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8.9581040603564" calcext:value-type="float">
            <text:p>78.9581040603564</text:p>
          </table:table-cell>
          <table:table-cell table:formula="of:=OFFSET([.$D$4];ROW()-4;(COLUMN()-8)/3)*OFFSET([Tristimuluskurven.$B$3];ROW()-4;MOD(COLUMN()-8;3))" office:value-type="float" office:value="28.8023272672998" calcext:value-type="float">
            <text:p>28.802327267299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32.808455499072" calcext:value-type="float">
            <text:p>132.808455499072</text:p>
          </table:table-cell>
          <table:table-cell table:formula="of:=OFFSET([.$D$4];ROW()-4;(COLUMN()-8)/3)*OFFSET([Tristimuluskurven.$B$3];ROW()-4;MOD(COLUMN()-8;3))" office:value-type="float" office:value="48.4458516914854" calcext:value-type="float">
            <text:p>48.445851691485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'AKL '.P62]" office:value-type="float" office:value="32306.9876226062" calcext:value-type="float">
            <text:p>32306.9876226062</text:p>
          </table:table-cell>
          <table:table-cell/>
          <table:table-cell table:formula="of:=[.B64]*(['Dichroitische Spiegel'.C63]/100)" office:value-type="float" office:value="28980.6601769827" calcext:value-type="float">
            <text:p>28980.6601769827</text:p>
          </table:table-cell>
          <table:table-cell table:formula="of:=[.B64]*(['Dichroitische Spiegel'.B63]-['Dichroitische Spiegel'.C63])/100" office:value-type="float" office:value="1499.36729556516" calcext:value-type="float">
            <text:p>1499.36729556516</text:p>
          </table:table-cell>
          <table:table-cell table:formula="of:=[.B64]*(100-['Dichroitische Spiegel'.B63])/100" office:value-type="float" office:value="1826.96015005838" calcext:value-type="float">
            <text:p>1826.96015005838</text:p>
          </table:table-cell>
          <table:table-cell/>
          <table:table-cell table:formula="of:=OFFSET([.$D$4];ROW()-4;(COLUMN()-8)/3)*OFFSET([Tristimuluskurven.$B$3];ROW()-4;MOD(COLUMN()-8;3))" office:value-type="float" office:value="1355.42547647748" calcext:value-type="float">
            <text:p>1355.42547647748</text:p>
          </table:table-cell>
          <table:table-cell table:formula="of:=OFFSET([.$D$4];ROW()-4;(COLUMN()-8)/3)*OFFSET([Tristimuluskurven.$B$3];ROW()-4;MOD(COLUMN()-8;3))" office:value-type="float" office:value="492.671223008706" calcext:value-type="float">
            <text:p>492.67122300870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0.1254084135824" calcext:value-type="float">
            <text:p>70.1254084135824</text:p>
          </table:table-cell>
          <table:table-cell table:formula="of:=OFFSET([.$D$4];ROW()-4;(COLUMN()-8)/3)*OFFSET([Tristimuluskurven.$B$3];ROW()-4;MOD(COLUMN()-8;3))" office:value-type="float" office:value="25.4892440246077" calcext:value-type="float">
            <text:p>25.489244024607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85.4469262182306" calcext:value-type="float">
            <text:p>85.4469262182306</text:p>
          </table:table-cell>
          <table:table-cell table:formula="of:=OFFSET([.$D$4];ROW()-4;(COLUMN()-8)/3)*OFFSET([Tristimuluskurven.$B$3];ROW()-4;MOD(COLUMN()-8;3))" office:value-type="float" office:value="31.0583225509925" calcext:value-type="float">
            <text:p>31.058322550992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'AKL '.P63]" office:value-type="float" office:value="31006.0272214123" calcext:value-type="float">
            <text:p>31006.0272214123</text:p>
          </table:table-cell>
          <table:table-cell/>
          <table:table-cell table:formula="of:=[.B65]*(['Dichroitische Spiegel'.C64]/100)" office:value-type="float" office:value="27828.2194914897" calcext:value-type="float">
            <text:p>27828.2194914897</text:p>
          </table:table-cell>
          <table:table-cell table:formula="of:=[.B65]*(['Dichroitische Spiegel'.B64]-['Dichroitische Spiegel'.C64])/100" office:value-type="float" office:value="1539.44925154312" calcext:value-type="float">
            <text:p>1539.44925154312</text:p>
          </table:table-cell>
          <table:table-cell table:formula="of:=[.B65]*(100-['Dichroitische Spiegel'.B64])/100" office:value-type="float" office:value="1638.35847837943" calcext:value-type="float">
            <text:p>1638.35847837943</text:p>
          </table:table-cell>
          <table:table-cell/>
          <table:table-cell table:formula="of:=OFFSET([.$D$4];ROW()-4;(COLUMN()-8)/3)*OFFSET([Tristimuluskurven.$B$3];ROW()-4;MOD(COLUMN()-8;3))" office:value-type="float" office:value="915.548421270012" calcext:value-type="float">
            <text:p>915.548421270012</text:p>
          </table:table-cell>
          <table:table-cell table:formula="of:=OFFSET([.$D$4];ROW()-4;(COLUMN()-8)/3)*OFFSET([Tristimuluskurven.$B$3];ROW()-4;MOD(COLUMN()-8;3))" office:value-type="float" office:value="331.712376338557" calcext:value-type="float">
            <text:p>331.71237633855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0.6478803757685" calcext:value-type="float">
            <text:p>50.6478803757685</text:p>
          </table:table-cell>
          <table:table-cell table:formula="of:=OFFSET([.$D$4];ROW()-4;(COLUMN()-8)/3)*OFFSET([Tristimuluskurven.$B$3];ROW()-4;MOD(COLUMN()-8;3))" office:value-type="float" office:value="18.3502350783939" calcext:value-type="float">
            <text:p>18.350235078393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53.9019939386831" calcext:value-type="float">
            <text:p>53.9019939386831</text:p>
          </table:table-cell>
          <table:table-cell table:formula="of:=OFFSET([.$D$4];ROW()-4;(COLUMN()-8)/3)*OFFSET([Tristimuluskurven.$B$3];ROW()-4;MOD(COLUMN()-8;3))" office:value-type="float" office:value="19.5292330622828" calcext:value-type="float">
            <text:p>19.529233062282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'AKL '.P64]" office:value-type="float" office:value="29702.5751185897" calcext:value-type="float">
            <text:p>29702.5751185897</text:p>
          </table:table-cell>
          <table:table-cell/>
          <table:table-cell table:formula="of:=[.B66]*(['Dichroitische Spiegel'.C65]/100)" office:value-type="float" office:value="26283.5116966888" calcext:value-type="float">
            <text:p>26283.5116966888</text:p>
          </table:table-cell>
          <table:table-cell table:formula="of:=[.B66]*(['Dichroitische Spiegel'.B65]-['Dichroitische Spiegel'.C65])/100" office:value-type="float" office:value="1340.77424085314" calcext:value-type="float">
            <text:p>1340.77424085314</text:p>
          </table:table-cell>
          <table:table-cell table:formula="of:=[.B66]*(100-['Dichroitische Spiegel'.B65])/100" office:value-type="float" office:value="2078.28918104772" calcext:value-type="float">
            <text:p>2078.28918104772</text:p>
          </table:table-cell>
          <table:table-cell/>
          <table:table-cell table:formula="of:=OFFSET([.$D$4];ROW()-4;(COLUMN()-8)/3)*OFFSET([Tristimuluskurven.$B$3];ROW()-4;MOD(COLUMN()-8;3))" office:value-type="float" office:value="596.635715514836" calcext:value-type="float">
            <text:p>596.635715514836</text:p>
          </table:table-cell>
          <table:table-cell table:formula="of:=OFFSET([.$D$4];ROW()-4;(COLUMN()-8)/3)*OFFSET([Tristimuluskurven.$B$3];ROW()-4;MOD(COLUMN()-8;3))" office:value-type="float" office:value="215.787631029815" calcext:value-type="float">
            <text:p>215.78763102981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0.4355752673662" calcext:value-type="float">
            <text:p>30.4355752673662</text:p>
          </table:table-cell>
          <table:table-cell table:formula="of:=OFFSET([.$D$4];ROW()-4;(COLUMN()-8)/3)*OFFSET([Tristimuluskurven.$B$3];ROW()-4;MOD(COLUMN()-8;3))" office:value-type="float" office:value="11.0077565174042" calcext:value-type="float">
            <text:p>11.007756517404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7.1771644097832" calcext:value-type="float">
            <text:p>47.1771644097832</text:p>
          </table:table-cell>
          <table:table-cell table:formula="of:=OFFSET([.$D$4];ROW()-4;(COLUMN()-8)/3)*OFFSET([Tristimuluskurven.$B$3];ROW()-4;MOD(COLUMN()-8;3))" office:value-type="float" office:value="17.0627541764018" calcext:value-type="float">
            <text:p>17.062754176401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'AKL '.P65]" office:value-type="float" office:value="29030.394273185" calcext:value-type="float">
            <text:p>29030.394273185</text:p>
          </table:table-cell>
          <table:table-cell/>
          <table:table-cell table:formula="of:=[.B67]*(['Dichroitische Spiegel'.C66]/100)" office:value-type="float" office:value="25656.1915468127" calcext:value-type="float">
            <text:p>25656.1915468127</text:p>
          </table:table-cell>
          <table:table-cell table:formula="of:=[.B67]*(['Dichroitische Spiegel'.B66]-['Dichroitische Spiegel'.C66])/100" office:value-type="float" office:value="1420.74749572968" calcext:value-type="float">
            <text:p>1420.74749572968</text:p>
          </table:table-cell>
          <table:table-cell table:formula="of:=[.B67]*(100-['Dichroitische Spiegel'.B66])/100" office:value-type="float" office:value="1953.45523064262" calcext:value-type="float">
            <text:p>1953.45523064262</text:p>
          </table:table-cell>
          <table:table-cell/>
          <table:table-cell table:formula="of:=OFFSET([.$D$4];ROW()-4;(COLUMN()-8)/3)*OFFSET([Tristimuluskurven.$B$3];ROW()-4;MOD(COLUMN()-8;3))" office:value-type="float" office:value="406.394074101513" calcext:value-type="float">
            <text:p>406.394074101513</text:p>
          </table:table-cell>
          <table:table-cell table:formula="of:=OFFSET([.$D$4];ROW()-4;(COLUMN()-8)/3)*OFFSET([Tristimuluskurven.$B$3];ROW()-4;MOD(COLUMN()-8;3))" office:value-type="float" office:value="146.830384222409" calcext:value-type="float">
            <text:p>146.8303842224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2.5046403323581" calcext:value-type="float">
            <text:p>22.5046403323581</text:p>
          </table:table-cell>
          <table:table-cell table:formula="of:=OFFSET([.$D$4];ROW()-4;(COLUMN()-8)/3)*OFFSET([Tristimuluskurven.$B$3];ROW()-4;MOD(COLUMN()-8;3))" office:value-type="float" office:value="8.13093791806094" calcext:value-type="float">
            <text:p>8.1309379180609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30.9427308533791" calcext:value-type="float">
            <text:p>30.9427308533791</text:p>
          </table:table-cell>
          <table:table-cell table:formula="of:=OFFSET([.$D$4];ROW()-4;(COLUMN()-8)/3)*OFFSET([Tristimuluskurven.$B$3];ROW()-4;MOD(COLUMN()-8;3))" office:value-type="float" office:value="11.1796242849677" calcext:value-type="float">
            <text:p>11.179624284967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'AKL '.P66]" office:value-type="float" office:value="27270.9915867052" calcext:value-type="float">
            <text:p>27270.9915867052</text:p>
          </table:table-cell>
          <table:table-cell/>
          <table:table-cell table:formula="of:=[.B68]*(['Dichroitische Spiegel'.C67]/100)" office:value-type="float" office:value="23981.8372914326" calcext:value-type="float">
            <text:p>23981.8372914326</text:p>
          </table:table-cell>
          <table:table-cell table:formula="of:=[.B68]*(['Dichroitische Spiegel'.B67]-['Dichroitische Spiegel'.C67])/100" office:value-type="float" office:value="1475.63335475662" calcext:value-type="float">
            <text:p>1475.63335475662</text:p>
          </table:table-cell>
          <table:table-cell table:formula="of:=[.B68]*(100-['Dichroitische Spiegel'.B67])/100" office:value-type="float" office:value="1813.52094051589" calcext:value-type="float">
            <text:p>1813.52094051589</text:p>
          </table:table-cell>
          <table:table-cell/>
          <table:table-cell table:formula="of:=OFFSET([.$D$4];ROW()-4;(COLUMN()-8)/3)*OFFSET([Tristimuluskurven.$B$3];ROW()-4;MOD(COLUMN()-8;3))" office:value-type="float" office:value="272.409689793383" calcext:value-type="float">
            <text:p>272.409689793383</text:p>
          </table:table-cell>
          <table:table-cell table:formula="of:=OFFSET([.$D$4];ROW()-4;(COLUMN()-8)/3)*OFFSET([Tristimuluskurven.$B$3];ROW()-4;MOD(COLUMN()-8;3))" office:value-type="float" office:value="98.3734965694567" calcext:value-type="float">
            <text:p>98.373496569456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6.7617192766804" calcext:value-type="float">
            <text:p>16.7617192766804</text:p>
          </table:table-cell>
          <table:table-cell table:formula="of:=OFFSET([.$D$4];ROW()-4;(COLUMN()-8)/3)*OFFSET([Tristimuluskurven.$B$3];ROW()-4;MOD(COLUMN()-8;3))" office:value-type="float" office:value="6.05304802121164" calcext:value-type="float">
            <text:p>6.0530480212116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0.59978436332" calcext:value-type="float">
            <text:p>20.59978436332</text:p>
          </table:table-cell>
          <table:table-cell table:formula="of:=OFFSET([.$D$4];ROW()-4;(COLUMN()-8)/3)*OFFSET([Tristimuluskurven.$B$3];ROW()-4;MOD(COLUMN()-8;3))" office:value-type="float" office:value="7.4390628979962" calcext:value-type="float">
            <text:p>7.439062897996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'AKL '.P67]" office:value-type="float" office:value="25230.6851224515" calcext:value-type="float">
            <text:p>25230.6851224515</text:p>
          </table:table-cell>
          <table:table-cell/>
          <table:table-cell table:formula="of:=[.B69]*(['Dichroitische Spiegel'.C68]/100)" office:value-type="float" office:value="21663.3185529881" calcext:value-type="float">
            <text:p>21663.3185529881</text:p>
          </table:table-cell>
          <table:table-cell table:formula="of:=[.B69]*(['Dichroitische Spiegel'.B68]-['Dichroitische Spiegel'.C68])/100" office:value-type="float" office:value="1665.98213863547" calcext:value-type="float">
            <text:p>1665.98213863547</text:p>
          </table:table-cell>
          <table:table-cell table:formula="of:=[.B69]*(100-['Dichroitische Spiegel'.B68])/100" office:value-type="float" office:value="1901.38443082794" calcext:value-type="float">
            <text:p>1901.38443082794</text:p>
          </table:table-cell>
          <table:table-cell/>
          <table:table-cell table:formula="of:=OFFSET([.$D$4];ROW()-4;(COLUMN()-8)/3)*OFFSET([Tristimuluskurven.$B$3];ROW()-4;MOD(COLUMN()-8;3))" office:value-type="float" office:value="175.711176783286" calcext:value-type="float">
            <text:p>175.711176783286</text:p>
          </table:table-cell>
          <table:table-cell table:formula="of:=OFFSET([.$D$4];ROW()-4;(COLUMN()-8)/3)*OFFSET([Tristimuluskurven.$B$3];ROW()-4;MOD(COLUMN()-8;3))" office:value-type="float" office:value="63.451860041702" calcext:value-type="float">
            <text:p>63.4518600417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3.5127811264723" calcext:value-type="float">
            <text:p>13.5127811264723</text:p>
          </table:table-cell>
          <table:table-cell table:formula="of:=OFFSET([.$D$4];ROW()-4;(COLUMN()-8)/3)*OFFSET([Tristimuluskurven.$B$3];ROW()-4;MOD(COLUMN()-8;3))" office:value-type="float" office:value="4.87966168406329" calcext:value-type="float">
            <text:p>4.8796616840632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5.4221291184455" calcext:value-type="float">
            <text:p>15.4221291184455</text:p>
          </table:table-cell>
          <table:table-cell table:formula="of:=OFFSET([.$D$4];ROW()-4;(COLUMN()-8)/3)*OFFSET([Tristimuluskurven.$B$3];ROW()-4;MOD(COLUMN()-8;3))" office:value-type="float" office:value="5.56915499789505" calcext:value-type="float">
            <text:p>5.56915499789505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'AKL '.P68]" office:value-type="float" office:value="23329.2443872681" calcext:value-type="float">
            <text:p>23329.2443872681</text:p>
          </table:table-cell>
          <table:table-cell/>
          <table:table-cell table:formula="of:=[.B70]*(['Dichroitische Spiegel'.C69]/100)" office:value-type="float" office:value="19223.064082665" calcext:value-type="float">
            <text:p>19223.064082665</text:p>
          </table:table-cell>
          <table:table-cell table:formula="of:=[.B70]*(['Dichroitische Spiegel'.B69]-['Dichroitische Spiegel'.C69])/100" office:value-type="float" office:value="1999.54953643275" calcext:value-type="float">
            <text:p>1999.54953643275</text:p>
          </table:table-cell>
          <table:table-cell table:formula="of:=[.B70]*(100-['Dichroitische Spiegel'.B69])/100" office:value-type="float" office:value="2106.63076817031" calcext:value-type="float">
            <text:p>2106.63076817031</text:p>
          </table:table-cell>
          <table:table-cell/>
          <table:table-cell table:formula="of:=OFFSET([.$D$4];ROW()-4;(COLUMN()-8)/3)*OFFSET([Tristimuluskurven.$B$3];ROW()-4;MOD(COLUMN()-8;3))" office:value-type="float" office:value="111.30154103863" calcext:value-type="float">
            <text:p>111.30154103863</text:p>
          </table:table-cell>
          <table:table-cell table:formula="of:=OFFSET([.$D$4];ROW()-4;(COLUMN()-8)/3)*OFFSET([Tristimuluskurven.$B$3];ROW()-4;MOD(COLUMN()-8;3))" office:value-type="float" office:value="40.1954269968526" calcext:value-type="float">
            <text:p>40.195426996852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1.5773918159456" calcext:value-type="float">
            <text:p>11.5773918159456</text:p>
          </table:table-cell>
          <table:table-cell table:formula="of:=OFFSET([.$D$4];ROW()-4;(COLUMN()-8)/3)*OFFSET([Tristimuluskurven.$B$3];ROW()-4;MOD(COLUMN()-8;3))" office:value-type="float" office:value="4.18105808068087" calcext:value-type="float">
            <text:p>4.1810580806808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2.1973921477061" calcext:value-type="float">
            <text:p>12.1973921477061</text:p>
          </table:table-cell>
          <table:table-cell table:formula="of:=OFFSET([.$D$4];ROW()-4;(COLUMN()-8)/3)*OFFSET([Tristimuluskurven.$B$3];ROW()-4;MOD(COLUMN()-8;3))" office:value-type="float" office:value="4.40496493624411" calcext:value-type="float">
            <text:p>4.4049649362441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'AKL '.P69]" office:value-type="float" office:value="21969.4150925809" calcext:value-type="float">
            <text:p>21969.4150925809</text:p>
          </table:table-cell>
          <table:table-cell/>
          <table:table-cell table:formula="of:=[.B71]*(['Dichroitische Spiegel'.C70]/100)" office:value-type="float" office:value="17692.4093623572" calcext:value-type="float">
            <text:p>17692.4093623572</text:p>
          </table:table-cell>
          <table:table-cell table:formula="of:=[.B71]*(['Dichroitische Spiegel'.B70]-['Dichroitische Spiegel'.C70])/100" office:value-type="float" office:value="1551.69978798899" calcext:value-type="float">
            <text:p>1551.69978798899</text:p>
          </table:table-cell>
          <table:table-cell table:formula="of:=[.B71]*(100-['Dichroitische Spiegel'.B70])/100" office:value-type="float" office:value="2725.30594223466" calcext:value-type="float">
            <text:p>2725.30594223466</text:p>
          </table:table-cell>
          <table:table-cell/>
          <table:table-cell table:formula="of:=OFFSET([.$D$4];ROW()-4;(COLUMN()-8)/3)*OFFSET([Tristimuluskurven.$B$3];ROW()-4;MOD(COLUMN()-8;3))" office:value-type="float" office:value="72.6981100699258" calcext:value-type="float">
            <text:p>72.6981100699258</text:p>
          </table:table-cell>
          <table:table-cell table:formula="of:=OFFSET([.$D$4];ROW()-4;(COLUMN()-8)/3)*OFFSET([Tristimuluskurven.$B$3];ROW()-4;MOD(COLUMN()-8;3))" office:value-type="float" office:value="26.2555354937381" calcext:value-type="float">
            <text:p>26.255535493738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6.37593442884675" calcext:value-type="float">
            <text:p>6.37593442884675</text:p>
          </table:table-cell>
          <table:table-cell table:formula="of:=OFFSET([.$D$4];ROW()-4;(COLUMN()-8)/3)*OFFSET([Tristimuluskurven.$B$3];ROW()-4;MOD(COLUMN()-8;3))" office:value-type="float" office:value="2.30272248537566" calcext:value-type="float">
            <text:p>2.3027224853756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1.1982821166422" calcext:value-type="float">
            <text:p>11.1982821166422</text:p>
          </table:table-cell>
          <table:table-cell table:formula="of:=OFFSET([.$D$4];ROW()-4;(COLUMN()-8)/3)*OFFSET([Tristimuluskurven.$B$3];ROW()-4;MOD(COLUMN()-8;3))" office:value-type="float" office:value="4.04435401827623" calcext:value-type="float">
            <text:p>4.0443540182762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'AKL '.P70]" office:value-type="float" office:value="19479.389895997" calcext:value-type="float">
            <text:p>19479.389895997</text:p>
          </table:table-cell>
          <table:table-cell/>
          <table:table-cell table:formula="of:=[.B72]*(['Dichroitische Spiegel'.C71]/100)" office:value-type="float" office:value="15235.6100132551" calcext:value-type="float">
            <text:p>15235.6100132551</text:p>
          </table:table-cell>
          <table:table-cell table:formula="of:=[.B72]*(['Dichroitische Spiegel'.B71]-['Dichroitische Spiegel'.C71])/100" office:value-type="float" office:value="1542.76767976296" calcext:value-type="float">
            <text:p>1542.76767976296</text:p>
          </table:table-cell>
          <table:table-cell table:formula="of:=[.B72]*(100-['Dichroitische Spiegel'.B71])/100" office:value-type="float" office:value="2701.01220297895" calcext:value-type="float">
            <text:p>2701.01220297895</text:p>
          </table:table-cell>
          <table:table-cell/>
          <table:table-cell table:formula="of:=OFFSET([.$D$4];ROW()-4;(COLUMN()-8)/3)*OFFSET([Tristimuluskurven.$B$3];ROW()-4;MOD(COLUMN()-8;3))" office:value-type="float" office:value="44.1680334284265" calcext:value-type="float">
            <text:p>44.1680334284265</text:p>
          </table:table-cell>
          <table:table-cell table:formula="of:=OFFSET([.$D$4];ROW()-4;(COLUMN()-8)/3)*OFFSET([Tristimuluskurven.$B$3];ROW()-4;MOD(COLUMN()-8;3))" office:value-type="float" office:value="15.9516836838781" calcext:value-type="float">
            <text:p>15.951683683878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.47248350363283" calcext:value-type="float">
            <text:p>4.47248350363283</text:p>
          </table:table-cell>
          <table:table-cell table:formula="of:=OFFSET([.$D$4];ROW()-4;(COLUMN()-8)/3)*OFFSET([Tristimuluskurven.$B$3];ROW()-4;MOD(COLUMN()-8;3))" office:value-type="float" office:value="1.61527776071182" calcext:value-type="float">
            <text:p>1.6152777607118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7.83023437643596" calcext:value-type="float">
            <text:p>7.83023437643596</text:p>
          </table:table-cell>
          <table:table-cell table:formula="of:=OFFSET([.$D$4];ROW()-4;(COLUMN()-8)/3)*OFFSET([Tristimuluskurven.$B$3];ROW()-4;MOD(COLUMN()-8;3))" office:value-type="float" office:value="2.82795977651896" calcext:value-type="float">
            <text:p>2.8279597765189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'AKL '.P71]" office:value-type="float" office:value="16548.3945892287" calcext:value-type="float">
            <text:p>16548.3945892287</text:p>
          </table:table-cell>
          <table:table-cell/>
          <table:table-cell table:formula="of:=[.B73]*(['Dichroitische Spiegel'.C72]/100)" office:value-type="float" office:value="12949.6152179092" calcext:value-type="float">
            <text:p>12949.6152179092</text:p>
          </table:table-cell>
          <table:table-cell table:formula="of:=[.B73]*(['Dichroitische Spiegel'.B72]-['Dichroitische Spiegel'.C72])/100" office:value-type="float" office:value="1463.20904957961" calcext:value-type="float">
            <text:p>1463.20904957961</text:p>
          </table:table-cell>
          <table:table-cell table:formula="of:=[.B73]*(100-['Dichroitische Spiegel'.B72])/100" office:value-type="float" office:value="2135.57032173997" calcext:value-type="float">
            <text:p>2135.57032173997</text:p>
          </table:table-cell>
          <table:table-cell/>
          <table:table-cell table:formula="of:=OFFSET([.$D$4];ROW()-4;(COLUMN()-8)/3)*OFFSET([Tristimuluskurven.$B$3];ROW()-4;MOD(COLUMN()-8;3))" office:value-type="float" office:value="26.5337615814959" calcext:value-type="float">
            <text:p>26.5337615814959</text:p>
          </table:table-cell>
          <table:table-cell table:formula="of:=OFFSET([.$D$4];ROW()-4;(COLUMN()-8)/3)*OFFSET([Tristimuluskurven.$B$3];ROW()-4;MOD(COLUMN()-8;3))" office:value-type="float" office:value="9.58271526125279" calcext:value-type="float">
            <text:p>9.5827152612527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99811534258861" calcext:value-type="float">
            <text:p>2.99811534258861</text:p>
          </table:table-cell>
          <table:table-cell table:formula="of:=OFFSET([.$D$4];ROW()-4;(COLUMN()-8)/3)*OFFSET([Tristimuluskurven.$B$3];ROW()-4;MOD(COLUMN()-8;3))" office:value-type="float" office:value="1.08277469668891" calcext:value-type="float">
            <text:p>1.0827746966889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4.3757835892452" calcext:value-type="float">
            <text:p>4.3757835892452</text:p>
          </table:table-cell>
          <table:table-cell table:formula="of:=OFFSET([.$D$4];ROW()-4;(COLUMN()-8)/3)*OFFSET([Tristimuluskurven.$B$3];ROW()-4;MOD(COLUMN()-8;3))" office:value-type="float" office:value="1.58032203808758" calcext:value-type="float">
            <text:p>1.5803220380875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'AKL '.P72]" office:value-type="float" office:value="14579.2855113466" calcext:value-type="float">
            <text:p>14579.2855113466</text:p>
          </table:table-cell>
          <table:table-cell/>
          <table:table-cell table:formula="of:=[.B74]*(['Dichroitische Spiegel'.C73]/100)" office:value-type="float" office:value="11310.4639068476" calcext:value-type="float">
            <text:p>11310.4639068476</text:p>
          </table:table-cell>
          <table:table-cell table:formula="of:=[.B74]*(['Dichroitische Spiegel'.B73]-['Dichroitische Spiegel'.C73])/100" office:value-type="float" office:value="1321.02906018312" calcext:value-type="float">
            <text:p>1321.02906018312</text:p>
          </table:table-cell>
          <table:table-cell table:formula="of:=[.B74]*(100-['Dichroitische Spiegel'.B73])/100" office:value-type="float" office:value="1947.7925443159" calcext:value-type="float">
            <text:p>1947.7925443159</text:p>
          </table:table-cell>
          <table:table-cell/>
          <table:table-cell table:formula="of:=OFFSET([.$D$4];ROW()-4;(COLUMN()-8)/3)*OFFSET([Tristimuluskurven.$B$3];ROW()-4;MOD(COLUMN()-8;3))" office:value-type="float" office:value="16.2870680258605" calcext:value-type="float">
            <text:p>16.2870680258605</text:p>
          </table:table-cell>
          <table:table-cell table:formula="of:=OFFSET([.$D$4];ROW()-4;(COLUMN()-8)/3)*OFFSET([Tristimuluskurven.$B$3];ROW()-4;MOD(COLUMN()-8;3))" office:value-type="float" office:value="5.88144123156074" calcext:value-type="float">
            <text:p>5.8814412315607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90228184666369" calcext:value-type="float">
            <text:p>1.90228184666369</text:p>
          </table:table-cell>
          <table:table-cell table:formula="of:=OFFSET([.$D$4];ROW()-4;(COLUMN()-8)/3)*OFFSET([Tristimuluskurven.$B$3];ROW()-4;MOD(COLUMN()-8;3))" office:value-type="float" office:value="0.68693511129522" calcext:value-type="float">
            <text:p>0.6869351112952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8048212638149" calcext:value-type="float">
            <text:p>2.8048212638149</text:p>
          </table:table-cell>
          <table:table-cell table:formula="of:=OFFSET([.$D$4];ROW()-4;(COLUMN()-8)/3)*OFFSET([Tristimuluskurven.$B$3];ROW()-4;MOD(COLUMN()-8;3))" office:value-type="float" office:value="1.01285212304427" calcext:value-type="float">
            <text:p>1.0128521230442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'AKL '.P73]" office:value-type="float" office:value="11759.5870827502" calcext:value-type="float">
            <text:p>11759.5870827502</text:p>
          </table:table-cell>
          <table:table-cell/>
          <table:table-cell table:formula="of:=[.B75]*(['Dichroitische Spiegel'.C74]/100)" office:value-type="float" office:value="8443.50112128544" calcext:value-type="float">
            <text:p>8443.50112128544</text:p>
          </table:table-cell>
          <table:table-cell table:formula="of:=[.B75]*(['Dichroitische Spiegel'.B74]-['Dichroitische Spiegel'.C74])/100" office:value-type="float" office:value="1290.14429884852" calcext:value-type="float">
            <text:p>1290.14429884852</text:p>
          </table:table-cell>
          <table:table-cell table:formula="of:=[.B75]*(100-['Dichroitische Spiegel'.B74])/100" office:value-type="float" office:value="2025.9416626162" calcext:value-type="float">
            <text:p>2025.9416626162</text:p>
          </table:table-cell>
          <table:table-cell/>
          <table:table-cell table:formula="of:=OFFSET([.$D$4];ROW()-4;(COLUMN()-8)/3)*OFFSET([Tristimuluskurven.$B$3];ROW()-4;MOD(COLUMN()-8;3))" office:value-type="float" office:value="8.44350112128544" calcext:value-type="float">
            <text:p>8.44350112128544</text:p>
          </table:table-cell>
          <table:table-cell table:formula="of:=OFFSET([.$D$4];ROW()-4;(COLUMN()-8)/3)*OFFSET([Tristimuluskurven.$B$3];ROW()-4;MOD(COLUMN()-8;3))" office:value-type="float" office:value="3.04810390478404" calcext:value-type="float">
            <text:p>3.0481039047840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29014429884852" calcext:value-type="float">
            <text:p>1.29014429884852</text:p>
          </table:table-cell>
          <table:table-cell table:formula="of:=OFFSET([.$D$4];ROW()-4;(COLUMN()-8)/3)*OFFSET([Tristimuluskurven.$B$3];ROW()-4;MOD(COLUMN()-8;3))" office:value-type="float" office:value="0.465742091884316" calcext:value-type="float">
            <text:p>0.46574209188431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2.0259416626162" calcext:value-type="float">
            <text:p>2.0259416626162</text:p>
          </table:table-cell>
          <table:table-cell table:formula="of:=OFFSET([.$D$4];ROW()-4;(COLUMN()-8)/3)*OFFSET([Tristimuluskurven.$B$3];ROW()-4;MOD(COLUMN()-8;3))" office:value-type="float" office:value="0.731364940204447" calcext:value-type="float">
            <text:p>0.73136494020444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'AKL '.P74]" office:value-type="float" office:value="9360.49382191298" calcext:value-type="float">
            <text:p>9360.49382191298</text:p>
          </table:table-cell>
          <table:table-cell/>
          <table:table-cell table:formula="of:=[.B76]*(['Dichroitische Spiegel'.C75]/100)" office:value-type="float" office:value="6280.89135450361" calcext:value-type="float">
            <text:p>6280.89135450361</text:p>
          </table:table-cell>
          <table:table-cell table:formula="of:=[.B76]*(['Dichroitische Spiegel'.B75]-['Dichroitische Spiegel'.C75])/100" office:value-type="float" office:value="1678.14933239256" calcext:value-type="float">
            <text:p>1678.14933239256</text:p>
          </table:table-cell>
          <table:table-cell table:formula="of:=[.B76]*(100-['Dichroitische Spiegel'.B75])/100" office:value-type="float" office:value="1401.45313501681" calcext:value-type="float">
            <text:p>1401.45313501681</text:p>
          </table:table-cell>
          <table:table-cell/>
          <table:table-cell table:formula="of:=OFFSET([.$D$4];ROW()-4;(COLUMN()-8)/3)*OFFSET([Tristimuluskurven.$B$3];ROW()-4;MOD(COLUMN()-8;3))" office:value-type="float" office:value="4.33381503460749" calcext:value-type="float">
            <text:p>4.33381503460749</text:p>
          </table:table-cell>
          <table:table-cell table:formula="of:=OFFSET([.$D$4];ROW()-4;(COLUMN()-8)/3)*OFFSET([Tristimuluskurven.$B$3];ROW()-4;MOD(COLUMN()-8;3))" office:value-type="float" office:value="1.5639419472714" calcext:value-type="float">
            <text:p>1.563941947271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1.15792303935087" calcext:value-type="float">
            <text:p>1.15792303935087</text:p>
          </table:table-cell>
          <table:table-cell table:formula="of:=OFFSET([.$D$4];ROW()-4;(COLUMN()-8)/3)*OFFSET([Tristimuluskurven.$B$3];ROW()-4;MOD(COLUMN()-8;3))" office:value-type="float" office:value="0.417859183765748" calcext:value-type="float">
            <text:p>0.417859183765748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9670026631616" calcext:value-type="float">
            <text:p>0.9670026631616</text:p>
          </table:table-cell>
          <table:table-cell table:formula="of:=OFFSET([.$D$4];ROW()-4;(COLUMN()-8)/3)*OFFSET([Tristimuluskurven.$B$3];ROW()-4;MOD(COLUMN()-8;3))" office:value-type="float" office:value="0.348961830619186" calcext:value-type="float">
            <text:p>0.34896183061918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'AKL '.P75]" office:value-type="float" office:value="8629.34634731556" calcext:value-type="float">
            <text:p>8629.34634731556</text:p>
          </table:table-cell>
          <table:table-cell/>
          <table:table-cell table:formula="of:=[.B77]*(['Dichroitische Spiegel'.C76]/100)" office:value-type="float" office:value="5644.19656538868" calcext:value-type="float">
            <text:p>5644.19656538868</text:p>
          </table:table-cell>
          <table:table-cell table:formula="of:=[.B77]*(['Dichroitische Spiegel'.B76]-['Dichroitische Spiegel'.C76])/100" office:value-type="float" office:value="1657.69743331932" calcext:value-type="float">
            <text:p>1657.69743331932</text:p>
          </table:table-cell>
          <table:table-cell table:formula="of:=[.B77]*(100-['Dichroitische Spiegel'.B76])/100" office:value-type="float" office:value="1327.45234860755" calcext:value-type="float">
            <text:p>1327.45234860755</text:p>
          </table:table-cell>
          <table:table-cell/>
          <table:table-cell table:formula="of:=OFFSET([.$D$4];ROW()-4;(COLUMN()-8)/3)*OFFSET([Tristimuluskurven.$B$3];ROW()-4;MOD(COLUMN()-8;3))" office:value-type="float" office:value="2.68663756512501" calcext:value-type="float">
            <text:p>2.68663756512501</text:p>
          </table:table-cell>
          <table:table-cell table:formula="of:=OFFSET([.$D$4];ROW()-4;(COLUMN()-8)/3)*OFFSET([Tristimuluskurven.$B$3];ROW()-4;MOD(COLUMN()-8;3))" office:value-type="float" office:value="0.970801809246854" calcext:value-type="float">
            <text:p>0.97080180924685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789063978259996" calcext:value-type="float">
            <text:p>0.789063978259996</text:p>
          </table:table-cell>
          <table:table-cell table:formula="of:=OFFSET([.$D$4];ROW()-4;(COLUMN()-8)/3)*OFFSET([Tristimuluskurven.$B$3];ROW()-4;MOD(COLUMN()-8;3))" office:value-type="float" office:value="0.285123958530923" calcext:value-type="float">
            <text:p>0.28512395853092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631867317937195" calcext:value-type="float">
            <text:p>0.631867317937195</text:p>
          </table:table-cell>
          <table:table-cell table:formula="of:=OFFSET([.$D$4];ROW()-4;(COLUMN()-8)/3)*OFFSET([Tristimuluskurven.$B$3];ROW()-4;MOD(COLUMN()-8;3))" office:value-type="float" office:value="0.228321803960499" calcext:value-type="float">
            <text:p>0.22832180396049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'AKL '.P76]" office:value-type="float" office:value="7454.12686585923" calcext:value-type="float">
            <text:p>7454.12686585923</text:p>
          </table:table-cell>
          <table:table-cell/>
          <table:table-cell table:formula="of:=[.B78]*(['Dichroitische Spiegel'.C77]/100)" office:value-type="float" office:value="4607.76852213088" calcext:value-type="float">
            <text:p>4607.76852213088</text:p>
          </table:table-cell>
          <table:table-cell table:formula="of:=[.B78]*(['Dichroitische Spiegel'.B77]-['Dichroitische Spiegel'.C77])/100" office:value-type="float" office:value="2040.79085333494" calcext:value-type="float">
            <text:p>2040.79085333494</text:p>
          </table:table-cell>
          <table:table-cell table:formula="of:=[.B78]*(100-['Dichroitische Spiegel'.B77])/100" office:value-type="float" office:value="805.567490393407" calcext:value-type="float">
            <text:p>805.567490393407</text:p>
          </table:table-cell>
          <table:table-cell/>
          <table:table-cell table:formula="of:=OFFSET([.$D$4];ROW()-4;(COLUMN()-8)/3)*OFFSET([Tristimuluskurven.$B$3];ROW()-4;MOD(COLUMN()-8;3))" office:value-type="float" office:value="1.52977914934745" calcext:value-type="float">
            <text:p>1.52977914934745</text:p>
          </table:table-cell>
          <table:table-cell table:formula="of:=OFFSET([.$D$4];ROW()-4;(COLUMN()-8)/3)*OFFSET([Tristimuluskurven.$B$3];ROW()-4;MOD(COLUMN()-8;3))" office:value-type="float" office:value="0.552932222655706" calcext:value-type="float">
            <text:p>0.55293222265570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6775425633072" calcext:value-type="float">
            <text:p>0.6775425633072</text:p>
          </table:table-cell>
          <table:table-cell table:formula="of:=OFFSET([.$D$4];ROW()-4;(COLUMN()-8)/3)*OFFSET([Tristimuluskurven.$B$3];ROW()-4;MOD(COLUMN()-8;3))" office:value-type="float" office:value="0.244894902400193" calcext:value-type="float">
            <text:p>0.24489490240019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67448406810611" calcext:value-type="float">
            <text:p>0.267448406810611</text:p>
          </table:table-cell>
          <table:table-cell table:formula="of:=OFFSET([.$D$4];ROW()-4;(COLUMN()-8)/3)*OFFSET([Tristimuluskurven.$B$3];ROW()-4;MOD(COLUMN()-8;3))" office:value-type="float" office:value="0.0966680988472088" calcext:value-type="float">
            <text:p>0.0966680988472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'AKL '.P77]" office:value-type="float" office:value="6603.24663091265" calcext:value-type="float">
            <text:p>6603.24663091265</text:p>
          </table:table-cell>
          <table:table-cell/>
          <table:table-cell table:formula="of:=[.B79]*(['Dichroitische Spiegel'.C78]/100)" office:value-type="float" office:value="4096.98437214975" calcext:value-type="float">
            <text:p>4096.98437214975</text:p>
          </table:table-cell>
          <table:table-cell table:formula="of:=[.B79]*(['Dichroitische Spiegel'.B78]-['Dichroitische Spiegel'.C78])/100" office:value-type="float" office:value="1405.23691552452" calcext:value-type="float">
            <text:p>1405.23691552452</text:p>
          </table:table-cell>
          <table:table-cell table:formula="of:=[.B79]*(100-['Dichroitische Spiegel'.B78])/100" office:value-type="float" office:value="1101.02534323837" calcext:value-type="float">
            <text:p>1101.02534323837</text:p>
          </table:table-cell>
          <table:table-cell/>
          <table:table-cell table:formula="of:=OFFSET([.$D$4];ROW()-4;(COLUMN()-8)/3)*OFFSET([Tristimuluskurven.$B$3];ROW()-4;MOD(COLUMN()-8;3))" office:value-type="float" office:value="0.962791327455192" calcext:value-type="float">
            <text:p>0.962791327455192</text:p>
          </table:table-cell>
          <table:table-cell table:formula="of:=OFFSET([.$D$4];ROW()-4;(COLUMN()-8)/3)*OFFSET([Tristimuluskurven.$B$3];ROW()-4;MOD(COLUMN()-8;3))" office:value-type="float" office:value="0.348243671632729" calcext:value-type="float">
            <text:p>0.34824367163272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330230675148262" calcext:value-type="float">
            <text:p>0.330230675148262</text:p>
          </table:table-cell>
          <table:table-cell table:formula="of:=OFFSET([.$D$4];ROW()-4;(COLUMN()-8)/3)*OFFSET([Tristimuluskurven.$B$3];ROW()-4;MOD(COLUMN()-8;3))" office:value-type="float" office:value="0.119445137819584" calcext:value-type="float">
            <text:p>0.11944513781958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58740955661018" calcext:value-type="float">
            <text:p>0.258740955661018</text:p>
          </table:table-cell>
          <table:table-cell table:formula="of:=OFFSET([.$D$4];ROW()-4;(COLUMN()-8)/3)*OFFSET([Tristimuluskurven.$B$3];ROW()-4;MOD(COLUMN()-8;3))" office:value-type="float" office:value="0.0935871541752618" calcext:value-type="float">
            <text:p>0.09358715417526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'AKL '.P78]" office:value-type="float" office:value="6807.5013312652" calcext:value-type="float">
            <text:p>6807.5013312652</text:p>
          </table:table-cell>
          <table:table-cell/>
          <table:table-cell table:formula="of:=[.B80]*(['Dichroitische Spiegel'.C79]/100)" office:value-type="float" office:value="4794.31896257014" calcext:value-type="float">
            <text:p>4794.31896257014</text:p>
          </table:table-cell>
          <table:table-cell table:formula="of:=[.B80]*(['Dichroitische Spiegel'.B79]-['Dichroitische Spiegel'.C79])/100" office:value-type="float" office:value="674.691456941693" calcext:value-type="float">
            <text:p>674.691456941693</text:p>
          </table:table-cell>
          <table:table-cell table:formula="of:=[.B80]*(100-['Dichroitische Spiegel'.B79])/100" office:value-type="float" office:value="1338.49091175336" calcext:value-type="float">
            <text:p>1338.49091175336</text:p>
          </table:table-cell>
          <table:table-cell/>
          <table:table-cell table:formula="of:=OFFSET([.$D$4];ROW()-4;(COLUMN()-8)/3)*OFFSET([Tristimuluskurven.$B$3];ROW()-4;MOD(COLUMN()-8;3))" office:value-type="float" office:value="0.795856947786644" calcext:value-type="float">
            <text:p>0.795856947786644</text:p>
          </table:table-cell>
          <table:table-cell table:formula="of:=OFFSET([.$D$4];ROW()-4;(COLUMN()-8)/3)*OFFSET([Tristimuluskurven.$B$3];ROW()-4;MOD(COLUMN()-8;3))" office:value-type="float" office:value="0.287659137754209" calcext:value-type="float">
            <text:p>0.28765913775420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11998781852321" calcext:value-type="float">
            <text:p>0.111998781852321</text:p>
          </table:table-cell>
          <table:table-cell table:formula="of:=OFFSET([.$D$4];ROW()-4;(COLUMN()-8)/3)*OFFSET([Tristimuluskurven.$B$3];ROW()-4;MOD(COLUMN()-8;3))" office:value-type="float" office:value="0.0404814874165016" calcext:value-type="float">
            <text:p>0.0404814874165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222189491351058" calcext:value-type="float">
            <text:p>0.222189491351058</text:p>
          </table:table-cell>
          <table:table-cell table:formula="of:=OFFSET([.$D$4];ROW()-4;(COLUMN()-8)/3)*OFFSET([Tristimuluskurven.$B$3];ROW()-4;MOD(COLUMN()-8;3))" office:value-type="float" office:value="0.0803094547052018" calcext:value-type="float">
            <text:p>0.080309454705202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'AKL '.P79]" office:value-type="float" office:value="7178.22019125938" calcext:value-type="float">
            <text:p>7178.22019125938</text:p>
          </table:table-cell>
          <table:table-cell/>
          <table:table-cell table:formula="of:=[.B81]*(['Dichroitische Spiegel'.C80]/100)" office:value-type="float" office:value="5178.65517478217" calcext:value-type="float">
            <text:p>5178.65517478217</text:p>
          </table:table-cell>
          <table:table-cell table:formula="of:=[.B81]*(['Dichroitische Spiegel'.B80]-['Dichroitische Spiegel'.C80])/100" office:value-type="float" office:value="720.190831789054" calcext:value-type="float">
            <text:p>720.190831789054</text:p>
          </table:table-cell>
          <table:table-cell table:formula="of:=[.B81]*(100-['Dichroitische Spiegel'.B80])/100" office:value-type="float" office:value="1279.37418468816" calcext:value-type="float">
            <text:p>1279.37418468816</text:p>
          </table:table-cell>
          <table:table-cell/>
          <table:table-cell table:formula="of:=OFFSET([.$D$4];ROW()-4;(COLUMN()-8)/3)*OFFSET([Tristimuluskurven.$B$3];ROW()-4;MOD(COLUMN()-8;3))" office:value-type="float" office:value="0.605902655449514" calcext:value-type="float">
            <text:p>0.605902655449514</text:p>
          </table:table-cell>
          <table:table-cell table:formula="of:=OFFSET([.$D$4];ROW()-4;(COLUMN()-8)/3)*OFFSET([Tristimuluskurven.$B$3];ROW()-4;MOD(COLUMN()-8;3))" office:value-type="float" office:value="0.217503517340851" calcext:value-type="float">
            <text:p>0.217503517340851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42623273193193" calcext:value-type="float">
            <text:p>0.084262327319319</text:p>
          </table:table-cell>
          <table:table-cell table:formula="of:=OFFSET([.$D$4];ROW()-4;(COLUMN()-8)/3)*OFFSET([Tristimuluskurven.$B$3];ROW()-4;MOD(COLUMN()-8;3))" office:value-type="float" office:value="0.0302480149351403" calcext:value-type="float">
            <text:p>0.0302480149351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49686779608515" calcext:value-type="float">
            <text:p>0.149686779608515</text:p>
          </table:table-cell>
          <table:table-cell table:formula="of:=OFFSET([.$D$4];ROW()-4;(COLUMN()-8)/3)*OFFSET([Tristimuluskurven.$B$3];ROW()-4;MOD(COLUMN()-8;3))" office:value-type="float" office:value="0.0537337157569027" calcext:value-type="float">
            <text:p>0.05373371575690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'AKL '.P80]" office:value-type="float" office:value="6072.86018979419" calcext:value-type="float">
            <text:p>6072.86018979419</text:p>
          </table:table-cell>
          <table:table-cell/>
          <table:table-cell table:formula="of:=[.B82]*(['Dichroitische Spiegel'.C81]/100)" office:value-type="float" office:value="3672.25855676855" calcext:value-type="float">
            <text:p>3672.25855676855</text:p>
          </table:table-cell>
          <table:table-cell table:formula="of:=[.B82]*(['Dichroitische Spiegel'.B81]-['Dichroitische Spiegel'.C81])/100" office:value-type="float" office:value="1074.71406778788" calcext:value-type="float">
            <text:p>1074.71406778788</text:p>
          </table:table-cell>
          <table:table-cell table:formula="of:=[.B82]*(100-['Dichroitische Spiegel'.B81])/100" office:value-type="float" office:value="1325.88756523777" calcext:value-type="float">
            <text:p>1325.88756523777</text:p>
          </table:table-cell>
          <table:table-cell/>
          <table:table-cell table:formula="of:=OFFSET([.$D$4];ROW()-4;(COLUMN()-8)/3)*OFFSET([Tristimuluskurven.$B$3];ROW()-4;MOD(COLUMN()-8;3))" office:value-type="float" office:value="0.304797460211789" calcext:value-type="float">
            <text:p>0.304797460211789</text:p>
          </table:table-cell>
          <table:table-cell table:formula="of:=OFFSET([.$D$4];ROW()-4;(COLUMN()-8)/3)*OFFSET([Tristimuluskurven.$B$3];ROW()-4;MOD(COLUMN()-8;3))" office:value-type="float" office:value="0.110167756703056" calcext:value-type="float">
            <text:p>0.11016775670305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92012676263939" calcext:value-type="float">
            <text:p>0.089201267626394</text:p>
          </table:table-cell>
          <table:table-cell table:formula="of:=OFFSET([.$D$4];ROW()-4;(COLUMN()-8)/3)*OFFSET([Tristimuluskurven.$B$3];ROW()-4;MOD(COLUMN()-8;3))" office:value-type="float" office:value="0.0322414220336364" calcext:value-type="float">
            <text:p>0.03224142203363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110048667914735" calcext:value-type="float">
            <text:p>0.110048667914735</text:p>
          </table:table-cell>
          <table:table-cell table:formula="of:=OFFSET([.$D$4];ROW()-4;(COLUMN()-8)/3)*OFFSET([Tristimuluskurven.$B$3];ROW()-4;MOD(COLUMN()-8;3))" office:value-type="float" office:value="0.039776626957133" calcext:value-type="float">
            <text:p>0.03977662695713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'AKL '.P81]" office:value-type="float" office:value="6744.07245941717" calcext:value-type="float">
            <text:p>6744.07245941717</text:p>
          </table:table-cell>
          <table:table-cell/>
          <table:table-cell table:formula="of:=[.B83]*(['Dichroitische Spiegel'.C82]/100)" office:value-type="float" office:value="4316.54357764996" calcext:value-type="float">
            <text:p>4316.54357764996</text:p>
          </table:table-cell>
          <table:table-cell table:formula="of:=[.B83]*(['Dichroitische Spiegel'.B82]-['Dichroitische Spiegel'.C82])/100" office:value-type="float" office:value="1384.96272026591" calcext:value-type="float">
            <text:p>1384.96272026591</text:p>
          </table:table-cell>
          <table:table-cell table:formula="of:=[.B83]*(100-['Dichroitische Spiegel'.B82])/100" office:value-type="float" office:value="1042.5661615013" calcext:value-type="float">
            <text:p>1042.5661615013</text:p>
          </table:table-cell>
          <table:table-cell/>
          <table:table-cell table:formula="of:=OFFSET([.$D$4];ROW()-4;(COLUMN()-8)/3)*OFFSET([Tristimuluskurven.$B$3];ROW()-4;MOD(COLUMN()-8;3))" office:value-type="float" office:value="0.254676071081348" calcext:value-type="float">
            <text:p>0.254676071081348</text:p>
          </table:table-cell>
          <table:table-cell table:formula="of:=OFFSET([.$D$4];ROW()-4;(COLUMN()-8)/3)*OFFSET([Tristimuluskurven.$B$3];ROW()-4;MOD(COLUMN()-8;3))" office:value-type="float" office:value="0.0906474151306492" calcext:value-type="float">
            <text:p>0.090647415130649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817128004956887" calcext:value-type="float">
            <text:p>0.081712800495689</text:p>
          </table:table-cell>
          <table:table-cell table:formula="of:=OFFSET([.$D$4];ROW()-4;(COLUMN()-8)/3)*OFFSET([Tristimuluskurven.$B$3];ROW()-4;MOD(COLUMN()-8;3))" office:value-type="float" office:value="0.0290842171255841" calcext:value-type="float">
            <text:p>0.02908421712558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615114035285767" calcext:value-type="float">
            <text:p>0.061511403528577</text:p>
          </table:table-cell>
          <table:table-cell table:formula="of:=OFFSET([.$D$4];ROW()-4;(COLUMN()-8)/3)*OFFSET([Tristimuluskurven.$B$3];ROW()-4;MOD(COLUMN()-8;3))" office:value-type="float" office:value="0.0218938893915273" calcext:value-type="float">
            <text:p>0.021893889391527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'AKL '.P82]" office:value-type="float" office:value="5681.39656924753" calcext:value-type="float">
            <text:p>5681.39656924753</text:p>
          </table:table-cell>
          <table:table-cell/>
          <table:table-cell table:formula="of:=[.B84]*(['Dichroitische Spiegel'.C83]/100)" office:value-type="float" office:value="3541.38492350906" calcext:value-type="float">
            <text:p>3541.38492350906</text:p>
          </table:table-cell>
          <table:table-cell table:formula="of:=[.B84]*(['Dichroitische Spiegel'.B83]-['Dichroitische Spiegel'.C83])/100" office:value-type="float" office:value="1819.58087923291" calcext:value-type="float">
            <text:p>1819.58087923291</text:p>
          </table:table-cell>
          <table:table-cell table:formula="of:=[.B84]*(100-['Dichroitische Spiegel'.B83])/100" office:value-type="float" office:value="320.430766505561" calcext:value-type="float">
            <text:p>320.430766505561</text:p>
          </table:table-cell>
          <table:table-cell/>
          <table:table-cell table:formula="of:=OFFSET([.$D$4];ROW()-4;(COLUMN()-8)/3)*OFFSET([Tristimuluskurven.$B$3];ROW()-4;MOD(COLUMN()-8;3))" office:value-type="float" office:value="0.148738166787381" calcext:value-type="float">
            <text:p>0.148738166787381</text:p>
          </table:table-cell>
          <table:table-cell table:formula="of:=OFFSET([.$D$4];ROW()-4;(COLUMN()-8)/3)*OFFSET([Tristimuluskurven.$B$3];ROW()-4;MOD(COLUMN()-8;3))" office:value-type="float" office:value="0.0531207738526359" calcext:value-type="float">
            <text:p>0.053120773852636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764223969277821" calcext:value-type="float">
            <text:p>0.076422396927782</text:p>
          </table:table-cell>
          <table:table-cell table:formula="of:=OFFSET([.$D$4];ROW()-4;(COLUMN()-8)/3)*OFFSET([Tristimuluskurven.$B$3];ROW()-4;MOD(COLUMN()-8;3))" office:value-type="float" office:value="0.0272937131884936" calcext:value-type="float">
            <text:p>0.027293713188494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  <table:table-cell table:formula="of:=OFFSET([.$D$4];ROW()-4;(COLUMN()-8)/3)*OFFSET([Tristimuluskurven.$B$3];ROW()-4;MOD(COLUMN()-8;3))" office:value-type="float" office:value="0.0134580921932336" calcext:value-type="float">
            <text:p>0.013458092193234</text:p>
          </table:table-cell>
          <table:table-cell table:formula="of:=OFFSET([.$D$4];ROW()-4;(COLUMN()-8)/3)*OFFSET([Tristimuluskurven.$B$3];ROW()-4;MOD(COLUMN()-8;3))" office:value-type="float" office:value="0.00480646149758341" calcext:value-type="float">
            <text:p>0.004806461497583</text:p>
          </table:table-cell>
          <table:table-cell table:formula="of:=OFFSET([.$D$4];ROW()-4;(COLUMN()-8)/3)*OFFSET([Tristimuluskurven.$B$3];ROW()-4;MOD(COLUMN()-8;3)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UMS:</text:p>
          </table:table-cell>
          <table:table-cell table:formula="of:=SUM([.D4:.D84])" office:value-type="float" office:value="1603893.42046079" calcext:value-type="float">
            <text:p>1603893.42046079</text:p>
          </table:table-cell>
          <table:table-cell table:formula="of:=SUM([.E4:.E84])" office:value-type="float" office:value="2019533.45574896" calcext:value-type="float">
            <text:p>2019533.45574896</text:p>
          </table:table-cell>
          <table:table-cell table:formula="of:=SUM([.F4:.F84])" office:value-type="float" office:value="2689867.82292304" calcext:value-type="float">
            <text:p>2689867.82292304</text:p>
          </table:table-cell>
          <table:table-cell/>
          <table:table-cell table:formula="of:=SUM([.H4:.H84])" office:value-type="float" office:value="803518.321615884" calcext:value-type="float">
            <text:p>803518.321615884</text:p>
          </table:table-cell>
          <table:table-cell table:formula="of:=SUM([.I4:.I84])" office:value-type="float" office:value="595402.410103725" calcext:value-type="float">
            <text:p>595402.410103725</text:p>
          </table:table-cell>
          <table:table-cell table:formula="of:=SUM([.J4:.J84])" office:value-type="float" office:value="26823.9607455525" calcext:value-type="float">
            <text:p>26823.9607455525</text:p>
          </table:table-cell>
          <table:table-cell table:formula="of:=SUM([.K4:.K84])" office:value-type="float" office:value="690939.655657552" calcext:value-type="float">
            <text:p>690939.655657552</text:p>
          </table:table-cell>
          <table:table-cell table:formula="of:=SUM([.L4:.L84])" office:value-type="float" office:value="1351575.10517891" calcext:value-type="float">
            <text:p>1351575.10517891</text:p>
          </table:table-cell>
          <table:table-cell table:formula="of:=SUM([.M4:.M84])" office:value-type="float" office:value="316961.81752246" calcext:value-type="float">
            <text:p>316961.81752246</text:p>
          </table:table-cell>
          <table:table-cell table:formula="of:=SUM([.N4:.N84])" office:value-type="float" office:value="585007.892811036" calcext:value-type="float">
            <text:p>585007.892811036</text:p>
          </table:table-cell>
          <table:table-cell table:formula="of:=SUM([.O4:.O84])" office:value-type="float" office:value="160445.840765932" calcext:value-type="float">
            <text:p>160445.840765932</text:p>
          </table:table-cell>
          <table:table-cell table:formula="of:=SUM([.P4:.P84])" office:value-type="float" office:value="2756357.59993809" calcext:value-type="float">
            <text:p>2756357.599938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xr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table:number-columns-repeated="7"/>
          <table:table-cell table:formula="of:=[.H86]/([.H86]+[.I86]+[.J86])" office:value-type="float" office:value="0.563577985499335" calcext:value-type="float">
            <text:p>0.563577985499335</text:p>
          </table:table-cell>
          <table:table-cell table:formula="of:=[.I86]/([.H86]+[.I86]+[.J86])" office:value-type="float" office:value="0.417608014429465" calcext:value-type="float">
            <text:p>0.417608014429465</text:p>
          </table:table-cell>
          <table:table-cell/>
          <table:table-cell table:formula="of:=[.K86]/([.K86]+[.L86]+[.M86])" office:value-type="float" office:value="0.292835988284367" calcext:value-type="float">
            <text:p>0.292835988284367</text:p>
          </table:table-cell>
          <table:table-cell table:formula="of:=[.L86]/([.K86]+[.L86]+[.M86])" office:value-type="float" office:value="0.572828362686679" calcext:value-type="float">
            <text:p>0.572828362686679</text:p>
          </table:table-cell>
          <table:table-cell/>
          <table:table-cell table:formula="of:=[.N86]/([.N86]+[.O86]+[.P86])" office:value-type="float" office:value="0.167058655391298" calcext:value-type="float">
            <text:p>0.167058655391298</text:p>
          </table:table-cell>
          <table:table-cell table:formula="of:=[.O86]/([.N86]+[.O86]+[.P86])" office:value-type="float" office:value="0.0458179569042856" calcext:value-type="float">
            <text:p>0.045817956904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8P0" style:volatile="true">
      <number:text>£</number:text>
      <number:number number:decimal-places="2" loext:min-decimal-places="2" number:min-integer-digits="1" number:grouping="true"/>
    </number:number-style>
    <number:number-style style:name="N148">
      <number:text>-£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loext:min-decimal-places="0" number:min-integer-digits="1" number:grouping="true"/>
      <number:text> Ft</number:text>
    </number:number-style>
    <number:number-style style:name="N163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Ft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64P0"/>
    </number:number-style>
    <number:number-style style:name="N166P0" style:volatile="true">
      <number:number number:decimal-places="2" loext:min-decimal-places="2" number:min-integer-digits="1" number:grouping="true"/>
      <number:text> Ft</number:text>
    </number:number-style>
    <number:number-style style:name="N166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Ft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67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71P2" style:volatile="true">
      <loext:text> </loext:text>
      <loext:fill-character> </loext:fill-character>
      <number:text>- Ft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5P2" style:volatile="true">
      <loext:text> </loext:text>
      <loext:fill-character> </loext:fill-character>
      <number:text>- 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79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5" loext:min-decimal-places="5" number:min-integer-digits="1"/>
    </number:number-style>
    <number:number-style style:name="N192">
      <number:number number:decimal-places="8" loext:min-decimal-places="8" number:min-integer-digits="1"/>
    </number:number-style>
    <number:number-style style:name="N19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14:25:17.59192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4:46:17.982849381</dc:date>
    <meta:editing-duration>PT3H27M15S</meta:editing-duration>
    <meta:editing-cycles>10</meta:editing-cycles>
    <meta:generator>LibreOffice/5.2.7.2$Linux_X86_64 LibreOffice_project/20m0$Build-2</meta:generator>
    <meta:document-statistic meta:table-count="4" meta:cell-count="40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column-mapping="2 1" chart:style-name="ch1">
        <chart:legend svg:x="12.037cm" svg:y="0.537cm" style:legend-expansion="custom" chartooo:width="2.51cm" chartooo:height="1.096cm" style:legend-expansion-aspect-ratio="2.29014598540146" chart:style-name="ch2"/>
        <chart:plot-area chart:style-name="ch3" table:cell-range-address="'AKL '.G2:'AKL '.H82 'AKL '.M1:'AKL '.M82 'AKL '.H1:'AKL '.H1" chart:data-source-has-labels="row" svg:x="1.33cm" svg:y="0.18cm" svg:width="14.345cm" svg:height="7.664cm">
          <chartooo:coordinate-region svg:x="2.057cm" svg:y="0.38cm" svg:width="13.338cm" svg:height="6.817cm"/>
          <chart:axis chart:dimension="x" chart:name="primary-x" chart:style-name="ch4">
            <chart:title svg:x="7.109cm" svg:y="8.024cm" chart:style-name="ch5">
              <text:p>Wellenlänge in nm</text:p>
            </chart:title>
          </chart:axis>
          <chart:axis chart:dimension="y" chart:name="primary-y" chart:style-name="ch4">
            <chart:title svg:x="0.451cm" svg:y="5.591cm" chart:style-name="ch6">
              <text:p>Intensität, Einheitslos</text:p>
            </chart:title>
            <chart:grid chart:style-name="ch7" chart:class="major"/>
          </chart:axis>
          <chart:series chart:style-name="ch8" chart:values-cell-range-address="'AKL '.M2:'AKL '.M82" chart:label-cell-address="'AKL '.M1:'AKL '.M1" chart:class="chart:scatter">
            <chart:domain table:cell-range-address="'AKL '.G2:'AKL '.G82"/>
            <chart:data-point chart:repeated="81"/>
          </chart:series>
          <chart:series chart:style-name="ch9" chart:values-cell-range-address="'AKL '.H2:'AKL '.H82" chart:label-cell-address="'AKL '.H1:'AKL '.H1" chart:class="chart:scatter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eferenz</text:p>
                <draw:g>
                  <svg:desc>'AKL '.M1:'AKL '.M1</svg:desc>
                </draw:g>
              </table:table-cell>
              <table:table-cell office:value-type="string">
                <text:p>Mit QDL</text:p>
                <draw:g>
                  <svg:desc>'AKL '.H1:'AKL 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0.08367697">
                <text:p>0.08367697</text:p>
                <draw:g>
                  <svg:desc>'AKL '.M2:'AKL '.M82</svg:desc>
                </draw:g>
              </table:table-cell>
              <table:table-cell office:value-type="float" office:value="0.044703">
                <text:p>0.044703</text:p>
                <draw:g>
                  <svg:desc>'AKL '.H2:'AKL '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0.10619877">
                <text:p>0.10619877</text:p>
              </table:table-cell>
              <table:table-cell office:value-type="float" office:value="0.057575">
                <text:p>0.057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0.12789302">
                <text:p>0.12789302</text:p>
              </table:table-cell>
              <table:table-cell office:value-type="float" office:value="0.068387">
                <text:p>0.068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0.15646505">
                <text:p>0.15646505</text:p>
              </table:table-cell>
              <table:table-cell office:value-type="float" office:value="0.082084">
                <text:p>0.082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0600272">
                <text:p>0.20600272</text:p>
              </table:table-cell>
              <table:table-cell office:value-type="float" office:value="0.110375">
                <text:p>0.11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0.27040492">
                <text:p>0.27040492</text:p>
              </table:table-cell>
              <table:table-cell office:value-type="float" office:value="0.144605">
                <text:p>0.144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0.33882559">
                <text:p>0.33882559</text:p>
              </table:table-cell>
              <table:table-cell office:value-type="float" office:value="0.170181">
                <text:p>0.170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0.4119598">
                <text:p>0.4119598</text:p>
              </table:table-cell>
              <table:table-cell office:value-type="float" office:value="0.19932">
                <text:p>0.19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0.4945721">
                <text:p>0.4945721</text:p>
              </table:table-cell>
              <table:table-cell office:value-type="float" office:value="0.242738">
                <text:p>0.242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0.58556572">
                <text:p>0.58556572</text:p>
              </table:table-cell>
              <table:table-cell office:value-type="float" office:value="0.294326">
                <text:p>0.294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0.63759351">
                <text:p>0.63759351</text:p>
              </table:table-cell>
              <table:table-cell office:value-type="float" office:value="0.314181">
                <text:p>0.314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0.69022876">
                <text:p>0.69022876</text:p>
              </table:table-cell>
              <table:table-cell office:value-type="float" office:value="0.331611">
                <text:p>0.33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0.75597909">
                <text:p>0.75597909</text:p>
              </table:table-cell>
              <table:table-cell office:value-type="float" office:value="0.358205">
                <text:p>0.35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0.84545298">
                <text:p>0.84545298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0.95366788">
                <text:p>0.95366788</text:p>
              </table:table-cell>
              <table:table-cell office:value-type="float" office:value="0.476072">
                <text:p>0.476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03373184">
                <text:p>1.03373184</text:p>
              </table:table-cell>
              <table:table-cell office:value-type="float" office:value="0.519345">
                <text:p>0.519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1.09582672">
                <text:p>1.09582672</text:p>
              </table:table-cell>
              <table:table-cell office:value-type="float" office:value="0.546497">
                <text:p>0.546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1.19270204">
                <text:p>1.19270204</text:p>
              </table:table-cell>
              <table:table-cell office:value-type="float" office:value="0.573188">
                <text:p>0.573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1.3630705">
                <text:p>1.3630705</text:p>
              </table:table-cell>
              <table:table-cell office:value-type="float" office:value="0.640921">
                <text:p>0.640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.63062246">
                <text:p>1.63062246</text:p>
              </table:table-cell>
              <table:table-cell office:value-type="float" office:value="0.768823">
                <text:p>0.768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1.97756275">
                <text:p>1.97756275</text:p>
              </table:table-cell>
              <table:table-cell office:value-type="float" office:value="0.936702">
                <text:p>0.936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36432973">
                <text:p>2.36432973</text:p>
              </table:table-cell>
              <table:table-cell office:value-type="float" office:value="1.112944">
                <text:p>1.112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67909659">
                <text:p>2.67909659</text:p>
              </table:table-cell>
              <table:table-cell office:value-type="float" office:value="1.227902">
                <text:p>1.227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88331947">
                <text:p>2.88331947</text:p>
              </table:table-cell>
              <table:table-cell office:value-type="float" office:value="1.29166">
                <text:p>1.29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3.00540207">
                <text:p>3.00540207</text:p>
              </table:table-cell>
              <table:table-cell office:value-type="float" office:value="1.319151">
                <text:p>1.31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3.08663717">
                <text:p>3.08663717</text:p>
              </table:table-cell>
              <table:table-cell office:value-type="float" office:value="1.346618">
                <text:p>1.3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26251678">
                <text:p>3.26251678</text:p>
              </table:table-cell>
              <table:table-cell office:value-type="float" office:value="1.435611">
                <text:p>1.435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3.61826645">
                <text:p>3.61826645</text:p>
              </table:table-cell>
              <table:table-cell office:value-type="float" office:value="1.618884">
                <text:p>1.618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07975319">
                <text:p>4.07975319</text:p>
              </table:table-cell>
              <table:table-cell office:value-type="float" office:value="1.875176">
                <text:p>1.875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43169867">
                <text:p>4.43169867</text:p>
              </table:table-cell>
              <table:table-cell office:value-type="float" office:value="2.053794">
                <text:p>2.053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.57514894">
                <text:p>4.57514894</text:p>
              </table:table-cell>
              <table:table-cell office:value-type="float" office:value="2.117769">
                <text:p>2.117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4.59225491">
                <text:p>4.59225491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4.59068502">
                <text:p>4.59068502</text:p>
              </table:table-cell>
              <table:table-cell office:value-type="float" office:value="2.079418">
                <text:p>2.079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4.59223968">
                <text:p>4.59223968</text:p>
              </table:table-cell>
              <table:table-cell office:value-type="float" office:value="2.076121">
                <text:p>2.076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4.60653709">
                <text:p>4.60653709</text:p>
              </table:table-cell>
              <table:table-cell office:value-type="float" office:value="2.098254">
                <text:p>2.098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4.66119292">
                <text:p>4.66119292</text:p>
              </table:table-cell>
              <table:table-cell office:value-type="float" office:value="2.149308">
                <text:p>2.149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4.72394581">
                <text:p>4.72394581</text:p>
              </table:table-cell>
              <table:table-cell office:value-type="float" office:value="2.224048">
                <text:p>2.22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4.74523085">
                <text:p>4.74523085</text:p>
              </table:table-cell>
              <table:table-cell office:value-type="float" office:value="2.259854">
                <text:p>2.25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.72017946">
                <text:p>4.72017946</text:p>
              </table:table-cell>
              <table:table-cell office:value-type="float" office:value="2.254375">
                <text:p>2.25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4.65976221">
                <text:p>4.65976221</text:p>
              </table:table-cell>
              <table:table-cell office:value-type="float" office:value="2.210958">
                <text:p>2.210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4.57519848">
                <text:p>4.57519848</text:p>
              </table:table-cell>
              <table:table-cell office:value-type="float" office:value="2.153211">
                <text:p>2.153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4.50612884">
                <text:p>4.50612884</text:p>
              </table:table-cell>
              <table:table-cell office:value-type="float" office:value="2.104799">
                <text:p>2.104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.44426797">
                <text:p>4.44426797</text:p>
              </table:table-cell>
              <table:table-cell office:value-type="float" office:value="2.071636">
                <text:p>2.071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4.41374319">
                <text:p>4.41374319</text:p>
              </table:table-cell>
              <table:table-cell office:value-type="float" office:value="2.058641">
                <text:p>2.058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4.39499565">
                <text:p>4.39499565</text:p>
              </table:table-cell>
              <table:table-cell office:value-type="float" office:value="2.0592">
                <text:p>2.0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4.35229917">
                <text:p>4.35229917</text:p>
              </table:table-cell>
              <table:table-cell office:value-type="float" office:value="2.061503">
                <text:p>2.061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4.20051942">
                <text:p>4.20051942</text:p>
              </table:table-cell>
              <table:table-cell office:value-type="float" office:value="1.998908">
                <text:p>1.9989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.125599">
                <text:p>4.125599</text:p>
              </table:table-cell>
              <table:table-cell office:value-type="float" office:value="1.976339">
                <text:p>1.976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.31188259">
                <text:p>4.31188259</text:p>
              </table:table-cell>
              <table:table-cell office:value-type="float" office:value="2.061478">
                <text:p>2.061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60672729">
                <text:p>4.60672729</text:p>
              </table:table-cell>
              <table:table-cell office:value-type="float" office:value="2.166133">
                <text:p>2.166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66065854">
                <text:p>4.66065854</text:p>
              </table:table-cell>
              <table:table-cell office:value-type="float" office:value="2.163418">
                <text:p>2.163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4.54020228">
                <text:p>4.54020228</text:p>
              </table:table-cell>
              <table:table-cell office:value-type="float" office:value="2.091879">
                <text:p>2.09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3762948">
                <text:p>4.3762948</text:p>
              </table:table-cell>
              <table:table-cell office:value-type="float" office:value="2.008314">
                <text:p>2.008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2849282">
                <text:p>4.22849282</text:p>
              </table:table-cell>
              <table:table-cell office:value-type="float" office:value="1.930618">
                <text:p>1.930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08954738">
                <text:p>4.08954738</text:p>
              </table:table-cell>
              <table:table-cell office:value-type="float" office:value="1.881987">
                <text:p>1.881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3.95747821">
                <text:p>3.95747821</text:p>
              </table:table-cell>
              <table:table-cell office:value-type="float" office:value="1.842473">
                <text:p>1.842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3.85269891">
                <text:p>3.85269891</text:p>
              </table:table-cell>
              <table:table-cell office:value-type="float" office:value="1.805018">
                <text:p>1.805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3.73753814">
                <text:p>3.73753814</text:p>
              </table:table-cell>
              <table:table-cell office:value-type="float" office:value="1.776945">
                <text:p>1.776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3.61478257">
                <text:p>3.61478257</text:p>
              </table:table-cell>
              <table:table-cell office:value-type="float" office:value="1.737697">
                <text:p>1.737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49870287">
                <text:p>3.49870287</text:p>
              </table:table-cell>
              <table:table-cell office:value-type="float" office:value="1.697284">
                <text:p>1.697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3.34823773">
                <text:p>3.34823773</text:p>
              </table:table-cell>
              <table:table-cell office:value-type="float" office:value="1.618569">
                <text:p>1.618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3.20134307">
                <text:p>3.20134307</text:p>
              </table:table-cell>
              <table:table-cell office:value-type="float" office:value="1.539054">
                <text:p>1.539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3.05271369">
                <text:p>3.05271369</text:p>
              </table:table-cell>
              <table:table-cell office:value-type="float" office:value="1.461357">
                <text:p>1.461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92647056">
                <text:p>2.92647056</text:p>
              </table:table-cell>
              <table:table-cell office:value-type="float" office:value="1.379151">
                <text:p>1.379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78671314">
                <text:p>2.78671314</text:p>
              </table:table-cell>
              <table:table-cell office:value-type="float" office:value="1.299563">
                <text:p>1.299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68351163">
                <text:p>2.68351163</text:p>
              </table:table-cell>
              <table:table-cell office:value-type="float" office:value="1.250811">
                <text:p>1.250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55646031">
                <text:p>2.55646031</text:p>
              </table:table-cell>
              <table:table-cell office:value-type="float" office:value="1.185017">
                <text:p>1.185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48331931">
                <text:p>2.48331931</text:p>
              </table:table-cell>
              <table:table-cell office:value-type="float" office:value="1.153357">
                <text:p>1.153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34377646">
                <text:p>2.34377646</text:p>
              </table:table-cell>
              <table:table-cell office:value-type="float" office:value="1.093794">
                <text:p>1.093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22331806">
                <text:p>2.22331806</text:p>
              </table:table-cell>
              <table:table-cell office:value-type="float" office:value="1.042109">
                <text:p>1.042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3372498">
                <text:p>2.13372498</text:p>
              </table:table-cell>
              <table:table-cell office:value-type="float" office:value="1.013454">
                <text:p>1.013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6191741">
                <text:p>2.06191741</text:p>
              </table:table-cell>
              <table:table-cell office:value-type="float" office:value="0.992605">
                <text:p>0.992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98549287">
                <text:p>1.98549287</text:p>
              </table:table-cell>
              <table:table-cell office:value-type="float" office:value="0.965551">
                <text:p>0.965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.89574622">
                <text:p>1.89574622</text:p>
              </table:table-cell>
              <table:table-cell office:value-type="float" office:value="0.933212">
                <text:p>0.933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78296747">
                <text:p>1.78296747</text:p>
              </table:table-cell>
              <table:table-cell office:value-type="float" office:value="0.888169">
                <text:p>0.88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.7367058">
                <text:p>1.7367058</text:p>
              </table:table-cell>
              <table:table-cell office:value-type="float" office:value="0.867491">
                <text:p>0.8674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74190657">
                <text:p>1.74190657</text:p>
              </table:table-cell>
              <table:table-cell office:value-type="float" office:value="0.874254">
                <text:p>0.874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.7804633">
                <text:p>1.7804633</text:p>
              </table:table-cell>
              <table:table-cell office:value-type="float" office:value="0.889018">
                <text:p>0.889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1.72260687">
                <text:p>1.72260687</text:p>
              </table:table-cell>
              <table:table-cell office:value-type="float" office:value="0.847709">
                <text:p>0.847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.60231999">
                <text:p>1.60231999</text:p>
              </table:table-cell>
              <table:table-cell office:value-type="float" office:value="0.781527">
                <text:p>0.781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1.45847686">
                <text:p>1.45847686</text:p>
              </table:table-cell>
              <table:table-cell office:value-type="float" office:value="0.704751">
                <text:p>0.704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plot-area chart:style-name="ch2" table:cell-range-address="'AKL '.G2:'AKL '.G82 'AKL '.O1:'AKL '.O82" chart:data-source-has-labels="row" svg:x="1.33cm" svg:y="0.18cm" svg:width="14.343cm" svg:height="7.665cm">
          <chartooo:coordinate-region svg:x="2.057cm" svg:y="0.379cm" svg:width="13.336cm" svg:height="6.819cm"/>
          <chart:axis chart:dimension="x" chart:name="primary-x" chart:style-name="ch3">
            <chart:title svg:x="7.108cm" svg:y="8.025cm" chart:style-name="ch4">
              <text:p>Wellenlänge in nm</text:p>
            </chart:title>
          </chart:axis>
          <chart:axis chart:dimension="y" chart:name="primary-y" chart:style-name="ch3">
            <chart:title svg:x="0.451cm" svg:y="5.987cm" chart:style-name="ch5">
              <text:p>Korrekturfaktor, Einheitslos</text:p>
            </chart:title>
            <chart:grid chart:style-name="ch6" chart:class="major"/>
          </chart:axis>
          <chart:series chart:style-name="ch7" chart:values-cell-range-address="'AKL '.O2:'AKL '.O82" chart:label-cell-address="'AKL '.O1:'AKL '.O1" chart:class="chart:scatter">
            <chart:domain table:cell-range-address="'AKL '.G2:'AKL '.G82"/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rrekturfaktoren</text:p>
                <draw:g>
                  <svg:desc>'AKL '.O1:'AKL 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.87184238194305">
                <text:p>1.87184238194305</text:p>
                <draw:g>
                  <svg:desc>'AKL '.O2:'AKL 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.84452922275293">
                <text:p>1.8445292227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.87013642943834">
                <text:p>1.8701364294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1.90615771648555">
                <text:p>1.9061577164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.86638930917327">
                <text:p>1.8663893091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1.86995553404101">
                <text:p>1.8699555340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.99097190638203">
                <text:p>1.9909719063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2.06682620911098">
                <text:p>2.06682620911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2.03747291318211">
                <text:p>2.03747291318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.9895140762284">
                <text:p>1.989514076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2.02938277617042">
                <text:p>2.02938277617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2.08144108609184">
                <text:p>2.08144108609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2.11046492930026">
                <text:p>2.1104649293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2.05376519457805">
                <text:p>2.05376519457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2.00320094439497">
                <text:p>2.00320094439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1.99045305143979">
                <text:p>1.99045305143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2.00518341363265">
                <text:p>2.00518341363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2.08082171992435">
                <text:p>2.08082171992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2.12673714857213">
                <text:p>2.1267371485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2.12093350485092">
                <text:p>2.12093350485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2.1111973178236">
                <text:p>2.1111973178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2.12439235936399">
                <text:p>2.12439235936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2.18184886904655">
                <text:p>2.18184886904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2.23225885294892">
                <text:p>2.23225885294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27828510155395">
                <text:p>2.27828510155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2.29214013922285">
                <text:p>2.29214013922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2.27256323614127">
                <text:p>2.27256323614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2.23503750114276">
                <text:p>2.23503750114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2.17566414565886">
                <text:p>2.17566414565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2.15781070058633">
                <text:p>2.15781070058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2.16036259856481">
                <text:p>2.16036259856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2.18434366780032">
                <text:p>2.18434366780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2.20767783100848">
                <text:p>2.20767783100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2.21193258003748">
                <text:p>2.21193258003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2.19541442075173">
                <text:p>2.19541442075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2.16869472406933">
                <text:p>2.16869472406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.12403051103214">
                <text:p>2.12403051103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2.09979531863563">
                <text:p>2.09979531863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2.09378628666482">
                <text:p>2.09378628666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2.10757608692702">
                <text:p>2.10757608692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2.12482589026343">
                <text:p>2.12482589026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2.14088321022577">
                <text:p>2.140883210225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2.14529384988483">
                <text:p>2.14529384988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2.14400820249864">
                <text:p>2.14400820249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2.13432189685315">
                <text:p>2.13432189685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.11122621213745">
                <text:p>2.1112262121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.10140707826473">
                <text:p>2.10140707826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.08749561689568">
                <text:p>2.08749561689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2.09164618298134">
                <text:p>2.0916461829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2.12670565011474">
                <text:p>2.12670565011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2.15430330153489">
                <text:p>2.15430330153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2.17039431056959">
                <text:p>2.17039431056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2.17908892732909">
                <text:p>2.17908892732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2.19022759551605">
                <text:p>2.19022759551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2.17299448933494">
                <text:p>2.17299448933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2.14791652849187">
                <text:p>2.14791652849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2.13443794466316">
                <text:p>2.13443794466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2.10335049199609">
                <text:p>2.10335049199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2.08021454258136">
                <text:p>2.08021454258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2.06135382764464">
                <text:p>2.06135382764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2.06864071287662">
                <text:p>2.06864071287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2.08007195978829">
                <text:p>2.08007195978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2.08895820117877">
                <text:p>2.08895820117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.12193629269021">
                <text:p>2.12193629269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.14434632257151">
                <text:p>2.14434632257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.14541735721864">
                <text:p>2.1454173572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2.15731952368616">
                <text:p>2.15731952368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2.15312284921321">
                <text:p>2.15312284921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14279513327007">
                <text:p>2.14279513327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3347937691739">
                <text:p>2.13347937691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2.10539894262591">
                <text:p>2.10539894262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2.07727888737212">
                <text:p>2.07727888737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2.05633143148316">
                <text:p>2.05633143148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2.03142074898308">
                <text:p>2.03142074898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.00746419881802">
                <text:p>2.00746419881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2.00198710995273">
                <text:p>2.0019871099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.99244907086499">
                <text:p>1.99244907086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.00273031592161">
                <text:p>2.00273031592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.03207335300203">
                <text:p>2.03207335300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2.05024265316489">
                <text:p>2.05024265316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06949243065991">
                <text:p>2.06949243065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plot-area chart:style-name="ch2" table:cell-range-address="'AKL '.G2:'AKL '.G82 'AKL '.I1:'AKL '.I82" chart:data-source-has-labels="row" svg:x="1.33cm" svg:y="0.18cm" svg:width="14.343cm" svg:height="7.664cm">
          <chartooo:coordinate-region svg:x="1.951cm" svg:y="0.379cm" svg:width="13.256cm" svg:height="6.818cm"/>
          <chart:axis chart:dimension="x" chart:name="primary-x" chart:style-name="ch3">
            <chart:title svg:x="7.108cm" svg:y="8.024cm" chart:style-name="ch4">
              <text:p>Wellenlänge in nm</text:p>
            </chart:title>
          </chart:axis>
          <chart:axis chart:dimension="y" chart:name="primary-y" chart:style-name="ch3">
            <chart:title svg:x="0.451cm" svg:y="5.63cm" chart:style-name="ch5">
              <text:p>Messwert, Einheitslos</text:p>
            </chart:title>
            <chart:grid chart:style-name="ch6" chart:class="major"/>
          </chart:axis>
          <chart:series chart:style-name="ch7" chart:values-cell-range-address="'AKL '.I2:'AKL '.I82" chart:label-cell-address="'AKL '.I1:'AKL '.I1" chart:class="chart:scatter">
            <chart:domain table:cell-range-address="'AKL '.G2:'AKL '.G82"/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 QDL</text:p>
                <draw:g>
                  <svg:desc>'AKL '.I1:'AKL 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AKL '.G2:'AKL '.G82</svg:desc>
                </draw:g>
              </table:table-cell>
              <table:table-cell office:value-type="float" office:value="17.190132">
                <text:p>17.190132</text:p>
                <draw:g>
                  <svg:desc>'AKL '.I2:'AKL '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17.987131">
                <text:p>17.987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8.845312">
                <text:p>18.845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23.322887">
                <text:p>23.32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3.492584">
                <text:p>33.492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7.693794">
                <text:p>77.693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83.496223">
                <text:p>83.49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68.182281">
                <text:p>68.182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66.382286">
                <text:p>66.382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78.89138">
                <text:p>78.8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0.015007">
                <text:p>90.015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07.034409">
                <text:p>107.034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129.274399">
                <text:p>129.274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4.68589">
                <text:p>94.6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79.471344">
                <text:p>79.471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64.762253">
                <text:p>64.762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55.900433">
                <text:p>55.900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46.958618">
                <text:p>46.958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49.890739">
                <text:p>49.890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7.353188">
                <text:p>57.35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9.661072">
                <text:p>59.661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72.058647">
                <text:p>72.058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73.446533">
                <text:p>73.446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57.04953">
                <text:p>57.04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48.603462">
                <text:p>48.603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1.86771">
                <text:p>41.86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9.850159">
                <text:p>39.850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1.60289">
                <text:p>41.60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4.539227">
                <text:p>44.539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5.727104">
                <text:p>45.727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7.394405">
                <text:p>47.394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57.619858">
                <text:p>57.619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74.272552">
                <text:p>74.272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122.242249">
                <text:p>122.242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179.951996">
                <text:p>179.951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128.505905">
                <text:p>128.505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85.118614">
                <text:p>85.118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67.924675">
                <text:p>67.924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64.848946">
                <text:p>64.848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92.147705">
                <text:p>92.147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86.784698">
                <text:p>86.78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64.572594">
                <text:p>64.572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47.868919">
                <text:p>47.868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8.18713">
                <text:p>38.18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1.085892">
                <text:p>31.085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26.501646">
                <text:p>26.501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22.582285">
                <text:p>22.582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20.163464">
                <text:p>20.163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19.325314">
                <text:p>19.325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18.976797">
                <text:p>18.976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17.909557">
                <text:p>17.909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16.358616">
                <text:p>16.358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14.827132">
                <text:p>14.827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13.561042">
                <text:p>13.561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12.522889">
                <text:p>12.522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11.545283">
                <text:p>11.545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10.678617">
                <text:p>10.678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9.993192">
                <text:p>9.993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9.359828">
                <text:p>9.359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8.567737">
                <text:p>8.567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7.806525">
                <text:p>7.806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6.971951">
                <text:p>6.971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6.223495">
                <text:p>6.223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628344">
                <text:p>5.628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4.88589">
                <text:p>4.88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4.280465">
                <text:p>4.280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3.667131">
                <text:p>3.667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3.30286">
                <text:p>3.302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2.727102">
                <text:p>2.727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2.170738">
                <text:p>2.170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.833192">
                <text:p>1.833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.423495">
                <text:p>1.4234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.087737">
                <text:p>1.087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0.954981">
                <text:p>0.954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774375">
                <text:p>0.77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0.660435">
                <text:p>0.660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.674981">
                <text:p>0.674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0.712557">
                <text:p>0.712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0.569526">
                <text:p>0.569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0.578011">
                <text:p>0.578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0.434981">
                <text:p>0.434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59cm" svg:height="11.104cm" xlink:href=".." xlink:type="simple" chart:class="chart:scatter" chart:style-name="ch1">
        <chart:legend svg:x="14.681cm" svg:y="1.559cm" style:legend-expansion="custom" chartooo:width="2.616cm" chartooo:height="1.86cm" style:legend-expansion-aspect-ratio="1.40645161290323" chart:style-name="ch2"/>
        <chart:plot-area chart:style-name="ch3" table:cell-range-address="'TV3 Spektra'.A4:'TV3 Spektra'.A84 'TV3 Spektra'.D3:'TV3 Spektra'.F84" chart:data-source-has-labels="row" svg:x="1.378cm" svg:y="0.222cm" svg:width="16.614cm" svg:height="9.679cm">
          <chartooo:coordinate-region svg:x="2.74cm" svg:y="0.421cm" svg:width="14.972cm" svg:height="8.833cm"/>
          <chart:axis chart:dimension="x" chart:name="primary-x" chart:style-name="ch4">
            <chart:title svg:x="8.292cm" svg:y="10.123cm" chart:style-name="ch5">
              <text:p>Wellenlänge in nm</text:p>
            </chart:title>
          </chart:axis>
          <chart:axis chart:dimension="y" chart:name="primary-y" chart:style-name="ch4">
            <chart:title svg:x="0.451cm" svg:y="6.573cm" chart:style-name="ch6">
              <text:p>Lichtstrom in uW/nm</text:p>
            </chart:title>
            <chart:grid chart:style-name="ch7" chart:class="major"/>
          </chart:axis>
          <chart:series chart:style-name="ch8" chart:values-cell-range-address="'TV3 Spektra'.D4:'TV3 Spektra'.D84" chart:label-cell-address="'TV3 Spektra'.D3:'TV3 Spektra'.D3" chart:class="chart:scatter">
            <chart:domain table:cell-range-address="'TV3 Spektra'.A4:'TV3 Spektra'.A84"/>
            <chart:data-point chart:repeated="81"/>
          </chart:series>
          <chart:series chart:style-name="ch9" chart:values-cell-range-address="'TV3 Spektra'.E4:'TV3 Spektra'.E84" chart:label-cell-address="'TV3 Spektra'.E3:'TV3 Spektra'.E3" chart:class="chart:scatter">
            <chart:data-point chart:repeated="81"/>
          </chart:series>
          <chart:series chart:style-name="ch10" chart:values-cell-range-address="'TV3 Spektra'.F4:'TV3 Spektra'.F84" chart:label-cell-address="'TV3 Spektra'.F3:'TV3 Spektra'.F3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t (3)</text:p>
                <draw:g>
                  <svg:desc>'TV3 Spektra'.D3:'TV3 Spektra'.D3</svg:desc>
                </draw:g>
              </table:table-cell>
              <table:table-cell office:value-type="string">
                <text:p>Grün (2)</text:p>
                <draw:g>
                  <svg:desc>'TV3 Spektra'.E3:'TV3 Spektra'.E3</svg:desc>
                </draw:g>
              </table:table-cell>
              <table:table-cell office:value-type="string">
                <text:p>Blau (1)</text:p>
                <draw:g>
                  <svg:desc>'TV3 Spektra'.F3:'TV3 Spektr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TV3 Spektra'.A4:'TV3 Spektra'.A84</svg:desc>
                </draw:g>
              </table:table-cell>
              <table:table-cell office:value-type="float" office:value="40177.694903489">
                <text:p>40177.694903489</text:p>
                <draw:g>
                  <svg:desc>'TV3 Spektra'.D4:'TV3 Spektra'.D84</svg:desc>
                </draw:g>
              </table:table-cell>
              <table:table-cell office:value-type="float" office:value="4163.82529831347">
                <text:p>4163.82529831347</text:p>
                <draw:g>
                  <svg:desc>'TV3 Spektra'.E4:'TV3 Spektra'.E84</svg:desc>
                </draw:g>
              </table:table-cell>
              <table:table-cell office:value-type="float" office:value="43856.4314676207">
                <text:p>43856.4314676207</text:p>
                <draw:g>
                  <svg:desc>'TV3 Spektra'.F4:'TV3 Spektra'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39205.5088098781">
                <text:p>39205.5088098781</text:p>
              </table:table-cell>
              <table:table-cell office:value-type="float" office:value="13554.1949213062">
                <text:p>13554.1949213062</text:p>
              </table:table-cell>
              <table:table-cell office:value-type="float" office:value="27920.0279432572">
                <text:p>27920.0279432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34543.1152471727">
                <text:p>34543.1152471727</text:p>
              </table:table-cell>
              <table:table-cell office:value-type="float" office:value="5793.1072067734">
                <text:p>5793.1072067734</text:p>
              </table:table-cell>
              <table:table-cell office:value-type="float" office:value="38902.0104385912">
                <text:p>38902.0104385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28960.2036784664">
                <text:p>28960.2036784664</text:p>
              </table:table-cell>
              <table:table-cell office:value-type="float" office:value="17031.5931223783">
                <text:p>17031.5931223783</text:p>
              </table:table-cell>
              <table:table-cell office:value-type="float" office:value="45492.2936668909">
                <text:p>45492.2936668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125.9276635603">
                <text:p>10125.9276635603</text:p>
              </table:table-cell>
              <table:table-cell office:value-type="float" office:value="19573.0672246272">
                <text:p>19573.0672246272</text:p>
              </table:table-cell>
              <table:table-cell office:value-type="float" office:value="77789.2240339533">
                <text:p>77789.2240339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24754.1060941504">
                <text:p>24754.1060941504</text:p>
              </table:table-cell>
              <table:table-cell office:value-type="float" office:value="38761.1608316859">
                <text:p>38761.1608316859</text:p>
              </table:table-cell>
              <table:table-cell office:value-type="float" office:value="151382.780596955">
                <text:p>151382.780596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6217.4007707877">
                <text:p>16217.4007707877</text:p>
              </table:table-cell>
              <table:table-cell office:value-type="float" office:value="42053.1559249082">
                <text:p>42053.1559249082</text:p>
              </table:table-cell>
              <table:table-cell office:value-type="float" office:value="156948.489271787">
                <text:p>156948.48927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3564.26253156835">
                <text:p>3564.26253156835</text:p>
              </table:table-cell>
              <table:table-cell office:value-type="float" office:value="17581.890914211">
                <text:p>17581.890914211</text:p>
              </table:table-cell>
              <table:table-cell office:value-type="float" office:value="144888.342830755">
                <text:p>144888.342830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1342.37164494087">
                <text:p>1342.37164494087</text:p>
              </table:table-cell>
              <table:table-cell office:value-type="float" office:value="6821.55369836133">
                <text:p>6821.55369836133</text:p>
              </table:table-cell>
              <table:table-cell office:value-type="float" office:value="138213.80838632">
                <text:p>138213.8083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636.85639938235">
                <text:p>1636.85639938235</text:p>
              </table:table-cell>
              <table:table-cell office:value-type="float" office:value="2160.00608942">
                <text:p>2160.00608942</text:p>
              </table:table-cell>
              <table:table-cell office:value-type="float" office:value="152600.653217518">
                <text:p>152600.653217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770.726126355733">
                <text:p>770.726126355733</text:p>
              </table:table-cell>
              <table:table-cell office:value-type="float" office:value="1502.19225560556">
                <text:p>1502.19225560556</text:p>
              </table:table-cell>
              <table:table-cell office:value-type="float" office:value="180246.82641538">
                <text:p>180246.82641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559.140481924824">
                <text:p>559.140481924824</text:p>
              </table:table-cell>
              <table:table-cell office:value-type="float" office:value="2001.52401274805">
                <text:p>2001.52401274805</text:p>
              </table:table-cell>
              <table:table-cell office:value-type="float" office:value="220435.4597475">
                <text:p>220435.4597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675.712509298919">
                <text:p>675.712509298919</text:p>
              </table:table-cell>
              <table:table-cell office:value-type="float" office:value="1528.80840239622">
                <text:p>1528.80840239622</text:p>
              </table:table-cell>
              <table:table-cell office:value-type="float" office:value="270106.476629579">
                <text:p>270106.476629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571.39859174465">
                <text:p>571.39859174465</text:p>
              </table:table-cell>
              <table:table-cell office:value-type="float" office:value="1151.52053658752">
                <text:p>1151.52053658752</text:p>
              </table:table-cell>
              <table:table-cell office:value-type="float" office:value="187915.19170259">
                <text:p>187915.19170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464.758987235774">
                <text:p>464.758987235774</text:p>
              </table:table-cell>
              <table:table-cell office:value-type="float" office:value="1692.90711614375">
                <text:p>1692.90711614375</text:p>
              </table:table-cell>
              <table:table-cell office:value-type="float" office:value="146636.631074713">
                <text:p>146636.631074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435.761694486958">
                <text:p>435.761694486958</text:p>
              </table:table-cell>
              <table:table-cell office:value-type="float" office:value="2985.13755922092">
                <text:p>2985.13755922092</text:p>
              </table:table-cell>
              <table:table-cell office:value-type="float" office:value="116686.510819597">
                <text:p>116686.510819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569.312739998849">
                <text:p>569.312739998849</text:p>
              </table:table-cell>
              <table:table-cell office:value-type="float" office:value="6050.8364261623">
                <text:p>6050.8364261623</text:p>
              </table:table-cell>
              <table:table-cell office:value-type="float" office:value="99107.6982531657">
                <text:p>99107.6982531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922.873752889911">
                <text:p>922.873752889911</text:p>
              </table:table-cell>
              <table:table-cell office:value-type="float" office:value="12066.834167899">
                <text:p>12066.834167899</text:p>
              </table:table-cell>
              <table:table-cell office:value-type="float" office:value="78185.3318826008">
                <text:p>78185.3318826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855.366312135933">
                <text:p>855.366312135933</text:p>
              </table:table-cell>
              <table:table-cell office:value-type="float" office:value="24174.9552893119">
                <text:p>24174.9552893119</text:p>
              </table:table-cell>
              <table:table-cell office:value-type="float" office:value="67605.9537555021">
                <text:p>67605.9537555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101.0169103139">
                <text:p>1101.0169103139</text:p>
              </table:table-cell>
              <table:table-cell office:value-type="float" office:value="36152.8695360581">
                <text:p>36152.8695360581</text:p>
              </table:table-cell>
              <table:table-cell office:value-type="float" office:value="58146.5910091261">
                <text:p>58146.5910091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769.554139507269">
                <text:p>769.554139507269</text:p>
              </table:table-cell>
              <table:table-cell office:value-type="float" office:value="39464.0634857409">
                <text:p>39464.0634857409</text:p>
              </table:table-cell>
              <table:table-cell office:value-type="float" office:value="47059.9767016083">
                <text:p>47059.9767016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1074.45493868322">
                <text:p>1074.45493868322</text:p>
              </table:table-cell>
              <table:table-cell office:value-type="float" office:value="49174.7815246334">
                <text:p>49174.7815246334</text:p>
              </table:table-cell>
              <table:table-cell office:value-type="float" office:value="44216.6452566778">
                <text:p>44216.6452566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720.362423894559">
                <text:p>720.362423894559</text:p>
              </table:table-cell>
              <table:table-cell office:value-type="float" office:value="61690.3275823994">
                <text:p>61690.3275823994</text:p>
              </table:table-cell>
              <table:table-cell office:value-type="float" office:value="30365.7185061097">
                <text:p>30365.7185061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514.568556627259">
                <text:p>514.568556627259</text:p>
              </table:table-cell>
              <table:table-cell office:value-type="float" office:value="61600.1313119118">
                <text:p>61600.1313119118</text:p>
              </table:table-cell>
              <table:table-cell office:value-type="float" office:value="11004.4288760625">
                <text:p>11004.428876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28.688561486089">
                <text:p>528.688561486089</text:p>
              </table:table-cell>
              <table:table-cell office:value-type="float" office:value="60000.9036291342">
                <text:p>60000.9036291342</text:p>
              </table:table-cell>
              <table:table-cell office:value-type="float" office:value="4221.79012711643">
                <text:p>4221.79012711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42.709910884356">
                <text:p>442.709910884356</text:p>
              </table:table-cell>
              <table:table-cell office:value-type="float" office:value="54138.3598022815">
                <text:p>54138.3598022815</text:p>
              </table:table-cell>
              <table:table-cell office:value-type="float" office:value="3201.13409073618">
                <text:p>3201.13409073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22.491118503516">
                <text:p>322.491118503516</text:p>
              </table:table-cell>
              <table:table-cell office:value-type="float" office:value="51583.2846219477">
                <text:p>51583.2846219477</text:p>
              </table:table-cell>
              <table:table-cell office:value-type="float" office:value="2677.87384885118">
                <text:p>2677.87384885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342.503983472076">
                <text:p>342.503983472076</text:p>
              </table:table-cell>
              <table:table-cell office:value-type="float" office:value="50356.1575515507">
                <text:p>50356.1575515507</text:p>
              </table:table-cell>
              <table:table-cell office:value-type="float" office:value="2687.45721802861">
                <text:p>2687.45721802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346.502272389124">
                <text:p>346.502272389124</text:p>
              </table:table-cell>
              <table:table-cell office:value-type="float" office:value="48899.0832351248">
                <text:p>48899.0832351248</text:p>
              </table:table-cell>
              <table:table-cell office:value-type="float" office:value="2636.10889246282">
                <text:p>2636.10889246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319.984629336757">
                <text:p>319.984629336757</text:p>
              </table:table-cell>
              <table:table-cell office:value-type="float" office:value="48319.0297156528">
                <text:p>48319.0297156528</text:p>
              </table:table-cell>
              <table:table-cell office:value-type="float" office:value="2523.32665828132">
                <text:p>2523.32665828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63.100441114216">
                <text:p>363.100441114216</text:p>
              </table:table-cell>
              <table:table-cell office:value-type="float" office:value="51349.0908239556">
                <text:p>51349.0908239556</text:p>
              </table:table-cell>
              <table:table-cell office:value-type="float" office:value="2366.48277603892">
                <text:p>2366.48277603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573.626226278051">
                <text:p>573.626226278051</text:p>
              </table:table-cell>
              <table:table-cell office:value-type="float" office:value="66202.5994700188">
                <text:p>66202.5994700188</text:p>
              </table:table-cell>
              <table:table-cell office:value-type="float" office:value="2758.44019594524">
                <text:p>2758.44019594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1207.59628854112">
                <text:p>1207.59628854112</text:p>
              </table:table-cell>
              <table:table-cell office:value-type="float" office:value="90262.3715799195">
                <text:p>90262.3715799195</text:p>
              </table:table-cell>
              <table:table-cell office:value-type="float" office:value="3743.80557166577">
                <text:p>3743.80557166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545.99163391821">
                <text:p>3545.99163391821</text:p>
              </table:table-cell>
              <table:table-cell office:value-type="float" office:value="154188.59271136">
                <text:p>154188.59271136</text:p>
              </table:table-cell>
              <table:table-cell office:value-type="float" office:value="6401.299468747">
                <text:p>6401.299468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11593.8639442075">
                <text:p>11593.8639442075</text:p>
              </table:table-cell>
              <table:table-cell office:value-type="float" office:value="228909.199767792">
                <text:p>228909.199767792</text:p>
              </table:table-cell>
              <table:table-cell office:value-type="float" office:value="9230.13917884564">
                <text:p>9230.13917884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20237.4171486868">
                <text:p>20237.4171486868</text:p>
              </table:table-cell>
              <table:table-cell office:value-type="float" office:value="154211.410319044">
                <text:p>154211.410319044</text:p>
              </table:table-cell>
              <table:table-cell office:value-type="float" office:value="7427.84323135049">
                <text:p>7427.84323135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6761.1585045242">
                <text:p>26761.1585045242</text:p>
              </table:table-cell>
              <table:table-cell office:value-type="float" office:value="89799.4454428055">
                <text:p>89799.4454428055</text:p>
              </table:table-cell>
              <table:table-cell office:value-type="float" office:value="4987.1023910643">
                <text:p>4987.1023910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33137.8555255076">
                <text:p>33137.8555255076</text:p>
              </table:table-cell>
              <table:table-cell office:value-type="float" office:value="62350.3257921894">
                <text:p>62350.3257921894</text:p>
              </table:table-cell>
              <table:table-cell office:value-type="float" office:value="4039.84248620018">
                <text:p>4039.84248620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0015.8197662931">
                <text:p>40015.8197662931</text:p>
              </table:table-cell>
              <table:table-cell office:value-type="float" office:value="55149.4289781331">
                <text:p>55149.4289781331</text:p>
              </table:table-cell>
              <table:table-cell office:value-type="float" office:value="4097.56912150567">
                <text:p>4097.56912150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65019.9280856932">
                <text:p>65019.9280856932</text:p>
              </table:table-cell>
              <table:table-cell office:value-type="float" office:value="78691.9225554322">
                <text:p>78691.9225554322</text:p>
              </table:table-cell>
              <table:table-cell office:value-type="float" office:value="6200.3694218027">
                <text:p>6200.3694218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70748.6741660585">
                <text:p>70748.6741660585</text:p>
              </table:table-cell>
              <table:table-cell office:value-type="float" office:value="74340.9500534913">
                <text:p>74340.9500534913</text:p>
              </table:table-cell>
              <table:table-cell office:value-type="float" office:value="5782.94560123051">
                <text:p>5782.94560123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68139.893096905">
                <text:p>68139.893096905</text:p>
              </table:table-cell>
              <table:table-cell office:value-type="float" office:value="46350.4682806212">
                <text:p>46350.4682806212</text:p>
              </table:table-cell>
              <table:table-cell office:value-type="float" office:value="4616.58525133465">
                <text:p>4616.58525133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69530.3654272814">
                <text:p>69530.3654272814</text:p>
              </table:table-cell>
              <table:table-cell office:value-type="float" office:value="19842.7207566109">
                <text:p>19842.7207566109</text:p>
              </table:table-cell>
              <table:table-cell office:value-type="float" office:value="3549.64846353159">
                <text:p>3549.6484635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67505.9913185122">
                <text:p>67505.9913185122</text:p>
              </table:table-cell>
              <table:table-cell office:value-type="float" office:value="6354.36831324255">
                <text:p>6354.36831324255</text:p>
              </table:table-cell>
              <table:table-cell office:value-type="float" office:value="3377.61670521572">
                <text:p>3377.61670521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59025.0498890969">
                <text:p>59025.0498890969</text:p>
              </table:table-cell>
              <table:table-cell office:value-type="float" office:value="3288.86791102975">
                <text:p>3288.86791102975</text:p>
              </table:table-cell>
              <table:table-cell office:value-type="float" office:value="2825.07825908815">
                <text:p>2825.07825908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52033.5638421894">
                <text:p>52033.5638421894</text:p>
              </table:table-cell>
              <table:table-cell office:value-type="float" office:value="2916.12583440231">
                <text:p>2916.12583440231</text:p>
              </table:table-cell>
              <table:table-cell office:value-type="float" office:value="2352.84194852739">
                <text:p>2352.84194852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47584.6112123863">
                <text:p>47584.6112123863</text:p>
              </table:table-cell>
              <table:table-cell office:value-type="float" office:value="2410.73147952017">
                <text:p>2410.73147952017</text:p>
              </table:table-cell>
              <table:table-cell office:value-type="float" office:value="2072.29185496551">
                <text:p>2072.29185496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4358.7169381928">
                <text:p>44358.7169381928</text:p>
              </table:table-cell>
              <table:table-cell office:value-type="float" office:value="1992.47306583527">
                <text:p>1992.47306583527</text:p>
              </table:table-cell>
              <table:table-cell office:value-type="float" office:value="2151.07547394825">
                <text:p>2151.07547394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1929.9809439484">
                <text:p>41929.9809439484</text:p>
              </table:table-cell>
              <table:table-cell office:value-type="float" office:value="1963.77672487626">
                <text:p>1963.77672487626</text:p>
              </table:table-cell>
              <table:table-cell office:value-type="float" office:value="1967.44562113946">
                <text:p>1967.44562113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0359.2852402293">
                <text:p>40359.2852402293</text:p>
              </table:table-cell>
              <table:table-cell office:value-type="float" office:value="1719.94501910447">
                <text:p>1719.94501910447</text:p>
              </table:table-cell>
              <table:table-cell office:value-type="float" office:value="2101.22232490647">
                <text:p>2101.22232490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39413.463605393">
                <text:p>39413.463605393</text:p>
              </table:table-cell>
              <table:table-cell office:value-type="float" office:value="1724.17212873897">
                <text:p>1724.17212873897</text:p>
              </table:table-cell>
              <table:table-cell office:value-type="float" office:value="1934.36348492798">
                <text:p>1934.3634849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38111.8689101397">
                <text:p>38111.8689101397</text:p>
              </table:table-cell>
              <table:table-cell office:value-type="float" office:value="1682.61181950145">
                <text:p>1682.61181950145</text:p>
              </table:table-cell>
              <table:table-cell office:value-type="float" office:value="2040.72114757038">
                <text:p>2040.72114757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37157.1861088759">
                <text:p>37157.1861088759</text:p>
              </table:table-cell>
              <table:table-cell office:value-type="float" office:value="1519.96884921252">
                <text:p>1519.96884921252</text:p>
              </table:table-cell>
              <table:table-cell office:value-type="float" office:value="1942.00188885224">
                <text:p>1942.00188885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36306.7812583037">
                <text:p>36306.7812583037</text:p>
              </table:table-cell>
              <table:table-cell office:value-type="float" office:value="1552.86580159406">
                <text:p>1552.86580159406</text:p>
              </table:table-cell>
              <table:table-cell office:value-type="float" office:value="1875.91592869129">
                <text:p>1875.91592869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35026.233081733">
                <text:p>35026.233081733</text:p>
              </table:table-cell>
              <table:table-cell office:value-type="float" office:value="1742.44097520886">
                <text:p>1742.44097520886</text:p>
              </table:table-cell>
              <table:table-cell office:value-type="float" office:value="1883.52148895138">
                <text:p>1883.52148895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33858.5739957985">
                <text:p>33858.5739957985</text:p>
              </table:table-cell>
              <table:table-cell office:value-type="float" office:value="1457.46726412636">
                <text:p>1457.46726412636</text:p>
              </table:table-cell>
              <table:table-cell office:value-type="float" office:value="2026.18943765043">
                <text:p>2026.18943765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32947.9615081774">
                <text:p>32947.9615081774</text:p>
              </table:table-cell>
              <table:table-cell office:value-type="float" office:value="1548.77095378899">
                <text:p>1548.77095378899</text:p>
              </table:table-cell>
              <table:table-cell office:value-type="float" office:value="1630.41831454391">
                <text:p>1630.418314543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32197.8990230029">
                <text:p>32197.8990230029</text:p>
              </table:table-cell>
              <table:table-cell office:value-type="float" office:value="1214.2725777335">
                <text:p>1214.2725777335</text:p>
              </table:table-cell>
              <table:table-cell office:value-type="float" office:value="1723.03030127462">
                <text:p>1723.030301274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31278.2381129358">
                <text:p>31278.2381129358</text:p>
              </table:table-cell>
              <table:table-cell office:value-type="float" office:value="960.960201114553">
                <text:p>960.960201114553</text:p>
              </table:table-cell>
              <table:table-cell office:value-type="float" office:value="2216.16924115052">
                <text:p>2216.16924115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29705.9843621294">
                <text:p>29705.9843621294</text:p>
              </table:table-cell>
              <table:table-cell office:value-type="float" office:value="1241.47962359051">
                <text:p>1241.47962359051</text:p>
              </table:table-cell>
              <table:table-cell office:value-type="float" office:value="2088.18326256403">
                <text:p>2088.18326256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28980.6601769827">
                <text:p>28980.6601769827</text:p>
              </table:table-cell>
              <table:table-cell office:value-type="float" office:value="1499.36729556516">
                <text:p>1499.36729556516</text:p>
              </table:table-cell>
              <table:table-cell office:value-type="float" office:value="1826.96015005838">
                <text:p>1826.960150058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27828.2194914897">
                <text:p>27828.2194914897</text:p>
              </table:table-cell>
              <table:table-cell office:value-type="float" office:value="1539.44925154312">
                <text:p>1539.44925154312</text:p>
              </table:table-cell>
              <table:table-cell office:value-type="float" office:value="1638.35847837943">
                <text:p>1638.35847837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26283.5116966888">
                <text:p>26283.5116966888</text:p>
              </table:table-cell>
              <table:table-cell office:value-type="float" office:value="1340.77424085314">
                <text:p>1340.77424085314</text:p>
              </table:table-cell>
              <table:table-cell office:value-type="float" office:value="2078.28918104772">
                <text:p>2078.28918104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25656.1915468127">
                <text:p>25656.1915468127</text:p>
              </table:table-cell>
              <table:table-cell office:value-type="float" office:value="1420.74749572968">
                <text:p>1420.74749572968</text:p>
              </table:table-cell>
              <table:table-cell office:value-type="float" office:value="1953.45523064262">
                <text:p>1953.45523064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3981.8372914326">
                <text:p>23981.8372914326</text:p>
              </table:table-cell>
              <table:table-cell office:value-type="float" office:value="1475.63335475662">
                <text:p>1475.63335475662</text:p>
              </table:table-cell>
              <table:table-cell office:value-type="float" office:value="1813.52094051589">
                <text:p>1813.52094051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21663.3185529881">
                <text:p>21663.3185529881</text:p>
              </table:table-cell>
              <table:table-cell office:value-type="float" office:value="1665.98213863547">
                <text:p>1665.98213863547</text:p>
              </table:table-cell>
              <table:table-cell office:value-type="float" office:value="1901.38443082794">
                <text:p>1901.38443082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19223.064082665">
                <text:p>19223.064082665</text:p>
              </table:table-cell>
              <table:table-cell office:value-type="float" office:value="1999.54953643275">
                <text:p>1999.54953643275</text:p>
              </table:table-cell>
              <table:table-cell office:value-type="float" office:value="2106.63076817031">
                <text:p>2106.63076817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17692.4093623572">
                <text:p>17692.4093623572</text:p>
              </table:table-cell>
              <table:table-cell office:value-type="float" office:value="1551.69978798899">
                <text:p>1551.69978798899</text:p>
              </table:table-cell>
              <table:table-cell office:value-type="float" office:value="2725.30594223466">
                <text:p>2725.30594223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5235.6100132551">
                <text:p>15235.6100132551</text:p>
              </table:table-cell>
              <table:table-cell office:value-type="float" office:value="1542.76767976296">
                <text:p>1542.76767976296</text:p>
              </table:table-cell>
              <table:table-cell office:value-type="float" office:value="2701.01220297895">
                <text:p>2701.01220297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2949.6152179092">
                <text:p>12949.6152179092</text:p>
              </table:table-cell>
              <table:table-cell office:value-type="float" office:value="1463.20904957961">
                <text:p>1463.20904957961</text:p>
              </table:table-cell>
              <table:table-cell office:value-type="float" office:value="2135.57032173997">
                <text:p>2135.57032173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1310.4639068476">
                <text:p>11310.4639068476</text:p>
              </table:table-cell>
              <table:table-cell office:value-type="float" office:value="1321.02906018312">
                <text:p>1321.02906018312</text:p>
              </table:table-cell>
              <table:table-cell office:value-type="float" office:value="1947.7925443159">
                <text:p>1947.7925443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8443.50112128544">
                <text:p>8443.50112128544</text:p>
              </table:table-cell>
              <table:table-cell office:value-type="float" office:value="1290.14429884852">
                <text:p>1290.14429884852</text:p>
              </table:table-cell>
              <table:table-cell office:value-type="float" office:value="2025.9416626162">
                <text:p>2025.9416626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6280.89135450361">
                <text:p>6280.89135450361</text:p>
              </table:table-cell>
              <table:table-cell office:value-type="float" office:value="1678.14933239256">
                <text:p>1678.14933239256</text:p>
              </table:table-cell>
              <table:table-cell office:value-type="float" office:value="1401.45313501681">
                <text:p>1401.45313501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5644.19656538868">
                <text:p>5644.19656538868</text:p>
              </table:table-cell>
              <table:table-cell office:value-type="float" office:value="1657.69743331932">
                <text:p>1657.69743331932</text:p>
              </table:table-cell>
              <table:table-cell office:value-type="float" office:value="1327.45234860755">
                <text:p>1327.45234860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607.76852213088">
                <text:p>4607.76852213088</text:p>
              </table:table-cell>
              <table:table-cell office:value-type="float" office:value="2040.79085333494">
                <text:p>2040.79085333494</text:p>
              </table:table-cell>
              <table:table-cell office:value-type="float" office:value="805.567490393407">
                <text:p>805.567490393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4096.98437214975">
                <text:p>4096.98437214975</text:p>
              </table:table-cell>
              <table:table-cell office:value-type="float" office:value="1405.23691552452">
                <text:p>1405.23691552452</text:p>
              </table:table-cell>
              <table:table-cell office:value-type="float" office:value="1101.02534323837">
                <text:p>1101.02534323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794.31896257014">
                <text:p>4794.31896257014</text:p>
              </table:table-cell>
              <table:table-cell office:value-type="float" office:value="674.691456941693">
                <text:p>674.691456941693</text:p>
              </table:table-cell>
              <table:table-cell office:value-type="float" office:value="1338.49091175336">
                <text:p>1338.49091175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5178.65517478217">
                <text:p>5178.65517478217</text:p>
              </table:table-cell>
              <table:table-cell office:value-type="float" office:value="720.190831789054">
                <text:p>720.190831789054</text:p>
              </table:table-cell>
              <table:table-cell office:value-type="float" office:value="1279.37418468816">
                <text:p>1279.37418468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3672.25855676855">
                <text:p>3672.25855676855</text:p>
              </table:table-cell>
              <table:table-cell office:value-type="float" office:value="1074.71406778788">
                <text:p>1074.71406778788</text:p>
              </table:table-cell>
              <table:table-cell office:value-type="float" office:value="1325.88756523777">
                <text:p>1325.88756523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4316.54357764996">
                <text:p>4316.54357764996</text:p>
              </table:table-cell>
              <table:table-cell office:value-type="float" office:value="1384.96272026591">
                <text:p>1384.96272026591</text:p>
              </table:table-cell>
              <table:table-cell office:value-type="float" office:value="1042.5661615013">
                <text:p>1042.5661615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3541.38492350906">
                <text:p>3541.38492350906</text:p>
              </table:table-cell>
              <table:table-cell office:value-type="float" office:value="1819.58087923291">
                <text:p>1819.58087923291</text:p>
              </table:table-cell>
              <table:table-cell office:value-type="float" office:value="320.430766505561">
                <text:p>320.430766505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7cm" svg:height="10.705cm" xlink:href=".." xlink:type="simple" chart:class="chart:scatter" chart:style-name="ch1">
        <chart:legend svg:x="13.736cm" svg:y="0.686cm" style:legend-expansion="custom" chartooo:width="1.531cm" chartooo:height="1.594cm" style:legend-expansion-aspect-ratio="0.960476787954831" chart:style-name="ch2"/>
        <chart:plot-area chart:style-name="ch3" table:cell-range-address="'Dichroitische Spiegel'.E3:'Dichroitische Spiegel'.H83 'Dichroitische Spiegel'.F2:'Dichroitische Spiegel'.H2" chart:data-source-has-labels="row" svg:x="1.351cm" svg:y="0.214cm" svg:width="15.326cm" svg:height="9.296cm">
          <chartooo:coordinate-region svg:x="1.972cm" svg:y="0.413cm" svg:width="14.239cm" svg:height="8.45cm"/>
          <chart:axis chart:dimension="x" chart:name="primary-x" chart:style-name="ch4">
            <chart:title svg:x="7.713cm" svg:y="9.724cm" chart:style-name="ch5">
              <text:p>Wellenlänge [nm]</text:p>
            </chart:title>
          </chart:axis>
          <chart:axis chart:dimension="y" chart:name="primary-y" chart:style-name="ch6">
            <chart:title svg:x="0.451cm" svg:y="6.758cm" chart:style-name="ch7">
              <text:p>Relative Transmission [%]</text:p>
            </chart:title>
            <chart:grid chart:style-name="ch8" chart:class="major"/>
          </chart:axis>
          <chart:series chart:style-name="ch9" chart:values-cell-range-address="'Dichroitische Spiegel'.F3:'Dichroitische Spiegel'.F83" chart:label-cell-address="'Dichroitische Spiegel'.F2:'Dichroitische Spiegel'.F2" chart:class="chart:scatter">
            <chart:domain table:cell-range-address="'Dichroitische Spiegel'.E3:'Dichroitische Spiegel'.E83"/>
            <chart:data-point chart:repeated="81"/>
          </chart:series>
          <chart:series chart:style-name="ch10" chart:values-cell-range-address="'Dichroitische Spiegel'.G3:'Dichroitische Spiegel'.G83" chart:label-cell-address="'Dichroitische Spiegel'.G2:'Dichroitische Spiegel'.G2" chart:class="chart:scatter">
            <chart:data-point chart:repeated="81"/>
          </chart:series>
          <chart:series chart:style-name="ch11" chart:values-cell-range-address="'Dichroitische Spiegel'.H3:'Dichroitische Spiegel'.H83" chart:label-cell-address="'Dichroitische Spiegel'.H2:'Dichroitische Spiegel'.H2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1</text:p>
                <draw:g>
                  <svg:desc>'Dichroitische Spiegel'.F2:'Dichroitische Spiegel'.F2</svg:desc>
                </draw:g>
              </table:table-cell>
              <table:table-cell office:value-type="string">
                <text:p>T2</text:p>
                <draw:g>
                  <svg:desc>'Dichroitische Spiegel'.G2:'Dichroitische Spiegel'.G2</svg:desc>
                </draw:g>
              </table:table-cell>
              <table:table-cell office:value-type="string">
                <text:p>T3</text:p>
                <draw:g>
                  <svg:desc>'Dichroitische Spiegel'.H2:'Dichroitische Spiegel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'Dichroitische Spiegel'.E3:'Dichroitische Spiegel'.E83</svg:desc>
                </draw:g>
              </table:table-cell>
              <table:table-cell office:value-type="float" office:value="49.725">
                <text:p>49.725</text:p>
                <draw:g>
                  <svg:desc>'Dichroitische Spiegel'.F3:'Dichroitische Spiegel'.F83</svg:desc>
                </draw:g>
              </table:table-cell>
              <table:table-cell office:value-type="float" office:value="4.721">
                <text:p>4.721</text:p>
                <draw:g>
                  <svg:desc>'Dichroitische Spiegel'.G3:'Dichroitische Spiegel'.G83</svg:desc>
                </draw:g>
              </table:table-cell>
              <table:table-cell office:value-type="float" office:value="45.554">
                <text:p>45.554</text:p>
                <draw:g>
                  <svg:desc>'Dichroitische Spiegel'.H3:'Dichroitische Spiegel'.H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34.606">
                <text:p>34.606</text:p>
              </table:table-cell>
              <table:table-cell office:value-type="float" office:value="16.8">
                <text:p>16.8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49.095">
                <text:p>49.095</text:p>
              </table:table-cell>
              <table:table-cell office:value-type="float" office:value="7.311">
                <text:p>7.311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9.727">
                <text:p>49.727</text:p>
              </table:table-cell>
              <table:table-cell office:value-type="float" office:value="18.617">
                <text:p>18.617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2.37">
                <text:p>72.37</text:p>
              </table:table-cell>
              <table:table-cell office:value-type="float" office:value="18.2095">
                <text:p>18.2095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0.444">
                <text:p>70.444</text:p>
              </table:table-cell>
              <table:table-cell office:value-type="float" office:value="18.037">
                <text:p>18.037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72.925">
                <text:p>72.925</text:p>
              </table:table-cell>
              <table:table-cell office:value-type="float" office:value="19.5397">
                <text:p>19.5397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87.264">
                <text:p>87.264</text:p>
              </table:table-cell>
              <table:table-cell office:value-type="float" office:value="10.5893">
                <text:p>10.5893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4.4227">
                <text:p>94.4227</text:p>
              </table:table-cell>
              <table:table-cell office:value-type="float" office:value="4.66024">
                <text:p>4.66024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97.5723">
                <text:p>97.5723</text:p>
              </table:table-cell>
              <table:table-cell office:value-type="float" office:value="1.3811">
                <text:p>1.3811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8.7547">
                <text:p>98.7547</text:p>
              </table:table-cell>
              <table:table-cell office:value-type="float" office:value="0.82303">
                <text:p>0.82303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8.8517">
                <text:p>98.8517</text:p>
              </table:table-cell>
              <table:table-cell office:value-type="float" office:value="0.89756">
                <text:p>0.89756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9.19044">
                <text:p>99.19044</text:p>
              </table:table-cell>
              <table:table-cell office:value-type="float" office:value="0.56142">
                <text:p>0.56142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9.09147">
                <text:p>99.09147</text:p>
              </table:table-cell>
              <table:table-cell office:value-type="float" office:value="0.60722">
                <text:p>0.60722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8.5499">
                <text:p>98.5499</text:p>
              </table:table-cell>
              <table:table-cell office:value-type="float" office:value="1.13775">
                <text:p>1.13775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7.1518">
                <text:p>97.1518</text:p>
              </table:table-cell>
              <table:table-cell office:value-type="float" office:value="2.48539">
                <text:p>2.48539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3.7385">
                <text:p>93.7385</text:p>
              </table:table-cell>
              <table:table-cell office:value-type="float" office:value="5.72303">
                <text:p>5.72303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85.753">
                <text:p>85.753</text:p>
              </table:table-cell>
              <table:table-cell office:value-type="float" office:value="13.2348">
                <text:p>13.2348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72.98">
                <text:p>72.98</text:p>
              </table:table-cell>
              <table:table-cell office:value-type="float" office:value="26.09664">
                <text:p>26.09664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60.95">
                <text:p>60.95</text:p>
              </table:table-cell>
              <table:table-cell office:value-type="float" office:value="37.8959">
                <text:p>37.8959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3.91">
                <text:p>53.91</text:p>
              </table:table-cell>
              <table:table-cell office:value-type="float" office:value="45.20843">
                <text:p>45.20843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46.807">
                <text:p>46.807</text:p>
              </table:table-cell>
              <table:table-cell office:value-type="float" office:value="52.0556">
                <text:p>52.0556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32.73">
                <text:p>32.73</text:p>
              </table:table-cell>
              <table:table-cell office:value-type="float" office:value="66.49355">
                <text:p>66.49355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5.05">
                <text:p>15.05</text:p>
              </table:table-cell>
              <table:table-cell office:value-type="float" office:value="84.24626">
                <text:p>84.24626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6.52">
                <text:p>6.52</text:p>
              </table:table-cell>
              <table:table-cell office:value-type="float" office:value="92.66351">
                <text:p>92.66351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5.54000000000001">
                <text:p>5.54000000000001</text:p>
              </table:table-cell>
              <table:table-cell office:value-type="float" office:value="93.69383">
                <text:p>93.69383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4.90600000000001">
                <text:p>4.90600000000001</text:p>
              </table:table-cell>
              <table:table-cell office:value-type="float" office:value="94.50318">
                <text:p>94.50318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5.03400000000001">
                <text:p>5.03400000000001</text:p>
              </table:table-cell>
              <table:table-cell office:value-type="float" office:value="94.32444">
                <text:p>94.32444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5.081">
                <text:p>5.081</text:p>
              </table:table-cell>
              <table:table-cell office:value-type="float" office:value="94.25113">
                <text:p>94.25113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932">
                <text:p>4.932</text:p>
              </table:table-cell>
              <table:table-cell office:value-type="float" office:value="94.44257">
                <text:p>94.44257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4.37600000000001">
                <text:p>4.37600000000001</text:p>
              </table:table-cell>
              <table:table-cell office:value-type="float" office:value="94.95257">
                <text:p>94.95257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.967">
                <text:p>3.967</text:p>
              </table:table-cell>
              <table:table-cell office:value-type="float" office:value="95.20805">
                <text:p>95.20805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3.932">
                <text:p>3.932</text:p>
              </table:table-cell>
              <table:table-cell office:value-type="float" office:value="94.7997">
                <text:p>94.7997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93.9396">
                <text:p>93.9396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3.696">
                <text:p>3.696</text:p>
              </table:table-cell>
              <table:table-cell office:value-type="float" office:value="91.6615">
                <text:p>91.6615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4.084">
                <text:p>4.084</text:p>
              </table:table-cell>
              <table:table-cell office:value-type="float" office:value="84.789">
                <text:p>84.789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4.10299999999999">
                <text:p>4.10299999999999</text:p>
              </table:table-cell>
              <table:table-cell office:value-type="float" office:value="73.88">
                <text:p>73.88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4.059">
                <text:p>4.059</text:p>
              </table:table-cell>
              <table:table-cell office:value-type="float" office:value="62.646">
                <text:p>62.646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4.128">
                <text:p>4.128</text:p>
              </table:table-cell>
              <table:table-cell office:value-type="float" office:value="55.559">
                <text:p>55.559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4.136">
                <text:p>4.136</text:p>
              </table:table-cell>
              <table:table-cell office:value-type="float" office:value="52.492">
                <text:p>52.492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.833">
                <text:p>3.833</text:p>
              </table:table-cell>
              <table:table-cell office:value-type="float" office:value="49.274">
                <text:p>49.274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3.876">
                <text:p>3.876</text:p>
              </table:table-cell>
              <table:table-cell office:value-type="float" office:value="38.915">
                <text:p>38.915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21.354">
                <text:p>21.354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4.373">
                <text:p>4.373</text:p>
              </table:table-cell>
              <table:table-cell office:value-type="float" office:value="8.22699999999999">
                <text:p>8.2269999999999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4.337">
                <text:p>4.337</text:p>
              </table:table-cell>
              <table:table-cell office:value-type="float" office:value="5.04899999999999">
                <text:p>5.04899999999999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4.10599999999999">
                <text:p>4.10599999999999</text:p>
              </table:table-cell>
              <table:table-cell office:value-type="float" office:value="5.089">
                <text:p>5.089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3.98">
                <text:p>3.98</text:p>
              </table:table-cell>
              <table:table-cell office:value-type="float" office:value="4.63">
                <text:p>4.63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4.435">
                <text:p>4.435</text:p>
              </table:table-cell>
              <table:table-cell office:value-type="float" office:value="4.108">
                <text:p>4.108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4.29000000000001">
                <text:p>4.29000000000001</text:p>
              </table:table-cell>
              <table:table-cell office:value-type="float" office:value="4.282">
                <text:p>4.282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756">
                <text:p>4.756</text:p>
              </table:table-cell>
              <table:table-cell office:value-type="float" office:value="3.893">
                <text:p>3.893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491">
                <text:p>4.491</text:p>
              </table:table-cell>
              <table:table-cell office:value-type="float" office:value="4.003">
                <text:p>4.003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4.878">
                <text:p>4.878</text:p>
              </table:table-cell>
              <table:table-cell office:value-type="float" office:value="4.02200000000001">
                <text:p>4.0220000000000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78100000000001">
                <text:p>4.78100000000001</text:p>
              </table:table-cell>
              <table:table-cell office:value-type="float" office:value="3.74199999999999">
                <text:p>3.74199999999999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721">
                <text:p>4.721</text:p>
              </table:table-cell>
              <table:table-cell office:value-type="float" office:value="3.908">
                <text:p>3.908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873">
                <text:p>4.873</text:p>
              </table:table-cell>
              <table:table-cell office:value-type="float" office:value="4.508">
                <text:p>4.508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5.426">
                <text:p>5.426</text:p>
              </table:table-cell>
              <table:table-cell office:value-type="float" office:value="3.90299999999999">
                <text:p>3.90299999999999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4.51300000000001">
                <text:p>4.51300000000001</text:p>
              </table:table-cell>
              <table:table-cell office:value-type="float" office:value="4.28699999999999">
                <text:p>4.28699999999999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4.904">
                <text:p>4.904</text:p>
              </table:table-cell>
              <table:table-cell office:value-type="float" office:value="3.456">
                <text:p>3.456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6.432">
                <text:p>6.432</text:p>
              </table:table-cell>
              <table:table-cell office:value-type="float" office:value="2.789">
                <text:p>2.789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6.321">
                <text:p>6.321</text:p>
              </table:table-cell>
              <table:table-cell office:value-type="float" office:value="3.758">
                <text:p>3.758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5.655">
                <text:p>5.655</text:p>
              </table:table-cell>
              <table:table-cell office:value-type="float" office:value="4.64100000000001">
                <text:p>4.64100000000001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5.28400000000001">
                <text:p>5.28400000000001</text:p>
              </table:table-cell>
              <table:table-cell office:value-type="float" office:value="4.96499999999999">
                <text:p>4.96499999999999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6.997">
                <text:p>6.997</text:p>
              </table:table-cell>
              <table:table-cell office:value-type="float" office:value="4.514">
                <text:p>4.514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6.729">
                <text:p>6.729</text:p>
              </table:table-cell>
              <table:table-cell office:value-type="float" office:value="4.89400000000001">
                <text:p>4.89400000000001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6.65000000000001">
                <text:p>6.65000000000001</text:p>
              </table:table-cell>
              <table:table-cell office:value-type="float" office:value="5.411">
                <text:p>5.411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7.536">
                <text:p>7.536</text:p>
              </table:table-cell>
              <table:table-cell office:value-type="float" office:value="6.60299999999999">
                <text:p>6.60299999999999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9.03">
                <text:p>9.03</text:p>
              </table:table-cell>
              <table:table-cell office:value-type="float" office:value="8.571">
                <text:p>8.571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12.405">
                <text:p>12.405</text:p>
              </table:table-cell>
              <table:table-cell office:value-type="float" office:value="7.063">
                <text:p>7.063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3.866">
                <text:p>13.866</text:p>
              </table:table-cell>
              <table:table-cell office:value-type="float" office:value="7.92">
                <text:p>7.92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2.905">
                <text:p>12.905</text:p>
              </table:table-cell>
              <table:table-cell office:value-type="float" office:value="8.842">
                <text:p>8.842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3.36">
                <text:p>13.36</text:p>
              </table:table-cell>
              <table:table-cell office:value-type="float" office:value="9.06100000000001">
                <text:p>9.06100000000001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7.228">
                <text:p>17.228</text:p>
              </table:table-cell>
              <table:table-cell office:value-type="float" office:value="10.971">
                <text:p>10.971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4.972">
                <text:p>14.972</text:p>
              </table:table-cell>
              <table:table-cell office:value-type="float" office:value="17.928">
                <text:p>17.92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5.383">
                <text:p>15.383</text:p>
              </table:table-cell>
              <table:table-cell office:value-type="float" office:value="19.21">
                <text:p>19.21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0.807">
                <text:p>10.807</text:p>
              </table:table-cell>
              <table:table-cell office:value-type="float" office:value="27.378">
                <text:p>27.378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6.674">
                <text:p>16.674</text:p>
              </table:table-cell>
              <table:table-cell office:value-type="float" office:value="21.281">
                <text:p>21.281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9.662">
                <text:p>19.662</text:p>
              </table:table-cell>
              <table:table-cell office:value-type="float" office:value="9.91099999999999">
                <text:p>9.91099999999999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7.823">
                <text:p>17.823</text:p>
              </table:table-cell>
              <table:table-cell office:value-type="float" office:value="10.033">
                <text:p>10.033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1.833">
                <text:p>21.833</text:p>
              </table:table-cell>
              <table:table-cell office:value-type="float" office:value="17.697">
                <text:p>17.697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5.459">
                <text:p>15.459</text:p>
              </table:table-cell>
              <table:table-cell office:value-type="float" office:value="20.536">
                <text:p>20.536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5.64">
                <text:p>5.64</text:p>
              </table:table-cell>
              <table:table-cell office:value-type="float" office:value="32.027">
                <text:p>32.027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